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3.783cm"/>
    </style:style>
    <style:style style:name="co3" style:family="table-column">
      <style:table-column-properties fo:break-before="auto" style:column-width="13.21cm"/>
    </style:style>
    <style:style style:name="co4" style:family="table-column">
      <style:table-column-properties fo:break-before="auto" style:column-width="12.039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3.693cm"/>
    </style:style>
    <style:style style:name="co7" style:family="table-column">
      <style:table-column-properties fo:break-before="auto" style:column-width="43.039cm"/>
    </style:style>
    <style:style style:name="co8" style:family="table-column">
      <style:table-column-properties fo:break-before="auto" style:column-width="8.6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" table:number-columns-repeated="16371"/>
        <table:table-row table:style-name="ro1">
          <table:table-cell table:style-name="ce1" office:value-type="string" calcext:value-type="string">
            <text:p>Unnamed: 0</text:p>
          </table:table-cell>
          <table:table-cell table:style-name="ce1" office:value-type="string" calcext:value-type="string">
            <text:p>idb_li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landsat7</text:p>
          </table:table-cell>
          <table:table-cell table:style-name="ce1" office:value-type="string" calcext:value-type="string">
            <text:p>landsat8</text:p>
          </table:table-cell>
          <table:table-cell table:style-name="ce1" office:value-type="string" calcext:value-type="string">
            <text:p>aster</text:p>
          </table:table-cell>
          <table:table-cell table:style-name="ce1" office:value-type="string" calcext:value-type="string">
            <text:p>sentinel2</text:p>
          </table:table-cell>
          <table:table-cell table:style-name="ce1" office:value-type="string" calcext:value-type="string">
            <text:p>EnMAP</text:p>
          </table:table-cell>
          <table:table-cell table:style-name="ce1" office:value-type="string" calcext:value-type="string">
            <text:p>description</text:p>
          </table:table-cell>
          <table:table-cell table:style-name="Default" table:number-columns-repeated="1637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indexdatabase.de//db/i-single.php?id=365" xlink:type="simple">https://www.indexdatabase.de//db/i-single.php?id=365</text:a></text:p>
          </table:table-cell>
          <table:table-cell office:value-type="string" calcext:value-type="string">
            <text:p>Modified Normalized Difference 734/747/715/720</text:p>
          </table:table-cell>
          <table:table-cell office:value-type="string" calcext:value-type="string">
            <text:p>Измененная нормализованная разница 734/747/715/720</text:p>
          </table:table-cell>
          <table:table-cell office:value-type="string" calcext:value-type="string">
            <text:p>MD734/747/715/72</text:p>
          </table:table-cell>
          <table:table-cell office:value-type="string" calcext:value-type="string">
            <text:p>(734nm - 747nm)/(715nm - 720nm)</text:p>
          </table:table-cell>
          <table:table-cell office:value-type="string" calcext:value-type="string">
            <text:p>[{'article_name': 'Gitelson, Anatoly A.; Merzlyak, Mark N.; Lichtenthaler, Hartmut K. - Detection of Red Edge Position and Chlorophyll Content by Reflectance Measurements Near 700 nm\n', 'article_link': '10.1016/s0176-1617(96)80285-9', 'article_doi': 'http://www.sciencedirect.com/science/article/pii/S0176161796802859'}, {'article_name': 'le Maire, G.; Francois, C.; Dufrene, E. - Towards universal broad leaf chlorophyll indices using PROSPECT simulated database and hyperspectral reflectance measurements\n', 'article_link': '10.1016/j.rse.2003.09.004', 'article_doi': ''}, {'article_name': 'Moss, D.M.; Rock, B.N. - Analysis of red edge spectral characteristics and total chlorophyll values for red spruce (Picea rubens) branch segments from Mt. Moosilauke, N.H., U.S.A. 11th\n', 'article_link': '', 'article_doi': ''}, {'article_name': 'Vogelmann, J.E.; Rock, B.N.; Moss, D.M. <text:s/>- Red Edge Spectral Measurements from Sugar Maple Leaves\n', 'article_link': '10.1080/01431169308953986', 'article_doi': 'http://dx.doi.org/10.1080/01431169308953986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table:number-columns-repeated="4"/>
          <table:table-cell office:value-type="string" calcext:value-type="string">
            <text:p>(VNIR_58 - VNIR_60)/(VNIR_55 - VNIR_56)</text:p>
          </table:table-cell>
          <table:table-cell office:value-type="string" calcext:value-type="string">
            <text:p>1) На что указывает этот индекс?</text:p>
            <text:p>- Индекс Modified Normalized Difference 734/747/715/720 (в статьях обозначен как (R734/R747)/(R715+720) или близкие варианты R734-747 / R715-720) служит для оценки содержания хлорофилла (тотального Chl a+b) в листьях/кронах растений (Vogelmann et al. 1993; Gitelson et al.; Le Maire et al. 2004).</text:p>
            <text:p/>
            <text:p>2) Как его интерпретировать?</text:p>
            <text:p>- Большие значения индекса соответствуют большему содержанию хлорофилла (положительная корреляция). В литературе индекс показал хорошую связь с общим содержанием Chl; в Le Maire et al. (2004) при тестировании индекс дал RMSECV ≈ 3.12 (ед. в статье — Ag/cm²) на экспериментальной базе и RMSEsim ≈ 3.98 на симулированной базе, т.е. чувствительность умеренная; связь обычно сильная в рабочем диапазоне, но возможна насыщаемость/изменение чувствительности при очень высоких концентрациях и завиcимость от типа растительности и условий измерения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indexdatabase.de//db/i-single.php?id=409" xlink:type="simple">https://www.indexdatabase.de//db/i-single.php?id=409</text:a></text:p>
          </table:table-cell>
          <table:table-cell office:value-type="string" calcext:value-type="string">
            <text:p>Simple Ratio 735/710</text:p>
          </table:table-cell>
          <table:table-cell office:value-type="string" calcext:value-type="string">
            <text:p>Простое соотношение 735/710</text:p>
          </table:table-cell>
          <table:table-cell office:value-type="string" calcext:value-type="string">
            <text:p>SR735/710</text:p>
          </table:table-cell>
          <table:table-cell office:value-type="string" calcext:value-type="string">
            <text:p>735nm/[700:710]</text:p>
          </table:table-cell>
          <table:table-cell office:value-type="string" calcext:value-type="string">
            <text:p>[{'article_name': 'Gitelson, Anatoly A.; Buschmann, Claus; Lichtenthaler, Hartmut K. - The Chlorophyll Fluorescence Ratio F735/F700 as an Accurate Measure of the Chlorophyll Content in Plants\n', 'article_link': '10.1016/s0034-4257(99)00023-1', 'article_doi': 'http://www.sciencedirect.com/science/article/pii/S0034425799000231'}]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B6/B5</text:p>
          </table:table-cell>
          <table:table-cell/>
          <table:table-cell office:value-type="string" calcext:value-type="string">
            <text:p>1) На что указывает этот индекс?</text:p>
            <text:p>- На содержание хлорофилла в листьях (общий Chl a+b). В статье прямо показаны отношения флуоресценции F735/F700 и F735/F710 как индикаторы содержания хлорофилла; отражательная характеристика в диапазоне 700–710 nm также тесно связана с Chl.</text:p>
            <text:p/>
            <text:p>2) Как его интерпретировать?</text:p>
            <text:p>- Большие значения (SR735/710 → выше) соответствуют большему содержанию хлорофилла. В работе отношение флуоресценции F735/F700 и F735/F710 оказалось линейно пропорциональным общему Chl в диапазоне ≈41–675 mg·m^−2 (r^2 ≈0.95–0.97). Точность предсказания Chl при использовании этого отношения: ошибка &lt;≈40–46 mg·m^−2 (валидация), следовательно существует прямая корреспонденция между величиной индекса и концентрацией вещества. (Примечание: в статье основной числовой результат дан для флуоресцентных отношений; отражение R700–710 показано как чувствительная переменная, поэтому простой коэффициент R735/R710 ожидаемо будет расти с увеличением Chl.)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indexdatabase.de//db/i-single.php?id=83" xlink:type="simple">https://www.indexdatabase.de//db/i-single.php?id=83</text:a></text:p>
          </table:table-cell>
          <table:table-cell office:value-type="string" calcext:value-type="string">
            <text:p>Siliceous Rocks</text:p>
          </table:table-cell>
          <table:table-cell office:value-type="string" calcext:value-type="string">
            <text:p>Кремнистые породы</text:p>
          </table:table-cell>
          <table:table-cell/>
          <table:table-cell office:value-type="string" calcext:value-type="string">
            <text:p>[8475:8825]**2/([8125:8475]*[8925:9275])</text:p>
          </table:table-cell>
          <table:table-cell office:value-type="string" calcext:value-type="string">
            <text:p>[{'article_name': 'Ninomiya, Y. - Mapping quartz, carbonate minerals, and mafi cultramafic rocks using remotely sensed multispectral thermal infrared ASTER data\n', 'article_link': '', 'article_doi': ''}]</text:p>
          </table:table-cell>
          <table:table-cell table:number-columns-repeated="2"/>
          <table:table-cell office:value-type="string" calcext:value-type="string">
            <text:p>B11**2/(B10*B12)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indexdatabase.de//db/i-single.php?id=250" xlink:type="simple">https://www.indexdatabase.de//db/i-single.php?id=250</text:a></text:p>
          </table:table-cell>
          <table:table-cell office:value-type="string" calcext:value-type="string">
            <text:p>Chlorophyll Absorption Ratio Index 2</text:p>
          </table:table-cell>
          <table:table-cell office:value-type="string" calcext:value-type="string">
            <text:p>Показатель коэффициента поглощения хлорофилла 2</text:p>
          </table:table-cell>
          <table:table-cell office:value-type="string" calcext:value-type="string">
            <text:p>CARI2</text:p>
          </table:table-cell>
          <table:table-cell office:value-type="string" calcext:value-type="string">
            <text:p>[700]*([670]*(([700]-[550])/[150]) + [670] + [550] - (([700]-[550])/[150]*[550]) )/([670]*(((([700]-[550])/[150]))**2 + 1)**0.5)</text:p>
          </table:table-cell>
          <table:table-cell office:value-type="string" calcext:value-type="string">
            <text:p>[{'article_name': 'Kim, M. S. - The Use of Narrow Spectral Bands for Improving Remote Sensing Estimation of Fractionally Absorbed Photosynthetically Active Radiation (fAPAR)\n', 'article_link': '', 'article_doi': '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indexdatabase.de//db/i-single.php?id=108" xlink:type="simple">https://www.indexdatabase.de//db/i-single.php?id=108</text:a></text:p>
          </table:table-cell>
          <table:table-cell office:value-type="string" calcext:value-type="string">
            <text:p>Normalized Difference 1094/1205 Leaf water VI 2</text:p>
          </table:table-cell>
          <table:table-cell office:value-type="string" calcext:value-type="string">
            <text:p>Нормализованная разница 1094/1205 Воды для листьев VI 2</text:p>
          </table:table-cell>
          <table:table-cell office:value-type="string" calcext:value-type="string">
            <text:p>LWVI-2</text:p>
          </table:table-cell>
          <table:table-cell office:value-type="string" calcext:value-type="string">
            <text:p>(1094nm - 1205nm)/(1094nm + 1205nm)</text:p>
          </table:table-cell>
          <table:table-cell office:value-type="string" calcext:value-type="string">
            <text:p>[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]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) На что указывает индекс:</text:p>
            <text:p>- Normalized Difference 1094/1205 (Leaf Water VI 2, LWVI-2) — индекс жидкой воды листа; помогает выявлять содержание листовой (жидкой) воды в растительности.  </text:p>
            <text:p>- Формула (из статьи): LWVI‑2 = (q1094 − q1205) / (q1094 + q1205) (q = отражательная способность на соответствующих длинах волн).</text:p>
            <text:p/>
            <text:p>2) Как интерпретировать:</text:p>
            <text:p>- Большие значения LWVI‑2 соответствуют большему относительному содержанию листовой (жидкой) воды / сильнее выраженным водным признакам в спектре.  </text:p>
            <text:p>- В статье отмечено согласие LWVI‑2 с другими показателями водного состояния: переход от сорта SP80‑1842 к SP81‑3250 сопровождался увеличением LWVI‑2 и более глубокими водными признаками; наблюдена статистическая связь (например, обратная корреляция LWVI‑2 с глубиной поглощения на 2304 nm, r ≈ −0.80).  </text:p>
            <text:p>- Однако в статье нет количественной калибровки индекса в абсолютные концентрации воды — соответствие носит относительный/статистический характер.</text:p>
            <text:p/>
            <text:p>3) Можно ли использовать для поиска месторождений полезных ископаемых: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indexdatabase.de//db/i-single.php?id=529" xlink:type="simple">https://www.indexdatabase.de//db/i-single.php?id=529</text:a></text:p>
          </table:table-cell>
          <table:table-cell table:number-columns-repeated="3" office:value-type="string" calcext:value-type="string">
            <text:p>WI/NDVI</text:p>
          </table:table-cell>
          <table:table-cell office:value-type="string" calcext:value-type="string">
            <text:p>900nm*(680nm + 800nm)/(970nm*(-680nm + 800nm))</text:p>
          </table:table-cell>
          <table:table-cell office:value-type="string" calcext:value-type="string">
            <text:p>[{'article_name': 'Penuelas, J.; Pinol, J.; Ogaya, R.; Filella, I. - Estimation of plant water concentration by the reflectance Water Index WI (R900/R970)\n', 'article_link': '10.1080/014311697217396', 'article_doi': 'http://dx.doi.org/10.1080/014311697217396'}]</text:p>
          </table:table-cell>
          <table:table-cell table:number-columns-repeated="4"/>
          <table:table-cell office:value-type="string" calcext:value-type="string">
            <text:p>-VNIR_79*(VNIR_50 + VNIR_67)/(VNIR_88*(VNIR_50 - VNIR_67))</text:p>
          </table:table-cell>
          <table:table-cell office:value-type="string" calcext:value-type="string">
            <text:p>1) На что указывает этот индекс? — Определяет содержание воды в растениях (Plant Water Concentration, PWC). Формула: WI/NDVI = (WI) / NDVI, где WI = R900/R970 (Water Index), NDVI = (R800−R680)/(R800+R680). Полное название: Water Index (R900/R970) normalized by NDVI — «Индекс воды WI (R900/R970), нормированный на NDVI».</text:p>
            <text:p/>
            <text:p>2) Как его интерпретировать? — Более высокие значения WI/NDVI соответствуют более высоким значениям растительной водо‑содержания (положительная корреляция). В статье указано, что нормирование WI на NDVI повышает корреляцию с PWC в большинстве случаев (например, для всех образцов r = 0.71 для WI/NDVI против r = 0.66 для WI). Индекс имеет значимую, но шумную и зависящую от вида/диапазона увлажнения связь с концентрацией воды: низкая чувствительность при небольших изменений влажности, лучшая при сильной десикации и требует калибровки по видам/условиям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indexdatabase.de//db/i-single.php?id=197" xlink:type="simple">https://www.indexdatabase.de//db/i-single.php?id=197</text:a></text:p>
          </table:table-cell>
          <table:table-cell table:number-columns-repeated="3" office:value-type="string" calcext:value-type="string">
            <text:p>MCARI/MTVI2</text:p>
          </table:table-cell>
          <table:table-cell office:value-type="string" calcext:value-type="string">
            <text:p>0.666666666666667*700nm*(0.2*550nm - 670nm + 0.8*700nm)*sqrt(5*sqrt(670nm) - 6*800nm + (2*800nm + 1)**2 + 0.5)/(670nm*(1.3*550nm - 2.5*670nm + 1.2*800nm))</text:p>
          </table:table-cell>
          <table:table-cell office:value-type="string" calcext:value-type="string">
            <text:p>[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office:value-type="string" calcext:value-type="string">
            <text:p>B8*(0.133333333333333*B2 - 0.666666666666667*B3 + 0.533333333333333*B8)*sqrt(5*sqrt(B3) + 4*B4**2 - 2*B4 + 1.5)/(B3*(1.3*B2 - 2.5*B3 + 1.2*B4))</text:p>
          </table:table-cell>
          <table:table-cell table:number-columns-repeated="2"/>
          <table:table-cell office:value-type="string" calcext:value-type="string">
            <text:p>B5*(0.133333333333333*B3 - 0.666666666666667*B4 + 0.533333333333333*B5)*sqrt(5*sqrt(B4) + 4*B8**2 - 2*B8 + 1.5)/(B4*(1.3*B3 - 2.5*B4 + 1.2*B8))</text:p>
          </table:table-cell>
          <table:table-cell office:value-type="string" calcext:value-type="string">
            <text:p>VNIR_53*(0.133333333333333*VNIR_28 - 0.666666666666667*VNIR_48 + 0.533333333333333*VNIR_53)*sqrt(5*sqrt(VNIR_48) + 4*VNIR_67**2 - 2*VNIR_67 + 1.5)/(VNIR_48*(1.3*VNIR_28 - 2.5*VNIR_48 + 1.2*VNIR_67))</text:p>
          </table:table-cell>
          <table:table-cell office:value-type="string" calcext:value-type="string">
            <text:p>1) На что указывает этот индекс?</text:p>
            <text:p>- Полное название: отношение MCARI/MTVI2 — Modified Chlorophyll Absorption Ratio Index ÷ second Modified Triangular Vegetation Index (в статье: MCARI/MTVI2).  </text:p>
            <text:p>- Указывает на содержание хлорофилла и косвенно на статус азота в листьях (коррелирует со SPAD и содержанием N в флаг‑листе).</text:p>
            <text:p/>
            <text:p>2) Как его интерпретировать?</text:p>
            <text:p>- Большее значение индекса соответствует более высокой концентрации хлорофилла и, как следствие, выше уровню листового N (положительная связь).  </text:p>
            <text:p>- Эмпирические связи (из статьи): для оценки SPAD r² = 0.60 (узкопол., все поля) и r² = 0.52 (широкопол., все поля); для содержания флаг‑листа N r² = 0.48 (узкопол.) и r² = 0.31 (широкопол.). То есть связь заметная, но не идеальная и варьирует по полям (ограниченная переносимость моделей).  </text:p>
            <text:p>- Замечание: индекс комбинирует хлорофилльный (MCARI) и структурный (MTVI2) компоненты, что снижает влияние почвы и LAI, но не даёт однозначного количественного преобразования в концентрацию без калибровк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indexdatabase.de//db/i-single.php?id=188" xlink:type="simple">https://www.indexdatabase.de//db/i-single.php?id=188</text:a></text:p>
          </table:table-cell>
          <table:table-cell office:value-type="string" calcext:value-type="string">
            <text:p>Pan NDVI</text:p>
          </table:table-cell>
          <table:table-cell office:value-type="string" calcext:value-type="string">
            <text:p>Пан НДВИ</text:p>
          </table:table-cell>
          <table:table-cell office:value-type="string" calcext:value-type="string">
            <text:p>PNDVI</text:p>
          </table:table-cell>
          <table:table-cell office:value-type="string" calcext:value-type="string">
            <text:p>(-485.0 - 560.0 + 1080.0 - 660.0)/(485.0 + 560.0 + 1080.0 + 660.0)</text:p>
          </table:table-cell>
          <table:table-cell office:value-type="string" calcext:value-type="string">
            <text:p>[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]</text:p>
          </table:table-cell>
          <table:table-cell table:number-columns-repeated="5" office:value-type="string" calcext:value-type="string">
            <text:p>-0.224416517055655</text:p>
          </table:table-cell>
          <table:table-cell office:value-type="string" calcext:value-type="string">
            <text:p>1) На что указывает этот индекс?</text:p>
            <text:p>- Полное название: Pan NDVI (PNDVI).  </text:p>
            <text:p>- Формула (из статьи): PNDVI = [NIR − (Green + Red + Blue)] / [NIR + (Green + Red + Blue)].  </text:p>
            <text:p>- Указывает на наличие и интенсивность растительного покрова (используется для оценки LAI — листовой площади, биомассы/хлорофилла), не является показателем минералов.</text:p>
            <text:p/>
            <text:p>2) Как его интерпретировать?</text:p>
            <text:p>- Большие значения PNDVI соответствуют более выраженному вегетативному сигналу — большему LAI/плотности растительности.  </text:p>
            <text:p>- Индекс коррелирует с LAI (эмпирическая связь, но не прямое измерение «концентрации» вещества); чувствительность уменьшается при насыщении (VNDVI ≈0.8–0.9), особенно при LAI ≳ 3.  </text:p>
            <text:p>- В статье приведены примеры качества аппроксимации: R² для PNDVI валидаций — ≈0.5283 (Jiazao 2002), 0.4461 (Xieyou 2002), 0.5819 (Xiushui 2003) — умеренная корреляция.  </text:p>
            <text:p>- Для избежания насыщения важно, чтобы суммарная видимая отражательная способность (VIS) &gt; 0.024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indexdatabase.de//db/i-single.php?id=33" xlink:type="simple">https://www.indexdatabase.de//db/i-single.php?id=33</text:a></text:p>
          </table:table-cell>
          <table:table-cell office:value-type="string" calcext:value-type="string">
            <text:p>Host Rock</text:p>
          </table:table-cell>
          <table:table-cell office:value-type="string" calcext:value-type="string">
            <text:p>Вмещающая порода</text:p>
          </table:table-cell>
          <table:table-cell/>
          <table:table-cell office:value-type="string" calcext:value-type="string">
            <text:p>[2145:2185]/[2185:2225]</text:p>
          </table:table-cell>
          <table:table-cell office:value-type="string" calcext:value-type="string">
            <text:p>[]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5/B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indexdatabase.de//db/i-single.php?id=66" xlink:type="simple">https://www.indexdatabase.de//db/i-single.php?id=66</text:a></text:p>
          </table:table-cell>
          <table:table-cell office:value-type="string" calcext:value-type="string">
            <text:p>Normalized Difference 531/570 Photochemical Reflectance Index 531/570</text:p>
          </table:table-cell>
          <table:table-cell office:value-type="string" calcext:value-type="string">
            <text:p>Нормализованная разница 531/570 Фотохимический показатель отражения 531/570</text:p>
          </table:table-cell>
          <table:table-cell office:value-type="string" calcext:value-type="string">
            <text:p>PRI531/570</text:p>
          </table:table-cell>
          <table:table-cell office:value-type="string" calcext:value-type="string">
            <text:p>(531nm - 570nm)/(531nm + 570nm)</text:p>
          </table:table-cell>
          <table:table-cell office:value-type="string" calcext:value-type="string">
            <text:p>[{'article_name': 'Aparicio, N.; Villegas, D.; Royo, C.; Casadesus, J.; Araus, J. L. - Effect of sensor view angle on the assessment of agronomic traits by ground level hyper-spectral reflectance measurements in durum wheat under contrasting Mediterranean conditions\n', 'article_link': '10.1080/0143116031000116967', 'article_doi': 'http://dx.doi.org/10.1080/0143116031000116967'}, {'article_name': 'Gamon, J. A.; Serrano, L.; Surfus, J. S. - The photochemical reflectance index: an optical indicator of photosynthetic radiation use efficiency across species, functional types, and nutrient levels\n', 'article_link': '10.1007/s004420050337', 'article_doi': 'http://dx.doi.org/10.1007/s004420050337'}, {'article_name': 'Gamon, J. A.; Surfus, J. S. - Assessing leaf pigment content and activity with a reflectometer\n', 'article_link': '10.1046/j.1469-8137.1999.00424.x', 'article_doi': 'http://dx.doi.org/10.1046/j.1469-8137.1999.00424.x'}, {'article_name': 'Merton, R. N. <text:s/>- Monitoringcommunityhysteresis using spectralshiftanalysis and the red-edgevegetationstressindex\n', 'article_link': '', 'article_doi': ''}, {'article_name': 'Penuelas, Josep; Filella, Iolanda; Gamon, John A. - Assessment of photosynthetic radiation-use efficiency with spectral reflectance\n', 'article_link': '10.1111/j.1469-8137.1995.tb03064.x', 'article_doi': 'http://dx.doi.org/10.1111/j.1469-8137.1995.tb03064.x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Pu, Ruiliang; Gong, Peng; Yu, Qian - Comparative Analysis of EO-1 ALI and Hyperion, and Landsat ETM+ Data for Mapping Forest Crown Closure and Leaf Area Index\n', 'article_link': '', 'article_doi': 'http://www.mdpi.com/1424-8220/8/6/3744/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, {'article_name': 'Thenot, F.; MÃ©thy, M.; Winkel, T. - The Photochemical Reflectance Index (PRI) as a water-stress index\n', 'article_link': '10.1080/01431160210163100', 'article_doi': 'http://dx.doi.org/10.1080/01431160210163100'}]</text:p>
          </table:table-cell>
          <table:table-cell table:number-columns-repeated="3" office:value-type="string" calcext:value-type="string">
            <text:p>0</text:p>
          </table:table-cell>
          <table:table-cell/>
          <table:table-cell office:value-type="string" calcext:value-type="string">
            <text:p>(VNIR_24 - VNIR_32)/(VNIR_24 + VNIR_32)</text:p>
          </table:table-cell>
          <table:table-cell office:value-type="string" calcext:value-type="string">
            <text:p>1) На что указывает этот индекс?</text:p>
            <text:p>- Normalized Difference 531/570 Photochemical Reflectance Index (PRI531/570) = (R531 − R570)/(R531 + R570).  </text:p>
            <text:p>- Индекс чувствителен к состоянию ксантофиллового цикла (особенно к дегидрированным формам: зеаксантин/антераксантин) и отражает фотохимическую радиационно-использующую эффективность (photosynthetic radiation‑use efficiency, PRUE) / фотопротекцию листа.</text:p>
            <text:p/>
            <text:p>2) Как его интерпретировать?</text:p>
            <text:p>- Большие значения PRI (менее отрицательные или положительные) соответствуют более высокой фотохимической эффективности и меньшей степени де-эпоксидирования ксантофиллов (меньше зеаксантина) — т. е. меньше фотопротекции/стресса.  </text:p>
            <text:p>- Малые (более отрицательные) значения указывают на усиленную де-эпоксидизацию (больше зеаксантина/антераксантина), усиленную фотопротекцию и обычно сниженную мгновенную PRUE (напр., при сильном световом или водном стрессе).  </text:p>
            <text:p>- Соответствие со концентрацией вещества: в статьях показана хорошая корреляция PRI (особенно при активном протоколе «dark→saturating light», DPRI) с количеством де-эпоксидированных ксантофиллов (Gamon et al.), и с PRUE (Filella et al., Aparicio et al.). Однако PRI не даёт абсолютной концентрации без калибровки — это полуколичественный индикатор, чувствительный к геометрии съёмки, LAI, типу ткани и др.</text:p>
            <text:p/>
            <text:p>- Примеры из статей: значения при уровне полога/культуры в Aparicio et al. находились в диапазоне примерно −0.12 … −0.045 (например, приведены средние PRI ≈ −0.055 ±0.004 … −0.117 ±0.005 в зависимости от режима полива, стадии и угла съёмки). Gamon et al. показывают, что DPRI (изменение PRI при переходе тёмное→сильный свет) сильно коррелирует с суммой зеаксантина + 0.5·антераксантин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ndexdatabase.de//db/i-single.php?id=264" xlink:type="simple">https://www.indexdatabase.de//db/i-single.php?id=264</text:a></text:p>
          </table:table-cell>
          <table:table-cell table:number-columns-repeated="2" office:value-type="string" calcext:value-type="string">
            <text:p>[750:850]</text:p>
          </table:table-cell>
          <table:table-cell office:value-type="string" calcext:value-type="string">
            <text:p>AR750/850</text:p>
          </table:table-cell>
          <table:table-cell office:value-type="string" calcext:value-type="string">
            <text:p>Averagereflectancebetween750nmand85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Strachan, Ian B.; Pattey, Elizabeth; Boisvert, Johanne B. - Impact of nitrogen and environmental conditions on corn as detected by hyperspectral reflectance\n', 'article_link': '10.1016/s0034-4257(01)00299-1', 'article_doi': ''}]</text:p>
          </table:table-cell>
          <table:table-cell office:value-type="string" calcext:value-type="string">
            <text:p>AveragereflectancebetweenB8andB4</text:p>
          </table:table-cell>
          <table:table-cell office:value-type="string" calcext:value-type="string">
            <text:p>AveragereflectancebetweennanandB5</text:p>
          </table:table-cell>
          <table:table-cell office:value-type="string" calcext:value-type="string">
            <text:p>AveragereflectancebetweennanandB3</text:p>
          </table:table-cell>
          <table:table-cell office:value-type="string" calcext:value-type="string">
            <text:p>AveragereflectancebetweennanandB8</text:p>
          </table:table-cell>
          <table:table-cell office:value-type="string" calcext:value-type="string">
            <text:p>AveragereflectancebetweenVNIR_60andVNIR_73</text:p>
          </table:table-cell>
          <table:table-cell office:value-type="string" calcext:value-type="string">
            <text:p>1) На что указывает этот индекс?  </text:p>
            <text:p>[750:850] (AR750/850) в статье обозначен как Rshoulder — average reflectance between 750 and 850 nm. Используется для оценки NIR‑"плеча" спектра канопи: отражает структурные свойства листа/кроны (рассеяние), биомассу/LAI и косвенно «зеленость» растительности, а не специфическое минералогическое вещество.</text:p>
            <text:p/>
            <text:p>2) Как его интерпретировать?  </text:p>
            <text:p>Более высокие значения [750:850] = большая отражательная способность в 750–850 nm → обычно соответствует большей листовой площади/бóльшей биомассе и более выраженному NIR‑сигналу (здоровая, густая растительность). Связь с концентрацией хлорофилла или воды — лишь косвенная, ненадёжная и нелинейная (насыщение при высоких LAI); нет простого прямого соответствия между значением индекса и количественной концентрацией конкретного вещества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indexdatabase.de//db/i-single.php?id=520" xlink:type="simple">https://www.indexdatabase.de//db/i-single.php?id=520</text:a></text:p>
          </table:table-cell>
          <table:table-cell office:value-type="string" calcext:value-type="string">
            <text:p>Single Band 2250</text:p>
          </table:table-cell>
          <table:table-cell office:value-type="string" calcext:value-type="string">
            <text:p>Однополосный 2250</text:p>
          </table:table-cell>
          <table:table-cell office:value-type="string" calcext:value-type="string">
            <text:p>SB2250</text:p>
          </table:table-cell>
          <table:table-cell office:value-type="string" calcext:value-type="string">
            <text:p>225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WIR_108</text:p>
          </table:table-cell>
          <table:table-cell office:value-type="string" calcext:value-type="string">
            <text:p>1) На что указывает этот индекс?</text:p>
            <text:p>SB2250 (Single Band 2250) — полоса около 2.25 μm (2250 nm). В таблице статьи ближняя к ней запись (2.25 μm) отнесена к O–H stretch и связана преимущественно с крахмалом (starch); также в этой окрестности могут вносить вклад сахара, целлюлоза и другие O–H–содержащие органические соединения.</text:p>
            <text:p/>
            <text:p>2) Как его интерпретировать?</text:p>
            <text:p>Бóльшие значения SB2250 означают более сильное поглощение на 2.25 μm — т.е. относительное увеличение присутствия O–H–содержащих органических веществ (например, крахмала) в пробе. Однако в статье подчеркивается, что одноточечные (однополосные) измерения не дают прямой количественной оценки концентрации: полосы перекрываются, разные соединения поглощают в схожих диапазонах, возможна насыщение и шум — потому требуется калибровка и мультивариантный подход; прямой строгой соответствия «значение индекса = концентрация» нет.</text:p>
            <text:p/>
            <text:p>3) Можно ли его использовать для поиска месторождений полезных ископаемых?</text:p>
            <text:p>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indexdatabase.de//db/i-single.php?id=419" xlink:type="simple">https://www.indexdatabase.de//db/i-single.php?id=419</text:a></text:p>
          </table:table-cell>
          <table:table-cell office:value-type="string" calcext:value-type="string">
            <text:p>Normalized Difference 800/550 Green NDVI hyper 2</text:p>
          </table:table-cell>
          <table:table-cell office:value-type="string" calcext:value-type="string">
            <text:p>Нормализованная разница 800/550 по Гринвичу NDVI hyper 2</text:p>
          </table:table-cell>
          <table:table-cell office:value-type="string" calcext:value-type="string">
            <text:p>GNDVIhyper2</text:p>
          </table:table-cell>
          <table:table-cell office:value-type="string" calcext:value-type="string">
            <text:p>(-550nm + 800nm)/(550nm + 800nm)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(-B2 + B4)/(B2 + B4)</text:p>
          </table:table-cell>
          <table:table-cell/>
          <table:table-cell office:value-type="string" calcext:value-type="string">
            <text:p>(-B1 + B3)/(B1 + B3)</text:p>
          </table:table-cell>
          <table:table-cell office:value-type="string" calcext:value-type="string">
            <text:p>(-B3 + B8)/(B3 + B8)</text:p>
          </table:table-cell>
          <table:table-cell office:value-type="string" calcext:value-type="string">
            <text:p>(-VNIR_28 + VNIR_67)/(VNIR_28 + VNIR_67)</text:p>
          </table:table-cell>
          <table:table-cell office:value-type="string" calcext:value-type="string">
            <text:p>1) На что указывает этот индекс?</text:p>
            <text:p>- GNDVIhyper2 (Normalized Difference 800/550, «Green NDVI hyper 2») — вегетационный индекс, использует отражение на 800 нм (NIR) и 550 нм (зелёный): обычно рассчитывается как (R800 − R550)/(R800 + R550). В статьях он применяется для оценки «зелёности» и содержания листового хлорофилла (общий хлорофилл, индикатор фотосинтетической активности).</text:p>
            <text:p/>
            <text:p>2) Как его интерпретировать?</text:p>
            <text:p>- Большие значения индекса соответствуют большей «зелёности» и, как правило, более высокому содержанию хлорофилла/биомассе. В то же время в предоставленной статье отмечено, что индексы, использующие зелёную или синюю область (≈450–550 нм), в целом хуже коррелируют с хлорофиллом по сравнению с индексами, использующими off‑chlorophyll волны 690–730 нм; возможна быстрая сатурация при высоких концентрациях хлорофилла и влияние фона (почва), структуры листа и LAI. Следовательно соответствие между значением индекса и концентрацией вещества есть, но не универсальное — требует локальной калибровки и может быть нелинейным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indexdatabase.de//db/i-single.php?id=229" xlink:type="simple">https://www.indexdatabase.de//db/i-single.php?id=229</text:a></text:p>
          </table:table-cell>
          <table:table-cell office:value-type="string" calcext:value-type="string">
            <text:p>Cellulose absorption index 2</text:p>
          </table:table-cell>
          <table:table-cell office:value-type="string" calcext:value-type="string">
            <text:p>Индекс поглощения целлюлозы 2</text:p>
          </table:table-cell>
          <table:table-cell office:value-type="string" calcext:value-type="string">
            <text:p>CAI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{'article_name': 'Daughtry, C.; Hunt, E. R.; Walthall, C. L.; Gish, T. J.; Liang, Shunlin; Kramer, E.J. - Assessing the Spatial Distribution of Plant Litter\n', 'article_link': '', 'article_doi': ''}, {'article_name': 'Daughtry, Craig S. T. - Discriminating crop residues from soil by shortwave infrared reflectance\n', 'article_link': '', 'article_doi': ''}, {'article_name': 'Nagler, P. L; Daughtry, C. S. T.; Goward, S. N. - Plant Litter and Soil Reflectance\n', 'article_link': '10.1016/s0034-4257(99)00082-6', 'article_doi': ''}, {'article_name': 'Oppelt, N.; Mauser, W. - Hyperspectral monitoring of physiological parameters of wheat during a vegetation period using AVIS data\n', 'article_link': '10.1080/0143116031000115300', 'article_doi': 'http://www.ingentaconnect.com/content/tandf/tres/2004/00000025/00000001/art00011%20http://dx.doi.org/10.1080/0143116031000115300'}]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) На что указывает этот индекс?</text:p>
            <text:p>- CAI (Cellulose Absorption Index) указывает на глубину абсорбции в районе ~2.1 µm и служит для выявления целлюлозы/лигнина и других структурных растительных полимеров — т. е. присутствия и доли растительного детрита (litter) на поверхности.</text:p>
            <text:p/>
            <text:p>2) Как его интерпретировать?</text:p>
            <text:p>- Большие значения CAI → более глубокая поглощательная полоса ~2.1 µm = сильнее выражена целлюлозно‑лигниновая сигнатура → говорит о наличии/большей доле растительного материала или большем содержании структурных полимеров.  </text:p>
            <text:p>- Факторы влияния: влага сильно понижает CAI и может маскировать признак; разложение (возраст litter) снижает CAI. CAI линейно растёт с увеличением доли покрытия litter (в экспериментах сцены с &gt;≈10% litter давали статистически повышенный CAI).  </text:p>
            <text:p>- Привычные диапазоны (по данным статьи): сухие растительные остатки ≈ 3–6; сухие минерализованные почвы ≈ −1.6; влажные растительные остатки ≈ 0.5–1.0; влажные почвы ≈ −0.7…0. (Значения зависят от сенсора/калибровки.)  </text:p>
            <text:p>- Соответствие концентрации: существует относительная корреляция между величиной CAI и содержанием/долей целлюлозы (и долей litter в смеси), но это не прямое точное количественное измерение без калибровки — результаты чувствительны к влажности, разложению и смешению с почвой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indexdatabase.de//db/i-single.php?id=104" xlink:type="simple">https://www.indexdatabase.de//db/i-single.php?id=104</text:a></text:p>
          </table:table-cell>
          <table:table-cell office:value-type="string" calcext:value-type="string">
            <text:p>Weighted Difference Vegetation Index</text:p>
          </table:table-cell>
          <table:table-cell office:value-type="string" calcext:value-type="string">
            <text:p>Взвешенный разностный растительный индекс</text:p>
          </table:table-cell>
          <table:table-cell office:value-type="string" calcext:value-type="string">
            <text:p>WDVI</text:p>
          </table:table-cell>
          <table:table-cell office:value-type="string" calcext:value-type="string">
            <text:p>1080.0 - 660.0*a</text:p>
          </table:table-cell>
          <table:table-cell office:value-type="string" calcext:value-type="string">
            <text:p>[{'article_name': 'Baret, F.; Guyot, G. - Potentials and limits of vegetation indices for LAI and APAR assessment\n', 'article_link': '', 'article_doi': 'http://www.sciencedirect.com/science/article/B6V6V-48BK8FF-1B/2/44379b7ec48e94418f4bd5657f05ec0e'}, {'article_name': 'Buschmann, Claus - Fernerkundung von Pflanzen - Ausbreitung, Gesundheitszustand und Produktivitfit\n', 'article_link': '', 'article_doi': ''}, {'article_name': 'Chen, J.M. - Evaluation of vegetation indices and a modified simple ratio for boreal applications\n', 'article_link': '', 'article_doi': ''}, {'article_name': 'Clevers, J. G. P. W. - Application of a weighted infrared-red vegetation index for estimating leaf Area Index by Correcting for Soil Moisture\n', 'article_link': '10.1016/0034-4257(89)90076-x', 'article_doi': 'http://www.sciencedirect.com/science/article/pii/003442578990076X'}, {'article_name': 'Clevers, J. G. P. W.; BÃ¼ker, C.; van Leeuwen, H. J. C.; Bouman, B. A. M. - A framework for monitoring crop growth by combining directional and spectral remote sensing information\n', 'article_link': '10.1016/0034-4257(94)90042-6', 'article_doi': 'http://www.sciencedirect.com/science/article/pii/0034425794900426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Leprieur, C.; Kerr, Y. H.; Pichon, J. M. - Critical assessment of vegetation indices from AVHRR in a semi-arid environment\n', 'article_link': '10.1080/01431169608949092', 'article_doi': 'http://www.tandfonline.com/doi/abs/10.1080/01431169608949092'}, {'article_name': 'Qi, J.; Chehbouni, A.; Huete, A. R.; Kerr, Y. H.; Sorooshian, S. - A modified soil adjusted vegetation index\n', 'article_link': '10.1016/0034-4257(94)90134-1', 'article_doi': 'http://www.sciencedirect.com/science/article/pii/0034425794901341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]</text:p>
          </table:table-cell>
          <table:table-cell table:number-columns-repeated="5" office:value-type="string" calcext:value-type="string">
            <text:p>1080.0 - 660.0*a</text:p>
          </table:table-cell>
          <table:table-cell office:value-type="string" calcext:value-type="string">
            <text:p>1) На что указывает этот индекс?</text:p>
            <text:p>- WDVI (Weighted Difference Vegetation Index, взвешенная разность вегетационного индекса) указывает на количество и состояние зелёной растительности — фактически коррекцию ближнего ИК‑сигнала от влияния фона почвы; применяется для оценки листовой площади (LAI), биомассы/покрова и косвенно хлорофилла.</text:p>
            <text:p/>
            <text:p>2) Как его интерпретировать?</text:p>
            <text:p>- Определение: WDVI = NIR − a·Red, где a — коэффициент (наклон «почвенной линии», подбирается по типу почвы; в статье Clevers для данного типа почвы a≈1 использовали упрощение).  </text:p>
            <text:p>- Большие значения WDVI соответствуют большему вкладy растительности (больше LAI/покрытия) — индекс можно калибровать эмпирически для оценки LAI (в статье показана хорошая связь и применение обратной функции Митшералиха).  </text:p>
            <text:p>- Соответствие с концентрацией вещества: прямой связи с концентрацией минеральных веществ нет — WDVI не даёт количественной оценки содержания минералов; он коррелирует с плотностью/площадью растительного покрова и требует калибровки для количественных оценок LAI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indexdatabase.de//db/i-single.php?id=140" xlink:type="simple">https://www.indexdatabase.de//db/i-single.php?id=140</text:a></text:p>
          </table:table-cell>
          <table:table-cell office:value-type="string" calcext:value-type="string">
            <text:p>Single Band 703 Boochs</text:p>
          </table:table-cell>
          <table:table-cell office:value-type="string" calcext:value-type="string">
            <text:p>Однополосные 703 Буча</text:p>
          </table:table-cell>
          <table:table-cell office:value-type="string" calcext:value-type="string">
            <text:p>SB703</text:p>
          </table:table-cell>
          <table:table-cell office:value-type="string" calcext:value-type="string">
            <text:p>703nm</text:p>
          </table:table-cell>
          <table:table-cell office:value-type="string" calcext:value-type="string">
            <text:p>[{'article_name': 'Boochs, F.; Kupfer, G.; Dockter, K.; KÃ¼hbauch, W. - Shape of the red edge as vitality indicator for plants\n', 'article_link': '10.1080/01431169008955127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string" calcext:value-type="string">
            <text:p>VNIR_53</text:p>
          </table:table-cell>
          <table:table-cell office:value-type="string" calcext:value-type="string">
            <text:p>1) На что указывает этот индекс?</text:p>
            <text:p>- SB703 (Single Band 703, у Boochs) — это амплитуда первой производной спектра в точке ~703 nm (dr(703 nm)); служит индикатором содержания хлорофилла и общей жизнеспособности растительности (чувствителен к хлорофиллу/статусу листьев).</text:p>
            <text:p/>
            <text:p>2) Как его интерпретировать?</text:p>
            <text:p>- Большие значения SB703 = большая крутизна наклона в районе 703 nm, что соответствует сдвигу начала «красного края» к более коротким длинам волны — типично для сниженного содержания хлорофилла (уменьшенная жизнеспособность, старение, стресс, низкое N). Малые значения SB703 = сдвиг края к более длинным волнам — связаны с увеличением хлорофилла и более высокой жизнеспособностью. Соответствие между значением индекса и концентрацией вещества есть (корреляция), но не прямолинейное/однофакторное — индекс зависит и от LAI, укладки листьев, рассеяния и требует калибровки для количественного аппроксимаци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indexdatabase.de//db/i-single.php?id=4" xlink:type="simple">https://www.indexdatabase.de//db/i-single.php?id=4</text:a></text:p>
          </table:table-cell>
          <table:table-cell office:value-type="string" calcext:value-type="string">
            <text:p>Atmospherically Resistant Vegetation Index</text:p>
          </table:table-cell>
          <table:table-cell office:value-type="string" calcext:value-type="string">
            <text:p>Индекс устойчивости растительности к атмосферным воздействиям</text:p>
          </table:table-cell>
          <table:table-cell office:value-type="string" calcext:value-type="string">
            <text:p>ARVI</text:p>
          </table:table-cell>
          <table:table-cell office:value-type="string" calcext:value-type="string">
            <text:p>(1080.0 - 660.0 + y*(-485.0 + 660.0))/(1080.0 + 660.0 - y*(-485.0 + 660.0))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Gao, Bo-cai - NDWIâ€”A normalized difference water index for remote sensing of vegetation liquid water from space\n', 'article_link': '10.1016/s0034-4257(96)00067-3', 'article_doi': 'http://www.sciencedirect.com/science/article/pii/S0034425796000673'}, 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, {'article_name': 'Gitelson, Anatoly A. - Wide Dynamic Range Vegetation Index for Remote Quantification of Biophysical Characteristics of Vegetation\n', 'article_link': '10.1078/0176-1617-01176', 'article_doi': 'http://www.sciencedirect.com/science/article/pii/S0176161704705726'}, {'article_name': 'Gitelson, Anatoly A.; Kaufman, Yoram J.; Merzlyak, Mark N. - Use of a green channel in remote sensing of global vegetation from EOS-MODIS\n', 'article_link': '10.1016/s0034-4257(96)00072-7', 'article_doi': '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, {'article_name': 'Huete, A. R.; Liu, H. Q.; Batchily, K.; van Leeuwen, W. - A comparison of vegetation indices over a global set of TM images for EOS-MODIS\n', 'article_link': '10.1016/s0034-4257(96)00112-5', 'article_doi': 'http://www.sciencedirect.com/science/article/pii/S0034425796001125'}, {'article_name': 'Huete, A.R.; Justice, C.; Liu, H. - Development of Vegetation and Soil Indices for MODIS- EOS\n', 'article_link': '', 'article_doi': ''}, {'article_name': 'Jacobsen, Anne; Broge, Niels H.; Hansen, Birger U. - Monitoring wheat fields and grasslands using spectral reflectance data\n', 'article_link': '', 'article_doi': ''}, 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, {'article_name': 'Metternicht, G. - Vegetation indices derived from high-resolution airborne videography for precision crop management\n', 'article_link': '', 'article_doi': '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Thenkabail, P. S.; Smith, R. B.; De Pauw, E. - Evaluation of narrowband and broadband vegetation indices for determining optimal hyperspectral wavebands for agricultural crop characterization\n', 'article_link': '', 'article_doi': ''}]</text:p>
          </table:table-cell>
          <table:table-cell table:number-columns-repeated="5" office:value-type="string" calcext:value-type="string">
            <text:p>(-175.0*y - 420.0)/(175.0*y - 1740.0)</text:p>
          </table:table-cell>
          <table:table-cell office:value-type="string" calcext:value-type="string">
            <text:p>1) На что указывает этот индекс?  </text:p>
            <text:p>   - ARVI (Atmospherically Resistant Vegetation Index) — вегетационный индекс, указывающий на наличие и состояние зелёной растительности (связан с содержанием хлорофилла/«зелёной массы», LAI/биомассой). Формула (в публикациях Kaufman &amp; Tanré, 1992): ARVI = (NIR − RB) / (NIR + RB), где RB = R − γ·(B − R) — комбинированный «красно‑синий» сигнал; γ (атмосферный само‑корректирующий фактор, часто ≈1) уменьшает влияние аэрозолей в красном канале.</text:p>
            <text:p/>
            <text:p>2) Как его интерпретировать?  </text:p>
            <text:p>   - Большие значения ARVI соответствуют более сильному «вегетационному» сигналу — выше «зелёность», обычно больше хлорофилла, биомассы или листовой поверхности.  </text:p>
            <text:p>   - ARVI имеет динамический диапазон, сопоставимый с NDVI, но гораздо менее чувствителен к атмосферному рассеянию (по оценкам Kaufman &amp; Tanré — примерно в 4 раза устойчивее к аэрозолям).  </text:p>
            <text:p>   - Соответствие между значением индекса и концентрацией вещества (например хлорофилла или воды в листьях) существует корреляционно, но не является прямой линейной калибровкой: эффект зависит от покрытия (фракции в пикселе), структуры кроны, фона почвы и может насыщаться при плотной растительности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indexdatabase.de//db/i-single.php?id=65" xlink:type="simple">https://www.indexdatabase.de//db/i-single.php?id=65</text:a></text:p>
          </table:table-cell>
          <table:table-cell office:value-type="string" calcext:value-type="string">
            <text:p>Phengitic</text:p>
          </table:table-cell>
          <table:table-cell office:value-type="string" calcext:value-type="string">
            <text:p>Фенгитический</text:p>
          </table:table-cell>
          <table:table-cell/>
          <table:table-cell office:value-type="string" calcext:value-type="string">
            <text:p>[2145:2185]/[2185:2225]</text:p>
          </table:table-cell>
          <table:table-cell office:value-type="string" calcext:value-type="string">
            <text:p>[{'article_name': 'Hewson, Rob D.; Cudahy, T. J.; Huntington, J. F. - Geologic and alteration mapping at Mt Fitton, South Australia, using ASTER satellite-borne data\n', 'article_link': '10.1109/igarss.2001.976615', 'article_doi': ''}]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5/B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) На что указывает этот индекс? — В статье индекс Phengitic не приведён; в общем Phengitic указывает на присутствие фенгита (Si‑обогащённая белая слюда, разновидность мусковита) — то есть помогает идентифицировать белую слюду с повышенным содержанием кремния.</text:p>
            <text:p/>
            <text:p>2) Как его интерпретировать? — В статье интерпретация значений Phengitic отсутствует; в общем большие значения индекса соответствуют большей доле/композиции фенгита (более Si‑обогащённая белая слюда). Связь со «концентрацией» лишь относительная — высокий индекс обычно означает больше фенгита в пикселе, но точная количественная корреляция ограничена эффектами смешения пикселей, спектральной похожестью с другими белыми слюдами и шумом данных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indexdatabase.de//db/i-single.php?id=557" xlink:type="simple">https://www.indexdatabase.de//db/i-single.php?id=557</text:a></text:p>
          </table:table-cell>
          <table:table-cell office:value-type="string" calcext:value-type="string">
            <text:p>Simple Ratio 683/510</text:p>
          </table:table-cell>
          <table:table-cell office:value-type="string" calcext:value-type="string">
            <text:p>Простое соотношение 683/510</text:p>
          </table:table-cell>
          <table:table-cell office:value-type="string" calcext:value-type="string">
            <text:p>SR683/510</text:p>
          </table:table-cell>
          <table:table-cell office:value-type="string" calcext:value-type="string">
            <text:p>683nm/510nm</text:p>
          </table:table-cell>
          <table:table-cell office:value-type="string" calcext:value-type="string">
            <text:p>[{'article_name': 'Underwood, Emma; Ustin, Susan; DiPietro, Deanne - Mapping nonnative plants using hyperspectral imagery\n', 'article_link': '10.1016/s0034-4257(03)00096-8', 'article_doi': 'http://www.sciencedirect.com/science/article/pii/S0034425703000968'}]</text:p>
          </table:table-cell>
          <table:table-cell office:value-type="string" calcext:value-type="string">
            <text:p>B3/B1</text:p>
          </table:table-cell>
          <table:table-cell table:number-columns-repeated="3"/>
          <table:table-cell office:value-type="string" calcext:value-type="string">
            <text:p>VNIR_50/VNIR_20</text:p>
          </table:table-cell>
          <table:table-cell office:value-type="string" calcext:value-type="string">
            <text:p>1) На что указывает: определяет содержание листовых пигментов/хлорофилла (Red/green ratio — Simple Ratio 683/510), т.е. служит индикатором хлорофильной пигментации растений (см. Table 2, Gamon &amp; Surfus 1999).  </text:p>
            <text:p/>
            <text:p>2) Как интерпретировать: большие значения SR(683/510) означают относительную преобладание отражения на 683 нм над 510 нм — обычно это соответствует пониженному содержанию хлорофилла (при высоком хлорофилле отражение в красной зоне уменьшается из‑за поглощения). В статье указано, что индекс коррелирует с концентрацией пигментов/хлорофиллом и связан с параметрами как LAI, зеленое покрытие и биомасса, но прямая количественная линейная зависимость не приводится — значение зависит от структуры кроны, фона, водного содержания и требует калибровки.  </text:p>
            <text:p/>
            <text:p>3) Можно ли использовать для поиска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indexdatabase.de//db/i-single.php?id=3" xlink:type="simple">https://www.indexdatabase.de//db/i-single.php?id=3</text:a></text:p>
          </table:table-cell>
          <table:table-cell office:value-type="string" calcext:value-type="string">
            <text:p>Amphibole</text:p>
          </table:table-cell>
          <table:table-cell office:value-type="string" calcext:value-type="string">
            <text:p>Амфибол</text:p>
          </table:table-cell>
          <table:table-cell/>
          <table:table-cell office:value-type="string" calcext:value-type="string">
            <text:p>[2185:2225]/[2295:2365]</text:p>
          </table:table-cell>
          <table:table-cell office:value-type="string" calcext:value-type="string">
            <text:p>[{'article_name': 'ENVI Help\n', 'article_link': '', 'article_doi': ''}]</text:p>
          </table:table-cell>
          <table:table-cell table:number-columns-repeated="2"/>
          <table:table-cell office:value-type="string" calcext:value-type="string">
            <text:p>B6/B8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indexdatabase.de//db/i-single.php?id=480" xlink:type="simple">https://www.indexdatabase.de//db/i-single.php?id=480</text:a></text:p>
          </table:table-cell>
          <table:table-cell office:value-type="string" calcext:value-type="string">
            <text:p>Browning Reflectance Index</text:p>
          </table:table-cell>
          <table:table-cell office:value-type="string" calcext:value-type="string">
            <text:p>Показатель отражения при потемнении</text:p>
          </table:table-cell>
          <table:table-cell office:value-type="string" calcext:value-type="string">
            <text:p>BRI</text:p>
          </table:table-cell>
          <table:table-cell office:value-type="string" calcext:value-type="string">
            <text:p>(-1/700nm + 1/550nm)/1080.0</text:p>
          </table:table-cell>
          <table:table-cell office:value-type="string" calcext:value-type="string">
            <text:p>[{'article_name': 'Merzlyak, M. N.; Gitelson, A. A.; Chivkunova, O. B.; Solovchenko, A. E.; Pogosyan, S. I. - Application of Reflectance Spectroscopy for Analysis of Higher Plant Pigments\n', 'article_link': '', 'article_doi': ''}]</text:p>
          </table:table-cell>
          <table:table-cell office:value-type="string" calcext:value-type="string">
            <text:p>-0.000925925925925926/B8 + 0.000925925925925926/B2</text:p>
          </table:table-cell>
          <table:table-cell table:number-columns-repeated="2"/>
          <table:table-cell office:value-type="string" calcext:value-type="string">
            <text:p>-0.000925925925925926/B5 + 0.000925925925925926/B3</text:p>
          </table:table-cell>
          <table:table-cell office:value-type="string" calcext:value-type="string">
            <text:p>-0.000925925925925926/VNIR_53 + 0.000925925925925926/VNIR_28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indexdatabase.de//db/i-single.php?id=41" xlink:type="simple">https://www.indexdatabase.de//db/i-single.php?id=41</text:a></text:p>
          </table:table-cell>
          <table:table-cell office:value-type="string" calcext:value-type="string">
            <text:p>Modified Chlorophyll Absorption in Reflectance Index</text:p>
          </table:table-cell>
          <table:table-cell office:value-type="string" calcext:value-type="string">
            <text:p>Измененное поглощение хлорофилла в показателе отражения</text:p>
          </table:table-cell>
          <table:table-cell office:value-type="string" calcext:value-type="string">
            <text:p>MCARI</text:p>
          </table:table-cell>
          <table:table-cell office:value-type="string" calcext:value-type="string">
            <text:p>700nm*(0.2*550nm - 670nm + 0.8*700nm)/67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, 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aboudane, Driss; Miller, John R.; Tremblay, Nicolas; Zarco-Tejada, Pablo J.; Dextraze, Louise - Integrated narrow-band vegetation indices for prediction of crop chlorophyll content for application to precision agriculture\n', 'article_link': '10.1016/s0034-4257(02)00018-4', 'article_doi': 'http://www.sciencedirect.com/science/article/pii/S0034425702000184'}, {'article_name': 'Herrmann, I.; Karnieli, A.; Bonfil, D. J.; Cohen, Y.; Alchanatis, V. - SWIR-based spectral indices for assessing nitrogen content in potato fields\n', 'article_link': '10.1080/01431160903283892', 'article_doi': 'http://dx.doi.org/10.1080/01431160903283892'}, {'article_name': 'Hunt Jr., E. Raymond; Daughtry, C. S. T.; <text:s/>Eitel, Jan U. H.; <text:s/>Long, D. S. - Remote Sensing Leaf Chlorophyll Content Using a Visible Band Index\n', 'article_link': '', 'article_doi': ''}, {'article_name': 'Wu, Chaoyang; Niu, Zheng; Tang, Quan; Huang, Wenjiang - Estimating chlorophyll content from hyperspectral vegetation indices: Modeling and validation\n', 'article_link': '10.1016/j.agrformet.2008.03.005', 'article_doi': 'http://www.sciencedirect.com/science/article/pii/S0168192308000920'}, {'article_name': 'Zarco-Tejada P.J.; Sepulcre-CantÃ³, G. - REMOTE SENSING OF VEGETATION BIOPHYSICAL PARAMETERS FOR DETECTING STRESS CONDITION AND LAND COVER CHANGES\n', 'article_link': '', 'article_doi': ''}]</text:p>
          </table:table-cell>
          <table:table-cell office:value-type="string" calcext:value-type="string">
            <text:p>B8*(0.2*B2 - B3 + 0.8*B8)/B3</text:p>
          </table:table-cell>
          <table:table-cell table:number-columns-repeated="2"/>
          <table:table-cell office:value-type="string" calcext:value-type="string">
            <text:p>B5*(0.2*B3 - B4 + 0.8*B5)/B4</text:p>
          </table:table-cell>
          <table:table-cell office:value-type="string" calcext:value-type="string">
            <text:p>VNIR_53*(0.2*VNIR_28 - VNIR_48 + 0.8*VNIR_53)/VNIR_48</text:p>
          </table:table-cell>
          <table:table-cell office:value-type="string" calcext:value-type="string">
            <text:p>1) На что указывает этот индекс?  </text:p>
            <text:p>- MCARI (Modified Chlorophyll Absorption in Reflectance Index) — индекс глубины хлорофильного поглощения; служит для оценки содержания хлорофилла в листьях (показатель состояния растений и связанного с ним содержания азота). В статьях задан как глубина поглощения при ~670 нм относительно отражений при ~550 и ~700 нм (формула: MCARI ≈ [((R700−R670) − 0.2(R700−R550))]·(R700/R670), см. Daughtry et al. 2000; Eitel et al. 2007).</text:p>
            <text:p/>
            <text:p>2) Как его интерпретировать?  </text:p>
            <text:p>- В общем MCARI чувствителен к концентрации хлорофилла и связывается с показаниями SPAD/листовым N: в представленных исследованиях корреляции были положительными и значимыми (MCARI объяснял часть вариации SPAD/листового N; значительно лучшее качество предсказания даёт комбинация MCARI с индикаторами структуры растительности, напр. MCARI/MTVI2, с r2 до ≈0.6–0.77).  </text:p>
            <text:p>- Направление: в практических приложениях обычно больший MCARI соответствует большей плотности/содержанию хлорофилла (и, косвенно, более высокому листовому N); однако чувствительность и знак могут зависеть от нормировки/контекста, LAI и фонового отражения, поэтому интерпретацию лучше проводить в сочетании с индексами, минимизирующими почвенный фон (OSAVI, MTVI2) и с калибровкой на местные данные.  </text:p>
            <text:p>- Итог: существует соответствие между значением индекса и концентрацией хлорофилла (корреляции умеренные—высокие в зависимости от комбинации индексов и условий), но индекс подвержен влиянию структуры кроны и фона, потому лучше использовать в сочетании с другими индексами и локальной калибровкой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indexdatabase.de//db/i-single.php?id=515" xlink:type="simple">https://www.indexdatabase.de//db/i-single.php?id=515</text:a></text:p>
          </table:table-cell>
          <table:table-cell office:value-type="string" calcext:value-type="string">
            <text:p>Single Band 2080</text:p>
          </table:table-cell>
          <table:table-cell office:value-type="string" calcext:value-type="string">
            <text:p>Однополосный 2080</text:p>
          </table:table-cell>
          <table:table-cell office:value-type="string" calcext:value-type="string">
            <text:p>SB2080</text:p>
          </table:table-cell>
          <table:table-cell office:value-type="string" calcext:value-type="string">
            <text:p>208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88</text:p>
          </table:table-cell>
          <table:table-cell office:value-type="string" calcext:value-type="string">
            <text:p>1) На что указывает этот индекс?  </text:p>
            <text:p>SB2080 (Single Band 2080) — однополосный индекс на 2,08 µm; в таблице статьи поглощение в 2,08 µm связывают с O–H stretch / O–H deformation — в растительных материалах это соответствует сахару и крахмалу (OH‑содержащие органические соединения).</text:p>
            <text:p/>
            <text:p>2) Как его интерпретировать?  </text:p>
            <text:p>Бoльшие значения SB2080 означают более высокий уровень отражения в полосе 2,08 µm. Поскольку сахар/крахмал дают поглощение в этой полосе, увеличение их концентрации обычно приводит к понижению отражения (т.е. уменьшению значения индекса). Прямая количественная связь между значением однополосного индекса и концентрацией вещества ненадёжна из‑за наложения спектральных полос, рассеяния, насыщения и шума — требуется калибровка и/или многоволновые методы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indexdatabase.de//db/i-single.php?id=260" xlink:type="simple">https://www.indexdatabase.de//db/i-single.php?id=260</text:a></text:p>
          </table:table-cell>
          <table:table-cell office:value-type="string" calcext:value-type="string">
            <text:p>Normalized Difference 800/680 <text:s/>Pigment specific normalised difference A2, Lichtenthaler indices 1, NDVIhyper</text:p>
          </table:table-cell>
          <table:table-cell office:value-type="string" calcext:value-type="string">
            <text:p>Нормализованная разница 800/680 для конкретного пигмента, нормализованная разница A2, индекс Лихтенталера 1, NDVIhyper</text:p>
          </table:table-cell>
          <table:table-cell office:value-type="string" calcext:value-type="string">
            <text:p>ND800/680</text:p>
          </table:table-cell>
          <table:table-cell office:value-type="string" calcext:value-type="string">
            <text:p>(-680nm + 800nm)/(680nm + 80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Blackburn, G. A. - Spectral indices for estimating photosynthetic pigment concentrations: A test using senescent tree leaves\n', 'article_link': '10.1080/014311698215919', 'article_doi': 'http://dx.doi.org/10.1080/014311698215919'}, {'article_name': 'le Maire, G.; Francois, C.; Dufrene, E. - Towards universal broad leaf chlorophyll indices using PROSPECT simulated database and hyperspectral reflectance measurements\n', 'article_link': '10.1016/j.rse.2003.09.004', 'article_doi': ''}, {'article_name': 'Lichtenthaler, Hartmut K. - Vegetation Stress: an Introduction to the Stress Concept in Plants\n', 'article_link': '10.1016/s0176-1617(96)80287-2', 'article_doi': 'http://www.sciencedirect.com/science/article/pii/S0176161796802872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Penuelas, J.; Pinol, J.; Ogaya, R.; Filella, I. - Estimation of plant water concentration by the reflectance Water Index WI (R900/R970)\n', 'article_link': '10.1080/014311697217396', 'article_doi': 'http://dx.doi.org/10.1080/014311697217396'}, {'article_name': 'Rouse, J.W., Jr.; Haas,R.H.; <text:s/>Schell, J.A.; Deering, D.W. <text:s/>- Monitoring the vernal advancement and retrogradation (green wave effect) of natural vegetation\n', 'article_link': '', 'article_doi': '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, {'article_name': 'Wu, Chaoyang; Niu, Zheng; Tang, Quan; Huang, Wenjiang - Estimating chlorophyll content from hyperspectral vegetation indices: Modeling and validation\n', 'article_link': '10.1016/j.agrformet.2008.03.005', 'article_doi': 'http://www.sciencedirect.com/science/article/pii/S0168192308000920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(-B3 + B4)/(B3 + B4)</text:p>
          </table:table-cell>
          <table:table-cell/>
          <table:table-cell office:value-type="string" calcext:value-type="string">
            <text:p>(-B2 + B3)/(B2 + B3)</text:p>
          </table:table-cell>
          <table:table-cell office:value-type="string" calcext:value-type="string">
            <text:p>(-B4 + B8)/(B4 + B8)</text:p>
          </table:table-cell>
          <table:table-cell office:value-type="string" calcext:value-type="string">
            <text:p>(-VNIR_50 + VNIR_67)/(VNIR_50 + VNIR_67)</text:p>
          </table:table-cell>
          <table:table-cell office:value-type="string" calcext:value-type="string">
            <text:p>1) На что указывает: индекс ND800/680 (Normalized Difference 800/680; в статьях даётся как Pigment‑specific normalised difference A2 / PSNDa, NDVIhyper, Lichtenthaler index) служит для оценки содержания фотосинтетического пигмента — в первую очередь хлорофилла a (Chl a).</text:p>
            <text:p/>
            <text:p>2) Как интерпретировать: большие значения индекса соответствуют большему содержанию хлорофилла a; в лабораторных листовых измерениях наблюдается сильная положительная (нередко экспоненциальная/не‑линейная) связь (Blackburn: PSNDa vs Chl a R2 ≈ 0.90). При этом на высоких концентрациях может возникать насыщение и влияние структуры листа/кроны, поэтому зависимость не всегда строго линейна и на уровне ка́нopy/разных видов может ослабевать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indexdatabase.de//db/i-single.php?id=278" xlink:type="simple">https://www.indexdatabase.de//db/i-single.php?id=278</text:a></text:p>
          </table:table-cell>
          <table:table-cell office:value-type="string" calcext:value-type="string">
            <text:p>Normalized Difference 790/670</text:p>
          </table:table-cell>
          <table:table-cell office:value-type="string" calcext:value-type="string">
            <text:p>Нормализованная разница 790/670</text:p>
          </table:table-cell>
          <table:table-cell office:value-type="string" calcext:value-type="string">
            <text:p>ND790/670</text:p>
          </table:table-cell>
          <table:table-cell office:value-type="string" calcext:value-type="string">
            <text:p>(-670nm + 790nm)/(670nm + 790nm)</text:p>
          </table:table-cell>
          <table:table-cell office:value-type="string" calcext:value-type="string">
            <text:p>[{'article_name': 'Barnes, E.M.; Clarke, T.R.; Richards, S.E.; Colaizzi, P.D.; Haberland, J.; Kostrzewski, M.; Waller, P.; Choi, C., Riley, E.; Thompson, T.; Lascano, R.J.; Li, H.; Moran, M.S. - Coincident detection of crop water stress, nitrogen status and canopy density using ground based multispectral data\n', 'article_link': '', 'article_doi': ''}]</text:p>
          </table:table-cell>
          <table:table-cell office:value-type="string" calcext:value-type="string">
            <text:p>(-B3 + B4)/(B3 + B4)</text:p>
          </table:table-cell>
          <table:table-cell/>
          <table:table-cell office:value-type="string" calcext:value-type="string">
            <text:p>(-B2 + B3)/(B2 + B3)</text:p>
          </table:table-cell>
          <table:table-cell office:value-type="string" calcext:value-type="string">
            <text:p>(-B4 + B7)/(B4 + B7)</text:p>
          </table:table-cell>
          <table:table-cell office:value-type="string" calcext:value-type="string">
            <text:p>(-VNIR_48 + VNIR_65)/(VNIR_48 + VNIR_65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indexdatabase.de//db/i-single.php?id=371" xlink:type="simple">https://www.indexdatabase.de//db/i-single.php?id=371</text:a></text:p>
          </table:table-cell>
          <table:table-cell office:value-type="string" calcext:value-type="string">
            <text:p>Simple Ratio 750/555</text:p>
          </table:table-cell>
          <table:table-cell office:value-type="string" calcext:value-type="string">
            <text:p>Простое соотношение 750/555</text:p>
          </table:table-cell>
          <table:table-cell office:value-type="string" calcext:value-type="string">
            <text:p>SR750/555</text:p>
          </table:table-cell>
          <table:table-cell office:value-type="string" calcext:value-type="string">
            <text:p>750nm/555nm</text:p>
          </table:table-cell>
          <table:table-cell office:value-type="string" calcext:value-type="string">
            <text:p>[{'article_name': 'Gitelson, Anatoly; Merzlyak, Mark N. - Quantitative estimation of chlorophyll-a using reflectance spectra: Experiments with autumn chestnut and maple leaves\n', 'article_link': '10.1016/1011-1344(93)06963-4', 'article_doi': ''}]</text:p>
          </table:table-cell>
          <table:table-cell office:value-type="string" calcext:value-type="string">
            <text:p>B8/B2</text:p>
          </table:table-cell>
          <table:table-cell table:number-columns-repeated="3"/>
          <table:table-cell office:value-type="string" calcext:value-type="string">
            <text:p>VNIR_60/VNIR_29</text:p>
          </table:table-cell>
          <table:table-cell office:value-type="string" calcext:value-type="string">
            <text:p>1) На что указывает этот индекс?</text:p>
            <text:p>- Simple Ratio 750/555 (SR750/555 = R(750)/R(555)) служит индикатором содержания хлорофилла-a в листьях/растительности.</text:p>
            <text:p/>
            <text:p>2) Как его интерпретировать?</text:p>
            <text:p>- Большие значения индекса соответствуют большему содержанию хлорофилла-a.  </text:p>
            <text:p>- В статье найдено линейное положительное соответствие: Chl‑a ≈ −8.16 + 8.59·SR750/555 (единицы Chl‑a в nmol/cm²), коэффициент детерминации r² ≈ 0.974, стандартная ошибка оценки ≈ 1.97 nmol/cm².  </text:p>
            <text:p>- Индекс особенно чувствителен для «зелёных» листьев; влияние хлорофилл‑флуоресценции на соотношение невелико (несколько процентов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indexdatabase.de//db/i-single.php?id=57" xlink:type="simple">https://www.indexdatabase.de//db/i-single.php?id=57</text:a></text:p>
          </table:table-cell>
          <table:table-cell office:value-type="string" calcext:value-type="string">
            <text:p>Normalized Difference Salinity Index</text:p>
          </table:table-cell>
          <table:table-cell office:value-type="string" calcext:value-type="string">
            <text:p>Нормализованный разностный индекс солености</text:p>
          </table:table-cell>
          <table:table-cell office:value-type="string" calcext:value-type="string">
            <text:p>NDSI</text:p>
          </table:table-cell>
          <table:table-cell office:value-type="string" calcext:value-type="string">
            <text:p>([1600:1700] - [2145:2185])/([1600:1700] + [2145:2185])</text:p>
          </table:table-cell>
          <table:table-cell office:value-type="string" calcext:value-type="string">
            <text:p>[{'article_name': 'Al-Khaier - Soil Salinity Detection Using Satellite Remotes Sensing\n', 'article_link': '', 'article_doi': ''}, {'article_name': 'Richardson, Andrew D.; Duigan, Shane P.; Berlyn, Graeme P. - An evaluation of noninvasive methods to estimate foliar chlorophyll content\n', 'article_link': '10.1046/j.0028-646X.2001.00289.x', 'article_doi': 'http://dx.doi.org/10.1046/j.0028-646X.2001.00289.x'}]</text:p>
          </table:table-cell>
          <table:table-cell office:value-type="string" calcext:value-type="string">
            <text:p>(B5 - B6)/(B5 + B6)</text:p>
          </table:table-cell>
          <table:table-cell/>
          <table:table-cell office:value-type="string" calcext:value-type="string">
            <text:p>(B4 - B5)/(B4 + B5)</text:p>
          </table:table-cell>
          <table:table-cell table:number-columns-repeated="2"/>
          <table:table-cell office:value-type="string" calcext:value-type="string">
            <text:p>1) На что указывает этот индекс? — Нет информации</text:p>
            <text:p/>
            <text:p>2) Как его интерпретировать? (чему соответствуют большие значения и есть ли связь со концентрацией вещества?) — Нет информации</text:p>
            <text:p/>
            <text:p>3) Можно ли его использовать для поиска месторождений полезных ископаемых? — Нет информации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indexdatabase.de//db/i-single.php?id=381" xlink:type="simple">https://www.indexdatabase.de//db/i-single.php?id=381</text:a></text:p>
          </table:table-cell>
          <table:table-cell office:value-type="string" calcext:value-type="string">
            <text:p>Optimized Soil Adjusted Vegetation Index 1510</text:p>
          </table:table-cell>
          <table:table-cell office:value-type="string" calcext:value-type="string">
            <text:p>Оптимизированный индекс растительности с поправкой на почву 1510</text:p>
          </table:table-cell>
          <table:table-cell office:value-type="string" calcext:value-type="string">
            <text:p>OSAVI1510</text:p>
          </table:table-cell>
          <table:table-cell office:value-type="string" calcext:value-type="string">
            <text:p>(-1510nm + 800nm)*(0.16 + 1)/(1510nm + 800nm + 0.16)</text:p>
          </table:table-cell>
          <table:table-cell office:value-type="string" calcext:value-type="string">
            <text:p>[{'article_name': 'Herrmann, I.; Karnieli, A.; Bonfil, D. J.; Cohen, Y.; Alchanatis, V. - SWIR-based spectral indices for assessing nitrogen content in potato fields\n', 'article_link': '10.1080/01431160903283892', 'article_doi': 'http://dx.doi.org/10.1080/01431160903283892'}]</text:p>
          </table:table-cell>
          <table:table-cell table:number-columns-repeated="4"/>
          <table:table-cell office:value-type="string" calcext:value-type="string">
            <text:p>1.16*(-SWIR_49 + VNIR_67)/(SWIR_49 + VNIR_67 + 0.16)</text:p>
          </table:table-cell>
          <table:table-cell office:value-type="string" calcext:value-type="string">
            <text:p>1) На что указывает этот индекс?</text:p>
            <text:p>- OSAVI1510 (Optimized Soil Adjusted Vegetation Index 1510) — вариант OSAVI, в котором используется полоса на 1510 нм (SWIR). В контексте статьи применяется для оценки содержания азота в растительной биомассе (N, связанного с белками; 1510 нм соответствует N–H‑первой обертонной полосе).</text:p>
            <text:p/>
            <text:p>2) Как его интерпретировать?</text:p>
            <text:p>- Более высокие значения OSAVI1510 соответствуют более сильному вегетационному сигналу в сочетании с влиянием SWIR‑поглощения при 1510 нм; в практической оценке это обычно ассоциируется с большим содержанием азота в растениях.  </text:p>
            <text:p>- В статье прямые характеристики OSAVI1510 отдельно не приведены, но комбинированный индекс TCARI1510/OSAVI1510 показал хорошую связь с содержанием N (R^2 ≈ 0.49, RMSEP ≈ 0.471%), а группа SWIR‑индексов (включая версии с 1510 нм) давала наилучшие корреляции с N (R ≈ 0.72–0.75 для отдельных SWIR‑NI).  </text:p>
            <text:p>- Соответствие между значением индекса и концентрацией вещества есть, но оно относительное и требует калибровки: индекс предсказывает вариации N, но не даёт абсолютного значения концентрации без калибровочной зависимост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indexdatabase.de//db/i-single.php?id=75" xlink:type="simple">https://www.indexdatabase.de//db/i-single.php?id=75</text:a></text:p>
          </table:table-cell>
          <table:table-cell office:value-type="string" calcext:value-type="string">
            <text:p>Reduced Simple Ratio</text:p>
          </table:table-cell>
          <table:table-cell office:value-type="string" calcext:value-type="string">
            <text:p>Уменьшенный простой коэффициент</text:p>
          </table:table-cell>
          <table:table-cell office:value-type="string" calcext:value-type="string">
            <text:p>RSR</text:p>
          </table:table-cell>
          <table:table-cell office:value-type="string" calcext:value-type="string">
            <text:p>-[1400:3000]/[3000] + [3000]*[780]/[640:760] + [1400]</text:p>
          </table:table-cell>
          <table:table-cell office:value-type="string" calcext:value-type="string">
            <text:p>[{'article_name': 'Heiskanen, J. - Estimating aboveground tree biomass and leaf area index in a mountain birch forest using ASTER satellite data\n', 'article_link': '10.1080/01431160500353858', 'article_doi': 'http://www.tandfonline.com/doi/abs/10.1080/01431160500353858'}]</text:p>
          </table:table-cell>
          <table:table-cell table:number-columns-repeated="5"/>
          <table:table-cell office:value-type="string" calcext:value-type="string">
            <text:p>1) На что указывает этот индекс?  </text:p>
            <text:p>- RSR (Reduced Simple Ratio) — модификация Simple Ratio (NIR/Red) с учётом SWIR; в статьях используется для оценки растительности: листовой площади (LAI) и надземной биомассы деревьев (т.е. индикатор количества листвы/зелёной биомассы).</text:p>
            <text:p/>
            <text:p>2) Как его интерпретировать?  </text:p>
            <text:p>- Большие значения RSR соответствуют большему LAI и большей надземной биомассе (в исследовании сильная положительная корреляция: r ≈ 0.884 для биомассы и r ≈ 0.882 для LAI, R² ≈ 0.78 для линейной модели). Пример аппроксимаций из статьи: биомасса ≈ 2.68·RSR − 1.34 (t/ha), LAI ≈ 0.21·RSR − 0.01.  </text:p>
            <text:p>- Соответствие эмпирическое (хорошая корреляция в изученном диапазоне), но не прямое измерение «концентрации» вещества; индекс подвержен насыщению при высоких LAI (≈2 m²/m² и выше) и чувствителен к фоновому отражению, подлеску и выбранным параметрам SWIR (MIRmin/MIRmax)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indexdatabase.de//db/i-single.php?id=308" xlink:type="simple">https://www.indexdatabase.de//db/i-single.php?id=308</text:a></text:p>
          </table:table-cell>
          <table:table-cell office:value-type="string" calcext:value-type="string">
            <text:p>Single Band 635 Blackburn2</text:p>
          </table:table-cell>
          <table:table-cell office:value-type="string" calcext:value-type="string">
            <text:p>Однополосный 635 Blackburn2</text:p>
          </table:table-cell>
          <table:table-cell office:value-type="string" calcext:value-type="string">
            <text:p>BB2</text:p>
          </table:table-cell>
          <table:table-cell office:value-type="string" calcext:value-type="string">
            <text:p>635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Richardson, Andrew D.; Duigan, Shane P.; Berlyn, Graeme P. - An evaluation of noninvasive methods to estimate foliar chlorophyll content\n', 'article_link': '10.1046/j.0028-646X.2001.00289.x', 'article_doi': 'http://dx.doi.org/10.1046/j.0028-646X.2001.00289.x'}]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VNIR_43</text:p>
          </table:table-cell>
          <table:table-cell office:value-type="string" calcext:value-type="string">
            <text:p>1) На что указывает: индекс Single Band 635 (BB2, R_635) указывает на наличие и количество хлорофилла b в лиственном материале (фотосинтетический пигмент).</text:p>
            <text:p/>
            <text:p>2) Как интерпретировать: это простая одночастотная величина отражательной способности на 635 нм; её значение эмпирически коррелирует с концентрацией Chl b (Blackburn 1998 обнаружил сильную зависимость, коэффициент детерминации ≈ 0.93, описываемую степенной регрессией), но связь нелинейная и зависит от вида/структуры листа и калибровки. Следовательно: большие значения R_635 отражают изменение отражательной способности на 635 нм, которое допускает предсказание концентрации Chl b при наличии местной калибровки; без калибровки нельзя прямолинейно переводить значение индекса в абсолютную концентрацию (в других исследованиях, напр. Richardson et al. 2002, R_635 показал менее надёжную/универсальную работу).</text:p>
            <text:p/>
            <text:p>3) Поиск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indexdatabase.de//db/i-single.php?id=492" xlink:type="simple">https://www.indexdatabase.de//db/i-single.php?id=492</text:a></text:p>
          </table:table-cell>
          <table:table-cell office:value-type="string" calcext:value-type="string">
            <text:p>Single Band 930</text:p>
          </table:table-cell>
          <table:table-cell office:value-type="string" calcext:value-type="string">
            <text:p>Однополосный 930</text:p>
          </table:table-cell>
          <table:table-cell office:value-type="string" calcext:value-type="string">
            <text:p>SB930</text:p>
          </table:table-cell>
          <table:table-cell office:value-type="string" calcext:value-type="string">
            <text:p>93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VNIR_83</text:p>
          </table:table-cell>
          <table:table-cell office:value-type="string" calcext:value-type="string">
            <text:p>1) На что указывает этот индекс?  </text:p>
            <text:p>SB930 (Single Band 930) — отражение/значение на длине 0.93 μm; в таблице статьи 0.93 μm связано с C–H stretch (3rd overtone) и отнесено к «oil» / органическим C–H соединениям (жиры/масла).</text:p>
            <text:p/>
            <text:p>2) Как его интерпретировать?  </text:p>
            <text:p>SB930 — это отражательная величина на 0.93 μm; большие значения = большая отражательность (меньше поглощения на 0.93 μm), т.е. обычно соответствуют меньшему содержания C–H поглощающих веществ (масел). Одновременно в статье прямо указано, что использование одной длины волны как метрической оценки концентрации ненадёжно: из‑за многократного рассеяния, перекрытия полос, взаимной корреляции веществ, шумов датчика и эффекта насыщения нет однозначной линейной зависимости между значением одной полосы и концентрацией вещества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indexdatabase.de//db/i-single.php?id=56" xlink:type="simple">https://www.indexdatabase.de//db/i-single.php?id=56</text:a></text:p>
          </table:table-cell>
          <table:table-cell office:value-type="string" calcext:value-type="string">
            <text:p>Normalized Difference 820/1600 Normalized Difference Moisture Index</text:p>
          </table:table-cell>
          <table:table-cell office:value-type="string" calcext:value-type="string">
            <text:p>Нормализованная разница 820/1600 Нормализованный разностный индекс влажности</text:p>
          </table:table-cell>
          <table:table-cell office:value-type="string" calcext:value-type="string">
            <text:p>NDMI</text:p>
          </table:table-cell>
          <table:table-cell office:value-type="string" calcext:value-type="string">
            <text:p>(-1600nm + 820nm)/(1600nm + 820nm)</text:p>
          </table:table-cell>
          <table:table-cell office:value-type="string" calcext:value-type="string">
            <text:p>[{'article_name': 'Cibula, W. G.; Zetka, E. F.; Rickman, D. L. - Response of thematic mapper bands to plant water stress\n', 'article_link': '10.1080/01431169208904236', 'article_doi': 'http://dx.doi.org/10.1080/01431169208904236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Hardisky, M. A .; Klemas, V.; Smart, R.M. - The Influence of Soil Salinity, Growth Form, and Leaf Moisture on the Spectral Radiance of Spartina alterniflora Canopies\n', 'article_link': '', 'article_doi': ''}, {'article_name': 'Wilson, Emily Hoffhine; Sader, Steven A. - Detection of forest harvest type using multiple dates of Landsat TM imagery\n', 'article_link': '10.1016/s0034-4257(01)00318-2', 'article_doi': 'http://www.sciencedirect.com/science/article/pii/S0034425701003182'}]</text:p>
          </table:table-cell>
          <table:table-cell office:value-type="string" calcext:value-type="string">
            <text:p>(B4 - B5)/(B4 + B5)</text:p>
          </table:table-cell>
          <table:table-cell/>
          <table:table-cell office:value-type="string" calcext:value-type="string">
            <text:p>(B3 - B4)/(B3 + B4)</text:p>
          </table:table-cell>
          <table:table-cell office:value-type="string" calcext:value-type="string">
            <text:p>(-B12 + B8)/(B12 + B8)</text:p>
          </table:table-cell>
          <table:table-cell office:value-type="string" calcext:value-type="string">
            <text:p>(-SWIR_57 + VNIR_69)/(SWIR_57 + VNIR_69)</text:p>
          </table:table-cell>
          <table:table-cell office:value-type="string" calcext:value-type="string">
            <text:p>1) На что указывает этот индекс?</text:p>
            <text:p>- NDMI (Normalized Difference 820/1600 — Normalized Difference Moisture Index) указывает на наличие и относительную величину влаги: чувствителен к жидкой воде в растительности и к влаго-/гидроксилсодержащим компонентам (связанная/структурная вода) в материалах и породах.</text:p>
            <text:p/>
            <text:p>2) Как его интерпретировать?</text:p>
            <text:p>- Определение: NDMI = (R820 − R1600) / (R820 + R1600). При увеличении содержания воды в образце отражение в районе ~1600 нм падает (усиление поглощения), поэтому значение NDMI растёт — большие значения соответствуют большей влаге.  </text:p>
            <text:p>- Соответствие с концентрацией: связь эмпирическая и часто монотонна, но не строго линейна; требуется калибровка по эталонным замерам. В представленных статьях прямого расчёта NDMI нет, но Cibula et al. (1992) показывают сильную корреляцию отражений в NIR/SWIR (TM‑5, TM‑7) с относительным содержанием воды у растений, а Galvão et al. (2005) демонстрируют успешное использование SWIR‑ и NIR‑индексов (LWVI/NDWI и глубин поглощений) для оценки листовой воды — что подтверждает интерпретацию NDMI как индекса влаг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indexdatabase.de//db/i-single.php?id=152" xlink:type="simple">https://www.indexdatabase.de//db/i-single.php?id=152</text:a></text:p>
          </table:table-cell>
          <table:table-cell office:value-type="string" calcext:value-type="string">
            <text:p>Simple Ratio 754/704 Datt3</text:p>
          </table:table-cell>
          <table:table-cell office:value-type="string" calcext:value-type="string">
            <text:p>Простое соотношение 754/704 Datt 3</text:p>
          </table:table-cell>
          <table:table-cell office:value-type="string" calcext:value-type="string">
            <text:p>Datt3</text:p>
          </table:table-cell>
          <table:table-cell office:value-type="string" calcext:value-type="string">
            <text:p>754nm/704nm</text:p>
          </table:table-cell>
          <table:table-cell office:value-type="string" calcext:value-type="string">
            <text:p>[{'article_name': 'Datt, Bisun - Remote Sensing of Water Content in Eucalyptus Leaves\n', 'article_link': 'http://dx.doi.org/10.1071/BT98042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61/VNIR_54</text:p>
          </table:table-cell>
          <table:table-cell office:value-type="string" calcext:value-type="string">
            <text:p>1) На что указывает этот индекс?  </text:p>
            <text:p>   - Simple Ratio 754/704 (Datt3) = R754 / R704 — простое отношение спектральной отражательной способности при 754 нм к отражению при 704 нм. В приведённых статьях он рассматривается как вегетационный/хлорофилловый индекс и применяется для оценки содержания хлорофилла (total chlorophyll / связанный с хлорофиллом показатель) на уровне листа.</text:p>
            <text:p/>
            <text:p>2) Как его интерпретировать?  </text:p>
            <text:p>   - Чем выше значение Datt3 (R754/R704), тем, как правило, выше содержание хлорофилла: отражение в ближнем ИК (≈754 нм) растёт, а в красно‑крайовой области (≈704 нм) снижается с ростом хлорофилла, поэтому отношение увеличивается.  </text:p>
            <text:p>   - Это эмпирический положительный коррелят; требует калибровки по образцу (не обязательно линейная зависимость), при больших концентрациях может возникать насыщение и снижение чувствительности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indexdatabase.de//db/i-single.php?id=155" xlink:type="simple">https://www.indexdatabase.de//db/i-single.php?id=155</text:a></text:p>
          </table:table-cell>
          <table:table-cell office:value-type="string" calcext:value-type="string">
            <text:p>Datt6</text:p>
          </table:table-cell>
          <table:table-cell office:value-type="string" calcext:value-type="string">
            <text:p>Датт6</text:p>
          </table:table-cell>
          <table:table-cell office:value-type="string" calcext:value-type="string">
            <text:p>Datt6</text:p>
          </table:table-cell>
          <table:table-cell office:value-type="string" calcext:value-type="string">
            <text:p>860nm/(550nm*708nm)</text:p>
          </table:table-cell>
          <table:table-cell office:value-type="string" calcext:value-type="string">
            <text:p>[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4/(B2*B8)</text:p>
          </table:table-cell>
          <table:table-cell table:number-columns-repeated="2"/>
          <table:table-cell office:value-type="string" calcext:value-type="string">
            <text:p>B8/(B3*B5)</text:p>
          </table:table-cell>
          <table:table-cell office:value-type="string" calcext:value-type="string">
            <text:p>VNIR_74/(VNIR_28*VNIR_54)</text:p>
          </table:table-cell>
          <table:table-cell office:value-type="string" calcext:value-type="string">
            <text:p>1) На что указывает индекс Datt6 (полное название: Datt6)  </text:p>
            <text:p>- Это вегетационный (пигментный) спектральный индекс, предложенный B. Datt для дистанционной оценки содержания хлорофилла и каротиноидов в листьях. В статье Datt (1998) основным эффективным вариантом (обычно цитируемым как Datt‑типовой индекс) является R672/(R550·R708) (и его scatter‑откорректированная NIR‑аналогия R860/(R550·R708)); эти соотношения нацелены на оценку хлорофилла a, суммарного хлорофилла (a+b) и общих каротеноидов (для хлорофилла b лучше работает R672/R550).</text:p>
            <text:p/>
            <text:p>2) Как интерпретировать Datt6  </text:p>
            <text:p>- Большие значения индекса соответствуют БОЛЬШИМ содержанию пигментов (в частности: хлорофилла a, суммарного хлорофилла и каротиноидов).  </text:p>
            <text:p>- Связь индекс ↔ концентрация не строго линейна: в работе описана аппроксимация степенными/показательными функциями (power‑/hyperbolic fits), но корреляции сильные (калибровочные r ≈ 0.77–0.82 для хлорофилла a и a+b; при валидации rp ≈ 0.81–0.84; см. таблицы Datt 1998). Ошибка оценки в приведённых единицах мала (SEC/SEP порядка 10‑3–10‑3–10‑2 mg/cm2 в таблице статьи), т.е. индекс адекватно отражает изменение концентрации в диапазоне исследованных листьев, однако при очень низких/очень высоких уровнях возможна частичная насыщаемость/изменение чувствительности.</text:p>
            <text:p/>
            <text:p>3) Можно ли использовать для поиска месторождений полезных ископаемых?  </text:p>
            <text:p>- Нет информации (в статьях Datt 1998 и в обзоре Le Maire et al. 2004 индекс рассматривается исключительно как инструмент для оценки листных пигментов; применение к минералогической/месторождению‑поисковой задаче не обсуждается)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indexdatabase.de//db/i-single.php?id=99" xlink:type="simple">https://www.indexdatabase.de//db/i-single.php?id=99</text:a></text:p>
          </table:table-cell>
          <table:table-cell office:value-type="string" calcext:value-type="string">
            <text:p>Triangular Vegetation Index</text:p>
          </table:table-cell>
          <table:table-cell office:value-type="string" calcext:value-type="string">
            <text:p>Треугольный индекс растительности</text:p>
          </table:table-cell>
          <table:table-cell office:value-type="string" calcext:value-type="string">
            <text:p>TVI</text:p>
          </table:table-cell>
          <table:table-cell office:value-type="string" calcext:value-type="string">
            <text:p>40.0*550nm - 100.0*670nm + 60.0*750nm</text:p>
          </table:table-cell>
          <table:table-cell office:value-type="string" calcext:value-type="string">
            <text:p>[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Richardson, A.J.; Wiegand, C.L. - Distinguishing vegetation from soil background information\n', 'article_link': '', 'article_doi': ''}, {'article_name': 'Rouse, J.W., Jr.; Haas,R.H.; <text:s/>Schell, J.A.; Deering, D.W. <text:s/>- Monitoring the vernal advancement and retrogradation (green wave effect) of natural vegetation\n', 'article_link': '', 'article_doi': ''}, {'article_name': 'Rouse, J.W.; Haas, R.H.; Schell, J.A.; Deering, D.W. - Monitoring vegetation systems in the Great Plains with ERTS\n', 'article_link': '', 'article_doi': ''}]</text:p>
          </table:table-cell>
          <table:table-cell office:value-type="string" calcext:value-type="string">
            <text:p>40.0*B2 - 100.0*B3 + 60.0*B8</text:p>
          </table:table-cell>
          <table:table-cell table:number-columns-repeated="3"/>
          <table:table-cell office:value-type="string" calcext:value-type="string">
            <text:p>40.0*VNIR_28 - 100.0*VNIR_48 + 60.0*VNIR_60</text:p>
          </table:table-cell>
          <table:table-cell office:value-type="string" calcext:value-type="string">
            <text:p>1) На что указывает: TVI (Triangular Vegetation Index) — индекс, оценивающий площадь «треугольника» в спектре между зелёным пиком (≈550 nm), минимумом хлорофилльного поглощения (≈670 nm) и NIR‑плечом (≈750 nm). Используется для выявления содержания хлорофилла/зеленой биомассы (т. е. плотности хлорофилла на уровне кроны — CCD), объединяя эффект поглощения в красном и отражения в ближней ИК.</text:p>
            <text:p/>
            <text:p>2) Как интерпретировать: большие значения TVI = большая площадь треугольника → обычно соответствуют более высокой концентрации хлорофилла и/или большей листовой массы (высокий LAI, большая CCD). Прямая зависимость есть, но не линейна: индекс может насыщаться при больших биомассах и чувствителен к фону почвы, архитектуре кроны и атмосфере. В рассматриваемых статьях TVI показал лишь умеренную/слабую предсказательную силу: Broge &amp; Leblanc отмечают TVI как широполосный вариант CACI и обсуждают его связь с CCD; Eitel et al. показали низкую корреляцию TVI с SPAD/листовым N (r2 &lt; 0.12), т.е. однозначной количественной зависимости не гарантируется.</text:p>
            <text:p/>
            <text:p>3) Можно ли использовать для поиска месторождений полезных ископаемых?: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indexdatabase.de//db/i-single.php?id=55" xlink:type="simple">https://www.indexdatabase.de//db/i-single.php?id=55</text:a></text:p>
          </table:table-cell>
          <table:table-cell office:value-type="string" calcext:value-type="string">
            <text:p>Normalized Difference Lignin Index</text:p>
          </table:table-cell>
          <table:table-cell office:value-type="string" calcext:value-type="string">
            <text:p>Нормализованный разностный лигниновый индекс</text:p>
          </table:table-cell>
          <table:table-cell office:value-type="string" calcext:value-type="string">
            <text:p>NDLI</text:p>
          </table:table-cell>
          <table:table-cell office:value-type="string" calcext:value-type="string">
            <text:p>(log([1754]) - log([1680]))/(log([1754]) + log([1680]))</text:p>
          </table:table-cell>
          <table:table-cell office:value-type="string" calcext:value-type="string">
            <text:p>[{'article_name': 'Serrano, Lydia; PeÃ±uelas, Josep; Ustin, Susan L. - Remote sensing of nitrogen and lignin in Mediterranean vegetation from AVIRIS data: Decomposing biochemical from structural signals\n', 'article_link': '10.1016/s0034-4257(02)00011-1', 'article_doi': 'http://www.sciencedirect.com/science/article/pii/S0034425702000111'}]</text:p>
          </table:table-cell>
          <table:table-cell table:number-columns-repeated="5"/>
          <table:table-cell office:value-type="string" calcext:value-type="string">
            <text:p>1) На что указывает индекс?</text:p>
            <text:p>- NDLI (Normalized Difference Lignin Index) — индекс, указывающий на содержание лигнина в листовой/стентовой биомассе; сформулирован на основе отражения в зоне поглощения лигнина (~1754 нм) с опорной полосой (~1680 нм). Часто вычисляется через лог(1/R): NDLI = (log(1/R1754) − log(1/R1680)) / (log(1/R1754) + log(1/R1680)).  </text:p>
            <text:p/>
            <text:p>2) Как интерпретировать?</text:p>
            <text:p>- Большие значения NDLI соответствуют более выраженной поглощающей особенности лигнина на ~1754 нм и, в целом, более высоким значениям лигнина в листве/кроне.  </text:p>
            <text:p>- Связь не идеальна: для log(1/R)-варианта NDLI корреляция с «bulk» (взвешенным по покрову и высоте) содержанием лигнина была умеренной/хорошей (r ≈ 0.65–0.70; в зелёных непрерывных кронах r ≈ 0.76). По дисперсии: лигнин объяснял ≈44% вариации NDLI по всему набору данных и ≈57% (оцениваемо) в участках с зелёной непрерывной растительностью — т.е. индекс отражает концентрацию, но значительная часть вариабельности обусловлена структурой кроны и фоном (почва, засыхание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indexdatabase.de//db/i-single.php?id=184" xlink:type="simple">https://www.indexdatabase.de//db/i-single.php?id=184</text:a></text:p>
          </table:table-cell>
          <table:table-cell office:value-type="string" calcext:value-type="string">
            <text:p>Transformed Chlorophyll Absorbtion Ratio 2</text:p>
            <text:p/>
          </table:table-cell>
          <table:table-cell office:value-type="string" calcext:value-type="string">
            <text:p>Коэффициент поглощения трансформированного хлорофилла 2</text:p>
          </table:table-cell>
          <table:table-cell office:value-type="string" calcext:value-type="string">
            <text:p>TCARI2</text:p>
          </table:table-cell>
          <table:table-cell office:value-type="string" calcext:value-type="string">
            <text:p>6*750nm*(-550nm + 750nm)*(-705nm + 750nm)/705nm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6*VNIR_60*(VNIR_28 - VNIR_60)*(VNIR_54 - VNIR_60)/VNIR_54</text:p>
          </table:table-cell>
          <table:table-cell office:value-type="string" calcext:value-type="string">
            <text:p>1) На что указывает индекс?</text:p>
            <text:p>- TCARI2 (Transformed Chlorophyll Absorbtion Ratio 2, Wu et al., 2008) — индекс, предназначенный для оценки содержания хлорофилла (в основном плотности/запаса хлорофилла на единицу площади кроны/биомассы) на уровне листа/кроны.</text:p>
            <text:p/>
            <text:p>2) Как его интерпретировать?</text:p>
            <text:p>- Формула (из Табл.1 статьи): TCARI2 = 3 · [ (R750 − R705) − 0.2 · (R750 − R550) · (R750 / R705) ] (Rλ — отражательная способность при длине волны λ нм).  </text:p>
            <text:p>- Большие значения TCARI2 обычно соответствуют большему содержанию хлорофилла (положительная связь), но зависимость не идеально линейна и может насыщаться/искажаться в разных условиях. В рассматриваемом исследовании авторы отмечают, что TCARI2 показал сравнительно слабую предсказательную способность (хуже, чем оригинальный TCARI и многие индексы с «off‑chlorophyll» волнами), т.е. его корреляция с измеренным содержанием хлорофилла оказалась невысокой и менее надёжной межвидово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indexdatabase.de//db/r-single.php?id=375" xlink:type="simple">https://www.indexdatabase.de//db/r-single.php?id=375</text:a></text:p>
          </table:table-cell>
          <table:table-cell office:value-type="string" calcext:value-type="string">
            <text:p>Brunn, A.; Busch, W.; Dittmann, C.; Fischer, C.; Vosen, P.</text:p>
          </table:table-cell>
          <table:table-cell office:value-type="string" calcext:value-type="string">
            <text:p>Брунн, А.; Буш, В.; Диттманн, К.; Фишер, К.; Восен, П.</text:p>
          </table:table-cell>
          <table:table-cell office:value-type="string" calcext:value-type="string">
            <text:p>Monitoring Mining Induced Plant Alteration and Change Detection in a German Coal Mining Area using Airborne Hyperspectral Imagery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indexdatabase.de//db/i-single.php?id=230" xlink:type="simple">https://www.indexdatabase.de//db/i-single.php?id=230</text:a></text:p>
          </table:table-cell>
          <table:table-cell office:value-type="string" calcext:value-type="string">
            <text:p>Amphibole / MgOH</text:p>
          </table:table-cell>
          <table:table-cell office:value-type="string" calcext:value-type="string">
            <text:p>Амфибол / MgOH</text:p>
          </table:table-cell>
          <table:table-cell/>
          <table:table-cell office:value-type="string" calcext:value-type="string">
            <text:p>([2185:2225] + [2360:2430])/[2295:2365]</text:p>
          </table:table-cell>
          <table:table-cell office:value-type="string" calcext:value-type="string">
            <text:p>[{'article_name': 'ENVI Help\n', 'article_link': '', 'article_doi': ''}]</text:p>
          </table:table-cell>
          <table:table-cell table:number-columns-repeated="2"/>
          <table:table-cell office:value-type="string" calcext:value-type="string">
            <text:p>(B6 + B9)/B8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indexdatabase.de//db/i-single.php?id=541" xlink:type="simple">https://www.indexdatabase.de//db/i-single.php?id=541</text:a></text:p>
          </table:table-cell>
          <table:table-cell office:value-type="string" calcext:value-type="string">
            <text:p>Mid-infrared vegetation index</text:p>
          </table:table-cell>
          <table:table-cell office:value-type="string" calcext:value-type="string">
            <text:p>Индекс растительности в среднем инфракрасном диапазоне</text:p>
          </table:table-cell>
          <table:table-cell office:value-type="string" calcext:value-type="string">
            <text:p>MVI</text:p>
          </table:table-cell>
          <table:table-cell office:value-type="string" calcext:value-type="string">
            <text:p>[700:1300]/[1570:1780]</text:p>
          </table:table-cell>
          <table:table-cell office:value-type="string" calcext:value-type="string">
            <text:p>[{'article_name': 'Schlerf, M.; Atzberger, C.; Hill, J. <text:s/>- Remote sensing of forest biophysical variables using HyMap imaging spectrometer data\n', 'article_link': '', 'article_doi': ''}, {'article_name': 'Thenkabail, P. S.; Smith, R. B.; De Pauw, E. - Evaluation of narrowband and broadband vegetation indices for determining optimal hyperspectral wavebands for agricultural crop characterization\n', 'article_link': '', 'article_doi': '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indexdatabase.de//db/i-single.php?id=126" xlink:type="simple">https://www.indexdatabase.de//db/i-single.php?id=126</text:a></text:p>
          </table:table-cell>
          <table:table-cell office:value-type="string" calcext:value-type="string">
            <text:p>Normalized Difference 750/710 Red Edge NDVI</text:p>
          </table:table-cell>
          <table:table-cell office:value-type="string" calcext:value-type="string">
            <text:p>Нормализованная разница 750/710 по красному краю NDVI</text:p>
          </table:table-cell>
          <table:table-cell office:value-type="string" calcext:value-type="string">
            <text:p>reNDVI</text:p>
          </table:table-cell>
          <table:table-cell office:value-type="string" calcext:value-type="string">
            <text:p>(-710nm + 750nm)/(710nm + 750nm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Gitelson, Anatoly; Merzlyak, Mark N. - Quantitative estimation of chlorophyll-a using reflectance spectra: Experiments with autumn chestnut and maple leaves\n', 'article_link': '10.1016/1011-1344(93)06963-4', 'article_doi': '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(-VNIR_54 + VNIR_60)/(VNIR_54 + VNIR_60)</text:p>
          </table:table-cell>
          <table:table-cell office:value-type="string" calcext:value-type="string">
            <text:p>1) На что указывает: индекс чувствителен к содержанию хлорофилла (в первую очередь chlorophyll-a) в листе/кроне растений — т.е. позволяет оценивать пигментную (хлорофилльную) концентрацию.</text:p>
            <text:p/>
            <text:p>2) Как интерпретировать: reNDVI (Normalized Difference 750/710) обычно задаётся как (R750 − R710)/(R750 + R710). В рассматриваемых статьях авторы использовали близкую версию с 705 nm (R750/R705 и (R750−R705)/(R750+R705)). Большие значения индекса соответствуют более высокой концентрации хлорофилла. В Gitelson et al. (1993) найдено тесное линейное соответствие между красно‑краевыми показателями и Chl‑a: например модель Chl‑a = −13.1 + 15·(R750/R705) дает r2 ≈ 0.98 и стандартную ошибку ≈1.69 nmol·cm−2; нормализованная разность (R750−R705)/(R750+R705) также коррелирует с Chl‑a (r2 ≈ 0.97, ошибка порядка 1.7–2.2 nmol·cm−2). В статье отмечено, что классический NDVI насыщается при относительно низких значениях Chl‑a (~7 nmol·cm−2), тогда как красно‑краевой индекс сохраняет чувствительность при больших концентрациях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indexdatabase.de//db/i-single.php?id=501" xlink:type="simple">https://www.indexdatabase.de//db/i-single.php?id=501</text:a></text:p>
          </table:table-cell>
          <table:table-cell office:value-type="string" calcext:value-type="string">
            <text:p>Single Band 1450</text:p>
          </table:table-cell>
          <table:table-cell office:value-type="string" calcext:value-type="string">
            <text:p>Однополосный 1450</text:p>
          </table:table-cell>
          <table:table-cell office:value-type="string" calcext:value-type="string">
            <text:p>SB1450</text:p>
          </table:table-cell>
          <table:table-cell office:value-type="string" calcext:value-type="string">
            <text:p>145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 этот индекс?  </text:p>
            <text:p>SB1450 (Single Band 1450) обозначает сигнал в полосе около 1.45 µm — связанный в первую очередь с O–H колебаниями, т.е. с водным содержанием листьев (вода) и также с органическими компонентами, поглощающими в этой полосе (крахмал, сахар, лигнин) (см. таблицу с признаками при ~1.45 µm).</text:p>
            <text:p/>
            <text:p>2) Как его интерпретировать?  </text:p>
            <text:p>Сильное поглощение в 1.45 µm (низкая отражательная способность в этой полосе, или большая глубина поглощения, в зависимости от определения индекса) обычно указывает на большее содержание воды / O–H содержащих веществ. Однако однополосные меры не дают прямой количественной зависимости с концентрацией: поглощения перекрываются между веществами, эффект рассеяния и насыщение приводят к нелинейности, присутствует атмосферное поглощение — требуется многоволновая калибровка или мультивариантные методы для надёжного количественного вывода.</text:p>
            <text:p/>
            <text:p>3) Можно ли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indexdatabase.de//db/i-single.php?id=136" xlink:type="simple">https://www.indexdatabase.de//db/i-single.php?id=136</text:a></text:p>
          </table:table-cell>
          <table:table-cell office:value-type="string" calcext:value-type="string">
            <text:p>Blue-wide dynamic range vegetation index</text:p>
          </table:table-cell>
          <table:table-cell office:value-type="string" calcext:value-type="string">
            <text:p>Индекс растительности в широком динамическом диапазоне синего цвета</text:p>
          </table:table-cell>
          <table:table-cell office:value-type="string" calcext:value-type="string">
            <text:p>BWDRVI</text:p>
          </table:table-cell>
          <table:table-cell office:value-type="string" calcext:value-type="string">
            <text:p>(-485.0 + 0.1*1080.0)/(485.0 + 0.1*1080.0)</text:p>
          </table:table-cell>
          <table:table-cell office:value-type="string" calcext:value-type="string">
            <text:p>[{'article_name': 'Hancock, D. W.; Dougherty, C. T. - Relationships between blue- and red-based vegetation indices and leaf area and yield of alfalfa\n', 'article_link': '10.2135/cropsci2007.01.0031', 'article_doi': 'http://apps.webofknowledge.com/InboundService.do?Func=Frame&amp;product=WOS&amp;action=retrieve&amp;SrcApp=EndNote&amp;Init=Yes&amp;SrcAuth=ResearchSoft&amp;mode=FullRecord&amp;UT=000251409000038'}]</text:p>
          </table:table-cell>
          <table:table-cell table:number-columns-repeated="5" office:value-type="string" calcext:value-type="string">
            <text:p>-0.635750421585160</text:p>
          </table:table-cell>
          <table:table-cell office:value-type="string" calcext:value-type="string">
            <text:p>1) На что указывает этот индекс?  </text:p>
            <text:p>- BWDRVI (Blue‑wide dynamic range vegetation index; синий WDRVI) — вегетационный индекс, основанный на синей (≈450 nm) и ближней ИК (≈770 nm) отражательной способности; служит для оценки зелёной фитомассы/биомассы и связанных параметров кроны (LAI, масса/стебель, высота) у растений (в статье — люцерна).</text:p>
            <text:p/>
            <text:p>2) Как его интерпретировать?  </text:p>
            <text:p>- Большие значения BWDRVI соответствуют большей зелёной биомассе/LAI и, в общем, большему урожаю до точки насыщения.  </text:p>
            <text:p>- Ответ индекса на урожай насыщается (кривоэкспоненциальная/квадратично‑плато зависимость): при росте биомассы индекс увеличивается, но выше определённого Yield_max перестаёт реагировать. Для BWDRVI в статье приведены Yield_max: α=0.1 → 3.12 Mg·ha⁻¹; α=0.05 → 3.35 Mg·ha⁻¹; α=0.01 → 3.74 Mg·ha⁻¹. Уменьшение скалярного параметра α расширяет динамический диапазон (уменьшает вклад NIR и отсрочивает насыщение).  </text:p>
            <text:p>- Прямой количественный перевод значения BWDRVI в концентрацию какого‑либо минерала/вещества в статье не приведён — связь установлена преимущественно с биомассой/LAI (корреляции и r² для моделей прогнозирования урожая показаны, до ~0.59 при объединённых данных)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indexdatabase.de//db/i-single.php?id=296" xlink:type="simple">https://www.indexdatabase.de//db/i-single.php?id=296</text:a></text:p>
          </table:table-cell>
          <table:table-cell office:value-type="string" calcext:value-type="string">
            <text:p>Ratio Analysis of Reflectance Spectra B3</text:p>
          </table:table-cell>
          <table:table-cell office:value-type="string" calcext:value-type="string">
            <text:p>Анализ соотношения спектров отражения B3</text:p>
          </table:table-cell>
          <table:table-cell office:value-type="string" calcext:value-type="string">
            <text:p>RARSb3</text:p>
          </table:table-cell>
          <table:table-cell office:value-type="string" calcext:value-type="string">
            <text:p>675nm*800nm*r675/(650nm*r650*r80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4*r675/(r650*r800)</text:p>
          </table:table-cell>
          <table:table-cell/>
          <table:table-cell office:value-type="string" calcext:value-type="string">
            <text:p>B3*r675/(r650*r800)</text:p>
          </table:table-cell>
          <table:table-cell office:value-type="string" calcext:value-type="string">
            <text:p>B8*r675/(r650*r800)</text:p>
          </table:table-cell>
          <table:table-cell office:value-type="string" calcext:value-type="string">
            <text:p>VNIR_49*VNIR_67*r675/(VNIR_45*r650*r800)</text:p>
          </table:table-cell>
          <table:table-cell office:value-type="string" calcext:value-type="string">
            <text:p>1) На что указывает этот индекс?</text:p>
            <text:p>- RARSb3 (Ratio Analysis of Reflectance Spectra B3) предназначен для оценки содержания хлорофилла b в листьях (Chl b).</text:p>
            <text:p/>
            <text:p>2) Как его интерпретировать?</text:p>
            <text:p>- Бóльшие значения индекса соответствуют более высоким концентрациям хлорофилла b. В статье показана сильная линейная связь RARS_b — Chl b (R^2 ≈ 0.89), при оптимизации волновых диапазонов корреляция доходила до ≈0.90. Интерпретация требует калибровки относительно референсного спектра; точность зависит от выбранных волн и может снижаться при структурных изменениях листа или при других конфолюирующих пигментах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indexdatabase.de//db/i-single.php?id=52" xlink:type="simple">https://www.indexdatabase.de//db/i-single.php?id=52</text:a></text:p>
          </table:table-cell>
          <table:table-cell office:value-type="string" calcext:value-type="string">
            <text:p>Norm R</text:p>
          </table:table-cell>
          <table:table-cell office:value-type="string" calcext:value-type="string">
            <text:p>Норма R</text:p>
          </table:table-cell>
          <table:table-cell office:value-type="string" calcext:value-type="string">
            <text:p>Norm R</text:p>
          </table:table-cell>
          <table:table-cell office:value-type="string" calcext:value-type="string">
            <text:p>660.0/(560.0 + 1080.0 + 660.0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0.28695652173913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indexdatabase.de//db/r-single.php?id=363" xlink:type="simple">https://www.indexdatabase.de//db/r-single.php?id=363</text:a></text:p>
          </table:table-cell>
          <table:table-cell office:value-type="string" calcext:value-type="string">
            <text:p>Bastiaanssen, Wim G. M.; Molden, David J.; Makin, Ian W.</text:p>
          </table:table-cell>
          <table:table-cell office:value-type="string" calcext:value-type="string">
            <text:p>Бастиаансен, Вим Г. М.; Молден, Дэвид Дж.; Макин, Ян У.</text:p>
          </table:table-cell>
          <table:table-cell office:value-type="string" calcext:value-type="string">
            <text:p>Remote sensing for irrigated agriculture: examples from research and possible applications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Agriculture\n', 'article_link': ' ', 'article_doi': ' '}, {'article_name': 'Agriculture - Crop yield\n', 'article_link': ' ', 'article_doi': ' '}, {'article_name': 'Agriculture - Irrigation\n', 'article_link': ' ', 'article_doi': ' '}, {'article_name': 'Agriculture - Land management\n', 'article_link': ' ', 'article_doi': ' '}, {'article_name': 'Vegetation\n', 'article_link': ' ', 'article_doi': ' '}, {'article_name': 'Vegetation - LAI\n', 'article_link': ' ', 'article_doi': ' '}, {'article_name': 'Vegetation - PAR\n', 'article_link': ' ', 'article_doi': ' '}, {'article_name': 'Vegetation - Water\n', 'article_link': ' ', 'article_doi': ' '}, {'article_name': 'Vegetation - Water use efficiency\n', 'article_link': ' ', 'article_doi': ' '}, {'article_name': 'Water resource management\n', 'article_link': ' ', 'article_doi': ' 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indexdatabase.de//db/i-single.php?id=38" xlink:type="simple">https://www.indexdatabase.de//db/i-single.php?id=38</text:a></text:p>
          </table:table-cell>
          <table:table-cell office:value-type="string" calcext:value-type="string">
            <text:p>Laterite</text:p>
          </table:table-cell>
          <table:table-cell office:value-type="string" calcext:value-type="string">
            <text:p>Латерит</text:p>
          </table:table-cell>
          <table:table-cell/>
          <table:table-cell office:value-type="string" calcext:value-type="string">
            <text:p>[1600:1700]/[2145:2185]</text:p>
          </table:table-cell>
          <table:table-cell office:value-type="string" calcext:value-type="string">
            <text:p>[{'article_name': 'Kalinowski, Aleks; Oliver, Simon <text:s/>- ASTER Mineral Index Processing Manual\n', 'article_link': '', 'article_doi': ''}]</text:p>
          </table:table-cell>
          <table:table-cell office:value-type="string" calcext:value-type="string">
            <text:p>B5/B6</text:p>
          </table:table-cell>
          <table:table-cell/>
          <table:table-cell office:value-type="string" calcext:value-type="string">
            <text:p>B4/B5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indexdatabase.de//db/i-single.php?id=88" xlink:type="simple">https://www.indexdatabase.de//db/i-single.php?id=88</text:a></text:p>
          </table:table-cell>
          <table:table-cell office:value-type="string" calcext:value-type="string">
            <text:p>Soil Composition Index</text:p>
          </table:table-cell>
          <table:table-cell office:value-type="string" calcext:value-type="string">
            <text:p>Индекс состава почвы</text:p>
          </table:table-cell>
          <table:table-cell/>
          <table:table-cell office:value-type="string" calcext:value-type="string">
            <text:p>([1600:1700] - [760:860])/([1600:1700] + [760:860])</text:p>
          </table:table-cell>
          <table:table-cell office:value-type="string" calcext:value-type="string">
            <text:p>[{'article_name': 'Al-Khaier - Soil Salinity Detection Using Satellite Remotes Sensing\n', 'article_link': '', 'article_doi': ''}]</text:p>
          </table:table-cell>
          <table:table-cell office:value-type="string" calcext:value-type="string">
            <text:p>(B5 - B8)/(B5 + B8)</text:p>
          </table:table-cell>
          <table:table-cell table:number-columns-repeated="4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indexdatabase.de//db/i-single.php?id=8" xlink:type="simple">https://www.indexdatabase.de//db/i-single.php?id=8</text:a></text:p>
          </table:table-cell>
          <table:table-cell office:value-type="string" calcext:value-type="string">
            <text:p>Simple Ratio 695/760 Carter2</text:p>
          </table:table-cell>
          <table:table-cell office:value-type="string" calcext:value-type="string">
            <text:p>Простое соотношение 695/760 Carter2</text:p>
          </table:table-cell>
          <table:table-cell office:value-type="string" calcext:value-type="string">
            <text:p>Ctr2</text:p>
          </table:table-cell>
          <table:table-cell office:value-type="string" calcext:value-type="string">
            <text:p>695nm/76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Carter, Gregory A. - Ratios of leaf reflectances in narrow wavebands as indicators of plant stress\n', 'article_link': '10.1080/01431169408954109', 'article_doi': ''}, {'article_name': 'Carter, Gregory A.; Cibula, William G.; Miller, Richard L. - Narrow-band Reflectance Imagery Compared with ThermalImagery for Early Detection of Plant Stress\n', 'article_link': '10.1016/s0176-1617(96)80070-8', 'article_doi': 'http://www.sciencedirect.com/science/article/pii/S0176161796800708'}, 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52/VNIR_61</text:p>
          </table:table-cell>
          <table:table-cell office:value-type="string" calcext:value-type="string">
            <text:p>1) На что указывает индекс?</text:p>
            <text:p>- Simple Ratio 695/760 (Ctr2) — индикатор состояния растительности, чувствительный к содержанию хлорофилла (в первую очередь хлорофилла a) и к начальной хлорозе/стрессу растений.</text:p>
            <text:p/>
            <text:p>2) Как интерпретировать?</text:p>
            <text:p>- Большие значения индекса соответствуют увеличению отражения в ~695 nm при почти неизменном отражении в NIR (760 nm) — т.е. указывают на снижение содержания хлорофилла (усиление стрессового состояния).  </text:p>
            <text:p>- В статьях отмечено статистически значимое обратное соответствие между значением индекса и содержанием/функцией хлорофилла: для листовых испытаний средний r2 ≈ 0.75 (высокая чувствительность к стрессу), в полевых данных связь с фотосинтезом была умеренной (максимум r2 ≈ 0.41). Индекс хорош для раннего (предвизуального) обнаружения хлороза, но не даёт точной одномерной количественной оценки концентрации без калибровки по виду/условиям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indexdatabase.de//db/i-single.php?id=2" xlink:type="simple">https://www.indexdatabase.de//db/i-single.php?id=2</text:a></text:p>
          </table:table-cell>
          <table:table-cell office:value-type="string" calcext:value-type="string">
            <text:p>Alunite/Kaolinite/Pyrophylite</text:p>
          </table:table-cell>
          <table:table-cell office:value-type="string" calcext:value-type="string">
            <text:p>Алунит/каолинит/пирофилит</text:p>
          </table:table-cell>
          <table:table-cell/>
          <table:table-cell office:value-type="string" calcext:value-type="string">
            <text:p>([1600:1700] + [2185:2225])/[2145:2185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office:value-type="string" calcext:value-type="string">
            <text:p>(B5 + B6)/B6</text:p>
          </table:table-cell>
          <table:table-cell/>
          <table:table-cell office:value-type="string" calcext:value-type="string">
            <text:p>(B4 + B6)/B5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indexdatabase.de//db/i-single.php?id=6" xlink:type="simple">https://www.indexdatabase.de//db/i-single.php?id=6</text:a></text:p>
          </table:table-cell>
          <table:table-cell office:value-type="string" calcext:value-type="string">
            <text:p>Carbonate</text:p>
          </table:table-cell>
          <table:table-cell office:value-type="string" calcext:value-type="string">
            <text:p>Карбонат</text:p>
          </table:table-cell>
          <table:table-cell/>
          <table:table-cell office:value-type="string" calcext:value-type="string">
            <text:p>[10250:10950]/[10950:11650]</text:p>
          </table:table-cell>
          <table:table-cell office:value-type="string" calcext:value-type="string">
            <text:p>[{'article_name': 'Kalinowski, Aleks; Oliver, Simon <text:s/>- ASTER Mineral Index Processing Manual\n', 'article_link': '', 'article_doi': ''}, {'article_name': 'Ninomiya, Y. - Mapping quartz, carbonate minerals, and mafi cultramafic rocks using remotely sensed multispectral thermal infrared ASTER data\n', 'article_link': '', 'article_doi': ''}]</text:p>
          </table:table-cell>
          <table:table-cell table:number-columns-repeated="2"/>
          <table:table-cell office:value-type="string" calcext:value-type="string">
            <text:p>B13/B14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indexdatabase.de//db/i-single.php?id=128" xlink:type="simple">https://www.indexdatabase.de//db/i-single.php?id=128</text:a></text:p>
          </table:table-cell>
          <table:table-cell office:value-type="string" calcext:value-type="string">
            <text:p>Chlorophyll Index Green</text:p>
          </table:table-cell>
          <table:table-cell office:value-type="string" calcext:value-type="string">
            <text:p>Индекс хлорофилла Зеленый</text:p>
          </table:table-cell>
          <table:table-cell office:value-type="string" calcext:value-type="string">
            <text:p>CIgreen</text:p>
          </table:table-cell>
          <table:table-cell office:value-type="string" calcext:value-type="string">
            <text:p>-1 + 1080.0/560.0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table:number-columns-repeated="5" office:value-type="string" calcext:value-type="string">
            <text:p>0.928571428571429</text:p>
          </table:table-cell>
          <table:table-cell office:value-type="string" calcext:value-type="string">
            <text:p>1) На что указывает этот индекс?  </text:p>
            <text:p>CIgreen (Chlorophyll Index Green) = (R_NIR / R_green) − 1. Индекс указывает на содержание хлорофилла (зеленых пигментов) в растительном покрове и связан с запасом зелёной листвы (green leaf biomass) и LAI.</text:p>
            <text:p/>
            <text:p>2) Как его интерпретировать?  </text:p>
            <text:p>Большее значение CIgreen соответствует большему содержанию хлорофилла и/или более высокой зелёной листовой массе (и, следовательно, большему LAI). Индекс аппроксимирует величину c·LAI (концентрация пигмента на единицу листовой площади × LAI), в исследовании показана близкая линейная связь с LAI и зелёной биомассой для LAI ≈ 0–6. Индекс не так быстро насыщается при умеренно/высоком LAI, как индексы на основе красной полосы; однако фенологические изменения (например, появление соцветий/таселов) могут исказить сигнал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www.indexdatabase.de//db/i-single.php?id=489" xlink:type="simple">https://www.indexdatabase.de//db/i-single.php?id=489</text:a></text:p>
          </table:table-cell>
          <table:table-cell office:value-type="string" calcext:value-type="string">
            <text:p>Single Band 640</text:p>
          </table:table-cell>
          <table:table-cell office:value-type="string" calcext:value-type="string">
            <text:p>Однополосный 640</text:p>
          </table:table-cell>
          <table:table-cell office:value-type="string" calcext:value-type="string">
            <text:p>SB640</text:p>
          </table:table-cell>
          <table:table-cell office:value-type="string" calcext:value-type="string">
            <text:p>64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VNIR_44</text:p>
          </table:table-cell>
          <table:table-cell office:value-type="string" calcext:value-type="string">
            <text:p>1) На что указывает: SB640 (Single Band 640 — 0.64 µm / 640 nm) указывает на поглощение в области, связанной с хлорофиллом (в таблице статьи 0.64 μm отнесён к хлорофиллу b), то есть используется для выявления присутствия/вариаций хлорофилла в листве.</text:p>
            <text:p/>
            <text:p>2) Как интерпретировать: SB640 — это значение отражённого сигнала на 640 nm; при большем содержании хлорофилла отражение в этой полосе уменьшается (т. е. большие значения SB640 соответствуют меньшему содержанию хлорофилла). Однако прямая количественная связь ненадёжна: одиночная полоса подвержена множественным рассеяниям, перекрывающимся поглощениям, эффекту насыщения и шуму, поэтому более высокие/низкие значения не дают однозначного линейного соответствия концентрации — предпочтительны многополосные/мультивариативные методы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www.indexdatabase.de//db/i-single.php?id=106" xlink:type="simple">https://www.indexdatabase.de//db/i-single.php?id=106</text:a></text:p>
          </table:table-cell>
          <table:table-cell office:value-type="string" calcext:value-type="string">
            <text:p>Disease water stress index</text:p>
          </table:table-cell>
          <table:table-cell office:value-type="string" calcext:value-type="string">
            <text:p>Индекс водного стресса при болезнях</text:p>
          </table:table-cell>
          <table:table-cell office:value-type="string" calcext:value-type="string">
            <text:p>DSWI</text:p>
          </table:table-cell>
          <table:table-cell office:value-type="string" calcext:value-type="string">
            <text:p>(547nm + 802nm)/(1657nm + 682nm)</text:p>
          </table:table-cell>
          <table:table-cell office:value-type="string" calcext:value-type="string">
            <text:p>[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]</text:p>
          </table:table-cell>
          <table:table-cell office:value-type="string" calcext:value-type="string">
            <text:p>(B2 + B4)/(B3 + B5)</text:p>
          </table:table-cell>
          <table:table-cell/>
          <table:table-cell office:value-type="string" calcext:value-type="string">
            <text:p>(B1 + B3)/(B2 + B4)</text:p>
          </table:table-cell>
          <table:table-cell/>
          <table:table-cell office:value-type="string" calcext:value-type="string">
            <text:p>(VNIR_27 + VNIR_67)/(SWIR_62 + VNIR_50)</text:p>
          </table:table-cell>
          <table:table-cell office:value-type="string" calcext:value-type="string">
            <text:p>1) На что указывает индекс? — Disease Water Stress Index (DSWI) указывает на водный стресс растений, связанный с болезнью; применяется для выявления изменений в содержании листовой жидкой воды и зон, поражённых заболеваниями (в статьях применяется, напр., для обнаружения orange rust в сахарном тростнике). (Формула по Apan et al., 2004: DSWI = (q803nm + q549nm)/(q1659nm + q681nm).)</text:p>
            <text:p/>
            <text:p>2) Как его интерпретировать? — Большие значения DSWI соответствуют более выраженным признакам водного стресса/болезни в растительном покрове (т.е. отклонениям в содержании листовой воды и связанной спектральной ответной реакции). В статье индекс используют как качественный/дискриминативный признак, но прямой количественной калибровки (линейной зависимости между значением индекса и абсолютной концентрацией воды) не приведено — соответствие носит качественный, а не точный количественный характер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indexdatabase.de//db/i-single.php?id=218" xlink:type="simple">https://www.indexdatabase.de//db/i-single.php?id=218</text:a></text:p>
          </table:table-cell>
          <table:table-cell office:value-type="string" calcext:value-type="string">
            <text:p>Simple Ratio 1058/1148</text:p>
          </table:table-cell>
          <table:table-cell office:value-type="string" calcext:value-type="string">
            <text:p>Простое соотношение 1058/1148</text:p>
          </table:table-cell>
          <table:table-cell office:value-type="string" calcext:value-type="string">
            <text:p>RVIhyp</text:p>
          </table:table-cell>
          <table:table-cell office:value-type="string" calcext:value-type="string">
            <text:p>1058nm/1148nm</text:p>
          </table:table-cell>
          <table:table-cell office:value-type="string" calcext:value-type="string">
            <text:p>[{'article_name': 'Schlerf, M.; Atzberger, C.; Hill, J. <text:s/>- Remote sensing of forest biophysical variables using HyMap imaging spectrometer data\n', 'article_link': '', 'article_doi': '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SWIR_16/SWIR_24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ww.indexdatabase.de//db/i-single.php?id=177" xlink:type="simple">https://www.indexdatabase.de//db/i-single.php?id=177</text:a></text:p>
          </table:table-cell>
          <table:table-cell office:value-type="string" calcext:value-type="string">
            <text:p>Simple Ratio 750/700 Gitelson and Merzlyak 2</text:p>
          </table:table-cell>
          <table:table-cell office:value-type="string" calcext:value-type="string">
            <text:p>Простое соотношение 750/700 по Гительсону и Мерзляку 2</text:p>
          </table:table-cell>
          <table:table-cell office:value-type="string" calcext:value-type="string">
            <text:p>SR750/700</text:p>
          </table:table-cell>
          <table:table-cell office:value-type="string" calcext:value-type="string">
            <text:p>750nm/700nm</text:p>
          </table:table-cell>
          <table:table-cell office:value-type="string" calcext:value-type="string">
            <text:p>[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Gitelson, A. A.; Merzlyak, M. N. - Remote estimation of chlorophyll content in higher plant leaves\n', 'article_link': '10.1080/014311697217558', 'article_doi': 'http://dx.doi.org/10.1080/014311697217558'}, {'article_name': 'Gitelson, Anatoly A.; Kaufman, Yoram J.; Merzlyak, Mark N. - Use of a green channel in remote sensing of global vegetation from EOS-MODIS\n', 'article_link': '10.1016/s0034-4257(96)00072-7', 'article_doi': ''}, {'article_name': 'Gitelson, Anatoly A.; Merzlyak, Mark N.; Lichtenthaler, Hartmut K. - Detection of Red Edge Position and Chlorophyll Content by Reflectance Measurements Near 700 nm\n', 'article_link': '10.1016/s0176-1617(96)80285-9', 'article_doi': 'http://www.sciencedirect.com/science/article/pii/S0176161796802859'}, {'article_name': 'Gitelson, Anatoly A.; Merzlyak, Mark N.; Zur, Y.; Stark, R.; Gritz, U. - Non-destructive and remote sensing techniques for estimation of vegetation status\n', 'article_link': '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Merzlyak, Mark N.; Gitelson, Anatoly A.; Chivkunova, Olga B.; Rakitin, Victor Y. U. - Non-destructive optical detection of pigment changes during leaf senescence and fruit ripening\n', 'article_link': '10.1034/j.1399-3054.1999.106119.x', 'article_doi': 'http://dx.doi.org/10.1034/j.1399-3054.1999.106119.x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60/VNIR_53</text:p>
          </table:table-cell>
          <table:table-cell office:value-type="string" calcext:value-type="string">
            <text:p>1) На что указывает этот индекс?</text:p>
            <text:p>- SR750/700 (Simple Ratio 750/700, R750/R700 по Gitelson &amp; Merzlyak) — отражательная величина, используемая для оценки содержания хлорофилла в листьях (в частности общего хлорофилла Chl a+b и Chl a); также применяется как индикатор стресса растения.</text:p>
            <text:p/>
            <text:p>2) Как его интерпретировать?</text:p>
            <text:p>- Чем выше значение SR750/700, тем выше содержание хлорофилла (положительная связь). Gitelson et al. сообщают сильную корреляцию для разных видов (r^2 ≈ 0.90–0.96; ошибка оценки порядка ~4 ед. в метрике статьи), Datt показывает: при необработанных спектрах связь слабее (r≈0.46), а после корректировки на рассеяние (scatter‑adjustment) связь усиливается (r≈0.72). Следовательно существует устойчивое соответствие между значением индекса и концентрацией хлорофилла, но его точность зависит от коррекции влияния рассеяния листа и условий измерения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indexdatabase.de//db/i-single.php?id=516" xlink:type="simple">https://www.indexdatabase.de//db/i-single.php?id=516</text:a></text:p>
          </table:table-cell>
          <table:table-cell office:value-type="string" calcext:value-type="string">
            <text:p>Single Band 2100</text:p>
          </table:table-cell>
          <table:table-cell office:value-type="string" calcext:value-type="string">
            <text:p>Однополосный 2100</text:p>
          </table:table-cell>
          <table:table-cell office:value-type="string" calcext:value-type="string">
            <text:p>SB2100</text:p>
          </table:table-cell>
          <table:table-cell office:value-type="string" calcext:value-type="string">
            <text:p>210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B13</text:p>
          </table:table-cell>
          <table:table-cell office:value-type="string" calcext:value-type="string">
            <text:p>SWIR_90</text:p>
          </table:table-cell>
          <table:table-cell office:value-type="string" calcext:value-type="string">
            <text:p>1) На что указывает этот индекс? — В статье индекс SB2100 (Single Band 2100) прямо не упоминается. Ближайшая запись — длина волны 2.10 µm (2100 nm) в таблице 1, связана с колебаниями O=H / C–O (ответственные за поглощение у крахмала и целлюлозы).</text:p>
            <text:p/>
            <text:p>2) Как его интерпретировать? — Нет определения интерпретации SB2100 в статье. Общие выводы автора: одиночная волна не даёт однозначной количественной оценки (наложение полос, насыщение, шум); повышение отражения в заданной полосе обычно означает меньшее поглощение соответствующих связей (т.е. потенциально ниже содержание связанного вещества), но прямой корреляции «значение индекса ↔ концентрация» без калибровки и многовариантных методов нет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www.indexdatabase.de//db/i-single.php?id=166" xlink:type="simple">https://www.indexdatabase.de//db/i-single.php?id=166</text:a></text:p>
          </table:table-cell>
          <table:table-cell table:number-columns-repeated="2" office:value-type="string" calcext:value-type="string">
            <text:p>Maccioni</text:p>
          </table:table-cell>
          <table:table-cell/>
          <table:table-cell office:value-type="string" calcext:value-type="string">
            <text:p>(-710nm + 780nm)/(-680nm + 780nm)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ccioni, Andrea; Agati, Giovanni; Mazzinghi, Piero - New vegetation indices for remote measurement of chlorophylls based on leaf directional reflectance spectra\n', 'article_link': '10.1016/s1011-1344(01)00145-2', 'article_doi': 'http://www.sciencedirect.com/science/article/pii/S1011134401001452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(-B4 + B8)/(B3 - B4)</text:p>
          </table:table-cell>
          <table:table-cell table:number-columns-repeated="2"/>
          <table:table-cell office:value-type="string" calcext:value-type="string">
            <text:p>(B5 - B7)/(B4 - B7)</text:p>
          </table:table-cell>
          <table:table-cell office:value-type="string" calcext:value-type="string">
            <text:p>(VNIR_54 - VNIR_64)/(VNIR_50 - VNIR_64)</text:p>
          </table:table-cell>
          <table:table-cell office:value-type="string" calcext:value-type="string">
            <text:p>1) На что указывает этот индекс?  </text:p>
            <text:p>- Индекс Maccioni (из Maccioni et al., 2001) — основан на нормализованной внутренней отражательной составляющей (упрощённо R542/R750 или в исходной форме (R542/Rmin_red)/(R750/Rmin_red)) — предназначен для дистанционной оценки содержания хлорофиллов в листьях: в первую очередь общего хлорофилла (Chl); отдельно предложены аналогичные показатели для Chl‑a (ок. 706 nm) и Chl‑b (ок. 556 nm).</text:p>
            <text:p/>
            <text:p>2) Как его интерпретировать?  </text:p>
            <text:p>- Большие значения индекса соответствуют меньшей концентрации хлорофилла (при росте содержания хлорофилла отражение в зелёной области падает, поэтому отношение R542/R750 уменьшается).  </text:p>
            <text:p>- Между значением индекса и концентрацией установлена лог–линейная зависимость (log(Chl) ~ a·NR + b) с хорошей корреляцией: для Chl — RMSE ≈ 3.2 (ед. статьи), R² ≈ 0.97; для Chl‑a (706 nm) RMSE ≈ 2.3, R² ≈ 0.97; для Chl‑b (556 nm) RMSE ≈ 1.5, R² ≈ 0.89 — то есть существует устойчивая количественная связь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indexdatabase.de//db/i-single.php?id=519" xlink:type="simple">https://www.indexdatabase.de//db/i-single.php?id=519</text:a></text:p>
          </table:table-cell>
          <table:table-cell office:value-type="string" calcext:value-type="string">
            <text:p>Single Band 2240</text:p>
          </table:table-cell>
          <table:table-cell office:value-type="string" calcext:value-type="string">
            <text:p>Однополосный 2240</text:p>
          </table:table-cell>
          <table:table-cell office:value-type="string" calcext:value-type="string">
            <text:p>SB2240</text:p>
          </table:table-cell>
          <table:table-cell office:value-type="string" calcext:value-type="string">
            <text:p>224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WIR_107</text:p>
          </table:table-cell>
          <table:table-cell office:value-type="string" calcext:value-type="string">
            <text:p>1) На что указывает этот индекс?</text:p>
            <text:p>SB2240 (Single Band 2240) — одноузловой спектральный канал на ~2.24 µm (2240 nm). В таблице статьи волна 2.24 µm отнесена к C–H stretch и связана с белком (protein) — т.е. в контексте этой работы этот канал помогает обнаружить C–H- содержащие органические соединения, в частности белки в листве.</text:p>
            <text:p/>
            <text:p>2) Как его интерпретировать?</text:p>
            <text:p>Большие значения индекса соответствуют большему значению отражательной способности в bands 2.24 µm (или, в зависимости от формулы индекса, относительному усилению сигнала на этой длине волны). Однако автор предупреждает, что единичная длина волны плохо коррелирует однозначно с концентрацией: поглощения широки и перекрываются, разные органические соединения абсорбируют в близких диапазонах, наблюдаются эффекты рассеяния, насыщения и шум датчика. Следовательно прямой пропорции «значение индекса ↔ концентрация вещества» нет без эмпирической многоволновой калибровки (мультivariate regression / де- свёртка).</text:p>
            <text:p/>
            <text:p>3) Можно ли его использовать для поиска месторождений полезных ископаемых?</text:p>
            <text:p>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indexdatabase.de//db/i-single.php?id=125" xlink:type="simple">https://www.indexdatabase.de//db/i-single.php?id=125</text:a></text:p>
          </table:table-cell>
          <table:table-cell office:value-type="string" calcext:value-type="string">
            <text:p>Wide Dynamic Range Vegetation Index</text:p>
          </table:table-cell>
          <table:table-cell office:value-type="string" calcext:value-type="string">
            <text:p>Индекс растительности в широком динамическом диапазоне</text:p>
          </table:table-cell>
          <table:table-cell office:value-type="string" calcext:value-type="string">
            <text:p>WDRVI</text:p>
          </table:table-cell>
          <table:table-cell office:value-type="string" calcext:value-type="string">
            <text:p>(0.1*1080.0 - 660.0)/(0.1*1080.0 + 660.0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Gitelson, Anatoly A. - Wide Dynamic Range Vegetation Index for Remote Quantification of Biophysical Characteristics of Vegetation\n', 'article_link': '10.1078/0176-1617-01176', 'article_doi': 'http://www.sciencedirect.com/science/article/pii/S0176161704705726'}, {'article_name': 'Hancock, D. W.; Dougherty, C. T. - Relationships between blue- and red-based vegetation indices and leaf area and yield of alfalfa\n', 'article_link': '10.2135/cropsci2007.01.0031', 'article_doi': 'http://apps.webofknowledge.com/InboundService.do?Func=Frame&amp;product=WOS&amp;action=retrieve&amp;SrcApp=EndNote&amp;Init=Yes&amp;SrcAuth=ResearchSoft&amp;mode=FullRecord&amp;UT=000251409000038'}, {'article_name': 'Herrmann, I.; Pimstein, A.; Karnieli, A.; Cohen, Y.; Alchanatis, V.; Bonfil, D. J. - LAI assessment of wheat and potato crops by VENÂµS and Sentinel-2 bands\n', 'article_link': '10.1016/j.rse.2011.04.018', 'article_doi': 'http://www.sciencedirect.com/science/article/pii/S0034425711001465'}]</text:p>
          </table:table-cell>
          <table:table-cell table:number-columns-repeated="5" office:value-type="string" calcext:value-type="string">
            <text:p>-0.718750000000000</text:p>
          </table:table-cell>
          <table:table-cell office:value-type="string" calcext:value-type="string">
            <text:p>1) На что указывает этот индекс? — Wide Dynamic Range Vegetation Index (WDRVI) указывает на биофизические характеристики растительности: долю зелёной растительности (vegetation fraction, VF), листовую площадь (LAI) и надземную биомассу. Не является прямым измерением химического вещества; лишь косвенно связан с содержанием хлорофилла.</text:p>
            <text:p/>
            <text:p>2) Как его интерпретировать? — Формула: WDRVI = (a·ρNIR − ρred)/(a·ρNIR + ρred), где a — весовой коэффициент (рекомендуемо ≈ 0.1–0.2; в некоторых испытаниях 0.05–0.2). Большие значения WDRVI соответствуют большей доле зелёной растительности, большему LAI и большей биомассе. В условиях средней–высокой плотности растительности (LAI ≈ 2–6, VF &gt; ~60%) WDRVI даёт более линейную и более чувствительную зависимость, чем NDVI (чувствительность увеличивается как минимум в ~3 раза; в экспериментах связь WDRVI–VF была почти линейной, R² &gt; 0.93). Соответствие — хорошая корреляция с LAI/биомассой, но не прямое количественное определение концентрации веществ (только косвенная связь с хлорофиллом)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indexdatabase.de//db/i-single.php?id=11" xlink:type="simple">https://www.indexdatabase.de//db/i-single.php?id=11</text:a></text:p>
          </table:table-cell>
          <table:table-cell office:value-type="string" calcext:value-type="string">
            <text:p>Coloration Index</text:p>
          </table:table-cell>
          <table:table-cell office:value-type="string" calcext:value-type="string">
            <text:p>Индекс окраски</text:p>
          </table:table-cell>
          <table:table-cell office:value-type="string" calcext:value-type="string">
            <text:p>CI</text:p>
          </table:table-cell>
          <table:table-cell office:value-type="string" calcext:value-type="string">
            <text:p>(-485.0 + 660.0)/660.0</text:p>
          </table:table-cell>
          <table:table-cell office:value-type="string" calcext:value-type="string">
            <text:p>[{'article_name': 'Escadafal, R.; Belghith, A.; Ben Moussa, H. - Indices spectraux pour la dÃ©gradation des milieux naturels en Tunisie aride\n', 'article_link': '', 'article_doi': ''}]</text:p>
          </table:table-cell>
          <table:table-cell table:number-columns-repeated="5" office:value-type="string" calcext:value-type="string">
            <text:p>0.265151515151515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indexdatabase.de//db/i-single.php?id=283" xlink:type="simple">https://www.indexdatabase.de//db/i-single.php?id=283</text:a></text:p>
          </table:table-cell>
          <table:table-cell office:value-type="string" calcext:value-type="string">
            <text:p>Simple Ratio 800/650 Pigment specific simple ratio B1</text:p>
          </table:table-cell>
          <table:table-cell office:value-type="string" calcext:value-type="string">
            <text:p>Простое соотношение 800/650 Для конкретного пигмента простое соотношение B1</text:p>
          </table:table-cell>
          <table:table-cell office:value-type="string" calcext:value-type="string">
            <text:p>PSSRb1</text:p>
          </table:table-cell>
          <table:table-cell office:value-type="string" calcext:value-type="string">
            <text:p>800nm/650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]</text:p>
          </table:table-cell>
          <table:table-cell office:value-type="string" calcext:value-type="string">
            <text:p>B4/B3</text:p>
          </table:table-cell>
          <table:table-cell/>
          <table:table-cell office:value-type="string" calcext:value-type="string">
            <text:p>B3/B2</text:p>
          </table:table-cell>
          <table:table-cell office:value-type="string" calcext:value-type="string">
            <text:p>B8/B4</text:p>
          </table:table-cell>
          <table:table-cell office:value-type="string" calcext:value-type="string">
            <text:p>VNIR_67/VNIR_45</text:p>
          </table:table-cell>
          <table:table-cell office:value-type="string" calcext:value-type="string">
            <text:p>1) На что указывает индекс?</text:p>
            <text:p>- PSSRb1 (Simple Ratio 800/650, Pigment specific simple ratio B1 = R800 / R650) предназначен для оценки содержания хлорофилла b (Chl b) в листве/зелёной биомассе (фотосинтетический пигмент).</text:p>
            <text:p/>
            <text:p>2) Как интерпретировать?</text:p>
            <text:p>- Большие значения PSSRb1 соответствуют большей отражательной доле в NIR относительно красной (800/650) и означают более высокую концентрацию хлорофилла b. В Blackburn (1998) зависимость описывается степенной моделью: Chl b (mg m−2) = 8.4186 · (PSSRb1)^1.5318, коэффициент детерминации R^2 = 0.9405 — сильная положительная связь на уровне листа (единицы Chl b в mg m−2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indexdatabase.de//db/i-single.php?id=517" xlink:type="simple">https://www.indexdatabase.de//db/i-single.php?id=517</text:a></text:p>
          </table:table-cell>
          <table:table-cell office:value-type="string" calcext:value-type="string">
            <text:p>Single Band 2130</text:p>
          </table:table-cell>
          <table:table-cell office:value-type="string" calcext:value-type="string">
            <text:p>Однополосный 2130</text:p>
          </table:table-cell>
          <table:table-cell office:value-type="string" calcext:value-type="string">
            <text:p>SB2130</text:p>
          </table:table-cell>
          <table:table-cell office:value-type="string" calcext:value-type="string">
            <text:p>213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13</text:p>
          </table:table-cell>
          <table:table-cell office:value-type="string" calcext:value-type="string">
            <text:p>SWIR_94</text:p>
          </table:table-cell>
          <table:table-cell office:value-type="string" calcext:value-type="string">
            <text:p>1) На что указывает этот индекс?  </text:p>
            <text:p>   - Single Band 2130 (SB2130) — полоса на ~2.13 µm (2130 nm). В таблице связана с вибрациями C–O–C (третья обертона) и N–H — атрибутируется к белку (protein).</text:p>
            <text:p/>
            <text:p>2) Как его интерпретировать?  </text:p>
            <text:p>   - SB2130 = значение отражения в полосе 2.13 µm. Более высокие значения отражения → меньшая поглощательная глубина в этой полосе → обычно ниже концентрация белка; более низкие значения отражения → сильнее поглощение → обычно выше концентрация белка.  </text:p>
            <text:p>   - При этом в статье подчёркивается, что одиночная полоса не даёт надёжного количественного соответствия с концентрацией из‑за многократного рассеяния, перекрытия поглощений разных соединений, насыщения и шума; для точных оценок рекомендуют многополосные/мультивариантные методы или производные спектров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www.indexdatabase.de//db/i-single.php?id=506" xlink:type="simple">https://www.indexdatabase.de//db/i-single.php?id=506</text:a></text:p>
          </table:table-cell>
          <table:table-cell office:value-type="string" calcext:value-type="string">
            <text:p>Single Band 1690</text:p>
          </table:table-cell>
          <table:table-cell office:value-type="string" calcext:value-type="string">
            <text:p>Однополосный 1690</text:p>
          </table:table-cell>
          <table:table-cell office:value-type="string" calcext:value-type="string">
            <text:p>SB1690</text:p>
          </table:table-cell>
          <table:table-cell office:value-type="string" calcext:value-type="string">
            <text:p>169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SWIR_65</text:p>
          </table:table-cell>
          <table:table-cell office:value-type="string" calcext:value-type="string">
            <text:p>1) На что указывает этот индекс?</text:p>
            <text:p>- SB1690 = Single Band 1690 — полоса на ~1.69 µm (1690 nm), связана с C–H stretch (1st overtone); чувствительна к органическим компонентам листвы: лигнину, крахмалу, белку и связанному азоту (см. Table 1).</text:p>
            <text:p/>
            <text:p>2) Как его интерпретировать?</text:p>
            <text:p>- Полоса 1.69 µm соответствует поглощению C–H‑групп: при росте содержания этих веществ поглощение усиливается, а отражение в 1.69 µm уменьшается (если индекс = отражение). Однако в статье подчёркнуто, что одиночная длина волны не даёт однозначной количественной оценки: перекрытие полос, множественное рассеяние, интеркорреляция веществ и эффект насыщения нарушают простую линейную зависимость — требуется калибровка и мультвариативные методы; прямой и универсальной пропорции «больше индекс = больше концентрация» нет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www.indexdatabase.de//db/i-single.php?id=402" xlink:type="simple">https://www.indexdatabase.de//db/i-single.php?id=402</text:a></text:p>
          </table:table-cell>
          <table:table-cell office:value-type="string" calcext:value-type="string">
            <text:p>Simple Ratio 700</text:p>
          </table:table-cell>
          <table:table-cell office:value-type="string" calcext:value-type="string">
            <text:p>Простое соотношение 700</text:p>
          </table:table-cell>
          <table:table-cell office:value-type="string" calcext:value-type="string">
            <text:p>SR700</text:p>
          </table:table-cell>
          <table:table-cell office:value-type="string" calcext:value-type="string">
            <text:p>1/700nm</text:p>
          </table:table-cell>
          <table:table-cell office:value-type="string" calcext:value-type="string">
            <text:p>[{'article_name': 'Gitelson, Anatoly A.; Buschmann, Claus; Lichtenthaler, Hartmut K. - The Chlorophyll Fluorescence Ratio F735/F700 as an Accurate Measure of the Chlorophyll Content in Plants\n', 'article_link': '10.1016/s0034-4257(99)00023-1', 'article_doi': 'http://www.sciencedirect.com/science/article/pii/S0034425799000231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1/B8</text:p>
          </table:table-cell>
          <table:table-cell table:number-columns-repeated="2"/>
          <table:table-cell office:value-type="string" calcext:value-type="string">
            <text:p>1/B5</text:p>
          </table:table-cell>
          <table:table-cell office:value-type="string" calcext:value-type="string">
            <text:p>1/VNIR_53</text:p>
          </table:table-cell>
          <table:table-cell office:value-type="string" calcext:value-type="string">
            <text:p>1) На что указывает этот индекс?</text:p>
            <text:p>- Simple Ratio 700 (SR700) — это простой спектральный коэффициент, основанный на отношении отражений с участием диапазона ~700 нм (в практике чаще используются соотношения вида R750/R700 или близкие вариации). В обсуждаемых статьях SR‑похожие индексы указывают на содержание хлорофилла (общий Chl a+b) в листьях.</text:p>
            <text:p/>
            <text:p>2) Как его интерпретировать?</text:p>
            <text:p>- Большие значения SR700 (высокое отношение отражений в ближнем ИК к отражению около 700 нм) соответствуют большему содержанию хлорофилла: при увеличении Chl отражение у ~700 нм уменьшается за счёт поглощения, а в NIR остаётся высоким, поэтому отношение растёт. В статьях показано, что отношения, использующие 700–735 нм (включая F735/F700 и отражательные SR‑варианты), коррелируют с концентрацией хлорофилла достаточно строго (для F735/F700 r2≈0.95, лучшие модифицированные SR/mND дают RMSE порядка ~2 µg/cm2 на листовом уровне). Однако зависимость может частично насыщаться при очень больших концентрациях и зависит от вида листа, структуры листа и способа измерения, а также от используемой формулы индекса и калибровк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indexdatabase.de//db/i-single.php?id=490" xlink:type="simple">https://www.indexdatabase.de//db/i-single.php?id=490</text:a></text:p>
          </table:table-cell>
          <table:table-cell office:value-type="string" calcext:value-type="string">
            <text:p>Single Band 660</text:p>
          </table:table-cell>
          <table:table-cell office:value-type="string" calcext:value-type="string">
            <text:p>Однополосный 660</text:p>
          </table:table-cell>
          <table:table-cell office:value-type="string" calcext:value-type="string">
            <text:p>SB660</text:p>
          </table:table-cell>
          <table:table-cell office:value-type="string" calcext:value-type="string">
            <text:p>66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NIR_47</text:p>
          </table:table-cell>
          <table:table-cell office:value-type="string" calcext:value-type="string">
            <text:p>1) На что указывает этот индекс?  </text:p>
            <text:p>SB660 (Single Band 660) — отражение/значение в узкой полосе около 0.66 µm; в таблице статьи 0.66 µm отнесено к электронному переходу хлорофилла a, т.е. индекс помогает выявлять присутствие/активность хлорофилла в листве.</text:p>
            <text:p/>
            <text:p>2) Как его интерпретировать?  </text:p>
            <text:p>Поскольку хлорофилл сильно поглощает при ~0.66 µm, более низкие значения SB660 (меньшая отражательная способность) обычно соответствуют большему содержанию хлорофилла; более высокие значения — напротив, меньшему содержанию хлорофилла. Прямая пропорциональная зависимость не гарантирована: возможна насыщаемость поглощения, интерференция с другими веществами, влияние конструкции кроны и шум датчика — для количественной оценки требуются калибровки/многовариантные модели.</text:p>
            <text:p/>
            <text:p>3) Можно ли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www.indexdatabase.de//db/i-single.php?id=68" xlink:type="simple">https://www.indexdatabase.de//db/i-single.php?id=68</text:a></text:p>
          </table:table-cell>
          <table:table-cell office:value-type="string" calcext:value-type="string">
            <text:p>Normalized Difference 570/531 Photochemical Reflectance Index 570/531</text:p>
          </table:table-cell>
          <table:table-cell office:value-type="string" calcext:value-type="string">
            <text:p>Нормализованная разница 570/531 Фотохимический показатель отражения 570/531</text:p>
          </table:table-cell>
          <table:table-cell office:value-type="string" calcext:value-type="string">
            <text:p>PRI570/531</text:p>
          </table:table-cell>
          <table:table-cell office:value-type="string" calcext:value-type="string">
            <text:p>(-531nm + 570nm)/(531nm + 570nm)</text:p>
          </table:table-cell>
          <table:table-cell office:value-type="string" calcext:value-type="string">
            <text:p>[{'article_name': 'Gamon, J. A.; PeÃ±uelas, J.; Field, C. B. - A narrow-waveband spectral index that tracks diurnal changes in photosynthetic efficiency\n', 'article_link': '10.1016/0034-4257(92)90059-s', 'article_doi': 'http://www.sciencedirect.com/science/article/pii/003442579290059S'}, {'article_name': 'Nichol, Caroline J.; Huemmrich, Karl F.; Black, T. Andrew; Jarvis, Paul G.; Walthall, Charles L.; Grace, John; Hall, Forrest G. - Remote sensing of photosynthetic-light-use efficiency of boreal forest\n', 'article_link': '10.1016/s0168-1923(99)00167-7', 'article_doi': 'http://www.sciencedirect.com/science/article/pii/S0168192399001677'}, {'article_name': 'Penuelas, J.; Llusia, J.; Pinol, J.; Filella, I. - Photochemical reflectance index and leaf photosynthetic radiation-use-efficiency assessment in Mediterranean trees\n', 'article_link': '10.1080/014311697217387', 'article_doi': 'http://dx.doi.org/10.1080/014311697217387'}, {'article_name': 'Strachan, Ian B.; Pattey, Elizabeth; Boisvert, Johanne B. - Impact of nitrogen and environmental conditions on corn as detected by hyperspectral reflectance\n', 'article_link': '10.1016/s0034-4257(01)00299-1', 'article_doi': ''}]</text:p>
          </table:table-cell>
          <table:table-cell table:number-columns-repeated="3" office:value-type="string" calcext:value-type="string">
            <text:p>0</text:p>
          </table:table-cell>
          <table:table-cell/>
          <table:table-cell office:value-type="string" calcext:value-type="string">
            <text:p>(-VNIR_24 + VNIR_32)/(VNIR_24 + VNIR_32)</text:p>
          </table:table-cell>
          <table:table-cell office:value-type="string" calcext:value-type="string">
            <text:p>1) На что указывает этот индекс?</text:p>
            <text:p>   - Это узкополосный фотохимический рефлектанс‑индекс, основанный на соотношении отражений около 531 nm и около 570 nm; он служит индикатором состояния ксантрофилльного (xanthophyll) цикла — соотношения violaxanthin↔antheraxanthin↔zeaxanthin (эпоксидированное/депоксидированное состояние, EPS) и, через это, фотохимической (светоиспользующей) эффективности фотосинтеза (LUE).</text:p>
            <text:p/>
            <text:p>2) Как его интерпретировать?</text:p>
            <text:p>   - Индекс вычисляют как нормализованную разность отражений в двух полосах (в литературе чаще PRI = (R531 − R570)/(R531 + R570), эквивалентно нормализованной разности 531/570). Большие (более положительные) значения PRI соответствуют более высокому эпоксидированному состоянию (больше violaxanthin) и, как правило, более высокой световой эффективностью фотосинтеза; меньшие (более отрицательные) значения отражают депоксидизацию (накопление zeaxanthin), усиление нефотохимического гашения и понижение LUE. Между значением индекса и концентрацией пигментов/LUE наблюдаются значимые корреляции в листьях и на уровне кроны (Gamon et al., Nichol et al.), но индекс — относительный прокси: связь зависит от выбора эталонной волны, углов съемки, структуры кроны и водного стресса; для количественного определения концентраций требуется калибровка.</text:p>
            <text:p/>
            <text:p>3) Можно ли его использовать для поиска месторождений полезных ископаемых?</text:p>
            <text:p>   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www.indexdatabase.de//db/i-single.php?id=279" xlink:type="simple">https://www.indexdatabase.de//db/i-single.php?id=279</text:a></text:p>
          </table:table-cell>
          <table:table-cell office:value-type="string" calcext:value-type="string">
            <text:p>Normalized Difference 790/720 Normalized difference red edge index</text:p>
          </table:table-cell>
          <table:table-cell office:value-type="string" calcext:value-type="string">
            <text:p>Нормализованная разница 790/720 Нормализованная разница индекс красного края</text:p>
          </table:table-cell>
          <table:table-cell office:value-type="string" calcext:value-type="string">
            <text:p>NDRE</text:p>
          </table:table-cell>
          <table:table-cell office:value-type="string" calcext:value-type="string">
            <text:p>(-720nm + 790nm)/(720nm + 790nm)</text:p>
          </table:table-cell>
          <table:table-cell office:value-type="string" calcext:value-type="string">
            <text:p>[{'article_name': 'Barnes, E.M.; Clarke, T.R.; Richards, S.E.; Colaizzi, P.D.; Haberland, J.; Kostrzewski, M.; Waller, P.; Choi, C., Riley, E.; Thompson, T.; Lascano, R.J.; Li, H.; Moran, M.S. - Coincident detection of crop water stress, nitrogen status and canopy density using ground based multispectral data\n', 'article_link': '', 'article_doi': ''}, {'article_name': 'Herrmann, I.; Karnieli, A.; Bonfil, D. J.; Cohen, Y.; Alchanatis, V. - SWIR-based spectral indices for assessing nitrogen content in potato fields\n', 'article_link': '10.1080/01431160903283892', 'article_doi': 'http://dx.doi.org/10.1080/01431160903283892'}]</text:p>
          </table:table-cell>
          <table:table-cell office:value-type="string" calcext:value-type="string">
            <text:p>(B4 - B8)/(B4 + B8)</text:p>
          </table:table-cell>
          <table:table-cell table:number-columns-repeated="3"/>
          <table:table-cell office:value-type="string" calcext:value-type="string">
            <text:p>(-VNIR_56 + VNIR_65)/(VNIR_56 + VNIR_65)</text:p>
          </table:table-cell>
          <table:table-cell office:value-type="string" calcext:value-type="string">
            <text:p>1) На что указывает этот индекс?</text:p>
            <text:p>- NDRE (Normalized Difference Red Edge, нормализованная разность 790/720; формула: (r790 − r720)/(r790 + r720)) чувствителен к положению «красного края» и в первую очередь отражает содержание хлорофилла в растениях; косвенно помогает оценивать содержание азота в растительной биомассе (через связь хлорофилла с N).</text:p>
            <text:p/>
            <text:p>2) Как его интерпретировать?</text:p>
            <text:p>- Большее значение NDRE соответствует большему содержанию хлорофилла (здоровее/плотнее зелёная листва, сдвиг красного края в более длинноволновую область).  </text:p>
            <text:p>- Связь с концентрацией азота существующая, но косвенная и неполная: повышенный NDRE обычно означает и более высокий фолiar N, но индекс не даёт прямого количественного измерения N (отношение лишь коррелирует, может насыщаться в плотной растительности и зависеть от водного стресса и фона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www.indexdatabase.de//db/i-single.php?id=295" xlink:type="simple">https://www.indexdatabase.de//db/i-single.php?id=295</text:a></text:p>
          </table:table-cell>
          <table:table-cell office:value-type="string" calcext:value-type="string">
            <text:p>Ratio Analysis of Reflectance Spectra B2</text:p>
          </table:table-cell>
          <table:table-cell office:value-type="string" calcext:value-type="string">
            <text:p>Анализ соотношения спектров отражения B2</text:p>
          </table:table-cell>
          <table:table-cell office:value-type="string" calcext:value-type="string">
            <text:p>RARSb2</text:p>
          </table:table-cell>
          <table:table-cell office:value-type="string" calcext:value-type="string">
            <text:p>680nm*700nm*r680/(635nm*r635*r70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8*r680/(r635*r700)</text:p>
          </table:table-cell>
          <table:table-cell table:number-columns-repeated="3"/>
          <table:table-cell office:value-type="string" calcext:value-type="string">
            <text:p>VNIR_50*VNIR_53*r680/(VNIR_43*r635*r700)</text:p>
          </table:table-cell>
          <table:table-cell office:value-type="string" calcext:value-type="string">
            <text:p>1) На что указывает индекс RARSb2 (Ratio Analysis of Reflectance Spectra B2)?  </text:p>
            <text:p>   - Это индекс, предназначенный для оценки концентрации хлорофилла b в листьях (то есть указывает на наличие/количество Chl b).</text:p>
            <text:p/>
            <text:p>2) Как его интерпретировать?  </text:p>
            <text:p>   - Более высокие значения индекса соответствуют возрастанию концентрации хлорофилла b.  </text:p>
            <text:p>   - В статье приведены сильные корреляции между RARS-формулами и концентрацией Chl b (коэффициенты детерминации порядка ≈0.89–0.90 для RARS-вариантов); при оптимизации волновых полос и использовании простых соотношений (например, PSSR b = R800/R635) достигаются ещё более высокие R2 (до ≈0.95).  </text:p>
            <text:p>   - Однако связь может быть нелинейной для некоторых формул и ограничена влиянием структурных изменений листа, стадии сенесценции и выбора волновых полос — то есть индекс коррелирует с концентрацией, но точная форма зависимости и чувствительность зависят от варианта индекса и условий измерения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www.indexdatabase.de//db/i-single.php?id=173" xlink:type="simple">https://www.indexdatabase.de//db/i-single.php?id=173</text:a></text:p>
          </table:table-cell>
          <table:table-cell office:value-type="string" calcext:value-type="string">
            <text:p>Optimized Soil Adjusted Vegetation Index 2</text:p>
          </table:table-cell>
          <table:table-cell office:value-type="string" calcext:value-type="string">
            <text:p>Оптимизированный индекс растительности с поправкой на почву 2</text:p>
          </table:table-cell>
          <table:table-cell office:value-type="string" calcext:value-type="string">
            <text:p>OSAVI2</text:p>
          </table:table-cell>
          <table:table-cell office:value-type="string" calcext:value-type="string">
            <text:p>1.16*(-705nm + 750nm)/(705nm + 750nm + 0.16)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1.16*(-VNIR_54 + VNIR_60)/(VNIR_54 + VNIR_60 + 0.16)</text:p>
          </table:table-cell>
          <table:table-cell office:value-type="string" calcext:value-type="string">
            <text:p>1) На что указывает: определяет содержание хлорофилла (total chlorophyll, плотность хлорофилла на единицу площади листа/кроны) — т.е. применим для оценки хлорофилла в листьях/кроне.</text:p>
            <text:p/>
            <text:p>2) Как интерпретировать: большие значения OSAVI2 соответствуют большему содержанию хлорофилла (положительная эмпирическая зависимость). В статье OSAVI2 показал хорошую предиктивную способность и устойчивость благодаря использованию «off‑chlorophyll» полос (≈750 и 705 нм) и почвенной корректировке (в комбинированном наборе: RMSE = 59.31 mg/m2, место в рейтинге — 4; для низкого хлорофилла (maize) RMSE = 17.32 mg/m2, ранк = 3). Связь эмпирическая и зависит от вида, структуры листа и диапазона хлорофилла — модификация уменьшает насыщение, но универсальной линейной зависимости по всем условиям нет.</text:p>
            <text:p/>
            <text:p>3) Можно ли использовать для поиска месторождений полезных ископаемых: Нет информации</text:p>
          </table:table-cell>
          <table:table-cell table:style-name="Default" table:number-columns-repeated="16371"/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ww.indexdatabase.de//db/i-single.php?id=335" xlink:type="simple">https://www.indexdatabase.de//db/i-single.php?id=335</text:a></text:p>
          </table:table-cell>
          <table:table-cell office:value-type="string" calcext:value-type="string">
            <text:p>Red edge 1</text:p>
          </table:table-cell>
          <table:table-cell office:value-type="string" calcext:value-type="string">
            <text:p>Красный край 1</text:p>
          </table:table-cell>
          <table:table-cell office:value-type="string" calcext:value-type="string">
            <text:p>Rededge1</text:p>
          </table:table-cell>
          <table:table-cell office:value-type="string" calcext:value-type="string">
            <text:p>[708:716]/[676:685]</text:p>
          </table:table-cell>
          <table:table-cell office:value-type="string" calcext:value-type="string">
            <text:p>[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]</text:p>
          </table:table-cell>
          <table:table-cell office:value-type="string" calcext:value-type="string">
            <text:p>B8/B3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- Red edge 1 (Red edge 1) — индекс, сформированный исключительно из полос «red edge» набора Enhanced Geobotany (EG, в статье это полосы EG6–EG9). Он указывает на состояние растительности: контраст в зоне «красного края» спектра, связанный с содержанием хлорофилла, листовой биомассой (LAI) и общим вегетативным здоровьем / стрессом растений.</text:p>
            <text:p/>
            <text:p>2) Как его интерпретировать?</text:p>
            <text:p>- Большие значения Red edge 1 соответствуют более выраженному (резкому) «красному краю» — обычно более высокой биомассе/лабо/бóльшему содержанию хлорофилла и лучшему состоянию растений.  </text:p>
            <text:p>- Прямая количественная связь с концентрацией какого‑либо конкретного вещества (например, абсолютной концентрацией хлорофилла) в статье не даётся: связь косвенная, варьирует по типу культуры и времени съёмки; корреляции с LAI, температурой полога и высотой растений есть, но они непостоянны и не всегда статистически значимы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indexdatabase.de//db/i-single.php?id=336" xlink:type="simple">https://www.indexdatabase.de//db/i-single.php?id=336</text:a></text:p>
          </table:table-cell>
          <table:table-cell office:value-type="string" calcext:value-type="string">
            <text:p>Red edge 2</text:p>
          </table:table-cell>
          <table:table-cell office:value-type="string" calcext:value-type="string">
            <text:p>Красный край 2</text:p>
          </table:table-cell>
          <table:table-cell office:value-type="string" calcext:value-type="string">
            <text:p>Rededge2</text:p>
          </table:table-cell>
          <table:table-cell office:value-type="string" calcext:value-type="string">
            <text:p>(-[676:685] + [708:716])/([676:685] + [708:716])</text:p>
          </table:table-cell>
          <table:table-cell office:value-type="string" calcext:value-type="string">
            <text:p>[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]</text:p>
          </table:table-cell>
          <table:table-cell office:value-type="string" calcext:value-type="string">
            <text:p>(-B3 + B8)/(B3 + B8)</text:p>
          </table:table-cell>
          <table:table-cell table:number-columns-repeated="4"/>
          <table:table-cell office:value-type="string" calcext:value-type="string">
            <text:p>1) На что указывает индекс Red edge 2 (Rededge2)?  </text:p>
            <text:p>- Индекс характеризует форму/крутизну «красного края» спектра растительности (использует исключительно красно-красно‑краевой набор полос EG, bands 6–9). Помогает выявлять состояние растительности — содержание хлорофилла, листовую площадь (LAI), биомассу и проявления стрессов растений.</text:p>
            <text:p/>
            <text:p>2) Как интерпретировать?  </text:p>
            <text:p>- Бóльшие значения Red edge 2 — более выраженный (крутой) красный край, что обычно соответствует большей концентрации хлорофилла, большей LAI и лучшему вегетативному состоянию.  </text:p>
            <text:p>- Однако прямой универсальной количественной зависимости между значением индекса и концентрацией вещества в статье не даётся: корреляции существуют, но зависят от типа культуры и времени съёмки (значения и знак корреляций меняются по датам и культурам). В статье отмечено, что Red edge 2 иногда положительно коррелирует с LAI и высотой растений и обратно с превышением температуры полога (признак стресса), но не превосходит по надежности другие индексы во всех случаях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indexdatabase.de//db/i-single.php?id=43" xlink:type="simple">https://www.indexdatabase.de//db/i-single.php?id=43</text:a></text:p>
          </table:table-cell>
          <table:table-cell office:value-type="string" calcext:value-type="string">
            <text:p>Modified Chlorophyll Absorption in Reflectance Index 2</text:p>
          </table:table-cell>
          <table:table-cell office:value-type="string" calcext:value-type="string">
            <text:p>Модифицированное поглощение хлорофилла в показателе отражения 2</text:p>
          </table:table-cell>
          <table:table-cell office:value-type="string" calcext:value-type="string">
            <text:p>MCARI2</text:p>
          </table:table-cell>
          <table:table-cell office:value-type="string" calcext:value-type="string">
            <text:p>1.5*(1.3*550nm - 2.5*670nm + 1.2*800nm)/sqrt(5*sqrt(670nm) - 6*800nm + (2*800nm + 1)**2 + 0.5)</text:p>
          </table:table-cell>
          <table:table-cell office:value-type="string" calcext:value-type="string">
            <text:p>[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1.0*(1.95*B2 - 3.75*B3 + 1.8*B4)/sqrt(5*sqrt(B3) + 4*B4**2 - 2*B4 + 1.5)</text:p>
          </table:table-cell>
          <table:table-cell/>
          <table:table-cell office:value-type="string" calcext:value-type="string">
            <text:p>1.0*(1.95*B1 - 3.75*B2 + 1.8*B3)/sqrt(5*sqrt(B2) + 4*B3**2 - 2*B3 + 1.5)</text:p>
          </table:table-cell>
          <table:table-cell office:value-type="string" calcext:value-type="string">
            <text:p>1.0*(1.95*B3 - 3.75*B4 + 1.8*B8)/sqrt(5*sqrt(B4) + 4*B8**2 - 2*B8 + 1.5)</text:p>
          </table:table-cell>
          <table:table-cell office:value-type="string" calcext:value-type="string">
            <text:p>1.0*(1.95*VNIR_28 - 3.75*VNIR_48 + 1.8*VNIR_67)/sqrt(5*sqrt(VNIR_48) + 4*VNIR_67**2 - 2*VNIR_67 + 1.5)</text:p>
          </table:table-cell>
          <table:table-cell office:value-type="string" calcext:value-type="string">
            <text:p>1) На что указывает индекс?</text:p>
            <text:p>- MCARI2 (Modified Chlorophyll Absorption in Reflectance Index 2) — изначально связано с поглощением хлорофилла в красной области спектра и служит для оценки содержания хлорофилла в листве/кроне; в работе Haboudane et al. (2004) MCARI2 — модифицированная версия, применённая главным образом как индикатор «зелёного LAI» (площадь живых зелёных листьев), т.к. по форме близка к MTVI2 и используется для предсказания зелёного LAI.</text:p>
            <text:p/>
            <text:p>2) Как интерпретировать?</text:p>
            <text:p>- В общем: возрастание значения соответствует усилению эффекта поглощения в красной области — обычно ассоциируется с большим содержанием хлорофилла и/или большей площадью зелёных листьев.  </text:p>
            <text:p>- Но: оригинальный MCARI чувствителен и к LAI (взаимодействие LAI×хлорофилл); MCARI2 специально модифицирован, чтобы снизить чувствительность к хлорофиллу и сделать индекс более линейно связанным с green LAI — поэтому для MCARI2 высокий показатель интерпретируется прежде всего как более высокий green LAI. Соответствие между значением MCARI2 и концентрацией хлорофилла не однозначно: по ISPRS‑исследованию MCARI2 показывает лишь среднюю точность при прямом предсказании хлорофилла (в комбинированном наборе данных RMSE ≈ 68 mg/m2, позиция в рейтинге ~21 из 73), т.е. прямой одно‑к‑одному связи между значением индекса и концентрацией хлорофилла нет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www.indexdatabase.de//db/i-single.php?id=82" xlink:type="simple">https://www.indexdatabase.de//db/i-single.php?id=82</text:a></text:p>
          </table:table-cell>
          <table:table-cell office:value-type="string" calcext:value-type="string">
            <text:p>Silica 3</text:p>
          </table:table-cell>
          <table:table-cell office:value-type="string" calcext:value-type="string">
            <text:p>Диоксид кремния 3</text:p>
          </table:table-cell>
          <table:table-cell/>
          <table:table-cell office:value-type="string" calcext:value-type="string">
            <text:p>[10250:10950]/[8125:8475]</text:p>
          </table:table-cell>
          <table:table-cell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B13/B10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indexdatabase.de//db/i-single.php?id=396" xlink:type="simple">https://www.indexdatabase.de//db/i-single.php?id=396</text:a></text:p>
          </table:table-cell>
          <table:table-cell office:value-type="string" calcext:value-type="string">
            <text:p>Atmospherically Resistant Vegetation Index 2</text:p>
          </table:table-cell>
          <table:table-cell office:value-type="string" calcext:value-type="string">
            <text:p>Индекс устойчивости растительности к атмосферным воздействиям 2</text:p>
          </table:table-cell>
          <table:table-cell office:value-type="string" calcext:value-type="string">
            <text:p>ARVI2</text:p>
          </table:table-cell>
          <table:table-cell office:value-type="string" calcext:value-type="string">
            <text:p>1.17*(1080.0 - 660.0)/(1080.0 + 660.0) - 0.18</text:p>
          </table:table-cell>
          <table:table-cell office:value-type="string" calcext:value-type="string">
            <text:p>[{'article_name': 'Kaufman, Y. J.;Tanre, D. - Atmospherically resistant vegetation index (ARVI) for EOS-MODIS\n', 'article_link': '10.1109/36.134076', 'article_doi': ''}]</text:p>
          </table:table-cell>
          <table:table-cell table:number-columns-repeated="5" office:value-type="string" calcext:value-type="string">
            <text:p>0.102413793103448</text:p>
          </table:table-cell>
          <table:table-cell office:value-type="string" calcext:value-type="string">
            <text:p>1) На что указывает индекс? — В представленных статьях описан ARVI (Atmospherically Resistant Vegetation Index), а не нечто называемое ARVI2. Этот индекс предназначен для оценки наличия и плотности зелёной вегетации — косвенно указывает на содержание хлорофилла, биомассу/покров растительности и связанные с ними параметры (LAI, первичная продуктивность).</text:p>
            <text:p/>
            <text:p>2) Как интерпретировать? — Бóльшие значения индекса соответствуют более густой/здоровой зелёной растительности (больше отражения в NIR и меньше в красном). ARVI имеет схожий динамический диапазон с NDVI, но значительно меньше подвержен атмосферным искажениям; поэтому изменения ARVI лучше отражают реальные изменения растительности. Прямой количественной зависимости «значение индекса ↔ абсолютная концентрация хлорофилла» в статье не приводится — связь косвенная (корреляция с фотосинтезом и продуктивностью), но не одноznaчная калиброванная мера концентрации вещества.</text:p>
            <text:p/>
            <text:p>3) Можно ли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indexdatabase.de//db/i-single.php?id=401" xlink:type="simple">https://www.indexdatabase.de//db/i-single.php?id=401</text:a></text:p>
          </table:table-cell>
          <table:table-cell office:value-type="string" calcext:value-type="string">
            <text:p>Normalized Difference NIR/Green Green NDVI</text:p>
          </table:table-cell>
          <table:table-cell office:value-type="string" calcext:value-type="string">
            <text:p>Нормализованная разница NIR/Green Зеленый NDVI</text:p>
          </table:table-cell>
          <table:table-cell office:value-type="string" calcext:value-type="string">
            <text:p>GNDVI</text:p>
          </table:table-cell>
          <table:table-cell office:value-type="string" calcext:value-type="string">
            <text:p>(-560.0 + 1080.0)/(560.0 + 1080.0)</text:p>
          </table:table-cell>
          <table:table-cell office:value-type="string" calcext:value-type="string">
            <text:p>[{'article_name': 'Gitelson, Anatoly A.; Kaufman, Yoram J.; Merzlyak, Mark N. - Use of a green channel in remote sensing of global vegetation from EOS-MODIS\n', 'article_link': '10.1016/s0034-4257(96)00072-7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Lymburner, L.; Beggs, PJ.; Jacobson, CR. - Estimation of canopy-average surface-specific leaf area using Landsat TM data\n', 'article_link': '', 'article_doi': ''}, 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, {'article_name': 'Yang, Chenghai; Everitt, James H.; Bradford, Joe M. <text:s/>- Airborne Hyperspectral Imagery and Yield Monitor Data for Mapping Cotton Yield Variability\n', 'article_link': '', 'article_doi': ''}]</text:p>
          </table:table-cell>
          <table:table-cell table:number-columns-repeated="5" office:value-type="string" calcext:value-type="string">
            <text:p>0.317073170731707</text:p>
          </table:table-cell>
          <table:table-cell office:value-type="string" calcext:value-type="string">
            <text:p>1) Назначение и пол:  </text:p>
            <text:p>   - Полное название: Normalized Difference NIR/Green (Green NDVI, GNDVI). Формула: GNDVI = (R_NIR − R_green) / (R_NIR + R_green) (в статье R_green = среднее отражение 530–570 nm, R_NIR ≈ 750–860 nm).  </text:p>
            <text:p>   - На что указывает: чувствителен прежде всего к содержанию хлорофилла (Chl‑a и общий хлорофилл) в листьях/вегетации.</text:p>
            <text:p/>
            <text:p>2) Интерпретация:  </text:p>
            <text:p>   - Большие значения GNDVI соответствуют большей концентрации хлорофилла (индекс монотонно растёт с Chl).  </text:p>
            <text:p>   - Сильная статистическая связь: для "green NDVI" отмечена корреляция (р² ≳ 0.96) (в варианте связи с (Chl)^0.5) и ошибка оценки Chl‑a порядка &lt; ~2 μg/cm²; атмосфероустойчивый вариант (GARI) даёт оценку Chl‑a с ошибкой ≲2 μg/cm² и общего Chl ≲3 μg/cm².  </text:p>
            <text:p>   - Насчёт насыщения: обычный (красный) NDVI сильно насыщается при Chl ≳ 3–8 μg/cm², тогда как GNDVI / GARI сохраняют чувствительность и динамический диапазон для Chl до &gt;40 μg/cm² (т.е. меньше эффекта насыщения)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www.indexdatabase.de//db/i-single.php?id=67" xlink:type="simple">https://www.indexdatabase.de//db/i-single.php?id=67</text:a></text:p>
          </table:table-cell>
          <table:table-cell office:value-type="string" calcext:value-type="string">
            <text:p>Normalized Difference 528/587 Photochemical Reflectance Index 528/587</text:p>
          </table:table-cell>
          <table:table-cell office:value-type="string" calcext:value-type="string">
            <text:p>Нормализованная разница 528/587 Фотохимический показатель отражения 528/587</text:p>
          </table:table-cell>
          <table:table-cell office:value-type="string" calcext:value-type="string">
            <text:p>PRI528/587</text:p>
          </table:table-cell>
          <table:table-cell office:value-type="string" calcext:value-type="string">
            <text:p>(528nm - 567nm)/(528nm + 567nm)</text:p>
          </table:table-cell>
          <table:table-cell office:value-type="string" calcext:value-type="string">
            <text:p>[{'article_name': 'Gamon, J. A.; PeÃ±uelas, J.; Field, C. B. - A narrow-waveband spectral index that tracks diurnal changes in photosynthetic efficiency\n', 'article_link': '10.1016/0034-4257(92)90059-s', 'article_doi': 'http://www.sciencedirect.com/science/article/pii/003442579290059S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(-B2 + B8)/(B2 + B8)</text:p>
          </table:table-cell>
          <table:table-cell office:value-type="string" calcext:value-type="string">
            <text:p>(-B3 + B8)/(B3 + B8)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(VNIR_23 - VNIR_31)/(VNIR_23 + VNIR_31)</text:p>
          </table:table-cell>
          <table:table-cell office:value-type="string" calcext:value-type="string">
            <text:p>1) На что указывает этот индекс?  </text:p>
            <text:p>- В представленных статьях прямого упоминания PRI528/587 нет; обсуждаемая Photochemical Reflectance Index (PRI) основана на отражении около 531 nm (обычно формулируется как нормализованная разность R531 и опорной полосы, напр. 550 nm) и служит для выявления состояния ксантофиллового цикла — соотношения пигментов violaxanthin/antheraxanthin/zeaxanthin (особенно степени эпоксидирования, EPS), т.е. индикатор физиологии растения (фотозащита/фотохимическая эффективность), а не минералов.</text:p>
            <text:p/>
            <text:p>2) Как его интерпретировать?  </text:p>
            <text:p>- Большее значение PRI (при стандартной формуле (R531−Rref)/(R531+Rref)) соответствует более высокому уровню эпоксидирования (больше violaxanthin), более высокой фотохимической эффективности; меньшее значение — смещение в сторону глубокогооксидирования (больше zeaxanthin), усиленная фотозащита и пониженная мгновенная эффективность фотосинтеза.  </text:p>
            <text:p>- В статье отмечены значимые корреляции между PRI и EPS / photosynthetic efficiency, но PRI не даёт прямого точного количественного измерения концентрации пигментов во всех условиях: зависимость изменяется с выбором опорной длины волны, типом кроны, углом освещения и структурой растительности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indexdatabase.de//db/i-single.php?id=73" xlink:type="simple">https://www.indexdatabase.de//db/i-single.php?id=73</text:a></text:p>
          </table:table-cell>
          <table:table-cell office:value-type="string" calcext:value-type="string">
            <text:p>Red-Edge Stress Vegetation Index</text:p>
          </table:table-cell>
          <table:table-cell office:value-type="string" calcext:value-type="string">
            <text:p>Вегетационный индекс стресса Красной границы</text:p>
          </table:table-cell>
          <table:table-cell office:value-type="string" calcext:value-type="string">
            <text:p>RVSI</text:p>
          </table:table-cell>
          <table:table-cell office:value-type="string" calcext:value-type="string">
            <text:p>718nm/2 - 733nm + 748nm/2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VNIR_56/2 - VNIR_58 + VNIR_60/2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indexdatabase.de//db/i-single.php?id=147" xlink:type="simple">https://www.indexdatabase.de//db/i-single.php?id=147</text:a></text:p>
          </table:table-cell>
          <table:table-cell office:value-type="string" calcext:value-type="string">
            <text:p>Simple Ratio 710/760 Carter4</text:p>
          </table:table-cell>
          <table:table-cell office:value-type="string" calcext:value-type="string">
            <text:p>Простое соотношение 710/760 Carter4</text:p>
          </table:table-cell>
          <table:table-cell office:value-type="string" calcext:value-type="string">
            <text:p>Ctr4</text:p>
          </table:table-cell>
          <table:table-cell office:value-type="string" calcext:value-type="string">
            <text:p>710nm/760nm</text:p>
          </table:table-cell>
          <table:table-cell office:value-type="string" calcext:value-type="string">
            <text:p>[{'article_name': 'Carter, Gregory A. - Ratios of leaf reflectances in narrow wavebands as indicators of plant stress\n', 'article_link': '10.1080/01431169408954109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54/VNIR_61</text:p>
          </table:table-cell>
          <table:table-cell office:value-type="string" calcext:value-type="string">
            <text:p>1) На что указывает этот индекс?</text:p>
            <text:p>- Simple Ratio 710/760 (Ctr4, R710/R760) — индекс отражательной способности листа, используемый как индикатор стресса растений и изменения содержания хлорофилла (особенно хлорофилла a / суммарного хлорофилла) в листе (Carter 1994; тестирован также в Le Maire et al. 2004).</text:p>
            <text:p/>
            <text:p>2) Как его интерпретировать?</text:p>
            <text:p>- Формула: отношение отражения в узкой полосе около 710 nm к отражению в ближнем ИК около 760 nm.  </text:p>
            <text:p>- Большие значения индекса означают повышенное отражение у ~710 nm относительно 760 nm — типично для стрессированных листьев (утрата хлорофилла) =&gt; значит: рост индекса ≈ снижение содержания хлорофилла.  </text:p>
            <text:p>- Соответствие с концентрацией есть, но не идеально: Carter отмечает статистически значимое различие для стрессовых воздействий (среднее Pr&gt;F ≈ 0.012, для связанных индексов r² ≈ 0.72); Le Maire сообщает практическую точность для R710/R760: RMSECV ≈ 2.53 µg/cm² (экспериментальная база), RMSEsim ≈ 4.56 µg/cm². Зависит от вида, диапазона волн и ширины полос — связь умеренно‑сильная, не строго линейна и может насыщаться/варьироваться по видам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www.indexdatabase.de//db/i-single.php?id=96" xlink:type="simple">https://www.indexdatabase.de//db/i-single.php?id=96</text:a></text:p>
          </table:table-cell>
          <table:table-cell office:value-type="string" calcext:value-type="string">
            <text:p>Transformed Chlorophyll Absorbtion Ratio</text:p>
          </table:table-cell>
          <table:table-cell office:value-type="string" calcext:value-type="string">
            <text:p>Коэффициент поглощения трансформированного хлорофилла</text:p>
          </table:table-cell>
          <table:table-cell office:value-type="string" calcext:value-type="string">
            <text:p>TCARI</text:p>
          </table:table-cell>
          <table:table-cell office:value-type="string" calcext:value-type="string">
            <text:p>-3*670nm + 3*700nm - 0.6*700nm*(-550nm + 700nm)/67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Gandia, S.; FernÃ¡ndez, G.; GarcÃ\xada, J. C.; &amp; Moreno, J. - Retrieval of vegetation biophysical variables from CHRIS/PROBA data in the SPARC campaing\n', 'article_link': '', 'article_doi': ''}, {'article_name': 'Haboudane, Driss; Miller, John R.; Tremblay, Nicolas; Zarco-Tejada, Pablo J.; Dextraze, Louise - Integrated narrow-band vegetation indices for prediction of crop chlorophyll content for application to precision agriculture\n', 'article_link': '10.1016/s0034-4257(02)00018-4', 'article_doi': 'http://www.sciencedirect.com/science/article/pii/S0034425702000184'}, {'article_name': 'Herrmann, I.; Karnieli, A.; Bonfil, D. J.; Cohen, Y.; Alchanatis, V. - SWIR-based spectral indices for assessing nitrogen content in potato fields\n', 'article_link': '10.1080/01431160903283892', 'article_doi': 'http://dx.doi.org/10.1080/01431160903283892'}, {'article_name': 'Hunt Jr., E. Raymond; Daughtry, C. S. T.; <text:s/>Eitel, Jan U. H.; <text:s/>Long, D. S. - Remote Sensing Leaf Chlorophyll Content Using a Visible Band Index\n', 'article_link': '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Wu, Chaoyang; Niu, Zheng; Tang, Quan; Huang, Wenjiang - Estimating chlorophyll content from hyperspectral vegetation indices: Modeling and validation\n', 'article_link': '10.1016/j.agrformet.2008.03.005', 'article_doi': 'http://www.sciencedirect.com/science/article/pii/S0168192308000920'}, {'article_name': 'Zarco-Tejada P.J.; Sepulcre-CantÃ³, G. - REMOTE SENSING OF VEGETATION BIOPHYSICAL PARAMETERS FOR DETECTING STRESS CONDITION AND LAND COVER CHANGES\n', 'article_link': '', 'article_doi': ''}]</text:p>
          </table:table-cell>
          <table:table-cell office:value-type="string" calcext:value-type="string">
            <text:p>(3*B3*(-B3 + B8) + 0.6*B8*(B2 - B8))/B3</text:p>
          </table:table-cell>
          <table:table-cell table:number-columns-repeated="2"/>
          <table:table-cell office:value-type="string" calcext:value-type="string">
            <text:p>(3*B4*(-B4 + B5) + 0.6*B5*(B3 - B5))/B4</text:p>
          </table:table-cell>
          <table:table-cell office:value-type="string" calcext:value-type="string">
            <text:p>(3*VNIR_48*(-VNIR_48 + VNIR_53) + 0.6*VNIR_53*(VNIR_28 - VNIR_53))/VNIR_48</text:p>
          </table:table-cell>
          <table:table-cell office:value-type="string" calcext:value-type="string">
            <text:p>1) На что указывает индекс TCARI (Transformed Chlorophyll Absorbtion Ratio)?</text:p>
            <text:p>- Индекс предназначен для оценки содержания хлорофиллов в листовом/кроновом покрове (хлорофилл a+b) — косвенно показывает состояние запасов азота в растениях.</text:p>
            <text:p/>
            <text:p>2) Как интерпретировать?</text:p>
            <text:p>- Формула (узловая запись): TCARI = 3·[((R700−R670)−0.2)·(R700−R550)·(R700/R670)] (в узкой и аналогичное выражение в широкополосном виде приведены в статьях).  </text:p>
            <text:p>- В типичном диапазоне листового хлорофилла (≈10–70 µg/cm2) TCARI демонстрирует отрицательную корреляцию с содержанием хлорофилла (т. е. большие значения TCARI соответствуют меньшей концентрации хлорофилла в этом диапазоне); при очень низких концентрациях (&lt;≈10 µg/cm2) поведение может быть обратным (инверсия).  </text:p>
            <text:p>- TCARI чувствителен к структуре и фону (LAI, отражению почвы): один только TCARI даёт умеренные связи с измерениями SPAD/содержанием N (в приведённых данных r2 для TCARI с SPAD ≈0.29, с листовым N ≈0.26 по Eitel et al.); комбинирование с индикатором почвенного фона (TCARI/OSAVI) существенно повышает монотонность и стабильность зависимости от хлорофилла (в моделях и на CASI‑данных TCARI/OSAVI дало высокую связь с лабораторным хлорофиллом: r2 ≈0.80, RMSE ≈4.35 µg/cm2 по Haboudane et al.).</text:p>
            <text:p/>
            <text:p>3) Можно ли использовать TCARI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indexdatabase.de//db/i-single.php?id=135" xlink:type="simple">https://www.indexdatabase.de//db/i-single.php?id=135</text:a></text:p>
          </table:table-cell>
          <table:table-cell office:value-type="string" calcext:value-type="string">
            <text:p>Normalized Difference NIR/Blue Blue-normalized difference vegetation index</text:p>
          </table:table-cell>
          <table:table-cell office:value-type="string" calcext:value-type="string">
            <text:p>Нормализованная разница NIR/Blue Синий-нормализованный разностный растительный индекс</text:p>
          </table:table-cell>
          <table:table-cell office:value-type="string" calcext:value-type="string">
            <text:p>BNDVI</text:p>
          </table:table-cell>
          <table:table-cell office:value-type="string" calcext:value-type="string">
            <text:p>(-485.0 + 1080.0)/(485.0 + 1080.0)</text:p>
          </table:table-cell>
          <table:table-cell office:value-type="string" calcext:value-type="string">
            <text:p>[{'article_name': 'Hancock, D. W.; Dougherty, C. T. - Relationships between blue- and red-based vegetation indices and leaf area and yield of alfalfa\n', 'article_link': '10.2135/cropsci2007.01.0031', 'article_doi': 'http://apps.webofknowledge.com/InboundService.do?Func=Frame&amp;product=WOS&amp;action=retrieve&amp;SrcApp=EndNote&amp;Init=Yes&amp;SrcAuth=ResearchSoft&amp;mode=FullRecord&amp;UT=000251409000038'}, 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, {'article_name': 'Yang, Chenghai; Everitt, James H.; Bradford, Joe M. <text:s/>- Airborne Hyperspectral Imagery and Yield Monitor Data for Mapping Cotton Yield Variability\n', 'article_link': '', 'article_doi': ''}]</text:p>
          </table:table-cell>
          <table:table-cell table:number-columns-repeated="5" office:value-type="string" calcext:value-type="string">
            <text:p>0.380191693290735</text:p>
          </table:table-cell>
          <table:table-cell office:value-type="string" calcext:value-type="string">
            <text:p>1) На что указывает этот индекс? — BNDVI (Blue‑normalized difference vegetation index, = (NIR − Blue)/(NIR + Blue)) указывает на наличие и состояние зелёной растительности: используется для оценки листовой площади (LAI), биомассы/запаса зелёной фитомассы и косвенно — содержания хлорофилла/«зелёности».</text:p>
            <text:p/>
            <text:p>2) Как его интерпретировать? — Большие значения BNDVI соответствуют большему соотношению отражённого NIR к синему (то есть большей LAI и биомассе/урожаю). Между значением индекса и биомассой/LAI существует положительная корреляция в пределах эффективного диапазона, но индекс демонстрирует эффект насыщения при больших значениях LAI/урожая (в Hancock et al. точка насыщения Yield_max для BNDVI ≈ 2.60 Mg·ha⁻¹ ±0.20). В других исследованиях BNDVI коррелирует с LAI/урожаем, однако обычно несколько хуже, чем индексы на основе зелёного (GNDVI/GBNDVI); прямой количеативной зависимости индекса от концентрации какого‑либо минерала/химического вещества в статьях не приводится (только связь с биомассой/LAI)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www.indexdatabase.de//db/i-single.php?id=494" xlink:type="simple">https://www.indexdatabase.de//db/i-single.php?id=494</text:a></text:p>
          </table:table-cell>
          <table:table-cell office:value-type="string" calcext:value-type="string">
            <text:p>Single Band 990</text:p>
          </table:table-cell>
          <table:table-cell office:value-type="string" calcext:value-type="string">
            <text:p>Однополосный 990</text:p>
          </table:table-cell>
          <table:table-cell office:value-type="string" calcext:value-type="string">
            <text:p>SB990</text:p>
          </table:table-cell>
          <table:table-cell office:value-type="string" calcext:value-type="string">
            <text:p>99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VNIR_90</text:p>
          </table:table-cell>
          <table:table-cell office:value-type="string" calcext:value-type="string">
            <text:p>1) На что указывает этот индекс?</text:p>
            <text:p>- В тексте прямого упоминания SB990/Single Band 990 нет; таблица 1 указывает волну ≈0.99 µm (990 nm) как O–H stretch, 2‑й обертон — связанный преимущественно с крахмалом (starch) (возможна перекрывающая чувствительность к воде/сахарам).</text:p>
            <text:p/>
            <text:p>2) Как его интерпретировать?</text:p>
            <text:p>- В статье не даётся формула SB990; если понимать SB990 как простую отражательную величину на 990 nm, то при увеличении содержания крахмала ожидается усиление поглощения и, соответственно, снижение отражения на этой длине волны (т.е. больше концентрация → ниже R(990)).  </text:p>
            <text:p>- При этом автор подчёркивает, что одиночная линия ненадёжна: перекрытие поглощений, рассеяние, шум датчиков и эффект насыщения нарушают линейную корреляцию между значением одиночного бэнда и концентрацией вещества — прямого однозначного соответствия нет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www.indexdatabase.de//db/i-single.php?id=137" xlink:type="simple">https://www.indexdatabase.de//db/i-single.php?id=137</text:a></text:p>
          </table:table-cell>
          <table:table-cell office:value-type="string" calcext:value-type="string">
            <text:p>Red-Edge Inflection Point 1</text:p>
          </table:table-cell>
          <table:table-cell office:value-type="string" calcext:value-type="string">
            <text:p>Точка перегиба красного края 1</text:p>
          </table:table-cell>
          <table:table-cell office:value-type="string" calcext:value-type="string">
            <text:p>REIP1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[{'article_name': 'Clevers, J. G. P. W.; De Jong, S. M.; Epema, G. F.; Van Der Meer, F. D.; Bakker, W. H.; Skidmore, A. K.; Scholte, K. H. - Derivation of the red edge index using the MERIS standard band setting\n', 'article_link': '10.1080/01431160110104647', 'article_doi': 'http://dx.doi.org/10.1080/01431160110104647'}, {'article_name': 'Herrmann, I.; Pimstein, A.; Karnieli, A.; Cohen, Y.; Alchanatis, V.; Bonfil, D. J. - LAI assessment of wheat and potato crops by VENÂµS and Sentinel-2 bands\n', 'article_link': '10.1016/j.rse.2011.04.018', 'article_doi': 'http://www.sciencedirect.com/science/article/pii/S0034425711001465'}, {'article_name': 'le Maire, G.; Francois, C.; Dufrene, E. - Towards universal broad leaf chlorophyll indices using PROSPECT simulated database and hyperspectral reflectance measurements\n', 'article_link': '10.1016/j.rse.2003.09.004', 'article_doi': ''}, {'article_name': 'Schlerf, M.; Atzberger, C.; Hill, J. <text:s/>- Remote sensing of forest biophysical variables using HyMap imaging spectrometer data\n', 'article_link': '', 'article_doi': ''}, {'article_name': 'Vogelmann, J.E.; Rock, B.N.; Moss, D.M. <text:s/>- Red Edge Spectral Measurements from Sugar Maple Leaves\n', 'article_link': '10.1080/01431169308953986', 'article_doi': 'http://dx.doi.org/10.1080/01431169308953986'}]</text:p>
          </table:table-cell>
          <table:table-cell table:number-columns-repeated="5" office:value-type="string" calcext:value-type="string">
            <text:p>740</text:p>
          </table:table-cell>
          <table:table-cell office:value-type="string" calcext:value-type="string">
            <text:p>1) На что указывает этот индекс?  </text:p>
            <text:p>- REIP (Red‑Edge Inflection Point, иногда обозначаемый REIP1) указывает на положение «красного края» в спектре растительности; служит индикатором содержаний хлорофилла листьев и связанной растительной физиологии (состояние растений), а также коррелирует с биофизическими параметрами кроны — в частности LAI и общей биомассой/покровом.</text:p>
            <text:p/>
            <text:p>2) Как его интерпретировать?  </text:p>
            <text:p>- Большие значения REIP (сдвиг инфлекции в более длинноволновую сторону) соответствуют возрастанию содержания хлорофилла и/или увеличению LAI/биомассы.  </text:p>
            <text:p>- В статьях отмечена приближённо линейная связь с LAI и хлорофиллом в рабочих диапазонах (в исследованиях r до ≈0.9 для пшеницы), но чувствительность падает при больших значениях (частичная «сателляция»/насыщение при высоком LAI/хлорофилле).  </text:p>
            <text:p>- Значения зависят от конкретного инструмента и методики (напр., MERIS даёт систематический сдвиг/недо‑оценку высоких REIP по сравнению со стандартной 700–740 nm методикой; требуется атмосферная коррекция и/или калибровочные регрессии для перевода между методами)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indexdatabase.de//db/i-single.php?id=511" xlink:type="simple">https://www.indexdatabase.de//db/i-single.php?id=511</text:a></text:p>
          </table:table-cell>
          <table:table-cell office:value-type="string" calcext:value-type="string">
            <text:p>Single Band 1960</text:p>
          </table:table-cell>
          <table:table-cell office:value-type="string" calcext:value-type="string">
            <text:p>Однополосный альбом 1960-х годов</text:p>
          </table:table-cell>
          <table:table-cell office:value-type="string" calcext:value-type="string">
            <text:p>SB1960</text:p>
          </table:table-cell>
          <table:table-cell office:value-type="string" calcext:value-type="string">
            <text:p>196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75</text:p>
          </table:table-cell>
          <table:table-cell office:value-type="string" calcext:value-type="string">
            <text:p>1) На что указывает этот индекс?</text:p>
            <text:p>- В статье прямого описания индекса SB1960 (Single Band 1960) нет; таблица 1 связывает волну ≈1.96 μm (1.96) с вибрациями O–H (O–H stretch / O–H bend) и приписывает эту полосу к органическим веществам — в частности сахарам и крахмалу (и частично связанным органическим компонентам).</text:p>
            <text:p/>
            <text:p>2) Как его интерпретировать?</text:p>
            <text:p>- Текста с формулой или знаком индекса SB1960 нет; если понимать SB1960 как измерение/показатель отражения/поглощения в полосе ~1.96 μm, то повышенное поглощение в этой полосе (или снижение отражения) обычно указывает на большую долю O–H содержащих веществ (сахар/крахмал). Одновременно в статье подчёркнуто, что связь не обязательно линейна: спектральные полосы перекрываются, возможна насыщаемость, помехи от воды/других органических составляющих и конфаундинг; поэтому прямого однозначного соответствия «значение индекса ↔ концентрация» в тексте не приводится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www.indexdatabase.de//db/i-single.php?id=196" xlink:type="simple">https://www.indexdatabase.de//db/i-single.php?id=196</text:a></text:p>
          </table:table-cell>
          <table:table-cell office:value-type="string" calcext:value-type="string">
            <text:p>Red-Edge Position Linear Interpolation</text:p>
          </table:table-cell>
          <table:table-cell office:value-type="string" calcext:value-type="string">
            <text:p>Линейная интерполяция положения красного края</text:p>
          </table:table-cell>
          <table:table-cell office:value-type="string" calcext:value-type="string">
            <text:p>REP</text:p>
          </table:table-cell>
          <table:table-cell office:value-type="string" calcext:value-type="string">
            <text:p>700 + 40*(670nm/2 - 700nm + 780nm/2)/(-700nm + 740nm)</text:p>
          </table:table-cell>
          <table:table-cell office:value-type="string" calcext:value-type="string">
            <text:p>[{'article_name': 'Dash, J.; Curran, P. J. - The MERIS terrestrial chlorophyll index\n', 'article_link': '10.1080/0143116042000274015', 'article_doi': 'http://dx.doi.org/10.1080/0143116042000274015'}, {'article_name': 'Guyot, G.; Baret, F.; Major, D. J. - High spectral resolution: Determination of specral shifts between the red and the near infrared\n', 'article_link': '', 'article_doi': '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Kooistra, L.; Salas, E. A. L.; Clevers, J. G. P. W.; Wehrens, R.; Leuven, R. S. E. W.; Nienhuis, P. H.; Buydens, L. M. C. - Exploring field vegetation reflectance as an indicator of soil contamination in river floodplains\n', 'article_link': '10.1016/s0269-7491(03)00266-5', 'article_doi': 'http://www.sciencedirect.com/science/article/pii/S0269749103002665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zoo*(B3 + B4 - 2*B8) + 700</text:p>
          </table:table-cell>
          <table:table-cell table:number-columns-repeated="2"/>
          <table:table-cell office:value-type="string" calcext:value-type="string">
            <text:p>20*(-B4 + 37*B5 - 35*B6 - B7)/(B5 - B6)</text:p>
          </table:table-cell>
          <table:table-cell office:value-type="string" calcext:value-type="string">
            <text:p>20*(-VNIR_48 + 37*VNIR_53 - 35*VNIR_59 - VNIR_64)/(VNIR_53 - VNIR_59)</text:p>
          </table:table-cell>
          <table:table-cell office:value-type="string" calcext:value-type="string">
            <text:p>1) На что указывает этот индекс?</text:p>
            <text:p>- REP (Red‑Edge Position, оценённый методом линейной интерполяции) указывает на позицию «красного края» спектра вегетации — используется как индикатор содержания хлорофилла в листьях/кроне растительности (т.е. помогает определить фолярный хлорофилл).</text:p>
            <text:p/>
            <text:p>2) Как его интерпретировать?</text:p>
            <text:p>- Сдвиг REP в более длинноволновую область (большие значения λ) соответствует возрастанию содержания хлорофилла.  </text:p>
            <text:p>- Отношение не строго линейно: связь асимптотична — при высоких концентрациях хлорофилла REP мало меняется (чувствительность снижается).  </text:p>
            <text:p>- Значения REP зависят от применённого метода расчёта (линейная интерполяция даёт одно значение, Лагранжева — другое) и от наличия искажений (напр., кислородная полоса около 753.75 nm требует коррекции при MERIS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indexdatabase.de//db/i-single.php?id=19" xlink:type="simple">https://www.indexdatabase.de//db/i-single.php?id=19</text:a></text:p>
          </table:table-cell>
          <table:table-cell office:value-type="string" calcext:value-type="string">
            <text:p>Ferric iron, Fe3+</text:p>
          </table:table-cell>
          <table:table-cell office:value-type="string" calcext:value-type="string">
            <text:p>Трехвалентное железо, Fe3+</text:p>
          </table:table-cell>
          <table:table-cell office:value-type="string" calcext:value-type="string">
            <text:p>Fe3+</text:p>
          </table:table-cell>
          <table:table-cell office:value-type="string" calcext:value-type="string">
            <text:p>[630:690]/[520:600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office:value-type="string" calcext:value-type="string">
            <text:p>B3/B8</text:p>
          </table:table-cell>
          <table:table-cell/>
          <table:table-cell office:value-type="string" calcext:value-type="string">
            <text:p>B2/B1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www.indexdatabase.de//db/i-single.php?id=498" xlink:type="simple">https://www.indexdatabase.de//db/i-single.php?id=498</text:a></text:p>
          </table:table-cell>
          <table:table-cell office:value-type="string" calcext:value-type="string">
            <text:p>Single Band 1200</text:p>
          </table:table-cell>
          <table:table-cell office:value-type="string" calcext:value-type="string">
            <text:p>Однополосный 1200</text:p>
          </table:table-cell>
          <table:table-cell office:value-type="string" calcext:value-type="string">
            <text:p>SB1200</text:p>
          </table:table-cell>
          <table:table-cell office:value-type="string" calcext:value-type="string">
            <text:p>120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SWIR_28</text:p>
          </table:table-cell>
          <table:table-cell office:value-type="string" calcext:value-type="string">
            <text:p>1) На что указывает этот индекс?  </text:p>
            <text:p>Указывает на поглощение в районе 1.20 µm (Single Band 1200) — связанное с колебаниями O–H (1‑й обертон). В статье этот диапазон ассоциирован с веществами: вода, целлюлоза, крахмал и лигнин (т. е. OH‑содержащие органические компоненты листа).</text:p>
            <text:p/>
            <text:p>2) Как его интерпретировать?  </text:p>
            <text:p>SB1200 — это отражательная величина вблизи 1.20 µm: более низкие значения отражения в этой полосе соответствуют сильному поглощению O–H‑группами (более выраженное присутствие перечисленных веществ), более высокие — слабо выраженному поглощению (меньше этих веществ). Прямая количественная зависимость между значением индекса и концентрацией вещества не гарантируется (напр., насыщение поглощения, наложение спектров разных веществ и межкорреляции), поэтому требуются многоволновые/калибровочные методы для надёжной оценки концентраций.</text:p>
            <text:p/>
            <text:p>3) Можно ли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www.indexdatabase.de//db/i-single.php?id=239" xlink:type="simple">https://www.indexdatabase.de//db/i-single.php?id=239</text:a></text:p>
          </table:table-cell>
          <table:table-cell office:value-type="string" calcext:value-type="string">
            <text:p>Hyperspectral perpendicular VI</text:p>
          </table:table-cell>
          <table:table-cell office:value-type="string" calcext:value-type="string">
            <text:p>Гиперспектральный перпендикуляр VI</text:p>
          </table:table-cell>
          <table:table-cell office:value-type="string" calcext:value-type="string">
            <text:p>PVIhyp</text:p>
          </table:table-cell>
          <table:table-cell office:value-type="string" calcext:value-type="string">
            <text:p>(1148nm - 807nm*a + b)/(a**2 + 1)**0.5</text:p>
          </table:table-cell>
          <table:table-cell office:value-type="string" calcext:value-type="string">
            <text:p>[{'article_name': 'Schlerf, M.; Atzberger, C.; Hill, J. <text:s/>- Remote sensing of forest biophysical variables using HyMap imaging spectrometer data\n', 'article_link': '', 'article_doi': ''}]</text:p>
          </table:table-cell>
          <table:table-cell office:value-type="string" calcext:value-type="string">
            <text:p>(-B4*a + B7 + b)/(a**2 + 1)**0.5</text:p>
          </table:table-cell>
          <table:table-cell table:number-columns-repeated="3"/>
          <table:table-cell office:value-type="string" calcext:value-type="string">
            <text:p>(SWIR_24 - VNIR_68*a + b)/(a**2 + 1)**0.5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www.indexdatabase.de//db/i-single.php?id=89" xlink:type="simple">https://www.indexdatabase.de//db/i-single.php?id=89</text:a></text:p>
          </table:table-cell>
          <table:table-cell office:value-type="string" calcext:value-type="string">
            <text:p>Specific Leaf Area Vegetation Index</text:p>
          </table:table-cell>
          <table:table-cell office:value-type="string" calcext:value-type="string">
            <text:p>Вегетационный индекс удельной площади листьев</text:p>
          </table:table-cell>
          <table:table-cell office:value-type="string" calcext:value-type="string">
            <text:p>SLAVI</text:p>
          </table:table-cell>
          <table:table-cell office:value-type="string" calcext:value-type="string">
            <text:p>1080.0/(660.0 + 2200.0)</text:p>
          </table:table-cell>
          <table:table-cell office:value-type="string" calcext:value-type="string">
            <text:p>[{'article_name': 'Lymburner, L.; Beggs, PJ.; Jacobson, CR. - Estimation of canopy-average surface-specific leaf area using Landsat TM data\n', 'article_link': '', 'article_doi': ''}]</text:p>
          </table:table-cell>
          <table:table-cell table:number-columns-repeated="5" office:value-type="string" calcext:value-type="string">
            <text:p>0.377622377622378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www.indexdatabase.de//db/i-single.php?id=297" xlink:type="simple">https://www.indexdatabase.de//db/i-single.php?id=297</text:a></text:p>
          </table:table-cell>
          <table:table-cell office:value-type="string" calcext:value-type="string">
            <text:p>Ratio Analysis of Reflectance Spectra B4</text:p>
          </table:table-cell>
          <table:table-cell office:value-type="string" calcext:value-type="string">
            <text:p>Анализ соотношения спектров отражения B4</text:p>
          </table:table-cell>
          <table:table-cell office:value-type="string" calcext:value-type="string">
            <text:p>RARSb4</text:p>
          </table:table-cell>
          <table:table-cell office:value-type="string" calcext:value-type="string">
            <text:p>680nm*800nm*r680/(635nm*r635*r80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4*r680/(r635*r800)</text:p>
          </table:table-cell>
          <table:table-cell/>
          <table:table-cell office:value-type="string" calcext:value-type="string">
            <text:p>B3*r680/(r635*r800)</text:p>
          </table:table-cell>
          <table:table-cell/>
          <table:table-cell office:value-type="string" calcext:value-type="string">
            <text:p>VNIR_50*VNIR_67*r680/(VNIR_43*r635*r800)</text:p>
          </table:table-cell>
          <table:table-cell office:value-type="string" calcext:value-type="string">
            <text:p>1) На что указывает этот индекс?</text:p>
            <text:p>- RARS b (Ratio Analysis of Reflectance Spectra для b‑компоненты) служит для определения концентрации хлорофилла b (Chl b) в листе.</text:p>
            <text:p/>
            <text:p>2) Как его интерпретировать?</text:p>
            <text:p>- Более высокие значения RARS b соответствуют большей концентрации Chl b; в приведённой работе связь оказалась сильной и практически линейной (коэффициент детерминации R² ≈ 0.89).  </text:p>
            <text:p>- Числовое значение индекса зависит от выбранных длин волн и опорного спектра (требуется калибровка для перевода в абсолютную концентрацию). При оптимизации волн (например, использование 635 nm) точность улучшалась.</text:p>
            <text:p/>
            <text:p>3) Можно ли его использовать для поиска месторождений полезных ископаемых?</text:p>
            <text:p>- Нет информации (в статье индекс рассматривается в контексте растительных пигментов, не минералогии)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ww.indexdatabase.de//db/i-single.php?id=69" xlink:type="simple">https://www.indexdatabase.de//db/i-single.php?id=69</text:a></text:p>
          </table:table-cell>
          <table:table-cell office:value-type="string" calcext:value-type="string">
            <text:p>Plant Senescence Reflectance Index</text:p>
          </table:table-cell>
          <table:table-cell office:value-type="string" calcext:value-type="string">
            <text:p>Показатель отражения процессов старения растений</text:p>
          </table:table-cell>
          <table:table-cell office:value-type="string" calcext:value-type="string">
            <text:p>PSRI</text:p>
          </table:table-cell>
          <table:table-cell office:value-type="string" calcext:value-type="string">
            <text:p>(-500nm + 678nm)/75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Merzlyak, Mark N.; Gitelson, Anatoly A.; Chivkunova, Olga B.; Rakitin, Victor Y. U. - Non-destructive optical detection of pigment changes during leaf senescence and fruit ripening\n', 'article_link': '10.1034/j.1399-3054.1999.106119.x', 'article_doi': 'http://dx.doi.org/10.1034/j.1399-3054.1999.106119.x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]</text:p>
          </table:table-cell>
          <table:table-cell office:value-type="string" calcext:value-type="string">
            <text:p>(-B1 + B3)/B8</text:p>
          </table:table-cell>
          <table:table-cell table:number-columns-repeated="3"/>
          <table:table-cell office:value-type="string" calcext:value-type="string">
            <text:p>(-VNIR_18 + VNIR_50)/VNIR_60</text:p>
          </table:table-cell>
          <table:table-cell office:value-type="string" calcext:value-type="string">
            <text:p>1) На что указывает индекс?</text:p>
            <text:p>- Plant Senescence Reflectance Index (PSRI) указывает на степень старения/созревания растительных тканей и особенно на соотношение каротиноидов к хлорофиллу (Car:Chl) — то есть позволяет выявлять удержание/накопление каротиноидов при разложении хлорофилла.</text:p>
            <text:p/>
            <text:p>2) Как интерпретировать?</text:p>
            <text:p>- Формула (вариант в статье Merzlyak et al.): PSRI = (R678 − R500) / R750 (в ряде работ используют близкие волны, напр. 680 nm вместо 678 nm).  </text:p>
            <text:p>- Большие значения PSRI соответствуют повышенному Car:Chl (более выраженная желтизна, продвинутая сенесценция/созревание) — индекс растёт при снижении хлорофилла и/или удержании/увеличении каротиноидов.  </text:p>
            <text:p>- В отдельных видах (напр., клён, каштан) наблюдалась тесная линейная связь PSRI с Car:Chl (r2 ≈ 0.90–0.92; резкий рост индекса при Chl ≲ 100 mg·m−2).  </text:p>
            <text:p>- При широком наборе видов и различных структурах листа PSRI показал низкую общую универсальность: в большом мультивидовом наборе Sims &amp; Gamon (2002) PSRI не дал значимой корреляции с Car:Chl по всему диапазону; эффективность зависит от вида и структуры листа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indexdatabase.de//db/i-single.php?id=185" xlink:type="simple">https://www.indexdatabase.de//db/i-single.php?id=185</text:a></text:p>
          </table:table-cell>
          <table:table-cell office:value-type="string" calcext:value-type="string">
            <text:p>Green-Red NDVI</text:p>
          </table:table-cell>
          <table:table-cell office:value-type="string" calcext:value-type="string">
            <text:p>Зелено-красный NDVI</text:p>
          </table:table-cell>
          <table:table-cell office:value-type="string" calcext:value-type="string">
            <text:p>GRNDVI</text:p>
          </table:table-cell>
          <table:table-cell office:value-type="string" calcext:value-type="string">
            <text:p>(-560.0 + 1080.0 - 660.0)/(560.0 + 1080.0 + 660.0)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]</text:p>
          </table:table-cell>
          <table:table-cell table:number-columns-repeated="5" office:value-type="string" calcext:value-type="string">
            <text:p>-0.0608695652173913</text:p>
          </table:table-cell>
          <table:table-cell office:value-type="string" calcext:value-type="string">
            <text:p>1) На что указывает этот индекс?  </text:p>
            <text:p>   - Полное название: Green‑Red NDVI (GRNDVI). Формула (из второй статьи): GRNDVI = [NIR − (Green + Red)] / [NIR + (Green + Red)].  </text:p>
            <text:p>   - Показывает состояние вегетации: чувствителен к зелёной биомассе / LAI и косвенно к содержанию хлорофилла (то есть помогает оценивать хлорофилл/зеленую биомассу).</text:p>
            <text:p/>
            <text:p>2) Как его интерпретировать?  </text:p>
            <text:p>   - Большие значения GRNDVI означают относительное преобладание отражения в ближнем ИК над суммой зелёной и красной компонент — т.е. более густая/здоровая зелёная растительность (выше LAI и обычно выше содержание хлорофилла).  </text:p>
            <text:p>   - Соответствие с концентрацией: связь существует, но не идеальна — валидация по рису дала умеренные коэффициенты детерминации (R² ≈ 0.51–0.56 для GRNDVI в разных наборах), показано, что GNDVI/GBNDVI иногда дают лучшую корреляцию. Возможна сатуpация при больших LAI; авторы указывают условие VIS &gt; 0.024 (где VIS = суммарная видимая отражательная способность), при котором индекс не будет насыщаться. Прямая количественная оценка концентрации хлорофилла ограничена — связь скорее эмпирическая и может быть нелинейной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www.indexdatabase.de//db/i-single.php?id=509" xlink:type="simple">https://www.indexdatabase.de//db/i-single.php?id=509</text:a></text:p>
          </table:table-cell>
          <table:table-cell office:value-type="string" calcext:value-type="string">
            <text:p>Single Band 1900</text:p>
          </table:table-cell>
          <table:table-cell office:value-type="string" calcext:value-type="string">
            <text:p>Однополосный 1900</text:p>
          </table:table-cell>
          <table:table-cell office:value-type="string" calcext:value-type="string">
            <text:p>SB1900</text:p>
          </table:table-cell>
          <table:table-cell office:value-type="string" calcext:value-type="string">
            <text:p>190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: Single Band 1900 (SB1900) относится к поглощательной особенности на ≈1.90 μm, связанной с колебаниями O–H и C–O; в статье эта полоса округлённо ассоциируется с крахмалом (starch).</text:p>
            <text:p/>
            <text:p>2) Как интерпретировать: более выраженная особенность в 1.90 μm (большее значение соответствующего однотонового индекса) указывает на более сильную поглощательную сигнатуру, обычно соответствующую большей относительной доле крахмала/соответствующих O–H/C–O содержащих веществ. Однако статья подчёркивает, что одиночная волна не даёт однозначной количественной оценки: спектральные перекрытия, многократное рассеяние и насыщение разрушают прямую линейную связь между значением индекса и концентрацией — возможны лишь эмпирические корреляции после калибровки, но универсальной количественной зависимости нет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www.indexdatabase.de//db/i-single.php?id=497" xlink:type="simple">https://www.indexdatabase.de//db/i-single.php?id=497</text:a></text:p>
          </table:table-cell>
          <table:table-cell office:value-type="string" calcext:value-type="string">
            <text:p>Single Band 1120</text:p>
          </table:table-cell>
          <table:table-cell office:value-type="string" calcext:value-type="string">
            <text:p>Однополосный 1120</text:p>
          </table:table-cell>
          <table:table-cell office:value-type="string" calcext:value-type="string">
            <text:p>SB1120</text:p>
          </table:table-cell>
          <table:table-cell office:value-type="string" calcext:value-type="string">
            <text:p>112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SWIR_21</text:p>
          </table:table-cell>
          <table:table-cell office:value-type="string" calcext:value-type="string">
            <text:p>1) На что указывает этот индекс? — Single Band 1120 (SB1120, 1.12 μm / 1120 nm) связан с поглощением, приписанным C–H stretch (2‑й обертон) и в таблице статьи отнесён к лигнину; означает способность фиксировать спектральный признак, ассоциируемый с лигнином в листьях/биомассе.</text:p>
            <text:p/>
            <text:p>2) Как его интерпретировать? — SB1120 как однополосный сигнал отражения/поглощения на 1.12 μm: большие значения отражения (высокий индекс) обычно означают меньшее поглощение в этой полосе и, соответственно, вероятно более НИЗКУЮ долю лигнина; низкие значения — сильнее поглощение → вероятно более ВЫСОКАЯ концентрация лигнина. Важное уточнение из статьи: нельзя однозначно и напрямую переводить одно значение отражения в количественную концентрацию — из‑за многократного рассеяния, перекрытия спектральных признаков, насыщения и межкорреляций связь эмпирическая, не обязательно линейная; требуется калибровка и мультивариативные методы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www.indexdatabase.de//db/i-single.php?id=552" xlink:type="simple">https://www.indexdatabase.de//db/i-single.php?id=552</text:a></text:p>
          </table:table-cell>
          <table:table-cell office:value-type="string" calcext:value-type="string">
            <text:p>Simple Ratio 560/658 GRVIhyper</text:p>
          </table:table-cell>
          <table:table-cell office:value-type="string" calcext:value-type="string">
            <text:p>Простое соотношение 560/658 ГРВИхипер</text:p>
          </table:table-cell>
          <table:table-cell office:value-type="string" calcext:value-type="string">
            <text:p>SR560/658</text:p>
          </table:table-cell>
          <table:table-cell office:value-type="string" calcext:value-type="string">
            <text:p>560nm/658nm</text:p>
          </table:table-cell>
          <table:table-cell office:value-type="string" calcext:value-type="string">
            <text:p>[{'article_name': 'Shibayama, Michio; Salli, Arto; HÃ¤me, Tuomas; Iso-Iivari, Lasse; Heino, Saini; Alanen, Marjaana; Morinaga, Shinsuke; Inoue, Yoshio; Akiyama, Tsuyoshi - Detecting Phenophases of Subarctic Shrub Canopies by Using Automated Reflectance Measurements\n', 'article_link': '10.1016/s0034-4257(98)00082-0', 'article_doi': 'http://www.sciencedirect.com/science/article/pii/S0034425798000820'}]</text:p>
          </table:table-cell>
          <table:table-cell office:value-type="string" calcext:value-type="string">
            <text:p>B2/B3</text:p>
          </table:table-cell>
          <table:table-cell office:value-type="string" calcext:value-type="string">
            <text:p>B3/B4</text:p>
          </table:table-cell>
          <table:table-cell office:value-type="string" calcext:value-type="string">
            <text:p>B1/B2</text:p>
          </table:table-cell>
          <table:table-cell office:value-type="string" calcext:value-type="string">
            <text:p>B3/B4</text:p>
          </table:table-cell>
          <table:table-cell office:value-type="string" calcext:value-type="string">
            <text:p>VNIR_30/VNIR_47</text:p>
          </table:table-cell>
          <table:table-cell office:value-type="string" calcext:value-type="string">
            <text:p>1) На что указывает этот индекс?</text:p>
            <text:p>- SR560/658 (Simple Ratio 560/658, обозначен в статье как GRVI или «ratio of green to red») = R560 / R658 (отношение отражательной способности в зелёной 560‑нм и красной 658‑нм полосах). В статье он служит индикатором «зелености» растительности — состояния листьев и содержания хлорофилла / изменения окраски листьев (фенофазы, начало/окончание роста, начало осенней окраски).</text:p>
            <text:p/>
            <text:p>2) Как его интерпретировать?</text:p>
            <text:p>- Большие значения SR560/658 означают относительное преобладание отражения в зелёной полосе над красной → больше «зелености»/выраженности хлорофилла или менее выраженное поглощение в красной.  </text:p>
            <text:p>- В статье показано, что индекс реагирует на фенологические события (поворотные даты роста/окраски); для некоторых событий точность определения поворотной даты ~ ±2–4 дня.  </text:p>
            <text:p>- Прямая количественная зависимость между значением индекса и концентрацией хлорофилла не установлена однозначно: связь условная (зависит от плотности кроны, LAI, фоновой почвенной подложки, видовой специфики, условий освещения и насыщения красной полосы), поэтому значение даёт относительную оценку «зелености», а не точную концентрацию веществ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www.indexdatabase.de//db/i-single.php?id=414" xlink:type="simple">https://www.indexdatabase.de//db/i-single.php?id=414</text:a></text:p>
          </table:table-cell>
          <table:table-cell office:value-type="string" calcext:value-type="string">
            <text:p>Simple Ratio 690/740 Fluorescence ratio 2</text:p>
          </table:table-cell>
          <table:table-cell office:value-type="string" calcext:value-type="string">
            <text:p>Простое соотношение 690/740 Коэффициент флуоресценции 2</text:p>
          </table:table-cell>
          <table:table-cell office:value-type="string" calcext:value-type="string">
            <text:p>FR2</text:p>
          </table:table-cell>
          <table:table-cell office:value-type="string" calcext:value-type="string">
            <text:p>690nm/740nm</text:p>
          </table:table-cell>
          <table:table-cell office:value-type="string" calcext:value-type="string">
            <text:p>[{'article_name': 'Lichtenthaler, Hartmut K. - Vegetation Stress: an Introduction to the Stress Concept in Plants\n', 'article_link': '10.1016/s0176-1617(96)80287-2', 'article_doi': 'http://www.sciencedirect.com/science/article/pii/S0176161796802872'}]</text:p>
          </table:table-cell>
          <table:table-cell office:value-type="string" calcext:value-type="string">
            <text:p>B3/B8</text:p>
          </table:table-cell>
          <table:table-cell table:number-columns-repeated="3"/>
          <table:table-cell office:value-type="string" calcext:value-type="string">
            <text:p>VNIR_51/VNIR_59</text:p>
          </table:table-cell>
          <table:table-cell office:value-type="string" calcext:value-type="string">
            <text:p>1) На что указывает: соотношение флуоресценции в красной (≈690 nm) и дальней красной (≈740 nm) областях (F690/F740); отражает in vivo содержание хлорофилла и состояние фотосинтетического аппарата — применяется для оценки «зелености» листа и стресс‑индуцированных изменений хлорофилльного пула.</text:p>
            <text:p/>
            <text:p>2) Как интерпретировать: большие значения FR2 (высокий F690/F740) обычно соответствуют относительно низкому общему содержанию хлорофилла (молодые, побледневшие или стрессовые листья), при увеличении содержания хлорофилла отношение снижается; существует обратная корреляция с концентрацией хлорофилла, но для количественного определения требуется калибровка и учёт структурных эффектов листа (индикатор — чувствительный, но относительный).</text:p>
            <text:p/>
            <text:p>3) Можно ли использовать для поиска месторождений полезных ископаемых?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www.indexdatabase.de//db/i-single.php?id=531" xlink:type="simple">https://www.indexdatabase.de//db/i-single.php?id=531</text:a></text:p>
          </table:table-cell>
          <table:table-cell office:value-type="string" calcext:value-type="string">
            <text:p>Simple Ratio 970/902 Water band index</text:p>
          </table:table-cell>
          <table:table-cell office:value-type="string" calcext:value-type="string">
            <text:p>Простое соотношение 970/902 Индекс полосы пропускания воды</text:p>
          </table:table-cell>
          <table:table-cell office:value-type="string" calcext:value-type="string">
            <text:p>WBI</text:p>
          </table:table-cell>
          <table:table-cell office:value-type="string" calcext:value-type="string">
            <text:p>970nm/902nm</text:p>
          </table:table-cell>
          <table:table-cell office:value-type="string" calcext:value-type="string">
            <text:p>[{'article_name': 'PeÃ±uelas, J.; Gamon, J. A.; Fredeen, A. L.; Merino, J.; Field, C. B. - Reflectance indices associated with physiological changes in nitrogen- and water-limited sunflower leaves\n', 'article_link': '10.1016/0034-4257(94)90136-8', 'article_doi': 'http://www.sciencedirect.com/science/article/pii/0034425794901368'}]</text:p>
          </table:table-cell>
          <table:table-cell table:number-columns-repeated="4"/>
          <table:table-cell office:value-type="string" calcext:value-type="string">
            <text:p>VNIR_88/VNIR_80</text:p>
          </table:table-cell>
          <table:table-cell office:value-type="string" calcext:value-type="string">
            <text:p>1) На что указывает: Simple Ratio 970/902 Water Band Index (WBI = R970 / R902) — индикатор водного состояния листа, чувствителен к содержанию воды (спектральный пик поглощения воды около 970 нм).</text:p>
            <text:p/>
            <text:p>2) Как интерпретировать: большие значения WBI соответствуют снижению содержания воды (большее отражение на 970 нм при уменьшении поглощения водой) — индекс положительно коррелирует с водным стрессом; в статье указана значимая корреляция WBI с предрассветным водным потенциалом, но для количественного перевода в содержание воды требуется калибровка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indexdatabase.de//db/i-single.php?id=175" xlink:type="simple">https://www.indexdatabase.de//db/i-single.php?id=175</text:a></text:p>
          </table:table-cell>
          <table:table-cell office:value-type="string" calcext:value-type="string">
            <text:p>Spectral Polygon Vegetation Index</text:p>
          </table:table-cell>
          <table:table-cell office:value-type="string" calcext:value-type="string">
            <text:p>Спектральный полигональный индекс растительности</text:p>
          </table:table-cell>
          <table:table-cell office:value-type="string" calcext:value-type="string">
            <text:p>SPVI</text:p>
          </table:table-cell>
          <table:table-cell office:value-type="string" calcext:value-type="string">
            <text:p>-0.48*530nm - 1.0*670nm + 1.48*800nm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-0.48*B2 - 1.0*B3 + 1.48*B4</text:p>
          </table:table-cell>
          <table:table-cell/>
          <table:table-cell office:value-type="string" calcext:value-type="string">
            <text:p>-0.48*B1 - 1.0*B2 + 1.48*B3</text:p>
          </table:table-cell>
          <table:table-cell/>
          <table:table-cell office:value-type="string" calcext:value-type="string">
            <text:p>-0.48*VNIR_24 - 1.0*VNIR_48 + 1.48*VNIR_67</text:p>
          </table:table-cell>
          <table:table-cell office:value-type="string" calcext:value-type="string">
            <text:p>1) На что указывает этот индекс?</text:p>
            <text:p>- SPVI (Spectral Polygon Vegetation Index) предназначен для оценки состояния растительности, в первую очередь связан с содержанием хлорофилла (total chlorophyll) и показателями листовой массы/покрова (LAI) на уровне кроны/покрова.</text:p>
            <text:p/>
            <text:p>2) Как его интерпретировать?</text:p>
            <text:p>- Большие значения SPVI обычно указывают на более «зелёную» биомассу — то есть потенциально выше содержание хлорофилла и/или большая листовая площадь.  </text:p>
            <text:p>- В рассматриваемом исследовании SPVI показал невысокую предсказательную способность по сравнению с другими индексами (занимал низкие позиции в ранжировании), поэтому прямая и стабильная количественная связь между значением SPVI и концентрацией хлорофилла в разных видах/условиях не подтверждается — соответствие слабое/нестабильное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www.indexdatabase.de//db/i-single.php?id=514" xlink:type="simple">https://www.indexdatabase.de//db/i-single.php?id=514</text:a></text:p>
          </table:table-cell>
          <table:table-cell office:value-type="string" calcext:value-type="string">
            <text:p>Single Band 2060</text:p>
          </table:table-cell>
          <table:table-cell office:value-type="string" calcext:value-type="string">
            <text:p>Однополосный 2060</text:p>
          </table:table-cell>
          <table:table-cell office:value-type="string" calcext:value-type="string">
            <text:p>SB2060</text:p>
          </table:table-cell>
          <table:table-cell office:value-type="string" calcext:value-type="string">
            <text:p>206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86</text:p>
          </table:table-cell>
          <table:table-cell office:value-type="string" calcext:value-type="string">
            <text:p>1) На что указывает: SB2060 (Single Band 2060, полоса ≈ 2.06 µm) указывает на спектральную особенность, связанную с N–H связями — в статье приписана к белку и азоту (Protein, nitrogen).</text:p>
            <text:p/>
            <text:p>2) Как интерпретировать: более высокие значения сигнала в этой полосе могут указывать на более выраженное наличие N‑H содержащих соединений (т.е. повышенное содержание белка/азота), но автор отмечает, что одиночная длина волны не является однозначным или линейным маркером концентрации из‑за перекрытия полос, множественного рассеяния, насыщения и шума; для количественной оценки требуется калибровка и многовариантные методы — прямой надежной корреляции не гарантируется.</text:p>
            <text:p/>
            <text:p>3) Можно ли использовать для поиска месторождений ПИ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indexdatabase.de//db/i-single.php?id=294" xlink:type="simple">https://www.indexdatabase.de//db/i-single.php?id=294</text:a></text:p>
          </table:table-cell>
          <table:table-cell office:value-type="string" calcext:value-type="string">
            <text:p>Ratio Analysis of Reflectance Spectra C4</text:p>
          </table:table-cell>
          <table:table-cell office:value-type="string" calcext:value-type="string">
            <text:p>Анализ соотношения спектров отражения C4</text:p>
          </table:table-cell>
          <table:table-cell office:value-type="string" calcext:value-type="string">
            <text:p>RARSc4</text:p>
          </table:table-cell>
          <table:table-cell office:value-type="string" calcext:value-type="string">
            <text:p>800nm*r470/(470nm*r80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4*r470/(B1*r800)</text:p>
          </table:table-cell>
          <table:table-cell table:number-columns-repeated="2"/>
          <table:table-cell office:value-type="string" calcext:value-type="string">
            <text:p>B8*r470/(B2*r800)</text:p>
          </table:table-cell>
          <table:table-cell office:value-type="string" calcext:value-type="string">
            <text:p>VNIR_67*r470/(VNIR_11*r800)</text:p>
          </table:table-cell>
          <table:table-cell office:value-type="string" calcext:value-type="string">
            <text:p>1) Нет информации</text:p>
            <text:p/>
            <text:p>2) Нет информации</text:p>
            <text:p/>
            <text:p>3) Нет информации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indexdatabase.de//db/i-single.php?id=205" xlink:type="simple">https://www.indexdatabase.de//db/i-single.php?id=205</text:a></text:p>
          </table:table-cell>
          <table:table-cell office:value-type="string" calcext:value-type="string">
            <text:p>Simple Ratio SWIRI/NIR Ferrous Minerals</text:p>
          </table:table-cell>
          <table:table-cell office:value-type="string" calcext:value-type="string">
            <text:p>Простое соотношение двухвалентных минералов SWIRI/NIR</text:p>
          </table:table-cell>
          <table:table-cell office:value-type="string" calcext:value-type="string">
            <text:p>SRSWIRI/NIR</text:p>
          </table:table-cell>
          <table:table-cell office:value-type="string" calcext:value-type="string">
            <text:p>SWIRI/1080.0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0.000925925925925926*SWIRI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www.indexdatabase.de//db/i-single.php?id=97" xlink:type="simple">https://www.indexdatabase.de//db/i-single.php?id=97</text:a></text:p>
          </table:table-cell>
          <table:table-cell office:value-type="string" calcext:value-type="string">
            <text:p>Transformed Soil Adjusted Vegetation Index</text:p>
          </table:table-cell>
          <table:table-cell office:value-type="string" calcext:value-type="string">
            <text:p>Скорректированный растительный индекс преобразованной почвы</text:p>
          </table:table-cell>
          <table:table-cell office:value-type="string" calcext:value-type="string">
            <text:p>TSAVI</text:p>
          </table:table-cell>
          <table:table-cell office:value-type="string" calcext:value-type="string">
            <text:p>485.0*(A - 485.0*660.0 + 1080.0)/(485.0*(-A + 1080.0) + 660.0 + X*(485.0**2 + 1)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Bannari, A.; Morin, D.; Bonn, F.; Huete, A. R. - A review of vegetation indices\n', 'article_link': '10.1080/02757259509532298', 'article_doi': 'http://dx.doi.org/10.1080/02757259509532298'}, {'article_name': 'Baret, F.; Guyot, G. - Potentials and limits of vegetation indices for LAI and APAR assessment\n', 'article_link': '', 'article_doi': 'http://www.sciencedirect.com/science/article/B6V6V-48BK8FF-1B/2/44379b7ec48e94418f4bd5657f05ec0e'}, {'article_name': 'Baret, F.; Guyot, G.; Major, D. - TSAVI: a vegetation index which minimizes soil brightness effects on LAI and APAR estimation\n', 'article_link': '', 'article_doi': ''}, {'article_name': 'Bausch, Walter C. - Soil background effects on reflectance-based crop coefficients for corn\n', 'article_link': '10.1016/0034-4257(93)90096-G', 'article_doi': '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Buschmann, Claus - Fernerkundung von Pflanzen - Ausbreitung, Gesundheitszustand und Produktivitfit\n', 'article_link': '', 'article_doi': '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Qi, J.; Chehbouni, A.; Huete, A. R.; Kerr, Y. H.; Sorooshian, S. - A modified soil adjusted vegetation index\n', 'article_link': '10.1016/0034-4257(94)90134-1', 'article_doi': 'http://www.sciencedirect.com/science/article/pii/0034425794901341'}, {'article_name': 'Richardson, A. J.; Everitt, J. H. - Using spectral vegetation indices to estimate rangeland productivity\n', 'article_link': '', 'article_doi': '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Schlerf, M.; Atzberger, C.; Hill, J. <text:s/>- Remote sensing of forest biophysical variables using HyMap imaging spectrometer data\n', 'article_link': '', 'article_doi': '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, {'article_name': 'Strachan, Ian B.; Pattey, Elizabeth; Boisvert, Johanne B. - Impact of nitrogen and environmental conditions on corn as detected by hyperspectral reflectance\n', 'article_link': '10.1016/s0034-4257(01)00299-1', 'article_doi': ''}]</text:p>
          </table:table-cell>
          <table:table-cell table:number-columns-repeated="5" office:value-type="string" calcext:value-type="string">
            <text:p>(485.0*A - 154724700.0)/(-485.0*A + 235226.0*X + 524460.0)</text:p>
          </table:table-cell>
          <table:table-cell office:value-type="string" calcext:value-type="string">
            <text:p>1) На что указывает TSAVI (Transformed Soil Adjusted Vegetation Index)?  </text:p>
            <text:p>   - Индекс указывает на наличие и густоту зелёной растительности — служит для оценки LAI (leaf area index), биомассы и косвенно хлорофилльного/вегетативного состояния растений; не предназначен для определения минералов или конкретных минералогических веществ.</text:p>
            <text:p/>
            <text:p>2) Как интерпретировать TSAVI?  </text:p>
            <text:p>   - Формула (в исходных статьях): TSAVI = a*(NIR − a·RED − b) / (RED + a·NIR − a·b) (улучшенная версия обычно включает добавку X≈0.08 для смещения). Здесь a и b — параметры «soil line» (наклон и сдвиг).  </text:p>
            <text:p>   - Большие значения TSAVI соответствуют более плотной/здоровой зелёной растительности (большее LAI и биомасса); при голой почве TSAVI ≈ 0, при очень плотных лесах TSAVI приближается к ≈0.70 (Baret &amp; Guyot, 1991).  </text:p>
            <text:p>   - Соответствие между значением индекса и концентрацией конкретного вещества: индекс коррелирует с LAI/биомассой и опосредованно с содержанием хлорофилла, но не даёт прямого количественного измерения концентрации химического вещества; возможна сатурация при высокой плотности кроны и чувствительность зависит от условий и калибровочной модели.</text:p>
            <text:p/>
            <text:p>3) Можно ли использовать TSAVI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www.indexdatabase.de//db/i-single.php?id=485" xlink:type="simple">https://www.indexdatabase.de//db/i-single.php?id=485</text:a></text:p>
          </table:table-cell>
          <table:table-cell office:value-type="string" calcext:value-type="string">
            <text:p>Normalized Difference 750/550 Green NDVI</text:p>
          </table:table-cell>
          <table:table-cell office:value-type="string" calcext:value-type="string">
            <text:p>Нормализованная разница 750/550 зеленого NDVI</text:p>
          </table:table-cell>
          <table:table-cell office:value-type="string" calcext:value-type="string">
            <text:p>NDVIg</text:p>
          </table:table-cell>
          <table:table-cell office:value-type="string" calcext:value-type="string">
            <text:p>(-550nm + 750nm)/(550nm + 750nm)</text:p>
          </table:table-cell>
          <table:table-cell office:value-type="string" calcext:value-type="string">
            <text:p>[{'article_name': 'Metternicht, G. - Vegetation indices derived from high-resolution airborne videography for precision crop management\n', 'article_link': '', 'article_doi': ''}]</text:p>
          </table:table-cell>
          <table:table-cell office:value-type="string" calcext:value-type="string">
            <text:p>(-B2 + B8)/(B2 + B8)</text:p>
          </table:table-cell>
          <table:table-cell table:number-columns-repeated="3"/>
          <table:table-cell office:value-type="string" calcext:value-type="string">
            <text:p>(-VNIR_28 + VNIR_60)/(VNIR_28 + VNIR_60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www.indexdatabase.de//db/i-single.php?id=499" xlink:type="simple">https://www.indexdatabase.de//db/i-single.php?id=499</text:a></text:p>
          </table:table-cell>
          <table:table-cell office:value-type="string" calcext:value-type="string">
            <text:p>Single Band 1400</text:p>
          </table:table-cell>
          <table:table-cell office:value-type="string" calcext:value-type="string">
            <text:p>Однополосный 1400</text:p>
          </table:table-cell>
          <table:table-cell office:value-type="string" calcext:value-type="string">
            <text:p>SB1400</text:p>
          </table:table-cell>
          <table:table-cell office:value-type="string" calcext:value-type="string">
            <text:p>140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: SB1400 (Single Band 1400) — сигнал поглощения на 1.40 µm (O–H bend, 1st overtone); в статьях это связано с наличием воды / O–H связей (в частности влагосодержания в листве).</text:p>
            <text:p/>
            <text:p>2) Как интерпретировать: большие значения индекса соответствуют более сильному поглощению на 1.40 µm, т.е. сигналу повышенного содержания воды / гидроксильных групп; однако прямой количественной зависимости «значение индекса = концентрация» из одной полосы нет — мешают множественное рассеяние, наложение поглощений других веществ, шум датчика и эффект насыщения; требуется калибровка и многовариантные методы для количественной оценки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www.indexdatabase.de//db/i-single.php?id=27" xlink:type="simple">https://www.indexdatabase.de//db/i-single.php?id=27</text:a></text:p>
          </table:table-cell>
          <table:table-cell office:value-type="string" calcext:value-type="string">
            <text:p>Difference NIR/Green Green Difference Vegetation Index</text:p>
          </table:table-cell>
          <table:table-cell office:value-type="string" calcext:value-type="string">
            <text:p>Разница NIR/Green Индекс растительности с разницей в зеленом цвете</text:p>
          </table:table-cell>
          <table:table-cell office:value-type="string" calcext:value-type="string">
            <text:p>GDVI</text:p>
          </table:table-cell>
          <table:table-cell office:value-type="string" calcext:value-type="string">
            <text:p>-560.0 + 1080.0</text:p>
          </table:table-cell>
          <table:table-cell office:value-type="string" calcext:value-type="string">
            <text:p>[{'article_name': 'Tucker, C. J.; Elgin Jr, J. H.; McMurtrey Iii, J. E.; Fan, C. J. - Monitoring corn and soybean crop development with hand-held radiometer spectral data\n', 'article_link': '10.1016/0034-4257(79)90004-x', 'article_doi': 'http://www.sciencedirect.com/science/article/pii/003442577990004X'}]</text:p>
          </table:table-cell>
          <table:table-cell table:number-columns-repeated="5" office:value-type="string" calcext:value-type="string">
            <text:p>520.000000000000</text:p>
          </table:table-cell>
          <table:table-cell office:value-type="string" calcext:value-type="string">
            <text:p>1) На что указывает этот индекс?</text:p>
            <text:p>- GDVI (Difference NIR/Green, Green Difference Vegetation Index) = (NIR − Green) / (NIR + Green).  </text:p>
            <text:p>- Указывает на присутствие и количество зелёной растительности — косвенно на содержание хлорофилла / зелёную листовую биомассу.</text:p>
            <text:p/>
            <text:p>2) Как его интерпретировать?</text:p>
            <text:p>- Большие значения GDVI означают более высокую отражательность в NIR относительно зелёного канала — то есть больше живой зелёной биомассы и выше насыщенность хлорофиллом.  </text:p>
            <text:p>- Соответствие между значением индекса и концентрацией хлорофилла/биомассой есть, но не прямолинейное: индекс коррелирует с биомассой/плотностью листьев и хлорофиллом, но насыщается при высокой густоте растительности и зависит от фонового спектра почвы, угла освещения, хлороза и других факторов; для количественного определения концентрации требуется калибровк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www.indexdatabase.de//db/i-single.php?id=129" xlink:type="simple">https://www.indexdatabase.de//db/i-single.php?id=129</text:a></text:p>
          </table:table-cell>
          <table:table-cell office:value-type="string" calcext:value-type="string">
            <text:p>Leaf Water Content Index</text:p>
          </table:table-cell>
          <table:table-cell office:value-type="string" calcext:value-type="string">
            <text:p>Индекс содержания воды в листьях</text:p>
          </table:table-cell>
          <table:table-cell office:value-type="string" calcext:value-type="string">
            <text:p>LWCI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Hunt Jr, E. Raymond; Rock, Barrett N. - Detection of changes in leaf water content using Near- and Middle-Infrared reflectances\n', 'article_link': '10.1016/0034-4257(89)90046-1', 'article_doi': 'http://www.sciencedirect.com/science/article/pii/0034425789900461'}, {'article_name': 'Hunt Jr, Raymond E.; Rock, Barrett N.; Nobel, Park S. - Measurement of leaf relative water content by infrared reflectance\n', 'article_link': '10.1016/0034-4257(87)90094-0', 'article_doi': 'http://www.sciencedirect.com/science/article/pii/0034425787900940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1) На что указывает этот индекс?</text:p>
            <text:p>- LWCI (Leaf Water Content Index, Leaf Water Content Index) указывает на содержание воды в листовой ткани — оценивает относительное содержание воды (RWC) и эквивалентную толщину воды (EWT); применяется для выявления водного стресса растений.</text:p>
            <text:p/>
            <text:p>2) Как его интерпретировать?</text:p>
            <text:p>- Бóльшие значения LWCI соответствуют большему относительному содержанию воды (влажные листья → высокие значения; обезвоженные → низкие).  </text:p>
            <text:p>- В лабораторных экспериментах LWCI почти линейно соответствует RWC (приблизительно 1:1 для многих видов в диапазоне RWC ≈ 0.5–1.0), т.е. существует прямое соответствие индекса и содержания воды.  </text:p>
            <text:p>- Вычисляется через отношение отражательной способности в NIR (≈0.82 μm / TM4) и MIR (≈1.6 μm / TM5) (логарифмическая формула); однако для практического применения требует калибровки (отражений при двух известных RWC), что существенно ограничивает полевое/спутниковое применение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www.indexdatabase.de//db/i-single.php?id=163" xlink:type="simple">https://www.indexdatabase.de//db/i-single.php?id=163</text:a></text:p>
          </table:table-cell>
          <table:table-cell office:value-type="string" calcext:value-type="string">
            <text:p>Modified Chlorophyll Absorption Ratio Index 705,750</text:p>
          </table:table-cell>
          <table:table-cell office:value-type="string" calcext:value-type="string">
            <text:p>Модифицированный показатель коэффициента поглощения хлорофилла 705,750</text:p>
          </table:table-cell>
          <table:table-cell office:value-type="string" calcext:value-type="string">
            <text:p>MCARI705</text:p>
          </table:table-cell>
          <table:table-cell office:value-type="string" calcext:value-type="string">
            <text:p>750nm*(0.2*550nm - 705nm + 0.8*750nm)/705</text:p>
          </table:table-cell>
          <table:table-cell office:value-type="string" calcext:value-type="string">
            <text:p>[{'article_name': 'Wu, Chaoyang; Niu, Zheng; Tang, Quan; Huang, Wenjiang - Estimating chlorophyll content from hyperspectral vegetation indices: Modeling and validation\n', 'article_link': '10.1016/j.agrformet.2008.03.005', 'article_doi': 'http://www.sciencedirect.com/science/article/pii/S0168192308000920'}]</text:p>
          </table:table-cell>
          <table:table-cell office:value-type="string" calcext:value-type="string">
            <text:p>B8*(0.000283687943262411*B2 - 0.000283687943262411*B8)</text:p>
          </table:table-cell>
          <table:table-cell table:number-columns-repeated="3"/>
          <table:table-cell office:value-type="string" calcext:value-type="string">
            <text:p>VNIR_60*(0.2*VNIR_28 - VNIR_54 + 0.8*VNIR_60)/705</text:p>
          </table:table-cell>
          <table:table-cell office:value-type="string" calcext:value-type="string">
            <text:p>1) На что указывает индекс?</text:p>
            <text:p>- MCARI[705,750] (Modified Chlorophyll Absorption Ratio Index 705,750) служит для оценки содержания хлорофиллов (общего хлорофилла a+b) в листе/кроне растительности.</text:p>
            <text:p/>
            <text:p>2) Как его интерпретировать?</text:p>
            <text:p>- Направление: большие значения индекса соответствуют большему содержанию хлорофилла (положительная корреляция).  </text:p>
            <text:p>- Количественная связь в статье: при валидации на полевых данных для посевов пти‑в‑поле MCARI[705,750] дал R² ≈ 0.6968 (то есть умеренная‑сильная связь).  </text:p>
            <text:p>- Особенности: по сравнению с классической версии на 670/700 nm замещение на 705/750 nm улучшает линейность и снижает раннюю сатурацию, но индекс всё ещё чувствителен к фону (почва, неплодородные элементы, структура кроны) — точная калибровка зависит от вида и условий, универсальной формулы не даётся.  </text:p>
            <text:p>- Формула (вариант из статьи): MCARI[705,750] ≈ [(R750 − R705) − 0.2·(R750 − R550)] · (R750 / R705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www.indexdatabase.de//db/i-single.php?id=346" xlink:type="simple">https://www.indexdatabase.de//db/i-single.php?id=346</text:a></text:p>
          </table:table-cell>
          <table:table-cell office:value-type="string" calcext:value-type="string">
            <text:p>Simple Ratio 801/550 NIR/Green</text:p>
          </table:table-cell>
          <table:table-cell office:value-type="string" calcext:value-type="string">
            <text:p>Простое соотношение 801/550 NIR/Зеленый</text:p>
          </table:table-cell>
          <table:table-cell office:value-type="string" calcext:value-type="string">
            <text:p>SR801/550</text:p>
          </table:table-cell>
          <table:table-cell office:value-type="string" calcext:value-type="string">
            <text:p>801nm/550nm</text:p>
          </table:table-cell>
          <table:table-cell office:value-type="string" calcext:value-type="string">
            <text:p>[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]</text:p>
          </table:table-cell>
          <table:table-cell office:value-type="string" calcext:value-type="string">
            <text:p>B4/B2</text:p>
          </table:table-cell>
          <table:table-cell/>
          <table:table-cell office:value-type="string" calcext:value-type="string">
            <text:p>B3/B1</text:p>
          </table:table-cell>
          <table:table-cell office:value-type="string" calcext:value-type="string">
            <text:p>B8/B3</text:p>
          </table:table-cell>
          <table:table-cell office:value-type="string" calcext:value-type="string">
            <text:p>VNIR_67/VNIR_28</text:p>
          </table:table-cell>
          <table:table-cell office:value-type="string" calcext:value-type="string">
            <text:p>1) На что указывает: SR801/550 (Simple Ratio 801/550, NIR/Green = R801/R550) служит для оценки листового хлорофилла и опосредовано — статуса азота в растении (листьевую концентрацию хлорофилла).</text:p>
            <text:p/>
            <text:p>2) Как интерпретировать: большее значение = больше отношение отражения в ближнем ИК (≈801 nm) к зелёному (≈550 nm), что обычно соответствует большей вегетативной плотности/здоровью и/или более высокому содержанию хлорофилла. Однако в статье подчёркивается сильное влияние LAI/покрова (ок. 80% вариации) и лишь частичное влияние хлорофилла (ок. 12%), т.е. сам по себе индекс не даёт однозначной оценки концентрации хлорофилла — при комбинировании с другими индексами (например NIR/Red) и анализе изолиний наклон линий линейно коррелирует с содержанием хлорофилла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www.indexdatabase.de//db/r-single.php?id=658" xlink:type="simple">https://www.indexdatabase.de//db/r-single.php?id=658</text:a></text:p>
          </table:table-cell>
          <table:table-cell office:value-type="string" calcext:value-type="string">
            <text:p>Hardisky, M. A .; Klemas, V.; Smart, R.M.</text:p>
          </table:table-cell>
          <table:table-cell office:value-type="string" calcext:value-type="string">
            <text:p>Хардиски, М. А.; Клемас, В.; Смарт, Р.М.</text:p>
          </table:table-cell>
          <table:table-cell office:value-type="string" calcext:value-type="string">
            <text:p>The Influence of Soil Salinity, Growth Form, and Leaf Moisture on the Spectral Radiance of Spartina alterniflora Canopies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www.indexdatabase.de//db/i-single.php?id=90" xlink:type="simple">https://www.indexdatabase.de//db/i-single.php?id=90</text:a></text:p>
          </table:table-cell>
          <table:table-cell office:value-type="string" calcext:value-type="string">
            <text:p>Structure Intensive Pigment Index 1</text:p>
          </table:table-cell>
          <table:table-cell office:value-type="string" calcext:value-type="string">
            <text:p>Индекс насыщенности структуры пигментом 1</text:p>
          </table:table-cell>
          <table:table-cell office:value-type="string" calcext:value-type="string">
            <text:p>SIPI1</text:p>
          </table:table-cell>
          <table:table-cell office:value-type="string" calcext:value-type="string">
            <text:p>(-445nm + 800nm)/(-680nm + 80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Blackburn, G. A. - Spectral indices for estimating photosynthetic pigment concentrations: A test using senescent tree leaves\n', 'article_link': '10.1080/014311698215919', 'article_doi': 'http://dx.doi.org/10.1080/014311698215919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Penuelas <text:s/>J., Baret <text:s/>F., Filella <text:s/>I. - Semi-empirical indices to assess carotenoids/chlorophyll a ratio from leaf spectral reflectance\n', 'article_link': '', 'article_doi': '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Pu, Ruiliang; Gong, Peng; Yu, Qian - Comparative Analysis of EO-1 ALI and Hyperion, and Landsat ETM+ Data for Mapping Forest Crown Closure and Leaf Area Index\n', 'article_link': '', 'article_doi': 'http://www.mdpi.com/1424-8220/8/6/3744/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Strachan, Ian B.; Pattey, Elizabeth; Boisvert, Johanne B. - Impact of nitrogen and environmental conditions on corn as detected by hyperspectral reflectance\n', 'article_link': '10.1016/s0034-4257(01)00299-1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table:number-columns-repeated="3"/>
          <table:table-cell office:value-type="string" calcext:value-type="string">
            <text:p>(B1 - B8)/(B4 - B8)</text:p>
          </table:table-cell>
          <table:table-cell office:value-type="string" calcext:value-type="string">
            <text:p>(VNIR_6 - VNIR_67)/(VNIR_50 - VNIR_67)</text:p>
          </table:table-cell>
          <table:table-cell office:value-type="string" calcext:value-type="string">
            <text:p>1) На что указывает этот индекс?  </text:p>
            <text:p>- SIPI1 (полное название в вопросе: Structure Intensive Pigment Index 1; в литературе обычно Structure Insensitive Pigment Index, SIPI) указывает на соотношение каротиноидов к хлорофиллу a (Cars : Chl a) — т.е. помогает оценить относительное содержание каротеноидов относительно хлорофилла a.</text:p>
            <text:p/>
            <text:p>2) Как его интерпретировать?  </text:p>
            <text:p>- Формула (в статьях): SIPI ≈ (R800 - R445) / (R800 - R680) (используются спектральные отражения при 800, 445 и 680 нм).  </text:p>
            <text:p>- Большие значения SIPI соответствуют увеличению соотношения каротиноидов к хлорофиллу a (т. е. относительное увеличение каротиноидов или уменьшение Chl a).  </text:p>
            <text:p>- Связь не строго линейна: в Blackburn (1998) наблюдена криволинейная/логарифмическая зависимость (хорошая корреляция, R^2 ≈ 0.85 для отношения Cars:Chl a), при этом чувствительность индекса слабее при низких значениях Cars:Chl a и растёт при больших; индекс отражает отношение пигментов, а не однозначную абсолютную концентрацию каждого компонента.</text:p>
            <text:p/>
            <text:p>3) Можно ли его использовать для поиска месторождений полезных ископаемых?  </text:p>
            <text:p>- Нет информации. (В представленных статьях SIPI рассматривается только для биопигментов и оценки физиологического статуса растительности.)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ww.indexdatabase.de//db/i-single.php?id=347" xlink:type="simple">https://www.indexdatabase.de//db/i-single.php?id=347</text:a></text:p>
          </table:table-cell>
          <table:table-cell office:value-type="string" calcext:value-type="string">
            <text:p>Single Band 550</text:p>
          </table:table-cell>
          <table:table-cell office:value-type="string" calcext:value-type="string">
            <text:p>Однополосный 550</text:p>
          </table:table-cell>
          <table:table-cell office:value-type="string" calcext:value-type="string">
            <text:p>SB550</text:p>
          </table:table-cell>
          <table:table-cell office:value-type="string" calcext:value-type="string">
            <text:p>550nm</text:p>
          </table:table-cell>
          <table:table-cell office:value-type="string" calcext:value-type="string">
            <text:p>[{'article_name': 'Carter, Gregory A. - Ratios of leaf reflectances in narrow wavebands as indicators of plant stress\n', 'article_link': '10.1080/01431169408954109', 'article_doi': ''}, 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Strachan, Ian B.; Pattey, Elizabeth; Boisvert, Johanne B. - Impact of nitrogen and environmental conditions on corn as detected by hyperspectral reflectance\n', 'article_link': '10.1016/s0034-4257(01)00299-1', 'article_doi': ''}]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NIR_28</text:p>
          </table:table-cell>
          <table:table-cell office:value-type="string" calcext:value-type="string">
            <text:p>1) На что указывает этот индекс? — В представленных статьях сам индекс "SB550 / Single Band 550" явно не упоминается; аналогично используется R550 (отражательная способность в узкой полосе у 550 нм). В контексте статей 550 nm служит индикатором состояния растительности — связан с содержанием хлорофилла и проявляется при выявлении стрессов растений (менее хлорофилльные листья дают повышенное отражение в области ~550 nm).</text:p>
            <text:p/>
            <text:p>2) Как его интерпретировать? — Большее значение SB550/R550 = большая отражательная способность на 550 nm. В статьях это соответствует снижению содержания хлорофилла (т.е. более стрессовым/менее зелёным листьям). Прямая связь есть (обратная: ↑R550 → ↓хлорофилл), но не однозначная и некоторая: зависимость осложняется LAI, фоном почвы/остатков, структурой листа и пр., поэтому значение индекса коррелирует с концентрацией хлорофилла, но без учёта этих факторов не даёт точного количественного определения.</text:p>
            <text:p/>
            <text:p>3) Можно ли его использовать для поиска месторождений полезных ископаемых? — Нет информации (в статьях рассматривается только дистанционное определение состояния растений/хлорофилла и вопросы сельскохозяйственного мониторинга)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www.indexdatabase.de//db/r-single.php?id=493" xlink:type="simple">https://www.indexdatabase.de//db/r-single.php?id=493</text:a></text:p>
          </table:table-cell>
          <table:table-cell table:number-columns-repeated="2" office:value-type="string" calcext:value-type="string">
            <text:p>Kooistra, L.; Salas, E. A. L.; Clevers, J. G. P. W.; Wehrens, R.; Leuven, R. S. E. W.; Nienhuis, P. H.; Buydens, L. M. C.</text:p>
          </table:table-cell>
          <table:table-cell office:value-type="string" calcext:value-type="string">
            <text:p>Exploring field vegetation reflectance as an indicator of soil contamination in river floodplains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Metal\n', 'article_link': ' ', 'article_doi': ' '}, {'article_name': 'Metal - Heavy metal contamination\n', 'article_link': ' ', 'article_doi': ' '}, {'article_name': 'Soil\n', 'article_link': ' ', 'article_doi': ' '}, {'article_name': 'Soil - Contamination\n', 'article_link': ' ', 'article_doi': ' 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www.indexdatabase.de//db/i-single.php?id=269" xlink:type="simple">https://www.indexdatabase.de//db/i-single.php?id=269</text:a></text:p>
          </table:table-cell>
          <table:table-cell office:value-type="string" calcext:value-type="string">
            <text:p>Simple Ratio 1660/550 Disease-Water Stress Index 2</text:p>
          </table:table-cell>
          <table:table-cell office:value-type="string" calcext:value-type="string">
            <text:p>Простое соотношение 1660/550 Болезнь-Индекс водного стресса 2</text:p>
          </table:table-cell>
          <table:table-cell office:value-type="string" calcext:value-type="string">
            <text:p>DSWI-2</text:p>
          </table:table-cell>
          <table:table-cell office:value-type="string" calcext:value-type="string">
            <text:p>1660nm/55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]</text:p>
          </table:table-cell>
          <table:table-cell office:value-type="string" calcext:value-type="string">
            <text:p>B5/B2</text:p>
          </table:table-cell>
          <table:table-cell/>
          <table:table-cell office:value-type="string" calcext:value-type="string">
            <text:p>B4/B1</text:p>
          </table:table-cell>
          <table:table-cell/>
          <table:table-cell office:value-type="string" calcext:value-type="string">
            <text:p>SWIR_63/VNIR_28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www.indexdatabase.de//db/i-single.php?id=71" xlink:type="simple">https://www.indexdatabase.de//db/i-single.php?id=71</text:a></text:p>
          </table:table-cell>
          <table:table-cell office:value-type="string" calcext:value-type="string">
            <text:p>Simple Ratio MIR/NIR Ratio Drought Index</text:p>
          </table:table-cell>
          <table:table-cell office:value-type="string" calcext:value-type="string">
            <text:p>Простое соотношение MIR/NIR Индекс засухи</text:p>
          </table:table-cell>
          <table:table-cell office:value-type="string" calcext:value-type="string">
            <text:p>RDI</text:p>
          </table:table-cell>
          <table:table-cell office:value-type="string" calcext:value-type="string">
            <text:p>MIR/1080.0</text:p>
          </table:table-cell>
          <table:table-cell office:value-type="string" calcext:value-type="string">
            <text:p>[{'article_name': 'Pinder, J. E.; McLeod, K. W. <text:s/>- Indications of relative drought stress in longleaf pine from Thematic Mapper data\n', 'article_link': '', 'article_doi': ''}]</text:p>
          </table:table-cell>
          <table:table-cell table:number-columns-repeated="5" office:value-type="string" calcext:value-type="string">
            <text:p>0.000925925925925926*MIR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www.indexdatabase.de//db/i-single.php?id=102" xlink:type="simple">https://www.indexdatabase.de//db/i-single.php?id=102</text:a></text:p>
          </table:table-cell>
          <table:table-cell office:value-type="string" calcext:value-type="string">
            <text:p>Simple Ratio 715/705 Vogelmann indices 3</text:p>
          </table:table-cell>
          <table:table-cell office:value-type="string" calcext:value-type="string">
            <text:p>Простое соотношение 715/705 индексов Фогельмана 3</text:p>
          </table:table-cell>
          <table:table-cell office:value-type="string" calcext:value-type="string">
            <text:p>Vog3</text:p>
          </table:table-cell>
          <table:table-cell office:value-type="string" calcext:value-type="string">
            <text:p>715nm/705nm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Vogelmann, J.E.; Rock, B.N.; Moss, D.M. <text:s/>- Red Edge Spectral Measurements from Sugar Maple Leaves\n', 'article_link': '10.1080/01431169308953986', 'article_doi': 'http://dx.doi.org/10.1080/01431169308953986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55/VNIR_54</text:p>
          </table:table-cell>
          <table:table-cell office:value-type="string" calcext:value-type="string">
            <text:p>1) На что указывает этот индекс?  </text:p>
            <text:p>- Vogelmann index 3 (Vog3) — индекс, чувствительный к содержанию хлорофилла в листе; в публикациях встречается в двух вариантах: как простое отношение отражений R715/R705 (Simple Ratio 715/705) и/или как отношение первых производных в красном крае D715/D705 (интерпретируется как «Vogelmann 3»). Используется для оценки суммарного хлорофилла (a+b).</text:p>
            <text:p/>
            <text:p>2) Как его интерпретировать?  </text:p>
            <text:p>- Большие значения индекса соответствуют большему содержанию хлорофилла (положительная корреляция). В исследованиях он показывает хорошую предсказательную способность: в le Maire et al. (2004) близкий Vogelmann‑тип (R740/R720) дал RMSECV ≈ 2.54 µg/cm2 (хорошая точность на листовом уровне), в Main et al. (2011) производный вариант (D715/D705 / Vog3) вошёл в число лучших и в объединённом наборе дал RMSE ≈ 57.85 mg/m2. При этом отмечается насыщение и влияние вида/структуры листа (на больших концентрациях реакция может меняться из‑за сдвига «red‑edge» и эффекта двойного пика), то есть зависимость не абсолютно линейна во всём диапазоне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www.indexdatabase.de//db/i-single.php?id=404" xlink:type="simple">https://www.indexdatabase.de//db/i-single.php?id=404</text:a></text:p>
          </table:table-cell>
          <table:table-cell office:value-type="string" calcext:value-type="string">
            <text:p>Simple Ratio 430/680 SRPI</text:p>
          </table:table-cell>
          <table:table-cell office:value-type="string" calcext:value-type="string">
            <text:p>Простое соотношение 430/680 SRPI</text:p>
          </table:table-cell>
          <table:table-cell office:value-type="string" calcext:value-type="string">
            <text:p>SR430/680</text:p>
          </table:table-cell>
          <table:table-cell office:value-type="string" calcext:value-type="string">
            <text:p>430nm/680nm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PeÃ±uelas, J.; Gamon, J. A.; Fredeen, A. L.; Merino, J.; Field, C. B. - Reflectance indices associated with physiological changes in nitrogen- and water-limited sunflower leaves\n', 'article_link': '10.1016/0034-4257(94)90136-8', 'article_doi': 'http://www.sciencedirect.com/science/article/pii/0034425794901368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/>
          <table:table-cell office:value-type="string" calcext:value-type="string">
            <text:p>B1/B8</text:p>
          </table:table-cell>
          <table:table-cell table:number-columns-repeated="2"/>
          <table:table-cell office:value-type="string" calcext:value-type="string">
            <text:p>VNIR_3/VNIR_50</text:p>
          </table:table-cell>
          <table:table-cell office:value-type="string" calcext:value-type="string">
            <text:p>1) На что указывает индекс SR430/680 (Simple Ratio 430/680, SRPI)?  </text:p>
            <text:p>- Формула: SRPI = R430 / R680 (отношение отражений при 430 и 680 nm).  </text:p>
            <text:p>- Предназначен для оценки соотношения «общие пигменты / хлорофилл» и индикатора стрессового состояния растений (чувствителен к каротиноидам/другим пигментам относительно хлорофилла). (Источник: Peñuelas et al.; приведён в le Maire et al. 2004 и Main et al. 2011.)</text:p>
            <text:p/>
            <text:p>2) Как интерпретировать?  </text:p>
            <text:p>- Большие значения SR430/680 указывают на увеличение отражения в синей области относительно красной, т.е. на увеличение доли/отношения прочих пигментов к хлорофиллу (часто связано с повышением каротиноидов или стрессом).  </text:p>
            <text:p>- В отношении абсолютной концентрации хлорофилла связь слабая/неточная: в приведённых исследованиях SRPI плохо предсказывает общий хлорофилл — le Maire et al. дают RMSECVexp ≈ 16.06 µg/cm2 (≈160.6 mg/m2) и RMSEsim ≈ 8.41 µg/cm2 (≈84.1 mg/m2) с плохим соответствием моделям; Main et al. для объединённого набора показывают RMSE ≈ 170.7 mg/m2 и индекс внизу рейтинга по надёжности. Вывод: индекс годится как качественный маркер соотношения пигментов/стресса, но не как точный количественный индикатор концентрации хлорофилла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www.indexdatabase.de//db/i-single.php?id=203" xlink:type="simple">https://www.indexdatabase.de//db/i-single.php?id=203</text:a></text:p>
          </table:table-cell>
          <table:table-cell office:value-type="string" calcext:value-type="string">
            <text:p>Simple Ratio Red/Blue Iron Oxide</text:p>
          </table:table-cell>
          <table:table-cell office:value-type="string" calcext:value-type="string">
            <text:p>Простое соотношение красного и синего оксидов железа</text:p>
          </table:table-cell>
          <table:table-cell office:value-type="string" calcext:value-type="string">
            <text:p>IO</text:p>
          </table:table-cell>
          <table:table-cell office:value-type="string" calcext:value-type="string">
            <text:p>660.0/485.0</text:p>
          </table:table-cell>
          <table:table-cell office:value-type="string" calcext:value-type="string">
            <text:p>[{'article_name': 'Hewson, Rob D.; Cudahy, T. J.; Huntington, J. F. - Geologic and alteration mapping at Mt Fitton, South Australia, using ASTER satellite-borne data\n', 'article_link': '10.1109/igarss.2001.976615', 'article_doi': ''}]</text:p>
          </table:table-cell>
          <table:table-cell table:number-columns-repeated="5" office:value-type="string" calcext:value-type="string">
            <text:p>1.36082474226804</text:p>
          </table:table-cell>
          <table:table-cell office:value-type="string" calcext:value-type="string">
            <text:p>1) На что указывает этот индекс?</text:p>
            <text:p>- На присутствие железистых оксидов (например гематит/лимонит); в статье указано, что VNIR-каналы ASTER успешно картировали информацию по железным оксидам.</text:p>
            <text:p/>
            <text:p>2) Как его интерпретировать?</text:p>
            <text:p>- IO (Simple Ratio Red/Blue) — простое отношение отражений в красной и синей полосах (Red/Blue); большие значения соответствуют более выраженному сигналу железных оксидов (большее отношение отражения в красной полосе относительно синей). В статье нет формулы/числовых порогов и нет количественной калибровки, связывающей значение индекса с точной концентрацией веществ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www.indexdatabase.de//db/i-single.php?id=305" xlink:type="simple">https://www.indexdatabase.de//db/i-single.php?id=305</text:a></text:p>
          </table:table-cell>
          <table:table-cell office:value-type="string" calcext:value-type="string">
            <text:p>Normalized Difference 800/635 Pigment specific normalised difference B2</text:p>
          </table:table-cell>
          <table:table-cell office:value-type="string" calcext:value-type="string">
            <text:p>Нормализованная разница 800/635 для конкретного пигмента Нормализованная разница В2</text:p>
          </table:table-cell>
          <table:table-cell office:value-type="string" calcext:value-type="string">
            <text:p>PSNDb2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1) На что указывает индекс?</text:p>
            <text:p>- PSNDb2 (Normalized Difference 800/635, "Pigment specific normalised difference B2") — пигмент‑специфический нормализованный разностный индекс для выявления хлорофилла b (Chl b).</text:p>
            <text:p/>
            <text:p>2) Как интерпретировать?</text:p>
            <text:p>- Формула (вариант, используемый в статье): PSND_b = (R800 − R635) / (R800 + R635).  </text:p>
            <text:p>- Большие значения индекса соответствуют большей концентрации хлорофилла b. В Blackburn (1998) найдена сильная положительная (не‑линейная, экспоненциальная) связь: пример подгонки для оптимизированного варианта — Chl_b ≈ 7.5865 · exp(4.3006 · PSND_b) (R² ≈ 0.94).  </text:p>
            <text:p>- Отметка о чувствительности: зависимость явно нелинейна — высокая корреляция, но индекс чаще более чувствителен при низких/средних концентрациях и может вести к насыщению/сложной интерпретации при очень больших концентрациях.</text:p>
            <text:p/>
            <text:p>3) Можно ли использовать для поиска руд/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www.indexdatabase.de//db/i-single.php?id=231" xlink:type="simple">https://www.indexdatabase.de//db/i-single.php?id=231</text:a></text:p>
          </table:table-cell>
          <table:table-cell office:value-type="string" calcext:value-type="string">
            <text:p>Silica 4</text:p>
          </table:table-cell>
          <table:table-cell office:value-type="string" calcext:value-type="string">
            <text:p>Диоксид кремния 4</text:p>
          </table:table-cell>
          <table:table-cell/>
          <table:table-cell office:value-type="string" calcext:value-type="string">
            <text:p>[8475:8825]**2*[8925:9275]/[8125:8475]</text:p>
          </table:table-cell>
          <table:table-cell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B11**2*B12/B10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www.indexdatabase.de//db/i-single.php?id=150" xlink:type="simple">https://www.indexdatabase.de//db/i-single.php?id=150</text:a></text:p>
          </table:table-cell>
          <table:table-cell office:value-type="string" calcext:value-type="string">
            <text:p>Datt1</text:p>
          </table:table-cell>
          <table:table-cell office:value-type="string" calcext:value-type="string">
            <text:p>Датт1</text:p>
          </table:table-cell>
          <table:table-cell office:value-type="string" calcext:value-type="string">
            <text:p>Datt1</text:p>
          </table:table-cell>
          <table:table-cell office:value-type="string" calcext:value-type="string">
            <text:p>(-710nm + 850nm)/(-680nm + 850nm)</text:p>
          </table:table-cell>
          <table:table-cell office:value-type="string" calcext:value-type="string">
            <text:p>[{'article_name': 'Datt, Bisun - Remote Sensing of Water Content in Eucalyptus Leaves\n', 'article_link': 'http://dx.doi.org/10.1071/BT98042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(-B4 + B8)/(B3 - B4)</text:p>
          </table:table-cell>
          <table:table-cell table:number-columns-repeated="2"/>
          <table:table-cell office:value-type="string" calcext:value-type="string">
            <text:p>(B5 - B8)/(B4 - B8)</text:p>
          </table:table-cell>
          <table:table-cell office:value-type="string" calcext:value-type="string">
            <text:p>(VNIR_54 - VNIR_73)/(VNIR_50 - VNIR_73)</text:p>
          </table:table-cell>
          <table:table-cell office:value-type="string" calcext:value-type="string">
            <text:p>1) На что указывает индекс (полное название)</text:p>
            <text:p>- Datt1 — Datt index (индекс Датта, Datt 1999). Формула (варианты в статьях): (R850/R710) / (R850/R680) (иногда реализуется с R780 вместо R850 в зависимости от диапазона датчика). Предназначен для оценки общего содержания хлорофилла (chl a + b) в листе (тотальное содержание хлорофилла).</text:p>
            <text:p/>
            <text:p>2) Как интерпретировать</text:p>
            <text:p>- Чем выше значение Datt1, тем выше содержание хлорофилла в листе (положительная корреляция).  </text:p>
            <text:p>- Индекс сконструирован так, чтобы уменьшать влияние рассеяния/структуры листа (более устойчив к вариациям спектрального фона), поэтому хорошо коррелирует с концентрацией хлорофилла по данным статей.  </text:p>
            <text:p>- Ограничения: при очень больших концентрациях возможна насыщаемость/уменьшение чувствительности; точность и выбранные волны зависят от вида, условий измерения и ширины полос датчика.</text:p>
            <text:p/>
            <text:p>3) Можно ли использовать для поиска месторождений полезных ископаемых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indexdatabase.de//db/i-single.php?id=26" xlink:type="simple">https://www.indexdatabase.de//db/i-single.php?id=26</text:a></text:p>
          </table:table-cell>
          <table:table-cell office:value-type="string" calcext:value-type="string">
            <text:p>Gossan</text:p>
          </table:table-cell>
          <table:table-cell office:value-type="string" calcext:value-type="string">
            <text:p>Госсан</text:p>
          </table:table-cell>
          <table:table-cell/>
          <table:table-cell office:value-type="string" calcext:value-type="string">
            <text:p>[1600:1700]/[630:690]</text:p>
          </table:table-cell>
          <table:table-cell office:value-type="string" calcext:value-type="string">
            <text:p>[{'article_name': 'Volesky, J.C.; Stern, R.J.; Johnson, P.R. - Geological control of massive sulfide mineralization in the Neoproterozoic Wadi Bidah shear zone, southwestern Saudi Arabia, inferences from orbital remote sensing and field studies\n', 'article_link': '', 'article_doi': ''}]</text:p>
          </table:table-cell>
          <table:table-cell office:value-type="string" calcext:value-type="string">
            <text:p>B5/B3</text:p>
          </table:table-cell>
          <table:table-cell/>
          <table:table-cell office:value-type="string" calcext:value-type="string">
            <text:p>B4/B2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www.indexdatabase.de//db/i-single.php?id=500" xlink:type="simple">https://www.indexdatabase.de//db/i-single.php?id=500</text:a></text:p>
          </table:table-cell>
          <table:table-cell office:value-type="string" calcext:value-type="string">
            <text:p>Single Band 1420</text:p>
          </table:table-cell>
          <table:table-cell office:value-type="string" calcext:value-type="string">
            <text:p>Однополосный 1420</text:p>
          </table:table-cell>
          <table:table-cell office:value-type="string" calcext:value-type="string">
            <text:p>SB1420</text:p>
          </table:table-cell>
          <table:table-cell office:value-type="string" calcext:value-type="string">
            <text:p>142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: SB1420 (Single Band 1420) — отражательность в узкой полосе около 1.42 µm, связанная с поглощением, приписанным C–H колебаниям (в таблице статьи — лигнин).</text:p>
            <text:p/>
            <text:p>2) Как интерпретировать: значение — это величина отражения в ~1.420 µm; более высокие значения отражения означают более слабое поглощение (т.е. вероятно меньше относительного вклада лигнина), более низкие значения — сильнее поглощение (вероятно больший вклад лигнина). При этом в статье подчёркивается, что одна полоса не даёт однозначной количественной оценки: поглощения перекрываются, эффект рассеяния и насыщения, влияние влаги и шум датчика искажают связь, поэтому прямая линейная связь между значением индекса и концентрацией вещества отсутствует без многопараметрической калибровки.</text:p>
            <text:p/>
            <text:p>3) Можно ли использовать для поиска месторождений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www.indexdatabase.de//db/i-single.php?id=403" xlink:type="simple">https://www.indexdatabase.de//db/i-single.php?id=403</text:a></text:p>
          </table:table-cell>
          <table:table-cell office:value-type="string" calcext:value-type="string">
            <text:p>Difference 800/680</text:p>
          </table:table-cell>
          <table:table-cell office:value-type="string" calcext:value-type="string">
            <text:p>Разница 800/680</text:p>
          </table:table-cell>
          <table:table-cell office:value-type="string" calcext:value-type="string">
            <text:p>D800/680</text:p>
          </table:table-cell>
          <table:table-cell office:value-type="string" calcext:value-type="string">
            <text:p>-680nm + 800nm</text:p>
          </table:table-cell>
          <table:table-cell office:value-type="string" calcext:value-type="string">
            <text:p>[{'article_name': 'Jordan, Carl F. - Derivation of Leaf-Area Index from Quality of Light on the Forest Floor\n', 'article_link': '', 'article_doi': 'http://www.jstor.org/stable/1936256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-B3 + B4</text:p>
          </table:table-cell>
          <table:table-cell/>
          <table:table-cell office:value-type="string" calcext:value-type="string">
            <text:p>-B2 + B3</text:p>
          </table:table-cell>
          <table:table-cell office:value-type="string" calcext:value-type="string">
            <text:p>-B4 + B8</text:p>
          </table:table-cell>
          <table:table-cell office:value-type="string" calcext:value-type="string">
            <text:p>-VNIR_50 + VNIR_67</text:p>
          </table:table-cell>
          <table:table-cell office:value-type="string" calcext:value-type="string">
            <text:p>1) На что указывает этот индекс? — Нет информации</text:p>
            <text:p/>
            <text:p>2) Как его интерпретировать? (чему соответствуют большие значения, есть ли связь с концентрацией вещества) — Нет информации</text:p>
            <text:p/>
            <text:p>3) Можно ли его использовать для поиска месторождений полезных ископаемых? — Нет информации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www.indexdatabase.de//db/i-single.php?id=5" xlink:type="simple">https://www.indexdatabase.de//db/i-single.php?id=5</text:a></text:p>
          </table:table-cell>
          <table:table-cell office:value-type="string" calcext:value-type="string">
            <text:p>Carbonate/Chlorite/Epidote</text:p>
          </table:table-cell>
          <table:table-cell office:value-type="string" calcext:value-type="string">
            <text:p>Карбонат/Хлорит/Эпидот</text:p>
          </table:table-cell>
          <table:table-cell/>
          <table:table-cell office:value-type="string" calcext:value-type="string">
            <text:p>([2235:2365] + [2360:2430])/[2295:2365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www.indexdatabase.de//db/i-single.php?id=78" xlink:type="simple">https://www.indexdatabase.de//db/i-single.php?id=78</text:a></text:p>
          </table:table-cell>
          <table:table-cell office:value-type="string" calcext:value-type="string">
            <text:p>Sericite/Muscovite/Illite/Smecite</text:p>
          </table:table-cell>
          <table:table-cell office:value-type="string" calcext:value-type="string">
            <text:p>Серицит/мусковит/иллит/смецит</text:p>
          </table:table-cell>
          <table:table-cell/>
          <table:table-cell office:value-type="string" calcext:value-type="string">
            <text:p>([2145:2185] + [2235:2365])/[2185:2225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www.indexdatabase.de//db/i-single.php?id=186" xlink:type="simple">https://www.indexdatabase.de//db/i-single.php?id=186</text:a></text:p>
          </table:table-cell>
          <table:table-cell office:value-type="string" calcext:value-type="string">
            <text:p>Green-Blue NDVI</text:p>
          </table:table-cell>
          <table:table-cell office:value-type="string" calcext:value-type="string">
            <text:p>Зелено-синий NDVI</text:p>
          </table:table-cell>
          <table:table-cell office:value-type="string" calcext:value-type="string">
            <text:p>GBNDVI</text:p>
          </table:table-cell>
          <table:table-cell office:value-type="string" calcext:value-type="string">
            <text:p>(-485.0 - 560.0 + 1080.0)/(485.0 + 560.0 + 1080.0)</text:p>
          </table:table-cell>
          <table:table-cell office:value-type="string" calcext:value-type="string">
            <text:p>[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]</text:p>
          </table:table-cell>
          <table:table-cell table:number-columns-repeated="5" office:value-type="string" calcext:value-type="string">
            <text:p>0.0164705882352941</text:p>
          </table:table-cell>
          <table:table-cell office:value-type="string" calcext:value-type="string">
            <text:p>1) На что указывает этот индекс?  </text:p>
            <text:p>GBNDVI (Green‑Blue NDVI) указывает на состояние зелёной растительности — связан с содержанием хлорофилла/зелёной биомассы и используется для оценки листовой площади (LAI).</text:p>
            <text:p/>
            <text:p>2) Как его интерпретировать?  </text:p>
            <text:p>Бoльшие значения GBNDVI соответствуют большей листовой площади и более «зелёной»/вегетативно активной поверхности. В статье установлена экспоненциальная зависимость GBNDVI↔LAI (в модели на выборке: R² = 0.8858); при валидации R² для GBNDVI составили ≈0.5761, 0.5137 и 0.6636 (разные наборы данных). Индекс коррелирует с концентрацией/количеством растительной массы, но не даёт прямого измерения химической концентрации вещества (только эмпирическую связь). GBNDVI менее подвержен насыщению, чем классический NDVI, и остаётся информативным при LAI ~4–5; при расчёте важно, чтобы соответствующий видимый отражённый сигнал (VIS) был &gt;0.024.</text:p>
            <text:p/>
            <text:p>3) Можно ли его использовать для поиска месторождений полезных ископаемых?  </text:p>
            <text:p>Нет информации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www.indexdatabase.de//db/r-single.php?id=424" xlink:type="simple">https://www.indexdatabase.de//db/r-single.php?id=424</text:a></text:p>
          </table:table-cell>
          <table:table-cell office:value-type="string" calcext:value-type="string">
            <text:p>Fischer, Christian</text:p>
          </table:table-cell>
          <table:table-cell office:value-type="string" calcext:value-type="string">
            <text:p>Фишер, Кристиан</text:p>
          </table:table-cell>
          <table:table-cell office:value-type="string" calcext:value-type="string">
            <text:p>Use of GIS and Multitemporal Imaging Spectrometer data for Modelling and Mapping Environmental Changes in Mining Areas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www.indexdatabase.de//db/i-single.php?id=407" xlink:type="simple">https://www.indexdatabase.de//db/i-single.php?id=407</text:a></text:p>
          </table:table-cell>
          <table:table-cell office:value-type="string" calcext:value-type="string">
            <text:p>Simple Ratio 715/705</text:p>
          </table:table-cell>
          <table:table-cell office:value-type="string" calcext:value-type="string">
            <text:p>Простое соотношение 715/705</text:p>
          </table:table-cell>
          <table:table-cell office:value-type="string" calcext:value-type="string">
            <text:p>SR715/705</text:p>
          </table:table-cell>
          <table:table-cell office:value-type="string" calcext:value-type="string">
            <text:p>[710:720]/[700:710]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Vogelmann, J.E.; Rock, B.N.; Moss, D.M. <text:s/>- Red Edge Spectral Measurements from Sugar Maple Leaves\n', 'article_link': '10.1080/01431169308953986', 'article_doi': 'http://dx.doi.org/10.1080/01431169308953986'}]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) На что указывает этот индекс? — Simple Ratio 715/705 (SR715/705 = R715 / R705) является спектральным индексом, чувствительным к положению «красного края» листовой отражательной характеристики и используется для оценки содержания хлорофилла (тотальный хлорофилл a+b) в листьях.</text:p>
            <text:p/>
            <text:p>2) Как его интерпретировать? — Большие значения SR715/705 означают относительное увеличение отражения в области 715 нм по сравнению с 705 нм, что соответствует сдвигу красного края в сторону больших длин волн и, как правило, — к более высокому содержанию хлорофилла. Связь положительная, но не жёстко линейна: чувствительность хороша в определённом диапазоне, при высоких содержательных значениях возможна насыщение; значение также зависит от структуры листа, фоновых эффектов и углов измерения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www.indexdatabase.de//db/i-single.php?id=211" xlink:type="simple">https://www.indexdatabase.de//db/i-single.php?id=211</text:a></text:p>
          </table:table-cell>
          <table:table-cell office:value-type="string" calcext:value-type="string">
            <text:p>Simple Ratio 450/690 Blue red pigment index</text:p>
          </table:table-cell>
          <table:table-cell office:value-type="string" calcext:value-type="string">
            <text:p>Простое соотношение 450/690 Индекс синего и красного пигмента</text:p>
          </table:table-cell>
          <table:table-cell office:value-type="string" calcext:value-type="string">
            <text:p>BRI</text:p>
          </table:table-cell>
          <table:table-cell office:value-type="string" calcext:value-type="string">
            <text:p>450nm/690n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1/B3</text:p>
          </table:table-cell>
          <table:table-cell table:number-columns-repeated="3"/>
          <table:table-cell office:value-type="string" calcext:value-type="string">
            <text:p>VNIR_7/VNIR_51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www.indexdatabase.de//db/i-single.php?id=51" xlink:type="simple">https://www.indexdatabase.de//db/i-single.php?id=51</text:a></text:p>
          </table:table-cell>
          <table:table-cell office:value-type="string" calcext:value-type="string">
            <text:p>Norm NIR</text:p>
          </table:table-cell>
          <table:table-cell office:value-type="string" calcext:value-type="string">
            <text:p>Норма NIR</text:p>
          </table:table-cell>
          <table:table-cell office:value-type="string" calcext:value-type="string">
            <text:p>Norm NIR</text:p>
          </table:table-cell>
          <table:table-cell office:value-type="string" calcext:value-type="string">
            <text:p>1080.0/(560.0 + 1080.0 + 660.0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0.469565217391304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ww.indexdatabase.de//db/i-single.php?id=59" xlink:type="simple">https://www.indexdatabase.de//db/i-single.php?id=59</text:a></text:p>
          </table:table-cell>
          <table:table-cell office:value-type="string" calcext:value-type="string">
            <text:p>Normalized Difference MIR/NIR Normalized Difference Vegetation Index (in case of strong atmospheric disturbances)</text:p>
          </table:table-cell>
          <table:table-cell office:value-type="string" calcext:value-type="string">
            <text:p>Нормализованная разница MIR/NIR Нормализованный разностный растительный индекс (в случае сильных атмосферных возмущений)</text:p>
          </table:table-cell>
          <table:table-cell office:value-type="string" calcext:value-type="string">
            <text:p>NDVI</text:p>
          </table:table-cell>
          <table:table-cell office:value-type="string" calcext:value-type="string">
            <text:p>(MIR - 1080.0)/(MIR + 1080.0)</text:p>
          </table:table-cell>
          <table:table-cell office:value-type="string" calcext:value-type="string">
            <text:p>[{'article_name': 'Buschmann, Claus - Fernerkundung von Pflanzen - Ausbreitung, Gesundheitszustand und Produktivitfit\n', 'article_link': '', 'article_doi': ''}, 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Tucker, C. J.; Elgin Jr, J. H.; McMurtrey Iii, J. E.; Fan, C. J. - Monitoring corn and soybean crop development with hand-held radiometer spectral data\n', 'article_link': '10.1016/0034-4257(79)90004-x', 'article_doi': 'http://www.sciencedirect.com/science/article/pii/003442577990004X'}, {'article_name': 'Xie, H.; Tian, Y. Q.; Granillo, J. A.; Keller, G. R. - Suitable remote sensing method and data for mapping and measuring active crop fields\n', 'article_link': '10.1080/01431160600702673', 'article_doi': 'http://apps.webofknowledge.com/InboundService.do?Func=Frame&amp;product=WOS&amp;action=retrieve&amp;SrcApp=EndNote&amp;Init=Yes&amp;SrcAuth=ResearchSoft&amp;mode=FullRecord&amp;UT=000244093200023'}]</text:p>
          </table:table-cell>
          <table:table-cell table:number-columns-repeated="5" office:value-type="string" calcext:value-type="string">
            <text:p>(MIR - 1080.0)/(MIR + 1080.0)</text:p>
          </table:table-cell>
          <table:table-cell office:value-type="string" calcext:value-type="string">
            <text:p>1) На что указывает этот индекс?  </text:p>
            <text:p>   - NDVI (Normalized Difference Vegetation Index), формула: NDVI = (R_NIR − R_RED) / (R_NIR + R_RED) (в статьях пример R800 и R680). Указывает на наличие и интенсивность зелёной вегетации — опосредованно на содержание хлорофилла/биомассу листьев (чувствительность к пигментам через поглощение в красной и отражение в NIR).</text:p>
            <text:p/>
            <text:p>2) Как его интерпретировать?  </text:p>
            <text:p>   - Большие значения NDVI ≈ более плотная/зелёная растительность (больше листовой площади/биомассы).  </text:p>
            <text:p>   - Но по статьям: NDVI плохо подходит для количественной оценки концентрации хлорофилла при средних и высоких содержениях (насыщение, слабая корреляция); для листьев эвкалипта корреляция с хлорофиллом была слабой/неустойчивой — более информативны другие индексы (green‑NDVI, R672/(R550·R708) или после scatter‑коррекции R860/(R550·R708)). Соответствие между значением NDVI и концентрацией хлорофилла не является прямым и устойчивым.</text:p>
            <text:p/>
            <text:p>3) Можно ли его использовать для поиска месторождений полезных ископаемых?  </text:p>
            <text:p>   - Нет информации (в представленных статьях NDVI рассматривается для вегетации/почвенного фона, о применении к поиску месторождений полезных ископаемых не сказано)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www.indexdatabase.de//db/i-single.php?id=204" xlink:type="simple">https://www.indexdatabase.de//db/i-single.php?id=204</text:a></text:p>
          </table:table-cell>
          <table:table-cell office:value-type="string" calcext:value-type="string">
            <text:p>Simple Ratio SWIRI/SWIRII Clay Minerals</text:p>
          </table:table-cell>
          <table:table-cell office:value-type="string" calcext:value-type="string">
            <text:p>Простое соотношение глинистых минералов SWIRI/SWIRII</text:p>
          </table:table-cell>
          <table:table-cell office:value-type="string" calcext:value-type="string">
            <text:p>SRSWIRI/SWIRII</text:p>
          </table:table-cell>
          <table:table-cell office:value-type="string" calcext:value-type="string">
            <text:p>SWIRI/SWIRII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SWIRI/SWIRII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www.indexdatabase.de//db/i-single.php?id=271" xlink:type="simple">https://www.indexdatabase.de//db/i-single.php?id=271</text:a></text:p>
          </table:table-cell>
          <table:table-cell office:value-type="string" calcext:value-type="string">
            <text:p>Simple Ratio 550/680 Disease-Water Stress Index 4</text:p>
          </table:table-cell>
          <table:table-cell office:value-type="string" calcext:value-type="string">
            <text:p>Простое соотношение 550/680 Болезнь-индекс водного стресса 4</text:p>
          </table:table-cell>
          <table:table-cell office:value-type="string" calcext:value-type="string">
            <text:p>DSWI-4</text:p>
          </table:table-cell>
          <table:table-cell office:value-type="string" calcext:value-type="string">
            <text:p>550nm/68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]</text:p>
          </table:table-cell>
          <table:table-cell office:value-type="string" calcext:value-type="string">
            <text:p>B2/B3</text:p>
          </table:table-cell>
          <table:table-cell office:value-type="string" calcext:value-type="string">
            <text:p>B3/B8</text:p>
          </table:table-cell>
          <table:table-cell office:value-type="string" calcext:value-type="string">
            <text:p>B1/B2</text:p>
          </table:table-cell>
          <table:table-cell office:value-type="string" calcext:value-type="string">
            <text:p>B3/B4</text:p>
          </table:table-cell>
          <table:table-cell office:value-type="string" calcext:value-type="string">
            <text:p>VNIR_28/VNIR_5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www.indexdatabase.de//db/r-single.php?id=381" xlink:type="simple">https://www.indexdatabase.de//db/r-single.php?id=381</text:a></text:p>
          </table:table-cell>
          <table:table-cell office:value-type="string" calcext:value-type="string">
            <text:p>Chevrel, Stephane; Belocky, Reinhard; GrÃ¶sel, Klemens</text:p>
          </table:table-cell>
          <table:table-cell office:value-type="string" calcext:value-type="string">
            <text:p>Шеврель, Стефан; Белоки, Рейнхард; Грейсель, Клеменс</text:p>
          </table:table-cell>
          <table:table-cell office:value-type="string" calcext:value-type="string">
            <text:p>Monitoring and Assessing the Environmental Impact of Mining in Europe Using Advanced Earth Observation Techniques - MINEO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Alpin\n', 'article_link': ' ', 'article_doi': ' '}, {'article_name': 'Geology - Mining area\n', 'article_link': ' ', 'article_doi': ' '}, {'article_name': 'Hyperspectral remote sensing\n', 'article_link': ' ', 'article_doi': ' 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www.indexdatabase.de//db/i-single.php?id=375" xlink:type="simple">https://www.indexdatabase.de//db/i-single.php?id=375</text:a></text:p>
          </table:table-cell>
          <table:table-cell office:value-type="string" calcext:value-type="string">
            <text:p>Green leaf index</text:p>
          </table:table-cell>
          <table:table-cell office:value-type="string" calcext:value-type="string">
            <text:p>Индекс зеленого листа</text:p>
          </table:table-cell>
          <table:table-cell office:value-type="string" calcext:value-type="string">
            <text:p>GLI</text:p>
          </table:table-cell>
          <table:table-cell office:value-type="string" calcext:value-type="string">
            <text:p>(485.0 + 2*560.0 - 660.0)/(485.0 + 2*560.0 + 660.0)</text:p>
          </table:table-cell>
          <table:table-cell office:value-type="string" calcext:value-type="string">
            <text:p>[{'article_name': 'Gobron, N.; Pinty, B.; Verstraete, M. M.; Widlowski, J. L. - Advanced vegetation indices optimized for up-coming sensors: Design, performance, and applications\n', 'article_link': '10.1109/36.885197', 'article_doi': '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table:number-columns-repeated="5" office:value-type="string" calcext:value-type="string">
            <text:p>0.417218543046358</text:p>
          </table:table-cell>
          <table:table-cell office:value-type="string" calcext:value-type="string">
            <text:p>1) На что указывает этот индекс? — GLI (в статье обозначен как GLIVI, «GLI vegetation index») указывает на присутствие и состояние живой зелёной растительности; служит прокси для FAPAR (fraction of absorbed photosynthetically active radiation) — доли поглощённой растительностью фотосинтетически активной радиации, тесно связанной с наличием хлорофилла/зелёной листвы и биомассой.</text:p>
            <text:p/>
            <text:p>2) Как его интерпретировать? — Большие значения GLI соответствуют большим значениям FAPAR, т.е. более густой/здоровой зелёной растительности. В статье подчёркивается, что GLI оптимизирован так, чтобы давать почти одно‑к‑одному связь с FAPAR (лучше по SNR и RMSE, чем NDVI), но это прокси — не прямое измерение концентрации конкретного химического вещества; зависимость может быть нелинейной для редкой/разреженной растительности и зависит от условий наблюдения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www.indexdatabase.de//db/i-single.php?id=361" xlink:type="simple">https://www.indexdatabase.de//db/i-single.php?id=361</text:a></text:p>
          </table:table-cell>
          <table:table-cell office:value-type="string" calcext:value-type="string">
            <text:p>Normalized Difference Vegetation Index 690-710</text:p>
          </table:table-cell>
          <table:table-cell office:value-type="string" calcext:value-type="string">
            <text:p>Нормализованный разностный вегетационный индекс 690-710</text:p>
          </table:table-cell>
          <table:table-cell office:value-type="string" calcext:value-type="string">
            <text:p>NDVI690-710</text:p>
          </table:table-cell>
          <table:table-cell office:value-type="string" calcext:value-type="string">
            <text:p>(1080.0 - [690:710])/(1080.0 + [690:710])</text:p>
          </table:table-cell>
          <table:table-cell office:value-type="string" calcext:value-type="string">
            <text:p>[{'article_name': 'Gitelson, A. A.; Merzlyak, M. N. - Remote estimation of chlorophyll content in higher plant leaves\n', 'article_link': '10.1080/014311697217558', 'article_doi': 'http://dx.doi.org/10.1080/014311697217558'}]</text:p>
          </table:table-cell>
          <table:table-cell office:value-type="string" calcext:value-type="string">
            <text:p>(1080.0 - B8)/(B8 + 1080.0)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- NDVI690-710 (Normalized Difference Vegetation Index с красным каналом в диапазоне ~690–710 нм) указывает на содержание хлорофилла в листьях (Chl, в том числе Chl a + b), т.е. служит маркером биомассы/пигментации растительности.</text:p>
            <text:p/>
            <text:p>2) Как его интерпретировать?</text:p>
            <text:p>- Чем выше значение NDVI690-710, тем выше содержание хлорофилла (положительная корреляция), но зависимость насыщается — не линейная, аппроксимируется экспоненциально/гиперболически. В статье приведены приближённые зависимости и характеристики точности: NDVI ≈ 0.81·(1 − exp(−Chl/5.8)); для варианта с «зелёным» каналом NDVIgreen ≈ 0.79·(1 − exp(−Chl/27)). Отношения отражений R750/R700 и R750/R550 коррелируют с Chl с r^2 ≈ 0.94 при проверке; погрешности предсказания общего хлорофилла ~4.0–4.3 µg·cm^−2. Замечание: использование канала ~690–710 нм (red‑edge) даёт большую чувствительность к Chl по сравнению со стандартным 670 nm NDVI, особенно для Chl &gt; 10 µg·cm^−2 (в статье указано, что чувствительность «зелёного» варианта была минимум в 5 раз выше для таких содержание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www.indexdatabase.de//db/i-single.php?id=282" xlink:type="simple">https://www.indexdatabase.de//db/i-single.php?id=282</text:a></text:p>
          </table:table-cell>
          <table:table-cell office:value-type="string" calcext:value-type="string">
            <text:p>Simple Ratio 800/675 Pigment specific simple ratio A1</text:p>
          </table:table-cell>
          <table:table-cell office:value-type="string" calcext:value-type="string">
            <text:p>Простое соотношение 800/675 для конкретного пигмента простое соотношение A1</text:p>
          </table:table-cell>
          <table:table-cell office:value-type="string" calcext:value-type="string">
            <text:p>PSSRa1</text:p>
          </table:table-cell>
          <table:table-cell office:value-type="string" calcext:value-type="string">
            <text:p>800nm/675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Richardson, Andrew D.; Duigan, Shane P.; Berlyn, Graeme P. - An evaluation of noninvasive methods to estimate foliar chlorophyll content\n', 'article_link': '10.1046/j.0028-646X.2001.00289.x', 'article_doi': 'http://dx.doi.org/10.1046/j.0028-646X.2001.00289.x'}]</text:p>
          </table:table-cell>
          <table:table-cell office:value-type="string" calcext:value-type="string">
            <text:p>B4/B3</text:p>
          </table:table-cell>
          <table:table-cell/>
          <table:table-cell office:value-type="string" calcext:value-type="string">
            <text:p>B3/B2</text:p>
          </table:table-cell>
          <table:table-cell office:value-type="string" calcext:value-type="string">
            <text:p>B8/B4</text:p>
          </table:table-cell>
          <table:table-cell office:value-type="string" calcext:value-type="string">
            <text:p>VNIR_67/VNIR_49</text:p>
          </table:table-cell>
          <table:table-cell office:value-type="string" calcext:value-type="string">
            <text:p>1) На что указывает индекс?</text:p>
            <text:p>- Определяет концентрацию хлорофилла a (Chl a).  </text:p>
            <text:p>- Формула (оригинальная): PSSRa1 (Simple Ratio 800/675) = R800 / R675. В работе Blackburn показано, что оптимизированная версия R800/R680 даёт лучшее соответствие.</text:p>
            <text:p/>
            <text:p>2) Как интерпретировать?</text:p>
            <text:p>- Большие значения индекса соответствуют большей концентрации Chl a (чем выше R800 относительно R675/680 — тем больше хлорофилла).  </text:p>
            <text:p>- Связь сильная, но нелинейная: коэффициент детерминации до ~0.94 (Blackburn: R2 ≈ 0.93 для R800/R675 и ≈0.945 для оптимизированного R800/R680); отношения описываются степенными/экспоненциальными моделями, то есть индекс коррелирует с концентрацией, но не по простой линейной шкале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www.indexdatabase.de//db/i-single.php?id=109" xlink:type="simple">https://www.indexdatabase.de//db/i-single.php?id=109</text:a></text:p>
          </table:table-cell>
          <table:table-cell office:value-type="string" calcext:value-type="string">
            <text:p>Leaf Chlorophyll Index</text:p>
          </table:table-cell>
          <table:table-cell office:value-type="string" calcext:value-type="string">
            <text:p>Индекс хлорофилла листьев</text:p>
          </table:table-cell>
          <table:table-cell office:value-type="string" calcext:value-type="string">
            <text:p>LCI</text:p>
          </table:table-cell>
          <table:table-cell office:value-type="string" calcext:value-type="string">
            <text:p>(-[710] + [850])/([680] + [850])</text:p>
          </table:table-cell>
          <table:table-cell office:value-type="string" calcext:value-type="string">
            <text:p>[{'article_name': 'Datt, Bisun - Remote Sensing of Water Content in Eucalyptus Leaves\n', 'article_link': 'http://dx.doi.org/10.1071/BT98042', 'article_doi': ''}, {'article_name': 'Pu, Ruiliang; Gong, Peng; Yu, Qian - Comparative Analysis of EO-1 ALI and Hyperion, and Landsat ETM+ Data for Mapping Forest Crown Closure and Leaf Area Index\n', 'article_link': '', 'article_doi': 'http://www.mdpi.com/1424-8220/8/6/3744/'}]</text:p>
          </table:table-cell>
          <table:table-cell office:value-type="string" calcext:value-type="string">
            <text:p>(B4 - B8)/(B3 + B4)</text:p>
          </table:table-cell>
          <table:table-cell table:number-columns-repeated="2"/>
          <table:table-cell office:value-type="string" calcext:value-type="string">
            <text:p>(-B5 + B8)/(B4 + B8)</text:p>
          </table:table-cell>
          <table:table-cell office:value-type="string" calcext:value-type="string">
            <text:p>(-VNIR_54 + VNIR_73)/(VNIR_50 + VNIR_73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www.indexdatabase.de//db/i-single.php?id=334" xlink:type="simple">https://www.indexdatabase.de//db/i-single.php?id=334</text:a></text:p>
          </table:table-cell>
          <table:table-cell office:value-type="string" calcext:value-type="string">
            <text:p>CASI TM4/3</text:p>
          </table:table-cell>
          <table:table-cell office:value-type="string" calcext:value-type="string">
            <text:p>ПОЧТИ ТМ4/3</text:p>
          </table:table-cell>
          <table:table-cell office:value-type="string" calcext:value-type="string">
            <text:p>CASI TM4/3</text:p>
          </table:table-cell>
          <table:table-cell office:value-type="string" calcext:value-type="string">
            <text:p>([770:780] + [784:790])/([655:665] + [676:685])</text:p>
          </table:table-cell>
          <table:table-cell office:value-type="string" calcext:value-type="string">
            <text:p>[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]</text:p>
          </table:table-cell>
          <table:table-cell office:value-type="string" calcext:value-type="string">
            <text:p>(B4 + B8)/(2*B3)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- CASI TM4/3 — отношение отражательной способности в CASI-диапазоне, аналогичном соотношению Landsat TM band4 (NIR) к band3 (red). В статье используется как вегетационный индекс, указывающий на здоровье/плотность растительности (LAI, биомасса, опосредованно — содержание хлорофилла) и проявления стресса растений.</text:p>
            <text:p/>
            <text:p>2) Как его интерпретировать?</text:p>
            <text:p>- Большие значения TM4/3 означают более высокую отражательную способность в ближнем ИК по сравнению с красным — типично для здоровой, густой/зеленой растительности (высокий LAI, большая биомасса, обычно меньшая относительная температура кроны). Связь эмпирическая и варьируется по типу культуры и дате съёмки; индекс коррелирует с параметрами (в статье — значимые корреляции с LAI, CT, PH), но не даёт прямого количественного измерения концентрации вещества (например хлорофилла) без калибровк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www.indexdatabase.de//db/i-single.php?id=18" xlink:type="simple">https://www.indexdatabase.de//db/i-single.php?id=18</text:a></text:p>
          </table:table-cell>
          <table:table-cell office:value-type="string" calcext:value-type="string">
            <text:p>Ferric iron, Fe2+</text:p>
          </table:table-cell>
          <table:table-cell office:value-type="string" calcext:value-type="string">
            <text:p>Трехвалентное железо, Fe2+</text:p>
          </table:table-cell>
          <table:table-cell office:value-type="string" calcext:value-type="string">
            <text:p>Fe2+</text:p>
          </table:table-cell>
          <table:table-cell office:value-type="string" calcext:value-type="string">
            <text:p>[2145:2185]/[760:860] + [520:600]/[630:690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office:value-type="string" calcext:value-type="string">
            <text:p>B6/B8 + B8/B3</text:p>
          </table:table-cell>
          <table:table-cell table:number-columns-repeated="4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www.indexdatabase.de//db/i-single.php?id=210" xlink:type="simple">https://www.indexdatabase.de//db/i-single.php?id=210</text:a></text:p>
          </table:table-cell>
          <table:table-cell office:value-type="string" calcext:value-type="string">
            <text:p>Simple Ratio 450/550 Blue green pigment index</text:p>
          </table:table-cell>
          <table:table-cell office:value-type="string" calcext:value-type="string">
            <text:p>Простое соотношение 450/550 Индекс сине-зеленого пигмента</text:p>
          </table:table-cell>
          <table:table-cell office:value-type="string" calcext:value-type="string">
            <text:p>BGI</text:p>
          </table:table-cell>
          <table:table-cell office:value-type="string" calcext:value-type="string">
            <text:p>450nm/550n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1/B2</text:p>
          </table:table-cell>
          <table:table-cell office:value-type="string" calcext:value-type="string">
            <text:p>B1/B3</text:p>
          </table:table-cell>
          <table:table-cell/>
          <table:table-cell office:value-type="string" calcext:value-type="string">
            <text:p>B1/B3</text:p>
          </table:table-cell>
          <table:table-cell office:value-type="string" calcext:value-type="string">
            <text:p>VNIR_7/VNIR_28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www.indexdatabase.de//db/i-single.php?id=171" xlink:type="simple">https://www.indexdatabase.de//db/i-single.php?id=171</text:a></text:p>
          </table:table-cell>
          <table:table-cell office:value-type="string" calcext:value-type="string">
            <text:p>Normalized Difference 750/705 Chl NDI</text:p>
          </table:table-cell>
          <table:table-cell office:value-type="string" calcext:value-type="string">
            <text:p>Нормализованная разница 750/705 Chl NDI</text:p>
          </table:table-cell>
          <table:table-cell office:value-type="string" calcext:value-type="string">
            <text:p>NDVI705</text:p>
          </table:table-cell>
          <table:table-cell office:value-type="string" calcext:value-type="string">
            <text:p>(-705nm + 750nm)/(705nm + 75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Gitelson, Anatoly; Merzlyak, Mark N. - Quantitative estimation of chlorophyll-a using reflectance spectra: Experiments with autumn chestnut and maple leaves\n', 'article_link': '10.1016/1011-1344(93)06963-4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Richardson, Andrew D.; Duigan, Shane P.; Berlyn, Graeme P. - An evaluation of noninvasive methods to estimate foliar chlorophyll content\n', 'article_link': '10.1046/j.0028-646X.2001.00289.x', 'article_doi': 'http://dx.doi.org/10.1046/j.0028-646X.2001.00289.x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(-VNIR_54 + VNIR_60)/(VNIR_54 + VNIR_60)</text:p>
          </table:table-cell>
          <table:table-cell office:value-type="string" calcext:value-type="string">
            <text:p>1) На что указывает: определяет содержание хлорофилла в листьях (в основном хлорофилл‑a).</text:p>
            <text:p/>
            <text:p>2) Как интерпретировать: большие значения ND(750,705) (формула (R750−R705)/(R750+R705) или её модификации mND705) соответствуют большей концентрации Chl‑a; Gitelson &amp; Merzlyak (1993) показали близкую линейную связь индекса с Chl‑a (r^2 ≈ 0.97) для «зелёных» листьев и оценочную погрешность порядка ~1.5–2.2 (в единицах Chl‑a, приведённых в статье); Le Maire et al. (2004) отмечают, что модифицированная версия mND705 входит в число лучших индексов (RMSECV ≈ 2.12 на экспериментальной базе, RMSEsim ≈ 5.86 на смоделированной) — то есть существует устойчивое соответствие между значением индекса и концентрацией хлорофилла, особенно для «зелёного» спектра листьев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www.indexdatabase.de//db/i-single.php?id=392" xlink:type="simple">https://www.indexdatabase.de//db/i-single.php?id=392</text:a></text:p>
          </table:table-cell>
          <table:table-cell office:value-type="string" calcext:value-type="string">
            <text:p>Triangular chlorophyll index</text:p>
          </table:table-cell>
          <table:table-cell office:value-type="string" calcext:value-type="string">
            <text:p>Треугольный индекс хлорофилла</text:p>
          </table:table-cell>
          <table:table-cell office:value-type="string" calcext:value-type="string">
            <text:p>TCI</text:p>
          </table:table-cell>
          <table:table-cell office:value-type="string" calcext:value-type="string">
            <text:p>-1.2*550nm + 1.2*700nm - 1.5*sqrt(700nm/670nm)*(-550nm + 670nm)</text:p>
          </table:table-cell>
          <table:table-cell office:value-type="string" calcext:value-type="string">
            <text:p>[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office:value-type="string" calcext:value-type="string">
            <text:p>-1.2*B2 + 1.2*B8 + 1.5*sqrt(B8/B3)*(B2 - B3)</text:p>
          </table:table-cell>
          <table:table-cell table:number-columns-repeated="2"/>
          <table:table-cell office:value-type="string" calcext:value-type="string">
            <text:p>-1.2*B3 + 1.2*B5 + 1.5*sqrt(B5/B4)*(B3 - B4)</text:p>
          </table:table-cell>
          <table:table-cell office:value-type="string" calcext:value-type="string">
            <text:p>-1.2*VNIR_28 + 1.2*VNIR_53 + 1.5*sqrt(VNIR_53/VNIR_48)*(VNIR_28 - VNIR_48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www.indexdatabase.de//db/r-single.php?id=355" xlink:type="simple">https://www.indexdatabase.de//db/r-single.php?id=355</text:a></text:p>
          </table:table-cell>
          <table:table-cell office:value-type="string" calcext:value-type="string">
            <text:p>Ahamed, T.; Tian, L.; Zhang, Y.; Ting, K. C.</text:p>
          </table:table-cell>
          <table:table-cell office:value-type="string" calcext:value-type="string">
            <text:p>Ахамед, Т.; Тянь, Л.; Чжан, Ю.; Тин, К. С.</text:p>
          </table:table-cell>
          <table:table-cell office:value-type="string" calcext:value-type="string">
            <text:p>A review of remote sensing methods for biomass feedstock production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Vegetation\n', 'article_link': ' ', 'article_doi': ' '}, {'article_name': 'Vegetation - LAI\n', 'article_link': ' ', 'article_doi': ' '}, {'article_name': 'Vegetation - Salinity stress\n', 'article_link': ' ', 'article_doi': ' '}, {'article_name': 'Vegetation - Stress\n', 'article_link': ' ', 'article_doi': ' '}, {'article_name': 'Vegetation - Water stress\n', 'article_link': ' ', 'article_doi': ' 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www.indexdatabase.de//db/i-single.php?id=274" xlink:type="simple">https://www.indexdatabase.de//db/i-single.php?id=274</text:a></text:p>
          </table:table-cell>
          <table:table-cell office:value-type="string" calcext:value-type="string">
            <text:p>Ratio of WI and Normalised Difference 750/660</text:p>
          </table:table-cell>
          <table:table-cell office:value-type="string" calcext:value-type="string">
            <text:p>Соотношение WI и нормализованной разницы 750/660</text:p>
          </table:table-cell>
          <table:table-cell office:value-type="string" calcext:value-type="string">
            <text:p>WI/ND750</text:p>
          </table:table-cell>
          <table:table-cell office:value-type="string" calcext:value-type="string">
            <text:p>900nm*(705nm + 750nm)/(750nmâ705nm*97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]</text:p>
          </table:table-cell>
          <table:table-cell table:number-columns-repeated="4"/>
          <table:table-cell office:value-type="string" calcext:value-type="string">
            <text:p>VNIR_79*(VNIR_54 + VNIR_60)/(VNIR_60âVNIR_54*VNIR_88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www.indexdatabase.de//db/i-single.php?id=25" xlink:type="simple">https://www.indexdatabase.de//db/i-single.php?id=25</text:a></text:p>
          </table:table-cell>
          <table:table-cell office:value-type="string" calcext:value-type="string">
            <text:p>Global Environment Monitoring Index</text:p>
          </table:table-cell>
          <table:table-cell office:value-type="string" calcext:value-type="string">
            <text:p>Индекс глобального мониторинга окружающей среды</text:p>
          </table:table-cell>
          <table:table-cell office:value-type="string" calcext:value-type="string">
            <text:p>GEMI</text:p>
          </table:table-cell>
          <table:table-cell office:value-type="string" calcext:value-type="string">
            <text:p>n*(1 - 0.25*n) - (660.0 - 0.125)/(1 - 660.0)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Buschmann, Claus - Fernerkundung von Pflanzen - Ausbreitung, Gesundheitszustand und Produktivitfit\n', 'article_link': '', 'article_doi': ''}, {'article_name': 'Ceccato, Pietro; Flasse, StÃ©phane; Tarantola, Stefano; Jacquemoud, StÃ©phane; GrÃ©goire, Jean-Marie - Detecting vegetation leaf water content using reflectance in the optical domain\n', 'article_link': '10.1016/s0034-4257(01)00191-2', 'article_doi': 'http://www.sciencedirect.com/science/article/pii/S0034425701001912'}, {'article_name': 'Chen, J.M. - Evaluation of vegetation indices and a modified simple ratio for boreal applications\n', 'article_link': '', 'article_doi': ''}, 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Huete, A.R.; Justice, C.; Liu, H. - Development of Vegetation and Soil Indices for MODIS- EOS\n', 'article_link': '', 'article_doi': ''}, {'article_name': 'Jacobsen, Anne; Broge, Niels H.; Hansen, Birger U. - Monitoring wheat fields and grasslands using spectral reflectance data\n', 'article_link': '', 'article_doi': ''}, {'article_name': 'Leprieur, C.; Kerr, Y. H.; Pichon, J. M. - Critical assessment of vegetation indices from AVHRR in a semi-arid environment\n', 'article_link': '10.1080/01431169608949092', 'article_doi': 'http://www.tandfonline.com/doi/abs/10.1080/01431169608949092'}, {'article_name': 'Pinty, B.; Verstraete, M. M. - GEMI: a non-linear index to monitor global vegetation from satellites\n', 'article_link': '10.1007/bf00031911', 'article_doi': 'http://dx.doi.org/10.1007/BF00031911'}, {'article_name': 'Rondeaux, GeneviÃ¨ve; Steven, Michael; Baret, FrÃ©dÃ©ric - Optimization of soil-adjusted vegetation indices\n', 'article_link': '10.1016/0034-4257(95)00186-7', 'article_doi': 'http://www.sciencedirect.com/science/article/pii/0034425795001867'}]</text:p>
          </table:table-cell>
          <table:table-cell table:number-columns-repeated="5" office:value-type="string" calcext:value-type="string">
            <text:p>-n*(0.25*n - 1) + 1.0013277693475</text:p>
          </table:table-cell>
          <table:table-cell office:value-type="string" calcext:value-type="string">
            <text:p>1) На что указывает этот индекс? — GEMI (Global Environment Monitoring Index) — индекс растительности, предназначенный для глобального мониторинга состояния растительного покрова; служит индикатором «зелености»/биомассы (связанных с хлорофиллом) и в прикладных исследованиях используется также как прокси для оценки влажности растительности (упоминается в работе Ceccato et al., 2001).</text:p>
            <text:p/>
            <text:p>2) Как его интерпретировать? — Большие значения GEMI соответствуют более плотной/зеленой/здоровой растительности (большему вегетативному сигналу). Между значением индекса и концентрацией конкретного вещества (например, воды в листьях или содержания хлорофилла) прямой количественной зависимости нет: GEMI даёт относительную оценку состояния растительности и может коррелировать с биофизическими параметрами, но для точного определения концентраций требуется калибровка по данным наблюдений и учёт влияния почвы и структуры покрова. В статьях указано, что GEMI спроектирован для уменьшения атмосферного воздействия, но существенно чувствителен к яркости и окраске почвы и плохо работает при разреженной растительности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www.indexdatabase.de//db/i-single.php?id=525" xlink:type="simple">https://www.indexdatabase.de//db/i-single.php?id=525</text:a></text:p>
          </table:table-cell>
          <table:table-cell office:value-type="string" calcext:value-type="string">
            <text:p>Single Band 2320</text:p>
          </table:table-cell>
          <table:table-cell office:value-type="string" calcext:value-type="string">
            <text:p>Однополосный 2320</text:p>
          </table:table-cell>
          <table:table-cell office:value-type="string" calcext:value-type="string">
            <text:p>SB2320</text:p>
          </table:table-cell>
          <table:table-cell office:value-type="string" calcext:value-type="string">
            <text:p>232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SWIR_117</text:p>
          </table:table-cell>
          <table:table-cell office:value-type="string" calcext:value-type="string">
            <text:p>1) На что указывает этот индекс?</text:p>
            <text:p>- SB2320 (Single Band 2320) — однополосное значение на ~2.32 μm; в таблице 2.32 μm соотнесено с колебаниями C–H (C–H stretch / CH2 deformation) и приписано к крахмалу (starch) — т.е. указывает на органические C–H связи (в частности крахмал/сухие органические вещества), при этом в соседних длинах волны влияют также целлюлоза, белки и масла.</text:p>
            <text:p/>
            <text:p>2) Как его интерпретировать?</text:p>
            <text:p>- Большие значения SB2320 означают более выраженную спектральную особенность в полосе ~2.32 μm (в зависимости от определения индекса — либо большую отражательность, либо большую глубину поглощения); однако в статье прямо не даётся однозначная масштабная интерпретация. Автор подчёркивает, что одноточечное (single‑band) значение не однозначно связано с концентрацией из‑за множественного рассеяния, перекрытия поглощений разных веществ, насыщения сигналов и шума — поэтому прямой линейной зависимости между значением индекса и концентрацией вещества нет без калибровки и многовариантного анализа.</text:p>
            <text:p/>
            <text:p>3) Можно ли его использовать для поиска месторождений полезных ископаемых?</text:p>
            <text:p>- Нет информации</text:p>
          </table:table-cell>
          <table:table-cell table:style-name="Default" table:number-columns-repeated="16371"/>
        </table:table-row>
        <table:table-row table:style-name="ro7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www.indexdatabase.de//db/i-single.php?id=148" xlink:type="simple">https://www.indexdatabase.de//db/i-single.php?id=148</text:a></text:p>
          </table:table-cell>
          <table:table-cell office:value-type="string" calcext:value-type="string">
            <text:p>Simple Ratio 695/670 Carter5</text:p>
          </table:table-cell>
          <table:table-cell office:value-type="string" calcext:value-type="string">
            <text:p>Простое соотношение 695/670 Картер5</text:p>
          </table:table-cell>
          <table:table-cell office:value-type="string" calcext:value-type="string">
            <text:p>Ctr5</text:p>
          </table:table-cell>
          <table:table-cell office:value-type="string" calcext:value-type="string">
            <text:p>695nm/670nm</text:p>
          </table:table-cell>
          <table:table-cell office:value-type="string" calcext:value-type="string">
            <text:p>[{'article_name': 'Carter, Gregory A. - Ratios of leaf reflectances in narrow wavebands as indicators of plant stress\n', 'article_link': '10.1080/01431169408954109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8/B3</text:p>
          </table:table-cell>
          <table:table-cell table:number-columns-repeated="3"/>
          <table:table-cell office:value-type="string" calcext:value-type="string">
            <text:p>VNIR_52/VNIR_48</text:p>
          </table:table-cell>
          <table:table-cell office:value-type="string" calcext:value-type="string">
            <text:p>1) На что указывает индекс?  </text:p>
            <text:p>- Ctr5 (Simple Ratio 695/670, R695/R670, Carter5) — индикатор содержания хлорофилла (в первую очередь хлорофилла a) в листе; используется как маркер физиологического стресса растений (из статей Carter 1994 и Le Maire et al. 2004).</text:p>
            <text:p/>
            <text:p>2) Как его интерпретировать?  </text:p>
            <text:p>- Индекс = отражение при 695 nm / отражение при 670 nm; увеличение значения означает относительное возрастание отражения в 695 nm по сравнению с 670 nm.  </text:p>
            <text:p>- В практическом смысле изменения отражений указывают на изменение содержания хлорофилла: индекс чувствителен к потере хлорофилла при стрессе. Тем не менее связь не простая и не всегда монотонная — в разных условиях/видах наблюдались разные зависимости (в Carter R695/R670 значимо реагировал на часть стрессовых факторов; Le Maire et al. отмечают нелинейное/насыщающееся поведение и худшую устойчивость этого индекса по сравнению с некоторыми модифицированными индексами). Следовательно прямой пропорциональной зависимости «больше индекс = больше концентрация хлорофилла» нет — отношение отражений даёт корреляцию с содержанием хлорофилла, но её знак и форма могут зависеть от диапазона концентраций, вида и условий измерения, поэтому требуется калибровка и осторожная интерпретация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www.indexdatabase.de//db/i-single.php?id=64" xlink:type="simple">https://www.indexdatabase.de//db/i-single.php?id=64</text:a></text:p>
          </table:table-cell>
          <table:table-cell office:value-type="string" calcext:value-type="string">
            <text:p>Perpendicular Vegetation Index</text:p>
          </table:table-cell>
          <table:table-cell office:value-type="string" calcext:value-type="string">
            <text:p>Перпендикулярный индекс растительности</text:p>
          </table:table-cell>
          <table:table-cell office:value-type="string" calcext:value-type="string">
            <text:p>PVI</text:p>
          </table:table-cell>
          <table:table-cell office:value-type="string" calcext:value-type="string">
            <text:p>(1080.0 - ar + b)/sqrt(a**2 + 1)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Baret, F.; Guyot, G. - Potentials and limits of vegetation indices for LAI and APAR assessment\n', 'article_link': '', 'article_doi': 'http://www.sciencedirect.com/science/article/B6V6V-48BK8FF-1B/2/44379b7ec48e94418f4bd5657f05ec0e'}, {'article_name': 'Bausch, Walter C. - Soil background effects on reflectance-based crop coefficients for corn\n', 'article_link': '10.1016/0034-4257(93)90096-G', 'article_doi': '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Buschmann, Claus - Fernerkundung von Pflanzen - Ausbreitung, Gesundheitszustand und Produktivitfit\n', 'article_link': '', 'article_doi': ''}, {'article_name': 'Chen, J.M. - Evaluation of vegetation indices and a modified simple ratio for boreal applications\n', 'article_link': '', 'article_doi': ''}, {'article_name': 'Clevers, J. G. P. W. - Application of a weighted infrared-red vegetation index for estimating leaf Area Index by Correcting for Soil Moisture\n', 'article_link': '10.1016/0034-4257(89)90076-x', 'article_doi': 'http://www.sciencedirect.com/science/article/pii/003442578990076X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, 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Huete, A. R. - A soil-adjusted vegetation index (SAVI)\n', 'article_link': '10.1016/0034-4257(88)90106-x', 'article_doi': 'http://www.sciencedirect.com/science/article/pii/003442578890106X'}, {'article_name': 'Jackson, Ray D.; Huete, Alfredo R. - Interpreting vegetation indices\n', 'article_link': '', 'article_doi': ''}, {'article_name': 'Major, D. J.; Baret, F.; Guyot, G. - A ratio vegetation index adjusted for soil brightness\n', 'article_link': '10.1080/01431169008955053', 'article_doi': 'http://dx.doi.org/10.1080/01431169008955053'}, {'article_name': 'Richardson, A. J.; Everitt, J. H. - Using spectral vegetation indices to estimate rangeland productivity\n', 'article_link': '', 'article_doi': ''}, {'article_name': 'Richardson, A.J.; Wiegand, C.L. - Distinguishing vegetation from soil background information\n', 'article_link': '', 'article_doi': ''}, {'article_name': 'Schlerf, M.; Atzberger, C.; Hill, J. <text:s/>- Remote sensing of forest biophysical variables using HyMap imaging spectrometer data\n', 'article_link': '', 'article_doi': '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, {'article_name': 'Wu, Jindong; Wang, Dong; Bauer, Marvin E. - Assessing broadband vegetation indices and QuickBird data in estimating leaf area index of corn and potato canopies\n', 'article_link': '10.1016/j.fcr.2007.01.003', 'article_doi': 'http://www.sciencedirect.com/science/article/pii/S0378429007000160'}]</text:p>
          </table:table-cell>
          <table:table-cell table:number-columns-repeated="5" office:value-type="string" calcext:value-type="string">
            <text:p>(-ar + b + 1080.0)/sqrt(a**2 + 1)</text:p>
          </table:table-cell>
          <table:table-cell office:value-type="string" calcext:value-type="string">
            <text:p>1) На что указывает этот индекс?  </text:p>
            <text:p>- Perpendicular Vegetation Index (PVI) указывает на наличие и интенсивность зелёной растительности — измеряет «зелёность» как перпендикулярное расстояние точки в пространстве (красный, NIR) до линии фоновых (голых) почв; служит индикатором площади листовой поверхности (LAI) / биомассы и косвенно связан с содержанием хлорофилла, но не предназначен для определения минеральных веществ.</text:p>
            <text:p/>
            <text:p>2) Как его интерпретировать?  </text:p>
            <text:p>- PVI = перпендикулярное расстояние от точки (R, NIR) до soil‑line; большие значения PVI соответствуют большей доле листовой поверхности / более плотной зелёной растительности (больше «зелёности»).  </text:p>
            <text:p>- Соответствие с концентрацией вещества: прямая количественная связь с концентрациями (например хлорофилла) отсутствует — связь косвенная и зависит от фоновой яркости и цвета почвы, влажности, атмосферных эффектов; PVI менее чувствителен к яркости почвы, но даёт заниженные оценки LAI на влажных почвах и подвержен ошибкам от атмосферы (в статьях указаны порядка 10–12% влияния)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www.indexdatabase.de//db/i-single.php?id=546" xlink:type="simple">https://www.indexdatabase.de//db/i-single.php?id=546</text:a></text:p>
          </table:table-cell>
          <table:table-cell office:value-type="string" calcext:value-type="string">
            <text:p>Normalized Difference 857/1241 Normalized Difference Water Index</text:p>
          </table:table-cell>
          <table:table-cell office:value-type="string" calcext:value-type="string">
            <text:p>Нормализованная разница 857/1241 Нормализованный разностный индекс воды</text:p>
          </table:table-cell>
          <table:table-cell office:value-type="string" calcext:value-type="string">
            <text:p>NDWI2</text:p>
          </table:table-cell>
          <table:table-cell office:value-type="string" calcext:value-type="string">
            <text:p>(-1241nm + 857nm)/(1241nm + 857nm)</text:p>
          </table:table-cell>
          <table:table-cell office:value-type="string" calcext:value-type="string">
            <text:p>[{'article_name': 'Serrano, Lydia; Ustin, Susan L.; Roberts, Dar A.; Gamon, John A.; PeÃ±uelas, Josep - Deriving Water Content of Chaparral Vegetation from AVIRIS Data\n', 'article_link': '10.1016/s0034-4257(00)00147-4', 'article_doi': 'http://www.sciencedirect.com/science/article/pii/S0034425700001474'}]</text:p>
          </table:table-cell>
          <table:table-cell office:value-type="string" calcext:value-type="string">
            <text:p>(B4 - B7)/(B4 + B7)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   - Normalized Difference 857/1241 (NDWI, формула (R857 − R1241)/(R857 + R1241)) указывает на наличие и количество жидкой воды в растительности — чувствителен к листовой/кроновой относительной влаге (canopy/foliage water, EWT/ RWC).</text:p>
            <text:p/>
            <text:p>2) Как его интерпретировать?</text:p>
            <text:p>   - Большие значения NDWI соответствуют повышенному содержанию жидкой воды в растениях (увеличение поглощения на 1241 nm → снижение R1241 → рост индекса).  </text:p>
            <text:p>   - В статье отмечена умеренная положительная корреляция с полевой величиной Canopy RWC (r^2 ≈ 0.44, p&lt;0.001); в многофакторной модели индекс вместе со структурой кроны даёт лучшее объяснение вариации (увеличение объяснённой дисперсии до ≈48%).  </text:p>
            <text:p>   - Однако индекс частично зависит от структурных факторов (LAI, покрытие, фон почвы), поэтому прямой количественной зависимости «значение NDWI → абсолютная концентрация воды» без калибровки и учёта структуры не гарантируется.</text:p>
            <text:p/>
            <text:p>3) Можно ли его использовать для поиска месторождений полезных ископаемых?</text:p>
            <text:p>   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www.indexdatabase.de//db/i-single.php?id=232" xlink:type="simple">https://www.indexdatabase.de//db/i-single.php?id=232</text:a></text:p>
          </table:table-cell>
          <table:table-cell table:number-columns-repeated="2" office:value-type="string" calcext:value-type="string">
            <text:p>SiO2</text:p>
          </table:table-cell>
          <table:table-cell/>
          <table:table-cell office:value-type="string" calcext:value-type="string">
            <text:p>[10250:10950]/[8925:9275]</text:p>
          </table:table-cell>
          <table:table-cell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B13/B12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www.indexdatabase.de//db/i-single.php?id=524" xlink:type="simple">https://www.indexdatabase.de//db/i-single.php?id=524</text:a></text:p>
          </table:table-cell>
          <table:table-cell office:value-type="string" calcext:value-type="string">
            <text:p>Single Band 2310</text:p>
          </table:table-cell>
          <table:table-cell office:value-type="string" calcext:value-type="string">
            <text:p>Однополосный 2310</text:p>
          </table:table-cell>
          <table:table-cell office:value-type="string" calcext:value-type="string">
            <text:p>SB2310</text:p>
          </table:table-cell>
          <table:table-cell office:value-type="string" calcext:value-type="string">
            <text:p>231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SWIR_115</text:p>
          </table:table-cell>
          <table:table-cell office:value-type="string" calcext:value-type="string">
            <text:p>1) На что указывает этот индекс (Single Band 2310 / SB2310): отражение/поглощение в полосе ≈2.31 µm (2310 nm), ассоциированное с C–H колебаниями — главным образом органическими углеводородами/«маслом» (oil) по таблице спектральных присвоений.</text:p>
            <text:p/>
            <text:p>2) Как интерпретировать: SB2310 — это однополосный показатель отражения на ~2.31 µm; усиленное поглощение в этой полосе (т. е. пониженное значение отражения) указывает на наличие C–H содержащих органических соединений (больше «масла»). Однако прямой количественной зависимости «значение индекса ↔ концентрация» в статье не подтверждается: одно-волновый метрический подход ненадёжен из‑за наложения полос других компонентов, межхимической корреляции, насыщения поглощения и шума прибора — для количественной оценки требуются многовариантные калибровки/модели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www.indexdatabase.de//db/i-single.php?id=42" xlink:type="simple">https://www.indexdatabase.de//db/i-single.php?id=42</text:a></text:p>
          </table:table-cell>
          <table:table-cell office:value-type="string" calcext:value-type="string">
            <text:p>Modified Chlorophyll Absorption in Reflectance Index 1</text:p>
          </table:table-cell>
          <table:table-cell office:value-type="string" calcext:value-type="string">
            <text:p>Модифицированное поглощение хлорофилла в показателе отражения 1</text:p>
          </table:table-cell>
          <table:table-cell office:value-type="string" calcext:value-type="string">
            <text:p>MCARI1</text:p>
          </table:table-cell>
          <table:table-cell office:value-type="string" calcext:value-type="string">
            <text:p>1.56*550nm - 3.0*670nm + 1.44*800nm</text:p>
          </table:table-cell>
          <table:table-cell office:value-type="string" calcext:value-type="string">
            <text:p>[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]</text:p>
          </table:table-cell>
          <table:table-cell office:value-type="string" calcext:value-type="string">
            <text:p>1.56*B2 - 3.0*B3 + 1.44*B4</text:p>
          </table:table-cell>
          <table:table-cell/>
          <table:table-cell office:value-type="string" calcext:value-type="string">
            <text:p>1.56*B1 - 3.0*B2 + 1.44*B3</text:p>
          </table:table-cell>
          <table:table-cell office:value-type="string" calcext:value-type="string">
            <text:p>1.56*B3 - 3.0*B4 + 1.44*B8</text:p>
          </table:table-cell>
          <table:table-cell office:value-type="string" calcext:value-type="string">
            <text:p>1.56*VNIR_28 - 3.0*VNIR_48 + 1.44*VNIR_67</text:p>
          </table:table-cell>
          <table:table-cell office:value-type="string" calcext:value-type="string">
            <text:p>1) На что указывает этот индекс?  </text:p>
            <text:p>   Помогает оценить содержание хлорофилла (chlorophyll a+b) и, в модифицированной форме MCARI1, главным образом — «зеленую» площадь листьев (green LAI). MCARI изначально ориентирован на хлорофилл; MCARI1 получил упрощение (удалён коэффициент R700/R670 и добавлен NIR), чтобы снизить чувствительность к пигментам и повысить чувствительность к LAI.</text:p>
            <text:p/>
            <text:p>2) Как его интерпретировать?  </text:p>
            <text:p>   Большее значение MCARI1 соответствует большему поглощению в красной зоне и, в контексте статьи, — большей «зеленой» площади листьев (увеличению LAI). Прямая зависимость с LAI в статье показана как более линейная и менее насыщаемая по сравнению с классическими индексами; однако связь с концентрацией хлорофилла ослаблена — MCARI1 не даёт однозначного количественного значения концентрации хлорофилла (чувствительность к хлорофиллу уменьшена).</text:p>
            <text:p/>
            <text:p>3) Можно ли его использовать для поиска месторождений полезных ископаемых?  </text:p>
            <text:p>  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www.indexdatabase.de//db/i-single.php?id=235" xlink:type="simple">https://www.indexdatabase.de//db/i-single.php?id=235</text:a></text:p>
          </table:table-cell>
          <table:table-cell office:value-type="string" calcext:value-type="string">
            <text:p>Normalized Difference Rededge/Red</text:p>
          </table:table-cell>
          <table:table-cell office:value-type="string" calcext:value-type="string">
            <text:p>Нормализованная разница Rededge/Красный</text:p>
          </table:table-cell>
          <table:table-cell office:value-type="string" calcext:value-type="string">
            <text:p>NDVI rededge</text:p>
          </table:table-cell>
          <table:table-cell office:value-type="string" calcext:value-type="string">
            <text:p>(-660.0 + rededge)/(660.0 + rededge)</text:p>
          </table:table-cell>
          <table:table-cell office:value-type="string" calcext:value-type="string">
            <text:p>[{'article_name': 'Chevrel, Stephane; Belocky, Reinhard; GrÃ¶sel, Klemens - Monitoring and Assessing the Environmental Impact of Mining in Europe Using Advanced Earth Observation Techniques - MINEO\n', 'article_link': '', 'article_doi': '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]</text:p>
          </table:table-cell>
          <table:table-cell table:number-columns-repeated="5" office:value-type="string" calcext:value-type="string">
            <text:p>(rededge - 660.0)/(rededge + 660.0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www.indexdatabase.de//db/i-single.php?id=181" xlink:type="simple">https://www.indexdatabase.de//db/i-single.php?id=181</text:a></text:p>
          </table:table-cell>
          <table:table-cell office:value-type="string" calcext:value-type="string">
            <text:p>Simple Ratio 675/700</text:p>
          </table:table-cell>
          <table:table-cell office:value-type="string" calcext:value-type="string">
            <text:p>Простое соотношение 675/700</text:p>
          </table:table-cell>
          <table:table-cell office:value-type="string" calcext:value-type="string">
            <text:p>SR675/700</text:p>
          </table:table-cell>
          <table:table-cell office:value-type="string" calcext:value-type="string">
            <text:p>675nm/700nm</text:p>
          </table:table-cell>
          <table:table-cell office:value-type="string" calcext:value-type="string">
            <text:p>[{'article_name': 'Chappelle, E.W.; Kim, M.S.; McMurtrey, J.E. - Ratio analysis of reflectance spectra (RARS): an algorithm for the remote estimation of the concentrations of chlorophyll a, chlorophyll b, and carotenoids in soybean leaves\n', 'article_link': '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3/B8</text:p>
          </table:table-cell>
          <table:table-cell table:number-columns-repeated="2"/>
          <table:table-cell office:value-type="string" calcext:value-type="string">
            <text:p>B4/B5</text:p>
          </table:table-cell>
          <table:table-cell office:value-type="string" calcext:value-type="string">
            <text:p>VNIR_49/VNIR_53</text:p>
          </table:table-cell>
          <table:table-cell office:value-type="string" calcext:value-type="string">
            <text:p>1) На что указывает этот индекс?</text:p>
            <text:p>- Simple Ratio 675/700 (SR675/700) — это простое отношение отражательной способности при 675 нм к отражательной способности при 700 нм; в приведённых статьях используется как индикатор содержания хлорофилла (в т.ч. chl a / общий хлорофилл) на уровне листа.</text:p>
            <text:p/>
            <text:p>2) Как его интерпретировать?</text:p>
            <text:p>- Большие значения SR675/700 означают относительно большее R(675) по сравнению с R(700). При росте содержания хлорофилла отражение на ~675 нм обычно снижается (усиление поглощения), а в окрестности 700 нм — относительно выше; следовательно SR675/700 как правило уменьшается с увеличением содержания хлорофилла (обратная зависимость). В статьях отмечена корреляция с хлорофиллом, но точность невысока: например, в le Maire et al. этот тип индекса показал сравнительно большой RMSE (порядка ~8.5 μg/cm²), т.е. связь есть, но слабее и менее надёжна по сравнению с лучшими индексами (mSR/mND и др.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www.indexdatabase.de//db/i-single.php?id=46" xlink:type="simple">https://www.indexdatabase.de//db/i-single.php?id=46</text:a></text:p>
          </table:table-cell>
          <table:table-cell office:value-type="string" calcext:value-type="string">
            <text:p>Modified Triangular Vegetation Index 1</text:p>
          </table:table-cell>
          <table:table-cell office:value-type="string" calcext:value-type="string">
            <text:p>Модифицированный треугольный индекс растительности 1</text:p>
          </table:table-cell>
          <table:table-cell office:value-type="string" calcext:value-type="string">
            <text:p>MTVI1</text:p>
          </table:table-cell>
          <table:table-cell office:value-type="string" calcext:value-type="string">
            <text:p>1.56*550nm - 3.0*670nm + 1.44*800nm</text:p>
          </table:table-cell>
          <table:table-cell office:value-type="string" calcext:value-type="string">
            <text:p>[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]</text:p>
          </table:table-cell>
          <table:table-cell office:value-type="string" calcext:value-type="string">
            <text:p>1.56*B2 - 3.0*B3 + 1.44*B4</text:p>
          </table:table-cell>
          <table:table-cell/>
          <table:table-cell office:value-type="string" calcext:value-type="string">
            <text:p>1.56*B1 - 3.0*B2 + 1.44*B3</text:p>
          </table:table-cell>
          <table:table-cell office:value-type="string" calcext:value-type="string">
            <text:p>1.56*B3 - 3.0*B4 + 1.44*B8</text:p>
          </table:table-cell>
          <table:table-cell office:value-type="string" calcext:value-type="string">
            <text:p>1.56*VNIR_28 - 3.0*VNIR_48 + 1.44*VNIR_67</text:p>
          </table:table-cell>
          <table:table-cell office:value-type="string" calcext:value-type="string">
            <text:p>1) На что указывает индекс?  </text:p>
            <text:p>   Modified Triangular Vegetation Index 1 (MTVI1) — вегетационный индекс, призванный оценивать зелёную площадь листового покрова (green LAI), т.е. количество живой зелёной листвы; разработан как модификация TVI (замена 750 нм на 800 нм и ввод шкалирования/поправки по почве) для снижения чувствительности к хлорофиллу и повышения отклика на LAI.</text:p>
            <text:p/>
            <text:p>2) Как интерпретировать?  </text:p>
            <text:p>   - Более крупные значения MTVI1 соответствуют большей зелёной площади листьев / большей плотности вегетации.  </text:p>
            <text:p>   - В статье отмечено, что MTVI1 демонстрирует хорошую линейную зависимость от NIR-отражения и отклик на изменения LAI, но имеет тенденцию к переоценке LAI (MTVI1 сильно сцеплен с NIR).  </text:p>
            <text:p>   - Индекс не является прямой мерой концентрации пигментов: он относительно нечувствителен к вариациям содержания хлорофилла (т.е. высокий MTVI1 ≠ прямое указание на высокую концентрацию хлорофилла).</text:p>
            <text:p/>
            <text:p>3) Можно ли использовать для поиска полезных ископаемых?  </text:p>
            <text:p>  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www.indexdatabase.de//db/i-single.php?id=508" xlink:type="simple">https://www.indexdatabase.de//db/i-single.php?id=508</text:a></text:p>
          </table:table-cell>
          <table:table-cell office:value-type="string" calcext:value-type="string">
            <text:p>Single Band 1820</text:p>
          </table:table-cell>
          <table:table-cell office:value-type="string" calcext:value-type="string">
            <text:p>Однополосный 1820</text:p>
          </table:table-cell>
          <table:table-cell office:value-type="string" calcext:value-type="string">
            <text:p>SB1820</text:p>
          </table:table-cell>
          <table:table-cell office:value-type="string" calcext:value-type="string">
            <text:p>182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 этот индекс?</text:p>
            <text:p>- Полоса 1.82 µm (Single Band 1820) ассоциирована в статье с вибрациями O–H/C–O (второй обертон) и указывается как индикатор целлюлозы в растительном материале (таблица 1).</text:p>
            <text:p/>
            <text:p>2) Как его интерпретировать?</text:p>
            <text:p>- Если индекс отражает глубину поглощения в 1.82 µm, то более выраженное поглощение в этой полосе обычно интерпретируется как повышенное содержание целлюлозы.  </text:p>
            <text:p>- Однако статья прямо предупреждает, что однополосные измерения не дают надежной количественной связи по закону Бэра: поглощения перекрываются между веществами, влияние множественного рассеяния, насыщение и шум сенсора делают прямую корреляцию «значение индекса ↔ концентрация» ненадёжной без эмпирической калибровки и мультивариантных методов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www.indexdatabase.de//db/i-single.php?id=9" xlink:type="simple">https://www.indexdatabase.de//db/i-single.php?id=9</text:a></text:p>
          </table:table-cell>
          <table:table-cell office:value-type="string" calcext:value-type="string">
            <text:p>Cellulose Absorption Index</text:p>
          </table:table-cell>
          <table:table-cell office:value-type="string" calcext:value-type="string">
            <text:p>Показатель поглощения целлюлозы</text:p>
          </table:table-cell>
          <table:table-cell office:value-type="string" calcext:value-type="string">
            <text:p>CAI</text:p>
          </table:table-cell>
          <table:table-cell office:value-type="string" calcext:value-type="string">
            <text:p>50.0*2030nm - 100*2100nm + 50.0*2210nm</text:p>
          </table:table-cell>
          <table:table-cell office:value-type="string" calcext:value-type="string">
            <text:p>[]</text:p>
          </table:table-cell>
          <table:table-cell table:number-columns-repeated="4"/>
          <table:table-cell office:value-type="string" calcext:value-type="string">
            <text:p>50.0*SWIR_103 + 50.0*SWIR_83 - 100*SWIR_9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www.indexdatabase.de//db/i-single.php?id=179" xlink:type="simple">https://www.indexdatabase.de//db/i-single.php?id=179</text:a></text:p>
          </table:table-cell>
          <table:table-cell office:value-type="string" calcext:value-type="string">
            <text:p>Simple Ratio 750/550 Gitelson and Merzlyak 1</text:p>
          </table:table-cell>
          <table:table-cell office:value-type="string" calcext:value-type="string">
            <text:p>Простое соотношение 750/550 по Гительсону и Мерзляку 1</text:p>
          </table:table-cell>
          <table:table-cell office:value-type="string" calcext:value-type="string">
            <text:p>SR750/550</text:p>
          </table:table-cell>
          <table:table-cell office:value-type="string" calcext:value-type="string">
            <text:p>750nm/55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Gitelson, A. A.; Merzlyak, M. N. - Remote estimation of chlorophyll content in higher plant leaves\n', 'article_link': '10.1080/014311697217558', 'article_doi': 'http://dx.doi.org/10.1080/014311697217558'}, {'article_name': 'Gitelson, Anatoly A.; Kaufman, Yoram J.; Merzlyak, Mark N. - Use of a green channel in remote sensing of global vegetation from EOS-MODIS\n', 'article_link': '10.1016/s0034-4257(96)00072-7', 'article_doi': ''}, {'article_name': 'Gitelson, Anatoly A.; Merzlyak, Mark N.; Zur, Y.; Stark, R.; Gritz, U. - Non-destructive and remote sensing techniques for estimation of vegetation status\n', 'article_link': '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B8/B2</text:p>
          </table:table-cell>
          <table:table-cell table:number-columns-repeated="3"/>
          <table:table-cell office:value-type="string" calcext:value-type="string">
            <text:p>VNIR_60/VNIR_28</text:p>
          </table:table-cell>
          <table:table-cell office:value-type="string" calcext:value-type="string">
            <text:p>1) На что указывает: SR750/550 (Simple Ratio 750/550, SR = R750/R550) служит индикатором содержания фотосинтетических пигментов — прежде всего хлорофилла (Chl a и суммарного Chl a+b); в статьях также отмечена корреляция с общими каротиноидами из‑за ковариации пигментов.</text:p>
            <text:p/>
            <text:p>2) Как интерпретировать: SR750/550 = R750 / R550; большие значения индекса соответствуют большему содержанию хлорофилла (положительная связь). По Gitelson &amp; Merzlyak индекс даёт сильную корреляцию с общим хлорофиллом (r^2 ≈ 0.90 при комбинированной выборке; ошибка предсказания ≈ 4–4.5 µg/cm^2), т. е. значение индекса можно напрямую использовать в регрессионных уравнениях для оценки концентрации. В Datt (Eucalyptus) из‑за вариаций рассеяния листьев R750/R550 по необработанным спектрам слабо коррелировал с хлорофиллом (несущественно); после коррекции спектров на рассеяние корреляция укреплялась (умеренные r ≈ 0.5–0.6). Вывод: связь положительная и количественно применима, но чувствительность/точность зависят от объекта и необходимости коррекции рассеяния (в некоторых случаях лучше альтернативные индексы, напр. R672/(R550·R708) или scatter‑adjusted NIR‑индексы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www.indexdatabase.de//db/i-single.php?id=182" xlink:type="simple">https://www.indexdatabase.de//db/i-single.php?id=182</text:a></text:p>
          </table:table-cell>
          <table:table-cell office:value-type="string" calcext:value-type="string">
            <text:p>Simple Ratio 750/710 Zarco-Tejada &amp; Miller (ZM)</text:p>
          </table:table-cell>
          <table:table-cell office:value-type="string" calcext:value-type="string">
            <text:p>Простое соотношение 750/710 Zarco-Tejada &amp; Miller (ZM)</text:p>
          </table:table-cell>
          <table:table-cell office:value-type="string" calcext:value-type="string">
            <text:p>SR750/710</text:p>
          </table:table-cell>
          <table:table-cell office:value-type="string" calcext:value-type="string">
            <text:p>750nm/710nm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Underwood, Emma; Ustin, Susan; DiPietro, Deanne - Mapping nonnative plants using hyperspectral imagery\n', 'article_link': '10.1016/s0034-4257(03)00096-8', 'article_doi': 'http://www.sciencedirect.com/science/article/pii/S0034425703000968'}, {'article_name': 'Wu, Chaoyang; Niu, Zheng; Tang, Quan; Huang, Wenjiang; Rivard, Benoit; Feng, Jilu - Remote estimation of gross primary production in wheat using chlorophyll-related vegetation indices\n', 'article_link': '10.1016/j.agrformet.2008.12.007', 'article_doi': 'http://www.sciencedirect.com/science/article/pii/S0168192308003560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60/VNIR_54</text:p>
          </table:table-cell>
          <table:table-cell office:value-type="string" calcext:value-type="string">
            <text:p>1) На что указывает: индекс Simple Ratio 750/710 (Zarco‑Tejada &amp; Miller, сокращённо SR750/710 или SR6) = R750 / R710. В статьях используется как вегетационный индекс, чувствительный к содержанию хлорофилла (total chlorophyll, листовой хлорофилл, единицы mg/m2).</text:p>
            <text:p/>
            <text:p>2) Как интерпретировать: большие значения SR750/710 соответствуют большей относительной разнице отражательной способности в NIR (750 nm) к красно‑краевому диапазону (710 nm) — интерпретируются как повышенное содержание хлорофилла. В статье показано, что индекс коррелирует с концентрацией/содержанием хлорофилла и может быть использован в регрессионных моделях (есть эмпирическая связь); по результатам сравнения 73 индексов SR750/710 (SR6) дал умеренно хорошую предсказательную способность (комбинированный RMSE ≈ 66.74 mg/m2, ранжирование в наборе индексов — примерно 20-е место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www.indexdatabase.de//db/i-single.php?id=101" xlink:type="simple">https://www.indexdatabase.de//db/i-single.php?id=101</text:a></text:p>
          </table:table-cell>
          <table:table-cell office:value-type="string" calcext:value-type="string">
            <text:p>Modified Normalised Difference 734/747/715/726 Vogelmann indices 2</text:p>
          </table:table-cell>
          <table:table-cell office:value-type="string" calcext:value-type="string">
            <text:p>Модифицированная нормализованная разница 734/747/715/726 индексов Фогельмана 2</text:p>
          </table:table-cell>
          <table:table-cell office:value-type="string" calcext:value-type="string">
            <text:p>Vog2</text:p>
          </table:table-cell>
          <table:table-cell office:value-type="string" calcext:value-type="string">
            <text:p>(734nm - 747nm)/(715nm + 726nm)</text:p>
          </table:table-cell>
          <table:table-cell office:value-type="string" calcext:value-type="string">
            <text:p>[{'article_name': 'Gitelson, Anatoly A.; Kaufman, Yoram J.; Merzlyak, Mark N. - Use of a green channel in remote sensing of global vegetation from EOS-MODIS\n', 'article_link': '10.1016/s0034-4257(96)00072-7', 'article_doi': ''}, {'article_name': 'Gitelson, Anatoly A.; Merzlyak, Mark N.; Lichtenthaler, Hartmut K. - Detection of Red Edge Position and Chlorophyll Content by Reflectance Measurements Near 700 nm\n', 'article_link': '10.1016/s0176-1617(96)80285-9', 'article_doi': 'http://www.sciencedirect.com/science/article/pii/S0176161796802859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Moss, D.M.; Rock, B.N. - Analysis of red edge spectral characteristics and total chlorophyll values for red spruce (Picea rubens) branch segments from Mt. Moosilauke, N.H., U.S.A. 11th\n', 'article_link': '', 'article_doi': ''}, {'article_name': 'Vogelmann, J.E.; Rock, B.N.; Moss, D.M. <text:s/>- Red Edge Spectral Measurements from Sugar Maple Leaves\n', 'article_link': '10.1080/01431169308953986', 'article_doi': 'http://dx.doi.org/10.1080/01431169308953986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(VNIR_58 - VNIR_60)/(VNIR_55 + VNIR_57)</text:p>
          </table:table-cell>
          <table:table-cell office:value-type="string" calcext:value-type="string">
            <text:p>1) На что указывает индекс?  </text:p>
            <text:p>   VOG2 (Modified Normalised Difference 734/747/715/726, Vogelmann index 2) служит индикатором состояния растительности — в первую очередь концентрации хлорофиллов (total chlorophyll / Chl, в т.ч. Chl‑a) и смещения red‑edge в спектре листьев.</text:p>
            <text:p/>
            <text:p>2) Как интерпретировать?  </text:p>
            <text:p>   Более высокие значения VOG2 означают более выраженный red‑edge (большее относительное отражение в диапазоне ~734–747 nm относительно ~715–726 nm) и, как правило, большую концентрацию хлорофилла. Зависимость монотонно положительная (хорошая корреляция с суммарным хлорофиллом в ряде исследований), но точная форма связи (линейная или гиперболическая) и чувствительность зависят от вида растительности и диапазона концентраций, поэтому требуется локальная калибровка; индекс менее подвержен ранней «насыщенности», чем классический NDVI.</text:p>
            <text:p/>
            <text:p>3) Можно ли использовать для поиска месторождений полезных ископаемых?  </text:p>
            <text:p>  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www.indexdatabase.de//db/i-single.php?id=44" xlink:type="simple">https://www.indexdatabase.de//db/i-single.php?id=44</text:a></text:p>
          </table:table-cell>
          <table:table-cell office:value-type="string" calcext:value-type="string">
            <text:p>Modified Soil Adjusted Vegetation Index</text:p>
          </table:table-cell>
          <table:table-cell office:value-type="string" calcext:value-type="string">
            <text:p>Модифицированный индекс растительности с поправкой на почву</text:p>
          </table:table-cell>
          <table:table-cell office:value-type="string" calcext:value-type="string">
            <text:p>MSAVI</text:p>
          </table:table-cell>
          <table:table-cell office:value-type="string" calcext:value-type="string">
            <text:p>1080.0 - sqrt(-8*1080.0 + 8*660.0 + (2*1080.0 + 1)**2)/2 + 1/2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Leprieur, C.; Kerr, Y. H.; Pichon, J. M. - Critical assessment of vegetation indices from AVHRR in a semi-arid environment\n', 'article_link': '10.1080/01431169608949092', 'article_doi': 'http://www.tandfonline.com/doi/abs/10.1080/01431169608949092'}, {'article_name': 'Qi, J.; Chehbouni, A.; Huete, A. R.; Kerr, Y. H.; Sorooshian, S. - A modified soil adjusted vegetation index\n', 'article_link': '10.1016/0034-4257(94)90134-1', 'article_doi': 'http://www.sciencedirect.com/science/article/pii/0034425794901341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, {'article_name': 'Wu, Jindong; Wang, Dong; Bauer, Marvin E. - Assessing broadband vegetation indices and QuickBird data in estimating leaf area index of corn and potato canopies\n', 'article_link': '10.1016/j.fcr.2007.01.003', 'article_doi': 'http://www.sciencedirect.com/science/article/pii/S0378429007000160'}]</text:p>
          </table:table-cell>
          <table:table-cell table:number-columns-repeated="5" office:value-type="string" calcext:value-type="string">
            <text:p>0.388778875064190</text:p>
          </table:table-cell>
          <table:table-cell office:value-type="string" calcext:value-type="string">
            <text:p>1) На что указывает этот индекс?  </text:p>
            <text:p>MSAVI (Modified Soil Adjusted Vegetation Index) указывает на наличие и состояние зелёной растительности — чувствителен к биомассе/плотности листового покрова (LAI), фракции поглощённой в PAR (Fpar) и косвенно к содержанию хлорофилла; разработан для уменьшения влияния фона почвы на сигнал вегетации.</text:p>
            <text:p/>
            <text:p>2) Как его интерпретировать?  </text:p>
            <text:p>Большее значение MSAVI соответствует более плотной/здоровой зелёной растительности (больше LAI/биомассы, обычно выше поглощение красного из‑за хлорофилла). Прямого однозначного соответствия между значением индекса и концентрацией конкретного вещества (напр., точной концентрацией хлорофилла) нет — существует корреляция, но для количественных оценок требуется калибровка и учёт влияния атмосферы, углов просмотра и структуры покрова; MSAVI лишь снижает шум от почвы по сравнению с NDVI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www.indexdatabase.de//db/i-single.php?id=262" xlink:type="simple">https://www.indexdatabase.de//db/i-single.php?id=262</text:a></text:p>
          </table:table-cell>
          <table:table-cell office:value-type="string" calcext:value-type="string">
            <text:p>Modified Simple Ratio 705/445</text:p>
          </table:table-cell>
          <table:table-cell office:value-type="string" calcext:value-type="string">
            <text:p>Модифицированное простое соотношение 705/445</text:p>
          </table:table-cell>
          <table:table-cell office:value-type="string" calcext:value-type="string">
            <text:p>MSR705/445</text:p>
          </table:table-cell>
          <table:table-cell office:value-type="string" calcext:value-type="string">
            <text:p>(-445nm + 750nm)/(-445nm + 705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]</text:p>
          </table:table-cell>
          <table:table-cell table:number-columns-repeated="4"/>
          <table:table-cell office:value-type="string" calcext:value-type="string">
            <text:p>(-VNIR_6 + VNIR_60)/(VNIR_54 - VNIR_6)</text:p>
          </table:table-cell>
          <table:table-cell office:value-type="string" calcext:value-type="string">
            <text:p>1) На что указывает этот индекс?</text:p>
            <text:p>- MSR705/445 (Modified Simple Ratio 705/445) — индекс для оценки листового хлорофилла (общего Chl a+b, содержание на единицу площади листа).</text:p>
            <text:p/>
            <text:p>2) Как его интерпретировать?</text:p>
            <text:p>- Рост значения индекса соответствует увеличению содержания хлорофилла (положательная корреляция).  </text:p>
            <text:p>- На практике связь не идеально линейна и требует калибровки: авторы применяли полиномные аппроксимации; при очень больших концентрациях возможна частичная насыщаемость/изменение чувствительности (зависит от вида, структуры листа и шкалы измерения).  </text:p>
            <text:p>- Оценочная точность на уровне листа: RMSE ≈ 2.0–2.2 µg·cm⁻² по экспериментальным данным (leaf‑level, cross‑validation); при проверке на большой смоделированной базе (PROSPECT) ошибка выше (~≈5–6 µg·cm⁻²). Это означает хорошую эмпирическую связь, но необходимость локальной калибровки и учёта погрешностей модели/масштаб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www.indexdatabase.de//db/i-single.php?id=275" xlink:type="simple">https://www.indexdatabase.de//db/i-single.php?id=275</text:a></text:p>
          </table:table-cell>
          <table:table-cell office:value-type="string" calcext:value-type="string">
            <text:p>Modified Normalized Difference Vegetation Index RVI</text:p>
          </table:table-cell>
          <table:table-cell office:value-type="string" calcext:value-type="string">
            <text:p>Модифицированный нормализованный разностный вегетационный индекс RVI</text:p>
          </table:table-cell>
          <table:table-cell office:value-type="string" calcext:value-type="string">
            <text:p>MRVI</text:p>
          </table:table-cell>
          <table:table-cell office:value-type="string" calcext:value-type="string">
            <text:p>(RVI - 1)/(RVI + 1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(RVI - 1)/(RVI + 1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www.indexdatabase.de//db/i-single.php?id=252" xlink:type="simple">https://www.indexdatabase.de//db/i-single.php?id=252</text:a></text:p>
          </table:table-cell>
          <table:table-cell office:value-type="string" calcext:value-type="string">
            <text:p>Chlorophyll Red-Edge</text:p>
          </table:table-cell>
          <table:table-cell office:value-type="string" calcext:value-type="string">
            <text:p>Красный край хлорофилла</text:p>
          </table:table-cell>
          <table:table-cell office:value-type="string" calcext:value-type="string">
            <text:p>Chlred-edge</text:p>
          </table:table-cell>
          <table:table-cell office:value-type="string" calcext:value-type="string">
            <text:p>[690:720]/[760:800]</text:p>
          </table:table-cell>
          <table:table-cell office:value-type="string" calcext:value-type="string">
            <text:p>[{'article_name': 'Gitelson, Anatoly A.; Keydan, Galina P.; Merzlyak, Mark N. - Three-band model for noninvasive estimation of chlorophyll, carotenoids, and anthocyanin contents in higher plant leaves\n', 'article_link': '10.1029/2006gl026457', 'article_doi': 'http://dx.doi.org/10.1029/2006GL026457'}]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- Указывает на содержание общего хлорофилла (total chlorophyll, Chl) в листе — оценка количества хлорофиллов на единицу площади на основе сигнала «красного края» (используются полосы около 690–720 nm и NIR 760–800 nm).</text:p>
            <text:p/>
            <text:p>2) Как его интерпретировать?</text:p>
            <text:p>- Большие значения индекса соответствуют большему содержанию хлорофилла. В статье показана практически линейная зависимость между red‑edge моделью и концентрацией Chl (r² ≈ 0.91–0.95, модель объясняет &gt;91% вариации Chl), с указанием RMSE по видам (порядка десятков mg/m² в таблице 1). Для листьев с антоцианинами рекомендуется именно red‑edge вариант модели.</text:p>
            <text:p/>
            <text:p>3) Можно ли его использовать для поиска месторождений полезных ископаемых?</text:p>
            <text:p>- Нет информации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www.indexdatabase.de//db/i-single.php?id=553" xlink:type="simple">https://www.indexdatabase.de//db/i-single.php?id=553</text:a></text:p>
          </table:table-cell>
          <table:table-cell office:value-type="string" calcext:value-type="string">
            <text:p>Simple Ratio 833/1649 MSIhyper</text:p>
          </table:table-cell>
          <table:table-cell office:value-type="string" calcext:value-type="string">
            <text:p>Простое соотношение 833/1649 MSIhyper</text:p>
          </table:table-cell>
          <table:table-cell office:value-type="string" calcext:value-type="string">
            <text:p>SR833/1649</text:p>
          </table:table-cell>
          <table:table-cell office:value-type="string" calcext:value-type="string">
            <text:p>833nm/1649nm</text:p>
          </table:table-cell>
          <table:table-cell office:value-type="string" calcext:value-type="string">
            <text:p>[{'article_name': 'Shibayama, Michio; Salli, Arto; HÃ¤me, Tuomas; Iso-Iivari, Lasse; Heino, Saini; Alanen, Marjaana; Morinaga, Shinsuke; Inoue, Yoshio; Akiyama, Tsuyoshi - Detecting Phenophases of Subarctic Shrub Canopies by Using Automated Reflectance Measurements\n', 'article_link': '10.1016/s0034-4257(98)00082-0', 'article_doi': 'http://www.sciencedirect.com/science/article/pii/S0034425798000820'}]</text:p>
          </table:table-cell>
          <table:table-cell office:value-type="string" calcext:value-type="string">
            <text:p>B4/B5</text:p>
          </table:table-cell>
          <table:table-cell/>
          <table:table-cell office:value-type="string" calcext:value-type="string">
            <text:p>B3/B4</text:p>
          </table:table-cell>
          <table:table-cell office:value-type="string" calcext:value-type="string">
            <text:p>B8/B12</text:p>
          </table:table-cell>
          <table:table-cell office:value-type="string" calcext:value-type="string">
            <text:p>VNIR_71/SWIR_62</text:p>
          </table:table-cell>
          <table:table-cell office:value-type="string" calcext:value-type="string">
            <text:p>1) На что указывает этот индекс?  </text:p>
            <text:p>- SR833/1649 — простое отношение отражательной способности на 833 нм к отражательной способности на 1649 нм (SR = R833/R1649). В статье связанный индекс MSI (Moisture Stress Index) использует те же длины волн (обычно MSI = R1649/R833). Эти индексы служат для оценки влажности растительной листвы / стрессa по воде (содержания воды в листьях), а не для определения конкретного минерала.</text:p>
            <text:p/>
            <text:p>2) Как его интерпретировать?  </text:p>
            <text:p>- Большие значения SR833/1649 (т. е. относительно высокая отражательная способность в NIR 833 нм по сравнению с SWIR 1649 нм) соответствуют более высокой «зеленой»/вегетативной активности и, как правило, более высокой влаге в растительной ткани (обратная зависимость к MSI: MSI = R1649/R833 — при росте MSI растительность суше). В статье не приведена количественная калибровка «значение индекса ↔ концентрация воды» — показано лишь качественное соответствие и параллельность профилям ближнего ИК; прямой количественной зависимости или концентрационных оценок не представлено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www.indexdatabase.de//db/i-single.php?id=63" xlink:type="simple">https://www.indexdatabase.de//db/i-single.php?id=63</text:a></text:p>
          </table:table-cell>
          <table:table-cell office:value-type="string" calcext:value-type="string">
            <text:p>Optimized Soil Adjusted Vegetation Index</text:p>
          </table:table-cell>
          <table:table-cell office:value-type="string" calcext:value-type="string">
            <text:p>Оптимизированный индекс растительности с поправкой на почву</text:p>
          </table:table-cell>
          <table:table-cell office:value-type="string" calcext:value-type="string">
            <text:p>OSAVI</text:p>
          </table:table-cell>
          <table:table-cell office:value-type="string" calcext:value-type="string">
            <text:p>(-670nm + 800nm)*(Y + 1)/(670nm + 800nm + Y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, 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Gandia, S.; FernÃ¡ndez, G.; GarcÃ\xada, J. C.; &amp; Moreno, J. - Retrieval of vegetation biophysical variables from CHRIS/PROBA data in the SPARC campaing\n', 'article_link': '', 'article_doi': ''}, {'article_name': 'Haboudane, Driss; Miller, John R.; Tremblay, Nicolas; Zarco-Tejada, Pablo J.; Dextraze, Louise - Integrated narrow-band vegetation indices for prediction of crop chlorophyll content for application to precision agriculture\n', 'article_link': '10.1016/s0034-4257(02)00018-4', 'article_doi': 'http://www.sciencedirect.com/science/article/pii/S0034425702000184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Hunt Jr., E. Raymond; Daughtry, C. S. T.; <text:s/>Eitel, Jan U. H.; <text:s/>Long, D. S. - Remote Sensing Leaf Chlorophyll Content Using a Visible Band Index\n', 'article_link': '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Oppelt, N.; Mauser, W. - Hyperspectral monitoring of physiological parameters of wheat during a vegetation period using AVIS data\n', 'article_link': '10.1080/0143116031000115300', 'article_doi': 'http://www.ingentaconnect.com/content/tandf/tres/2004/00000025/00000001/art00011%20http://dx.doi.org/10.1080/0143116031000115300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Wu, Chaoyang; Niu, Zheng; Tang, Quan; Huang, Wenjiang - Estimating chlorophyll content from hyperspectral vegetation indices: Modeling and validation\n', 'article_link': '10.1016/j.agrformet.2008.03.005', 'article_doi': 'http://www.sciencedirect.com/science/article/pii/S0168192308000920'}, {'article_name': 'Zarco-Tejada P.J.; Sepulcre-CantÃ³, G. - REMOTE SENSING OF VEGETATION BIOPHYSICAL PARAMETERS FOR DETECTING STRESS CONDITION AND LAND COVER CHANGES\n', 'article_link': '', 'article_doi': ''}]</text:p>
          </table:table-cell>
          <table:table-cell office:value-type="string" calcext:value-type="string">
            <text:p>-(B3 - B4)*(Y + 1)/(B3 + B4 + Y)</text:p>
          </table:table-cell>
          <table:table-cell/>
          <table:table-cell office:value-type="string" calcext:value-type="string">
            <text:p>-(B2 - B3)*(Y + 1)/(B2 + B3 + Y)</text:p>
          </table:table-cell>
          <table:table-cell office:value-type="string" calcext:value-type="string">
            <text:p>-(B4 - B8)*(Y + 1)/(B4 + B8 + Y)</text:p>
          </table:table-cell>
          <table:table-cell office:value-type="string" calcext:value-type="string">
            <text:p>-(VNIR_48 - VNIR_67)*(Y + 1)/(VNIR_48 + VNIR_67 + Y)</text:p>
          </table:table-cell>
          <table:table-cell office:value-type="string" calcext:value-type="string">
            <text:p>1) На что указывает этот индекс?  </text:p>
            <text:p>OSAVI — Optimized Soil Adjusted Vegetation Index. Это модификация SAVI с оптимизированным параметром L = 0.16; служит для учёта и минимизации воздействия грунта (soil background) на вегетационный сигнал и главным образом указывает на покрытие растительностью / листовую площадь (LAI, foliage cover). Сам по себе не измеряет минералы — используется в сочетании с хлорофилл-чувствительными индексами для косвенной оценки содержания хлорофилла (а через него — N).</text:p>
            <text:p/>
            <text:p>2) Как его интерпретировать?  </text:p>
            <text:p>Формула (SAVI-форма) — OSAVI ≈ (1+L)·(NIR − Red) / (NIR + Red + L) с L = 0.16. Большие значения OSAVI соответствуют большему покрытию растительностью / большей LAI (до насыщения при высоких LAI). В приведённых статьях отмечено, что OSAVI мало чувствителен к концентрации хлорофилла (основной вклад — в вариацию LAI), т.е. прямой зависимости между значением OSAVI и концентрацией хлорофилла/N нет; для оценки хлорофилла или N используют отношение хлорофилл-чувствительного индекса к OSAVI (например TCARI/OSAVI, MCARI/OSAVI) либо комбинации, где OSAVI служит для удаления фонового эффекта почвы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www.indexdatabase.de//db/i-single.php?id=32" xlink:type="simple">https://www.indexdatabase.de//db/i-single.php?id=32</text:a></text:p>
          </table:table-cell>
          <table:table-cell office:value-type="string" calcext:value-type="string">
            <text:p>Simple Ratio 554/677 Greenness Index</text:p>
          </table:table-cell>
          <table:table-cell office:value-type="string" calcext:value-type="string">
            <text:p>Простое соотношение 554/677 Индекс экологичности</text:p>
          </table:table-cell>
          <table:table-cell office:value-type="string" calcext:value-type="string">
            <text:p>GI</text:p>
          </table:table-cell>
          <table:table-cell office:value-type="string" calcext:value-type="string">
            <text:p>554nm/677nm</text:p>
          </table:table-cell>
          <table:table-cell office:value-type="string" calcext:value-type="string">
            <text:p>[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Smith, RCG; Adams, J; Stephens, DJ; Hick, PT - Forecasting wheat yield in a Mediterranean-type environment from the NOAA satellite\n', 'article_link': 'http://dx.doi.org/10.1071/AR9950113', 'article_doi': 'http://www.publish.csiro.au/paper/AR9950113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B2/B3</text:p>
          </table:table-cell>
          <table:table-cell office:value-type="string" calcext:value-type="string">
            <text:p>B3/B8</text:p>
          </table:table-cell>
          <table:table-cell office:value-type="string" calcext:value-type="string">
            <text:p>B1/B2</text:p>
          </table:table-cell>
          <table:table-cell office:value-type="string" calcext:value-type="string">
            <text:p>B3/B4</text:p>
          </table:table-cell>
          <table:table-cell office:value-type="string" calcext:value-type="string">
            <text:p>VNIR_29/VNIR_49</text:p>
          </table:table-cell>
          <table:table-cell office:value-type="string" calcext:value-type="string">
            <text:p>1) На что указывает этот индекс? — Simple Ratio 554/677 Greenness Index (GI) = R554 / R677 (в обзоре RapidEye обозначается как Rband2 / Rband3). Используется как индикатор «зелёности» растительности, связывают с содержанием хлорофилла и общим вегетативным состоянием (косвенно — с запасами N/биомассой).</text:p>
            <text:p/>
            <text:p>2) Как его интерпретировать? — Большие значения GI → относительно больше отражения в зелёной полосе (554 nm) против красной (677 nm) ⇒ более «зеленые» листья/обычно выше хлорофилл. Однако в приведённых статьях связь с количественными измерениями хлорофилла/азота оказалась слабой и непоследовательной: низкие r2 (в суммарных данных r2 обычно ≪0.15; в отдельных полях до ~0.32), высокая ошибка валидации (в одном исследовании RMSECV ≈13 µg/cm2) — то есть GI годится как качественный индикатор зелёности, но не надёжен для точного определения концентрации вещества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www.indexdatabase.de//db/i-single.php?id=14" xlink:type="simple">https://www.indexdatabase.de//db/i-single.php?id=14</text:a></text:p>
          </table:table-cell>
          <table:table-cell office:value-type="string" calcext:value-type="string">
            <text:p>Simple Ratio MIR/Red Eisenhydroxid-Index</text:p>
          </table:table-cell>
          <table:table-cell office:value-type="string" calcext:value-type="string">
            <text:p>Простое соотношение MIR к красному эйзенхидроксидному индексу</text:p>
          </table:table-cell>
          <table:table-cell office:value-type="string" calcext:value-type="string">
            <text:p>SRMIR/Red</text:p>
          </table:table-cell>
          <table:table-cell office:value-type="string" calcext:value-type="string">
            <text:p>MIR/660.0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0.00151515151515152*MIR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www.indexdatabase.de//db/i-single.php?id=224" xlink:type="simple">https://www.indexdatabase.de//db/i-single.php?id=224</text:a></text:p>
          </table:table-cell>
          <table:table-cell office:value-type="string" calcext:value-type="string">
            <text:p>Canopy Chlorophyll Content Index</text:p>
          </table:table-cell>
          <table:table-cell office:value-type="string" calcext:value-type="string">
            <text:p>Индекс содержания хлорофилла в пологе</text:p>
          </table:table-cell>
          <table:table-cell office:value-type="string" calcext:value-type="string">
            <text:p>CCCI</text:p>
          </table:table-cell>
          <table:table-cell office:value-type="string" calcext:value-type="string">
            <text:p>(1080.0 + Red)*(1080.0 - rededge)/((1080.0 - Red)*(1080.0 + rededge))</text:p>
          </table:table-cell>
          <table:table-cell office:value-type="string" calcext:value-type="string">
            <text:p>[{'article_name': 'Barnes, E.M.; Clarke, T.R.; Richards, S.E.; Colaizzi, P.D.; Haberland, J.; Kostrzewski, M.; Waller, P.; Choi, C., Riley, E.; Thompson, T.; Lascano, R.J.; Li, H.; Moran, M.S. - Coincident detection of crop water stress, nitrogen status and canopy density using ground based multispectral data\n', 'article_link': '', 'article_doi': ''}, {'article_name': 'Clarke, T. R.; Moran, M. S.; Barnes, E. M.; Pinter, P. J., Jr.; Qi, J. - Planar domain indices: a method for measuring a quality of a single component in two-component pixels\n', 'article_link': '10.1109/igarss.2001.976818', 'article_doi': ''}, {'article_name': 'El-Shikha, D. M.; Barnes, E. M.; Clarke, T. R.; Hunsaker, D. J.; Haberland, J. A.; Pinter, P. J.; Waller, P. M.; Thompson, T. L. - Remote sensing of cotton nitrogen status using the Canopy Chlorophyll Content Index (CCCI)\n', 'article_link': '', 'article_doi': 'http://apps.webofknowledge.com/InboundService.do?Func=Frame&amp;product=WOS&amp;action=retrieve&amp;SrcApp=EndNote&amp;Init=Yes&amp;SrcAuth=ResearchSoft&amp;mode=FullRecord&amp;UT=000255421800007'}, {'article_name': 'Herrmann, I.; Karnieli, A.; Bonfil, D. J.; Cohen, Y.; Alchanatis, V. - SWIR-based spectral indices for assessing nitrogen content in potato fields\n', 'article_link': '10.1080/01431160903283892', 'article_doi': 'http://dx.doi.org/10.1080/01431160903283892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]</text:p>
          </table:table-cell>
          <table:table-cell table:number-columns-repeated="5" office:value-type="string" calcext:value-type="string">
            <text:p>(Red + 1080.0)*(rededge - 1080.0)/((Red - 1080.0)*(rededge + 1080.0))</text:p>
          </table:table-cell>
          <table:table-cell office:value-type="string" calcext:value-type="string">
            <text:p>1) На что указывает индекс CCCI?</text:p>
            <text:p>- Предназначен для оценки содержания хлорофилла в кроне (Canopy Chlorophyll Content Index). Косвенно используется для вывода о состоянии азота (N), поскольку хлорофилл связан с содержанием N в растении.</text:p>
            <text:p/>
            <text:p>2) Как интерпретировать?</text:p>
            <text:p>- Большие значения CCCI отражают повышенное содержание хлорофилла в кроне (и, как правило, — более высокий уровень N), т.е. рост CCCI соответствует росту концентрации хлорофилла.  </text:p>
            <text:p>- Для N соответствие косвенное и ограничено: в эксперименте с картофелем CCCI показал лишь низко‑среднюю предиктивную способность по N (R^2≈0.16, относительно высокий RMSEP), и уступал SWIR‑ориентированным индексам.  </text:p>
            <text:p>- Ограничения/помехи: насыщение NDVI при плотной растительности и водный стресс могут искажать связь CCCI с хлорофиллом и N; CCCI эмпирический (зависит от построения границ NDREmin/NDREmax по NDVI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www.indexdatabase.de//db/i-single.php?id=53" xlink:type="simple">https://www.indexdatabase.de//db/i-single.php?id=53</text:a></text:p>
          </table:table-cell>
          <table:table-cell office:value-type="string" calcext:value-type="string">
            <text:p>Normalized Difference NIR/SWIR Normalized Burn Ratio</text:p>
          </table:table-cell>
          <table:table-cell office:value-type="string" calcext:value-type="string">
            <text:p>Нормализованная разница NIR/SWIR Нормализованный коэффициент горения</text:p>
          </table:table-cell>
          <table:table-cell office:value-type="string" calcext:value-type="string">
            <text:p>NBR</text:p>
          </table:table-cell>
          <table:table-cell office:value-type="string" calcext:value-type="string">
            <text:p>(1080.0 - 2200.0)/(1080.0 + 2200.0)</text:p>
          </table:table-cell>
          <table:table-cell office:value-type="string" calcext:value-type="string">
            <text:p>[{'article_name': 'Key, C.H.; N. Benson; D. Ohlen; S. Howard; R. McKinley; Zhu Z. - The normalized burn ratio and relationships to burn severity: ecology, remote sensing and implementation\n', 'article_link': '', 'article_doi': ''}]</text:p>
          </table:table-cell>
          <table:table-cell table:number-columns-repeated="5" office:value-type="string" calcext:value-type="string">
            <text:p>-0.341463414634146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www.indexdatabase.de//db/i-single.php?id=95" xlink:type="simple">https://www.indexdatabase.de//db/i-single.php?id=95</text:a></text:p>
          </table:table-cell>
          <table:table-cell office:value-type="string" calcext:value-type="string">
            <text:p>Simple Ratio MIR/SWIR Cley Mineral-Index, Salinity Index</text:p>
          </table:table-cell>
          <table:table-cell office:value-type="string" calcext:value-type="string">
            <text:p>Простое соотношение минерального индекса MIR/SWIR Cley, индекса солености</text:p>
          </table:table-cell>
          <table:table-cell office:value-type="string" calcext:value-type="string">
            <text:p>SI</text:p>
          </table:table-cell>
          <table:table-cell office:value-type="string" calcext:value-type="string">
            <text:p>MIR/2200.0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0.000454545454545455*MIR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www.indexdatabase.de//db/i-single.php?id=284" xlink:type="simple">https://www.indexdatabase.de//db/i-single.php?id=284</text:a></text:p>
          </table:table-cell>
          <table:table-cell office:value-type="string" calcext:value-type="string">
            <text:p>Normalized Difference 800/675 Pigment specific normalised difference A1</text:p>
          </table:table-cell>
          <table:table-cell office:value-type="string" calcext:value-type="string">
            <text:p>Нормализованная разница 800/675 Для конкретного пигмента Нормализованная разница A1</text:p>
          </table:table-cell>
          <table:table-cell office:value-type="string" calcext:value-type="string">
            <text:p>PSNDa1</text:p>
          </table:table-cell>
          <table:table-cell office:value-type="string" calcext:value-type="string">
            <text:p>(-675nm + 800nm)/(675nm + 800nm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(-B3 + B4)/(B3 + B4)</text:p>
          </table:table-cell>
          <table:table-cell/>
          <table:table-cell office:value-type="string" calcext:value-type="string">
            <text:p>(-B2 + B3)/(B2 + B3)</text:p>
          </table:table-cell>
          <table:table-cell office:value-type="string" calcext:value-type="string">
            <text:p>(-B4 + B8)/(B4 + B8)</text:p>
          </table:table-cell>
          <table:table-cell office:value-type="string" calcext:value-type="string">
            <text:p>(-VNIR_49 + VNIR_67)/(VNIR_49 + VNIR_67)</text:p>
          </table:table-cell>
          <table:table-cell office:value-type="string" calcext:value-type="string">
            <text:p>1) На что указывает индекс?</text:p>
            <text:p>- PSNDa1 (Normalized Difference 800/675, Pigment specific normalised difference A1) — спектральный индекс, предназначенный для оценки содержания хлорофилла a (Chl a) в листьях/вегетации.</text:p>
            <text:p/>
            <text:p>2) Как интерпретировать?</text:p>
            <text:p>- Формула (в статье представлена как нормализованная разность): PSNDa1 ≈ (R800 − R675) / (R800 + R675), где Rλ — отражение при длине волны λ (800 нм — NIR, 675 нм — красная).  </text:p>
            <text:p>- Большие значения индекса соответствуют большему содержанию хлорофилла a. В исследовании Blackburn индекс показывает сильную связность с концентрацией Chl a (обнаружены высокие R^2 ≈ 0.90; при оптимизации волны 680 нм R^2 ≈ 0.93), однако зависимость нелинейная (экспоненциальная/степенная), чувствительность может меняться по диапазону концентраций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www.indexdatabase.de//db/i-single.php?id=103" xlink:type="simple">https://www.indexdatabase.de//db/i-single.php?id=103</text:a></text:p>
          </table:table-cell>
          <table:table-cell office:value-type="string" calcext:value-type="string">
            <text:p>Simple Ratio 970/900 Plant Water Index, Water Band Index (WBI), Water Index (WI)</text:p>
          </table:table-cell>
          <table:table-cell office:value-type="string" calcext:value-type="string">
            <text:p>Простое соотношение 970/900 Индекс влажности растений, Индекс водного диапазона (WBI), Индекс влажности (WI)</text:p>
          </table:table-cell>
          <table:table-cell office:value-type="string" calcext:value-type="string">
            <text:p>PWI</text:p>
          </table:table-cell>
          <table:table-cell office:value-type="string" calcext:value-type="string">
            <text:p>970nm/90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Aparicio, N.; Villegas, D.; Royo, C.; Casadesus, J.; Araus, J. L. - Effect of sensor view angle on the assessment of agronomic traits by ground level hyper-spectral reflectance measurements in durum wheat under contrasting Mediterranean conditions\n', 'article_link': '10.1080/0143116031000116967', 'article_doi': 'http://dx.doi.org/10.1080/0143116031000116967'}, {'article_name': 'Ceccato, Pietro; Gobron, Nadine; Flasse, StÃ©phane; Pinty, Bernard; Tarantola, Stefano - Designing a spectral index to estimate vegetation water content from remote sensing data: Part 1: Theoretical approach\n', 'article_link': '10.1016/s0034-4257(02)00037-8', 'article_doi': 'http://www.sciencedirect.com/science/article/pii/S0034425702000378'}, {'article_name': 'Datt, Bisun - Remote Sensing of Water Content in Eucalyptus Leaves\n', 'article_link': 'http://dx.doi.org/10.1071/BT98042', 'article_doi': ''}, {'article_name': 'Penuelas, J.; Filella, I.; Biel, C.; Serrano, L.; Save, R. - The reflectance at the 950â€“970 nm region as an indicator of plant water status\n', 'article_link': '10.1080/01431169308954010', 'article_doi': 'http://dx.doi.org/10.1080/01431169308954010'}, {'article_name': 'Penuelas, J.; Pinol, J.; Ogaya, R.; Filella, I. - Estimation of plant water concentration by the reflectance Water Index WI (R900/R970)\n', 'article_link': '10.1080/014311697217396', 'article_doi': 'http://dx.doi.org/10.1080/014311697217396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, {'article_name': 'Pu, Ruiliang; Gong, Peng; Yu, Qian - Comparative Analysis of EO-1 ALI and Hyperion, and Landsat ETM+ Data for Mapping Forest Crown Closure and Leaf Area Index\n', 'article_link': '', 'article_doi': 'http://www.mdpi.com/1424-8220/8/6/3744/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Strachan, Ian B.; Pattey, Elizabeth; Boisvert, Johanne B. - Impact of nitrogen and environmental conditions on corn as detected by hyperspectral reflectance\n', 'article_link': '10.1016/s0034-4257(01)00299-1', 'article_doi': ''}, {'article_name': 'Underwood, Emma; Ustin, Susan; DiPietro, Deanne - Mapping nonnative plants using hyperspectral imagery\n', 'article_link': '10.1016/s0034-4257(03)00096-8', 'article_doi': 'http://www.sciencedirect.com/science/article/pii/S0034425703000968'}, {'article_name': 'Zarco-Tejada P.J.; Sepulcre-CantÃ³, G. - REMOTE SENSING OF VEGETATION BIOPHYSICAL PARAMETERS FOR DETECTING STRESS CONDITION AND LAND COVER CHANGES\n', 'article_link': '', 'article_doi': ''}]</text:p>
          </table:table-cell>
          <table:table-cell table:number-columns-repeated="4"/>
          <table:table-cell office:value-type="string" calcext:value-type="string">
            <text:p>VNIR_88/VNIR_79</text:p>
          </table:table-cell>
          <table:table-cell office:value-type="string" calcext:value-type="string">
            <text:p>1) На что указывает этот индекс?  </text:p>
            <text:p>WI (PWI, Plant Water Index / Water Band Index / Water Index; также Simple Ratio 970/900) определяется как отношение узкоспектральных отражений: WI = R970 / R900. В статьях он служит индикатором содержания воды в растении / листве (vegetation water content, leaf/canopy water status, эквивалентная толщина воды — EWT на уровне листа и EWTcanopy на уровне полога).</text:p>
            <text:p/>
            <text:p>2) Как его интерпретировать?  </text:p>
            <text:p>Больше значение WI соответствует более высокой степени увлажнённости растительных тканей (большему содержанию воды в листьях/пологе). Между значением индекса и количеством воды — положительная корреляция, но не прямое количественное соответствие: чувствительность ограничена, индекс может насыщаться при больших значениях воды, и его значения зависят от структуры листа/мезофилла, LAI, смещения фона (почва), углов наблюдения и атмосферных эффектов. В одной из статей для опытов с пшеницей типичные значения WI ≈ 0.8–1.04; авторы отмечают, что WI хорошо коррелирует с относительным содержанием воды при выраженной сушке, но малоинформативен на ранних стадиях дегидратации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www.indexdatabase.de//db/r-single.php?id=55" xlink:type="simple">https://www.indexdatabase.de//db/r-single.php?id=55</text:a></text:p>
          </table:table-cell>
          <table:table-cell office:value-type="string" calcext:value-type="string">
            <text:p>Zarco-Tejada P.J.; Sepulcre-CantÃ³, G.</text:p>
          </table:table-cell>
          <table:table-cell office:value-type="string" calcext:value-type="string">
            <text:p>Зарко-Техада П.Дж.; Сепулькре-КантА3, Дж.</text:p>
          </table:table-cell>
          <table:table-cell office:value-type="string" calcext:value-type="string">
            <text:p>REMOTE SENSING OF VEGETATION BIOPHYSICAL PARAMETERS FOR DETECTING STRESS CONDITION AND LAND COVER CHANGES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Agriculture\n', 'article_link': ' ', 'article_doi': ' '}, {'article_name': 'Agriculture - Irrigation\n', 'article_link': ' ', 'article_doi': ' '}, {'article_name': 'Hyperspectral remote sensing\n', 'article_link': ' ', 'article_doi': ' '}, {'article_name': 'Vegetation\n', 'article_link': ' ', 'article_doi': ' '}, {'article_name': 'Vegetation - Chlorophyll\n', 'article_link': ' ', 'article_doi': ' '}, {'article_name': 'Vegetation - LAI\n', 'article_link': ' ', 'article_doi': ' '}, {'article_name': 'Vegetation - Stress\n', 'article_link': ' ', 'article_doi': ' '}, {'article_name': 'Vegetation - Water\n', 'article_link': ' ', 'article_doi': ' '}, {'article_name': 'Vegetation - Water stress\n', 'article_link': ' ', 'article_doi': ' 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www.indexdatabase.de//db/i-single.php?id=502" xlink:type="simple">https://www.indexdatabase.de//db/i-single.php?id=502</text:a></text:p>
          </table:table-cell>
          <table:table-cell office:value-type="string" calcext:value-type="string">
            <text:p>Single Band 1490</text:p>
          </table:table-cell>
          <table:table-cell office:value-type="string" calcext:value-type="string">
            <text:p>Однополосный 1490</text:p>
          </table:table-cell>
          <table:table-cell office:value-type="string" calcext:value-type="string">
            <text:p>SB1490</text:p>
          </table:table-cell>
          <table:table-cell office:value-type="string" calcext:value-type="string">
            <text:p>149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 индекс SB1490 (Single Band 1490)? — Указывает на поглощение в районе 1.49 µm (O–H stretch, 1‑й обертон); используется для выявления веществ с O–H связями, в таблице статьи связанное прежде всего с целлюлозой и сахаром.</text:p>
            <text:p/>
            <text:p>2) Как интерпретировать? — Большие значения SB1490 (большее отражение на 1.49 µm) соответствуют меньшей абсорбции в этой полосе (т.е. меньшему вкладу поглощающих O–H компонентов); однако в статье прямо отмечено, что одноточечное (single‑band) измерение нельзя однозначно переводить в концентрацию вещества из‑за рассеяния, перекрытия полос разными органическими соединениями, шумов и эффекта насыщения — прямой количественной корреляции «значение индекса ↔ концентрация» нет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www.indexdatabase.de//db/i-single.php?id=345" xlink:type="simple">https://www.indexdatabase.de//db/i-single.php?id=345</text:a></text:p>
          </table:table-cell>
          <table:table-cell office:value-type="string" calcext:value-type="string">
            <text:p>Simple Ratio 801/670 NIR/Red</text:p>
          </table:table-cell>
          <table:table-cell office:value-type="string" calcext:value-type="string">
            <text:p>Простое соотношение 801/670 NIR/Red</text:p>
          </table:table-cell>
          <table:table-cell office:value-type="string" calcext:value-type="string">
            <text:p>SR801/670</text:p>
          </table:table-cell>
          <table:table-cell office:value-type="string" calcext:value-type="string">
            <text:p>801nm/670nm</text:p>
          </table:table-cell>
          <table:table-cell office:value-type="string" calcext:value-type="string">
            <text:p>[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]</text:p>
          </table:table-cell>
          <table:table-cell office:value-type="string" calcext:value-type="string">
            <text:p>B4/B3</text:p>
          </table:table-cell>
          <table:table-cell/>
          <table:table-cell office:value-type="string" calcext:value-type="string">
            <text:p>B3/B2</text:p>
          </table:table-cell>
          <table:table-cell office:value-type="string" calcext:value-type="string">
            <text:p>B8/B4</text:p>
          </table:table-cell>
          <table:table-cell office:value-type="string" calcext:value-type="string">
            <text:p>VNIR_67/VNIR_48</text:p>
          </table:table-cell>
          <table:table-cell office:value-type="string" calcext:value-type="string">
            <text:p>1) На что указывает индекс SR801/670 (Simple Ratio 801/670 NIR/Red)?  </text:p>
            <text:p>   - Показывает относительную силу отражения в ближнем ИК (≈801 нм) к красному (≈670 нм) и в первую очередь характеризует зелёную биомассу/строение кроны (LAI, покрытие листвой, степень вегетации). Прямое определение специфических минералов не выполняет; для биологических веществ используется как компонент для оценки содержания хлорофилла в сочетании с другими индексами.</text:p>
            <text:p/>
            <text:p>2) Как интерпретировать?  </text:p>
            <text:p>   - Большие значения SR801/670 соответствуют большему отражению в NIR относительно красного — т.е. большей лиственной площади/покрытию и более выраженной вегетации.  </text:p>
            <text:p>   - Прямая связь с концентрацией хлорофилла слабая: в анализе статей вклад вариаций хлорофилла в изменчивость NIR/Red составляет ≈0.2%, тогда как вклад LAI ≈99.4% (табл.3).  </text:p>
            <text:p>   - Однако в паре с индексом, чувствительным к хлорофиллу (например, NIR/Green), график NIR/Green vs NIR/Red даёт изолинии, наклон которых линейно коррелирует с концентрацией хлорофилла (в работе r^2&gt;0.95 для средних линий) — т.е. SR801/670 сам по себе не даёт точной концентрации хлорофилла, но в сочетании с другими индексами позволяет её оценить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www.indexdatabase.de//db/i-single.php?id=21" xlink:type="simple">https://www.indexdatabase.de//db/i-single.php?id=21</text:a></text:p>
          </table:table-cell>
          <table:table-cell office:value-type="string" calcext:value-type="string">
            <text:p>Ferrous iron</text:p>
          </table:table-cell>
          <table:table-cell office:value-type="string" calcext:value-type="string">
            <text:p>Двухвалентное железо</text:p>
          </table:table-cell>
          <table:table-cell/>
          <table:table-cell office:value-type="string" calcext:value-type="string">
            <text:p>[2145:2185]/[760:860] + [520:600]/[630:690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office:value-type="string" calcext:value-type="string">
            <text:p>B6/B8 + B8/B3</text:p>
          </table:table-cell>
          <table:table-cell table:number-columns-repeated="4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www.indexdatabase.de//db/i-single.php?id=131" xlink:type="simple">https://www.indexdatabase.de//db/i-single.php?id=131</text:a></text:p>
          </table:table-cell>
          <table:table-cell office:value-type="string" calcext:value-type="string">
            <text:p>Chlorophyll IndexRedEdge</text:p>
          </table:table-cell>
          <table:table-cell office:value-type="string" calcext:value-type="string">
            <text:p>Показатель концентрации хлорофилла</text:p>
          </table:table-cell>
          <table:table-cell office:value-type="string" calcext:value-type="string">
            <text:p>CIrededge</text:p>
          </table:table-cell>
          <table:table-cell office:value-type="string" calcext:value-type="string">
            <text:p>1080.0/rededge - 1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table:number-columns-repeated="5" office:value-type="string" calcext:value-type="string">
            <text:p>(1080.0 - rededge)/rededge</text:p>
          </table:table-cell>
          <table:table-cell office:value-type="string" calcext:value-type="string">
            <text:p>1) На что указывает индекс?  </text:p>
            <text:p>   CIrededge (Chlorophyll Index RedEdge) указывает на содержание хлорофилла / зелёной пигментной массы в растительности — по сути на суммарный пул хлорофилла в кроне (связь с зелёной биомассой листьев).</text:p>
            <text:p/>
            <text:p>2) Как интерпретировать?  </text:p>
            <text:p>   - Формула (в статьях Gitelson et al.): CIrededge ≈ (ρNIR / ρRedEdge) − 1 (ρ = спектральное отражение в соответствующих диапазонах).  </text:p>
            <text:p>   - Большие значения индекса соответствуют большему содержанию хлорофилла / большей зелёной листовой биомассе и, как правило, большему LAI: в эксперименте показана близкая линейная связь с LAI (0–&gt;6) и с зелёной листовой биомассой (r2 &gt; 0.95 до появления соцветий).  </text:p>
            <text:p>   - Однако индекс отражает не только концентрацию хлорофилла в единице площади листа, но и произведение концентрации на LAI (c·LAI), и может меняться под влиянием фенологии и архитектуры кроны (например, появление соцветий/тычек повышает отражение в красной/red-edge и вызывает снижение индекса).</text:p>
            <text:p/>
            <text:p>3) Можно ли использовать для поиска месторождений полезных ископаемых?  </text:p>
            <text:p>  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www.indexdatabase.de//db/i-single.php?id=398" xlink:type="simple">https://www.indexdatabase.de//db/i-single.php?id=398</text:a></text:p>
          </table:table-cell>
          <table:table-cell office:value-type="string" calcext:value-type="string">
            <text:p>Difference 800/550</text:p>
          </table:table-cell>
          <table:table-cell office:value-type="string" calcext:value-type="string">
            <text:p>Разница 800/550</text:p>
          </table:table-cell>
          <table:table-cell office:value-type="string" calcext:value-type="string">
            <text:p>D800/550</text:p>
          </table:table-cell>
          <table:table-cell office:value-type="string" calcext:value-type="string">
            <text:p>-550nm + 800nm</text:p>
          </table:table-cell>
          <table:table-cell office:value-type="string" calcext:value-type="string">
            <text:p>[{'article_name': 'Buschmann, C.; Nagel, E. - In vivo spectroscopy and internal optics of leaves as basis for remote sensing of vegetation\n', 'article_link': '10.1080/01431169308904370', 'article_doi': '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-B2 + B4</text:p>
          </table:table-cell>
          <table:table-cell/>
          <table:table-cell office:value-type="string" calcext:value-type="string">
            <text:p>-B1 + B3</text:p>
          </table:table-cell>
          <table:table-cell office:value-type="string" calcext:value-type="string">
            <text:p>-B3 + B8</text:p>
          </table:table-cell>
          <table:table-cell office:value-type="string" calcext:value-type="string">
            <text:p>-VNIR_28 + VNIR_67</text:p>
          </table:table-cell>
          <table:table-cell office:value-type="string" calcext:value-type="string">
            <text:p>1) На что указывает индекс? — Difference 800/550 (D800/550) = R(800) − R(550) (разность спектральных отражений на 800 и 550 нм). В приведённых статьях (Buschmann &amp; Nagel, 1993 и обзоры) этот параметр служит индикатором содержани́я хлорофилла (общего хлорофилла a+b) на листовую площадь.</text:p>
            <text:p/>
            <text:p>2) Как интерпретировать? — Бóльшие значения D800/550 соответствуют большему содержанию хлорофилла (положительная линейная зависимость). В экспериментальной выборке Buschmann &amp; Nagel диапазон D800/550 = 0.0510–0.4190; при этом приведена сильная корреляция с хлорофиллом (r² ≈ 0.906). В статье также отмечено, что логарифм отношения R(800)/R(550) даёт ещё лучшую корреляцию (r² ≈ 0.942). То есть значение индекса растёт при увеличении концентрации хлорофилла и есть очевидная количественная связь (линейная зависимость в рамках измеренной выборки)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8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www.indexdatabase.de//db/i-single.php?id=512" xlink:type="simple">https://www.indexdatabase.de//db/i-single.php?id=512</text:a></text:p>
          </table:table-cell>
          <table:table-cell office:value-type="string" calcext:value-type="string">
            <text:p>Single Band 1980</text:p>
          </table:table-cell>
          <table:table-cell office:value-type="string" calcext:value-type="string">
            <text:p>Сингл группы 1980</text:p>
          </table:table-cell>
          <table:table-cell office:value-type="string" calcext:value-type="string">
            <text:p>SB1980</text:p>
          </table:table-cell>
          <table:table-cell office:value-type="string" calcext:value-type="string">
            <text:p>198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77</text:p>
          </table:table-cell>
          <table:table-cell office:value-type="string" calcext:value-type="string">
            <text:p>1) На что указывает этот индекс? — Нет информации (в предоставённой статье индекс SB1980 / Single Band 1980 не упоминается).  </text:p>
            <text:p>2) Как его интерпретировать? — Нет информации.  </text:p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www.indexdatabase.de//db/i-single.php?id=138" xlink:type="simple">https://www.indexdatabase.de//db/i-single.php?id=138</text:a></text:p>
          </table:table-cell>
          <table:table-cell office:value-type="string" calcext:value-type="string">
            <text:p>Red-Edge Inflection Point 2</text:p>
          </table:table-cell>
          <table:table-cell office:value-type="string" calcext:value-type="string">
            <text:p>Точка перегиба красного края 2</text:p>
          </table:table-cell>
          <table:table-cell office:value-type="string" calcext:value-type="string">
            <text:p>REIP2</text:p>
          </table:table-cell>
          <table:table-cell office:value-type="string" calcext:value-type="string">
            <text:p>742</text:p>
          </table:table-cell>
          <table:table-cell office:value-type="string" calcext:value-type="string">
            <text:p>[{'article_name': 'Herrmann, I.; Pimstein, A.; Karnieli, A.; Cohen, Y.; Alchanatis, V.; Bonfil, D. J. - LAI assessment of wheat and potato crops by VENÂµS and Sentinel-2 bands\n', 'article_link': '10.1016/j.rse.2011.04.018', 'article_doi': 'http://www.sciencedirect.com/science/article/pii/S0034425711001465'}, {'article_name': 'le Maire, G.; Francois, C.; Dufrene, E. - Towards universal broad leaf chlorophyll indices using PROSPECT simulated database and hyperspectral reflectance measurements\n', 'article_link': '10.1016/j.rse.2003.09.004', 'article_doi': ''}, {'article_name': 'Schlerf, M.; Atzberger, C.; Hill, J. <text:s/>- Remote sensing of forest biophysical variables using HyMap imaging spectrometer data\n', 'article_link': '', 'article_doi': ''}, {'article_name': 'Vogelmann, J.E.; Rock, B.N.; Moss, D.M. <text:s/>- Red Edge Spectral Measurements from Sugar Maple Leaves\n', 'article_link': '10.1080/01431169308953986', 'article_doi': 'http://dx.doi.org/10.1080/01431169308953986'}]</text:p>
          </table:table-cell>
          <table:table-cell table:number-columns-repeated="5" office:value-type="string" calcext:value-type="string">
            <text:p>742</text:p>
          </table:table-cell>
          <table:table-cell office:value-type="string" calcext:value-type="string">
            <text:p>1) На что указывает этот индекс?  </text:p>
            <text:p>- REIP (Red‑Edge Inflection Point) — позиция инфлекции в «красном крае» спектра; в приведённых статьях он используется как индикатор состояния растительности, главным образом связанный с содержанием хлорофилла (хлорофилл a+b) и параметрами кроны (LAI, биомасса, стресс, питание, водный статус).</text:p>
            <text:p/>
            <text:p>2) Как его интерпретировать?  </text:p>
            <text:p>- Смещение REIP в более длинноволновую область (большие значения индекса) обычно соответствует увеличению содержания хлорофилла и/или росту LAI (более «зеленая», богата хлорофиллом растительность).  </text:p>
            <text:p>- Однако связь не всегда простая и линейная: в ряде случаев (напр., в статьях) REIP даёт линейную зависимость с LAI для одних культур (пшеница), для других наблюдается частичная сатурация при больших LAI (картофель, леса).  </text:p>
            <text:p>- Кроме того, наблюдаются сложные явления («peak‑jump», мульти‑пики в производной спектра), связанные с особенностями спектрального поглощения хлорофилла, из‑за которых REIP может вести себя разрывно и быть ненадёжным как универсальный количественный индикатор хлорофилла; поэтому прямой одномерной пропорции «значение REIP ↔ концентрация вещества» нет — соответствие ограничено диапазоном и видом растительности и требует осторожной калибровки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www.indexdatabase.de//db/i-single.php?id=249" xlink:type="simple">https://www.indexdatabase.de//db/i-single.php?id=249</text:a></text:p>
          </table:table-cell>
          <table:table-cell office:value-type="string" calcext:value-type="string">
            <text:p>Vegetation Condition Index</text:p>
          </table:table-cell>
          <table:table-cell office:value-type="string" calcext:value-type="string">
            <text:p>Индекс состояния растительности</text:p>
          </table:table-cell>
          <table:table-cell office:value-type="string" calcext:value-type="string">
            <text:p>VCI</text:p>
          </table:table-cell>
          <table:table-cell office:value-type="string" calcext:value-type="string">
            <text:p>100*(NDVIj - NDVImin)/(NDVImax - NDVImin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100*(NDVIj - NDVImin)/(NDVImax - NDVImin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www.indexdatabase.de//db/i-single.php?id=329" xlink:type="simple">https://www.indexdatabase.de//db/i-single.php?id=329</text:a></text:p>
          </table:table-cell>
          <table:table-cell office:value-type="string" calcext:value-type="string">
            <text:p>Relative Water Content Index</text:p>
          </table:table-cell>
          <table:table-cell office:value-type="string" calcext:value-type="string">
            <text:p>Относительный показатель содержания воды</text:p>
          </table:table-cell>
          <table:table-cell office:value-type="string" calcext:value-type="string">
            <text:p>RWC</text:p>
          </table:table-cell>
          <table:table-cell office:value-type="string" calcext:value-type="string">
            <text:p>(-DW + FW)/(-DW + TW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(DW - FW)/(DW - TW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www.indexdatabase.de//db/i-single.php?id=13" xlink:type="simple">https://www.indexdatabase.de//db/i-single.php?id=13</text:a></text:p>
          </table:table-cell>
          <table:table-cell office:value-type="string" calcext:value-type="string">
            <text:p>Dolomite</text:p>
          </table:table-cell>
          <table:table-cell office:value-type="string" calcext:value-type="string">
            <text:p>Доломит</text:p>
          </table:table-cell>
          <table:table-cell/>
          <table:table-cell office:value-type="string" calcext:value-type="string">
            <text:p>([2185:2225] + [2295:2365])/[2235:2365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www.indexdatabase.de//db/i-single.php?id=313" xlink:type="simple">https://www.indexdatabase.de//db/i-single.php?id=313</text:a></text:p>
          </table:table-cell>
          <table:table-cell office:value-type="string" calcext:value-type="string">
            <text:p>Simple Ratio 690/735 Fluorescence ratio</text:p>
          </table:table-cell>
          <table:table-cell office:value-type="string" calcext:value-type="string">
            <text:p>Простое соотношение 690/735 Коэффициент флуоресценции</text:p>
          </table:table-cell>
          <table:table-cell office:value-type="string" calcext:value-type="string">
            <text:p>FR</text:p>
          </table:table-cell>
          <table:table-cell office:value-type="string" calcext:value-type="string">
            <text:p>690nm/735nm</text:p>
          </table:table-cell>
          <table:table-cell office:value-type="string" calcext:value-type="string">
            <text:p>[{'article_name': 'Carter, Gregory A.; Cibula, William G.; Miller, Richard L. - Narrow-band Reflectance Imagery Compared with ThermalImagery for Early Detection of Plant Stress\n', 'article_link': '10.1016/s0176-1617(96)80070-8', 'article_doi': 'http://www.sciencedirect.com/science/article/pii/S0176161796800708'}, {'article_name': 'Lichtenthaler, Hartmut K. - Vegetation Stress: an Introduction to the Stress Concept in Plants\n', 'article_link': '10.1016/s0176-1617(96)80287-2', 'article_doi': 'http://www.sciencedirect.com/science/article/pii/S0176161796802872'}]</text:p>
          </table:table-cell>
          <table:table-cell office:value-type="string" calcext:value-type="string">
            <text:p>B3/B8</text:p>
          </table:table-cell>
          <table:table-cell table:number-columns-repeated="3"/>
          <table:table-cell office:value-type="string" calcext:value-type="string">
            <text:p>VNIR_51/VNIR_58</text:p>
          </table:table-cell>
          <table:table-cell office:value-type="string" calcext:value-type="string">
            <text:p>1) На что указывает этот индекс?</text:p>
            <text:p>- FR (Simple Ratio 690/735, то есть отношение флуоресценции F690/F735) служит индикатором состояния фотосинтетического аппарата и содержания хлорофилла (в первую очередь хлорофилла a); применяется для выявления стрессов растений (снижение фотохимического транспорта, хлороз).</text:p>
            <text:p/>
            <text:p>2) Как его интерпретировать?</text:p>
            <text:p>- Большие значения F690/F735 соответствуют ухудшению фотосинтетической функции и снижению содержания хлорофилла (т.е. больше стресса/хлороза).  </text:p>
            <text:p>- Между значением индекса и концентрацией хлорофилла есть чувствая зависимость (индекс увеличивается по мере падения хлорофилла), но зависимость не строго линейна и может искажаться фактороми: перераспределение флуоресценции, реабсорбция, структура листа, условия измерения и изменения в фотохимическом переносе энерги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www.indexdatabase.de//db/i-single.php?id=62" xlink:type="simple">https://www.indexdatabase.de//db/i-single.php?id=62</text:a></text:p>
          </table:table-cell>
          <table:table-cell office:value-type="string" calcext:value-type="string">
            <text:p>Normalized Difference 680/430 Normalized Pigment Chlorophyll Index</text:p>
          </table:table-cell>
          <table:table-cell office:value-type="string" calcext:value-type="string">
            <text:p>Нормализованная разница 680/430 Нормализованный пигментный индекс хлорофилла</text:p>
          </table:table-cell>
          <table:table-cell office:value-type="string" calcext:value-type="string">
            <text:p>NPCI</text:p>
          </table:table-cell>
          <table:table-cell office:value-type="string" calcext:value-type="string">
            <text:p>(-430nm + 680nm)/(430nm + 680nm)</text:p>
          </table:table-cell>
          <table:table-cell office:value-type="string" calcext:value-type="string">
            <text:p>[{'article_name': 'Aparicio, N.; Villegas, D.; Royo, C.; Casadesus, J.; Araus, J. L. - Effect of sensor view angle on the assessment of agronomic traits by ground level hyper-spectral reflectance measurements in durum wheat under contrasting Mediterranean conditions\n', 'article_link': '10.1080/0143116031000116967', 'article_doi': 'http://dx.doi.org/10.1080/0143116031000116967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PeÃ±uelas, J.; Gamon, J. A.; Fredeen, A. L.; Merino, J.; Field, C. B. - Reflectance indices associated with physiological changes in nitrogen- and water-limited sunflower leaves\n', 'article_link': '10.1016/0034-4257(94)90136-8', 'article_doi': 'http://www.sciencedirect.com/science/article/pii/0034425794901368'}, {'article_name': 'PeÃ±uelas, Josep; Gamon, John A.; Griffin, Kevin L.; Field, Christopher B. - Assessing community type, plant biomass, pigment composition, and photosynthetic efficiency of aquatic vegetation from spectral reflectance\n', 'article_link': '10.1016/0034-4257(93)90088-f', 'article_doi': 'http://www.sciencedirect.com/science/article/pii/003442579390088F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, {'article_name': 'Riedell, W.E.; Blackmer, T.M. <text:s/>- Leaf reflectance spectra of cereal aphid-damaged wheat\n', 'article_link': '', 'article_doi': '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/>
          <table:table-cell office:value-type="string" calcext:value-type="string">
            <text:p>(-B1 + B8)/(B1 + B8)</text:p>
          </table:table-cell>
          <table:table-cell table:number-columns-repeated="2"/>
          <table:table-cell office:value-type="string" calcext:value-type="string">
            <text:p>(-VNIR_3 + VNIR_50)/(VNIR_3 + VNIR_50)</text:p>
          </table:table-cell>
          <table:table-cell office:value-type="string" calcext:value-type="string">
            <text:p>1) На что указывает индекс?  </text:p>
            <text:p>- NPCI (Normalized Pigment Chlorophyll Index; Normalized Difference 680/430) = (R680 − R430)/(R680 + R430).  </text:p>
            <text:p>- Оценивает состав пигментов листа — в первую очередь соотношение каротиноидов к хлорофиллу (R430 — пиковая абсорбция каротиноидов, R680 — пиковая абсорбция хлорофилла a).</text:p>
            <text:p/>
            <text:p>2) Как интерпретировать?  </text:p>
            <text:p>- Большие значения NPCI соответствуют увеличению соотношения каротиноидов/хлорофилла (т.е. либо относительному увеличению каротиноидов, либо снижению хлорофилла) — часто связаны со стрессом или старением (сенесценцией).  </text:p>
            <text:p>- Индекс даёт корреляцию с отношением пигментов; он не является прямым точным мерилом абсолютной концентрации общего хлорофилла (для этого более подходящи другие индексы), и его чувствительность/точность зависят от условий (этап развития, стресс, LAI), но в статьях прямо отмечено, что NPCI хорошо отражает изменения в отношении каротиноидов к хлорофиллу a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www.indexdatabase.de//db/i-single.php?id=293" xlink:type="simple">https://www.indexdatabase.de//db/i-single.php?id=293</text:a></text:p>
          </table:table-cell>
          <table:table-cell office:value-type="string" calcext:value-type="string">
            <text:p>Ratio Analysis of Reflectance Spectra C3</text:p>
          </table:table-cell>
          <table:table-cell office:value-type="string" calcext:value-type="string">
            <text:p>Анализ соотношения спектров отражения C3</text:p>
          </table:table-cell>
          <table:table-cell office:value-type="string" calcext:value-type="string">
            <text:p>RARSc3</text:p>
          </table:table-cell>
          <table:table-cell office:value-type="string" calcext:value-type="string">
            <text:p>800nm*r500/(500nm*r80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4*r500/(B1*r800)</text:p>
          </table:table-cell>
          <table:table-cell table:number-columns-repeated="2"/>
          <table:table-cell office:value-type="string" calcext:value-type="string">
            <text:p>B8*r500/(B2*r800)</text:p>
          </table:table-cell>
          <table:table-cell office:value-type="string" calcext:value-type="string">
            <text:p>VNIR_67*r500/(VNIR_18*r800)</text:p>
          </table:table-cell>
          <table:table-cell office:value-type="string" calcext:value-type="string">
            <text:p>1) На что указывает индекс RARSc3 (Ratio Analysis of Reflectance Spectra C3)?</text:p>
            <text:p>- Индекс RARS c предназначен для оценки содержания каротиноидов (Cars) в листьях (то есть он помогает обнаруживать и оценивать концентрацию каротеноидов).</text:p>
            <text:p/>
            <text:p>2) Как его интерпретировать?</text:p>
            <text:p>- Формула (вариант, приведённый у Chappelle et al.): RARS_c = (R760 / R500) / (r760 / r500) (где R — рефлектанс исследуемого листа, r — референсный спектр).  </text:p>
            <text:p>- В статье наблюдается положительная (линейная) связь между RARS_c и концентрацией каротиноидов, аппроксимация: RARS_c ≈ 69.22 · Cars + 74.54, R^2 = 0.2463.  </text:p>
            <text:p>- Большие значения индекса в среднем соответствуют большему содержанию каротиноидов, но соответствие слабое — низкий коэффициент детерминации (R^2 ≈ 0.25) означает, что индекс плохо прогнозирует концентрацию (непрямая/неточная количественная связь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www.indexdatabase.de//db/i-single.php?id=31" xlink:type="simple">https://www.indexdatabase.de//db/i-single.php?id=31</text:a></text:p>
          </table:table-cell>
          <table:table-cell office:value-type="string" calcext:value-type="string">
            <text:p>Green Soil Adjusted Vegetation Index</text:p>
          </table:table-cell>
          <table:table-cell office:value-type="string" calcext:value-type="string">
            <text:p>Скорректированный растительный индекс зеленой массы почвы</text:p>
          </table:table-cell>
          <table:table-cell office:value-type="string" calcext:value-type="string">
            <text:p>GSAVI</text:p>
          </table:table-cell>
          <table:table-cell office:value-type="string" calcext:value-type="string">
            <text:p>(-560.0 + 1080.0)*(L + 1)/(560.0 + L + 1080.0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520.0*(L + 1)/(L + 1640.0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www.indexdatabase.de//db/i-single.php?id=521" xlink:type="simple">https://www.indexdatabase.de//db/i-single.php?id=521</text:a></text:p>
          </table:table-cell>
          <table:table-cell office:value-type="string" calcext:value-type="string">
            <text:p>Single Band 2270</text:p>
          </table:table-cell>
          <table:table-cell office:value-type="string" calcext:value-type="string">
            <text:p>Однополосный 2270</text:p>
          </table:table-cell>
          <table:table-cell office:value-type="string" calcext:value-type="string">
            <text:p>SB2270</text:p>
          </table:table-cell>
          <table:table-cell office:value-type="string" calcext:value-type="string">
            <text:p>227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1) На что указывает этот индекс?  </text:p>
            <text:p>SB2270 (Single Band 2270) — полоса около 2.27 μm (2270 nm); в статье эта волна связана с поглощениями O–H / C–H и ассоциируется с целлюлозой, сахаром и крахмалом (органические компоненты листьев).</text:p>
            <text:p/>
            <text:p>2) Как его интерпретировать?  </text:p>
            <text:p>Наличие усиленного поглощения в 2.27 μm указывает на присутствие названных органических веществ, но автор отмечает, что одиночная полоса не даёт однозначной количественной оценки: поглощения перекрываются, возможно насыщение сигнала и влияние шума/атмосферы, поэтому большие значения индекса не гарантируют простую прямую пропорциональную зависимость от концентрации — требуется калибровка и многовариантный анализ.</text:p>
            <text:p/>
            <text:p>3) Можно ли его использовать для поиска месторождений полезных ископаемых?  </text:p>
            <text:p>Нет информации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www.indexdatabase.de//db/i-single.php?id=395" xlink:type="simple">https://www.indexdatabase.de//db/i-single.php?id=395</text:a></text:p>
          </table:table-cell>
          <table:table-cell office:value-type="string" calcext:value-type="string">
            <text:p>Aerosol free vegetation index 2100</text:p>
          </table:table-cell>
          <table:table-cell office:value-type="string" calcext:value-type="string">
            <text:p>Индекс растительности, свободной от аэрозолей, 2100</text:p>
          </table:table-cell>
          <table:table-cell office:value-type="string" calcext:value-type="string">
            <text:p>AFRI2100</text:p>
          </table:table-cell>
          <table:table-cell office:value-type="string" calcext:value-type="string">
            <text:p>-0.5*2100nm/(0.56*2100nm + 1080.0) + 1080.0</text:p>
          </table:table-cell>
          <table:table-cell office:value-type="string" calcext:value-type="string">
            <text:p>[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, {'article_name': 'Metternicht, G. - Vegetation indices derived from high-resolution airborne videography for precision crop management\n', 'article_link': '', 'article_doi': ''}]</text:p>
          </table:table-cell>
          <table:table-cell office:value-type="string" calcext:value-type="string">
            <text:p>(604.3*B6 + 1166400.0)/(0.56*B6 + 1080.0)</text:p>
          </table:table-cell>
          <table:table-cell table:number-columns-repeated="2"/>
          <table:table-cell office:value-type="string" calcext:value-type="string">
            <text:p>(604.3*B13 + 1166400.0)/(0.56*B13 + 1080.0)</text:p>
          </table:table-cell>
          <table:table-cell office:value-type="string" calcext:value-type="string">
            <text:p>(604.3*SWIR_90 + 1166400.0)/(0.56*SWIR_90 + 1080.0)</text:p>
          </table:table-cell>
          <table:table-cell office:value-type="string" calcext:value-type="string">
            <text:p>1) На что указывает этот индекс? — AFRI2.1 (Aerosol Free Vegetation Index, 2.1 μm) указывает на состояние растительности: сигнализирует о наличии зелёной биомассы/хлорофилла и чувствителен к содержанию жидкой воды в листьях; разработан для оценки растительности под аэрозольными завесами (дым, сульфаты).</text:p>
            <text:p/>
            <text:p>2) Как его интерпретировать? — Более высокие значения AFRI2.1 соответствуют более плотной/здоровой/зелёной растительности (повышенная NIR-отражательная способность относительно SWIR); индекс тесно коррелирует с NDVI и с параметрами растительности (биомасса, LAI, содержание хлорофилла/влаги), но это статистическая корреляция — AFRI2.1 не даёт прямого количественного измерения концентрации конкретного вещества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www.indexdatabase.de//db/i-single.php?id=74" xlink:type="simple">https://www.indexdatabase.de//db/i-single.php?id=74</text:a></text:p>
          </table:table-cell>
          <table:table-cell office:value-type="string" calcext:value-type="string">
            <text:p>Normalized Difference Red/Green Redness Index</text:p>
          </table:table-cell>
          <table:table-cell office:value-type="string" calcext:value-type="string">
            <text:p>Нормализованная разница в показателях красноты между красным и зеленым</text:p>
          </table:table-cell>
          <table:table-cell office:value-type="string" calcext:value-type="string">
            <text:p>RI</text:p>
          </table:table-cell>
          <table:table-cell office:value-type="string" calcext:value-type="string">
            <text:p>(-560.0 + 660.0)/(560.0 + 660.0)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Escadafal, R.; Belghith, A.; Ben Moussa, H. - Indices spectraux pour la dÃ©gradation des milieux naturels en Tunisie aride\n', 'article_link': '', 'article_doi': ''}, {'article_name': 'Escadafal, R.; Huete, A. <text:s/>- Improvement in remote sensing of low vegetation cover in arid regions by correcting vegetation indices for soil "noise\'\n', 'article_link': '', 'article_doi': ''}]</text:p>
          </table:table-cell>
          <table:table-cell table:number-columns-repeated="5" office:value-type="string" calcext:value-type="string">
            <text:p>0.0819672131147541</text:p>
          </table:table-cell>
          <table:table-cell office:value-type="string" calcext:value-type="string">
            <text:p>1) На что указывает индекс?</text:p>
            <text:p>RI — Normalized Difference Red/Green (Redness Index). Формула (по статье Escadafal &amp; Huete, 1991): RI = (R − G) / (R + G) (R — отражение в красном, G — в зелёном). Указывает на «красноту» поверхности/почвы — выявляет цветовые вариации грунта (шум, вызванный окраской почв). Прямо в статье не заявлено, что он измеряет конкретный минерал (но краснота почв обычно связана с оксидами железа).</text:p>
            <text:p/>
            <text:p>2) Как интерпретировать?</text:p>
            <text:p>Большее значение RI = большая относительная отражательная способность в красном против зелёного → поверхность «краснее». В статье RI используется как корректор шумов цветности (через коэффициент наклона k между RI и VI) для получения скорректированного вегетационного индекса; прямой количественной зависимости между значением RI и концентрацией конкретного минерала в тексте не приведено — индекс отражает цвет/окраску, а не формально концентрацию минералов.</text:p>
            <text:p/>
            <text:p>3) Можно ли использовать для поиска месторождений полезных ископаемых?</text:p>
            <text:p>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www.indexdatabase.de//db/r-single.php?id=420" xlink:type="simple">https://www.indexdatabase.de//db/r-single.php?id=420</text:a></text:p>
          </table:table-cell>
          <table:table-cell office:value-type="string" calcext:value-type="string">
            <text:p>Eyers, R. D. ; Mills, J. P.</text:p>
          </table:table-cell>
          <table:table-cell office:value-type="string" calcext:value-type="string">
            <text:p>Айерс, Р. Д. ; Миллс, Дж. П.</text:p>
          </table:table-cell>
          <table:table-cell office:value-type="string" calcext:value-type="string">
            <text:p>Subsidence Detection Using Integrated Multi Temporal Airborne Imagery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www.indexdatabase.de//db/r-single.php?id=387" xlink:type="simple">https://www.indexdatabase.de//db/r-single.php?id=387</text:a></text:p>
          </table:table-cell>
          <table:table-cell office:value-type="string" calcext:value-type="string">
            <text:p>Clevers, J. G. P. W.; Kooistra, L.</text:p>
          </table:table-cell>
          <table:table-cell office:value-type="string" calcext:value-type="string">
            <text:p>Клеверс, Дж. Г. П. У.; Куистра, Л.</text:p>
          </table:table-cell>
          <table:table-cell office:value-type="string" calcext:value-type="string">
            <text:p>Assessment of heavy metal contamination in river floodplains by using the red-edge index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www.indexdatabase.de//db/i-single.php?id=503" xlink:type="simple">https://www.indexdatabase.de//db/i-single.php?id=503</text:a></text:p>
          </table:table-cell>
          <table:table-cell office:value-type="string" calcext:value-type="string">
            <text:p>Single Band 1530</text:p>
          </table:table-cell>
          <table:table-cell office:value-type="string" calcext:value-type="string">
            <text:p>Однополосный 1530</text:p>
          </table:table-cell>
          <table:table-cell office:value-type="string" calcext:value-type="string">
            <text:p>SB1530</text:p>
          </table:table-cell>
          <table:table-cell office:value-type="string" calcext:value-type="string">
            <text:p>153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51</text:p>
          </table:table-cell>
          <table:table-cell office:value-type="string" calcext:value-type="string">
            <text:p>1) На что указывает этот индекс?  </text:p>
            <text:p>SB1530 (Single Band 1530) — значение отражения в узкой полосе около 1.53 μm, ассоциированное с O–H stretch (1‑я обертонная) и в таблице статьи отнесено к крахмалу (starch); также чувствительно к другим O–H‑содержащим органическим веществам (вода, целлюлоза, лигнин).</text:p>
            <text:p/>
            <text:p>2) Как его интерпретировать?  </text:p>
            <text:p>SB1530 — это величина отражения: большие значения отражения обычно соответствуют меньшему поглощению и, следовательно, меньшему содержанию поглощающего вещества; уменьшение отражения в 1.53 μm указывает на усиленное поглощение (большее содержание крахмала/OH‑связанных соединений). При этом в статье подчёркивается, что одиночная полоса даёт ненадёжную количественную оценку: многократное рассеяние, перекрытие полос разных веществ и эффект насыщения нарушают прямую линейную зависимость между значением индекса и концентрацией — для точных оценок рекомендуются многовариативные методы и калибровки.</text:p>
            <text:p/>
            <text:p>3) Можно ли его использовать для поиска месторождений полезных ископаемых?  </text:p>
            <text:p>Нет информации</text:p>
          </table:table-cell>
          <table:table-cell table:style-name="Default" table:number-columns-repeated="16371"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www.indexdatabase.de//db/i-single.php?id=309" xlink:type="simple">https://www.indexdatabase.de//db/i-single.php?id=309</text:a></text:p>
          </table:table-cell>
          <table:table-cell office:value-type="string" calcext:value-type="string">
            <text:p>Single Band 470 Blackburn3</text:p>
          </table:table-cell>
          <table:table-cell office:value-type="string" calcext:value-type="string">
            <text:p>Однополосный 470 Blackburn3</text:p>
          </table:table-cell>
          <table:table-cell office:value-type="string" calcext:value-type="string">
            <text:p>BB3</text:p>
          </table:table-cell>
          <table:table-cell office:value-type="string" calcext:value-type="string">
            <text:p>470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VNIR_11</text:p>
          </table:table-cell>
          <table:table-cell office:value-type="string" calcext:value-type="string">
            <text:p>1) На что указывает: одиночная полоса на 470 nm (Single Band 470, «Blackburn3») указывает на концентрацию каротиноидов в лиственном материале (Cars — суммарные ксантофиллы + β‑каротин) в исследовании Blackburn (1998).</text:p>
            <text:p/>
            <text:p>2) Как интерпретировать: более высокие значения R470 в целом соответствуют большему содержанию каротиноидов; эмпирическая зависимость в статье: Cars (mg·m−2) = 378.53 · (R470)^0.5961, R^2 = 0.4933 — корреляция умеренная, связь сублинейная и шумная. То есть рост индекса обычно означает рост концентрации, но точное количественное соответствие ограничено (высокая погрешность, влияние свёртки с Chl b и небольшой динамический диапазон Cars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www.indexdatabase.de//db/i-single.php?id=81" xlink:type="simple">https://www.indexdatabase.de//db/i-single.php?id=81</text:a></text:p>
          </table:table-cell>
          <table:table-cell office:value-type="string" calcext:value-type="string">
            <text:p>Silica 2</text:p>
          </table:table-cell>
          <table:table-cell office:value-type="string" calcext:value-type="string">
            <text:p>Диоксид кремния 2</text:p>
          </table:table-cell>
          <table:table-cell/>
          <table:table-cell office:value-type="string" calcext:value-type="string">
            <text:p>[8475:8825]/[8925:9275]</text:p>
          </table:table-cell>
          <table:table-cell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B11/B12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www.indexdatabase.de//db/i-single.php?id=164" xlink:type="simple">https://www.indexdatabase.de//db/i-single.php?id=164</text:a></text:p>
          </table:table-cell>
          <table:table-cell office:value-type="string" calcext:value-type="string">
            <text:p>Modified NDVI</text:p>
          </table:table-cell>
          <table:table-cell office:value-type="string" calcext:value-type="string">
            <text:p>Модифицированный NDVI</text:p>
          </table:table-cell>
          <table:table-cell office:value-type="string" calcext:value-type="string">
            <text:p>mNDVI</text:p>
          </table:table-cell>
          <table:table-cell office:value-type="string" calcext:value-type="string">
            <text:p>(-680nm + 800nm)/(-2*445nm + 680nm + 800nm)</text:p>
          </table:table-cell>
          <table:table-cell office:value-type="string" calcext:value-type="string">
            <text:p>[{'article_name': 'Huete, A. R.; Liu, H. Q.; Batchily, K.; van Leeuwen, W. - A comparison of vegetation indices over a global set of TM images for EOS-MODIS\n', 'article_link': '10.1016/s0034-4257(96)00112-5', 'article_doi': 'http://www.sciencedirect.com/science/article/pii/S0034425796001125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table:number-columns-repeated="3"/>
          <table:table-cell office:value-type="string" calcext:value-type="string">
            <text:p>(-B4 + B8)/(-2*B1 + B4 + B8)</text:p>
          </table:table-cell>
          <table:table-cell office:value-type="string" calcext:value-type="string">
            <text:p>(-VNIR_50 + VNIR_67)/(VNIR_50 - 2*VNIR_6 + VNIR_67)</text:p>
          </table:table-cell>
          <table:table-cell office:value-type="string" calcext:value-type="string">
            <text:p>1) На что указывает этот индекс?</text:p>
            <text:p>- mNDVI (Modified NDVI, модифицированный NDVI) — в приведённых статьях рассматривается как вариант вегетационного индекса, предназначенный для оценки содержания хлорофилла (тотального хлорофилла, leaf/chl) и биологической «зелёности» растительности (чувствительность к содержанию хлорофилла/биомассе).</text:p>
            <text:p/>
            <text:p>2) Как его интерпретировать?</text:p>
            <text:p>- Общая интерпретация: большие значения mNDVI соответствуют большей содержательной «зелёности»/высшему содержанию хлорофилла в листьях.  </text:p>
            <text:p>- Соответствие значению концентрации: связь эмпирическая и зависит от вида/структуры листа; в статье ISPRS показано, что mNDVI даёт корреляцию с содержанием хлорофилла, но по результатам сравнительного теста он не входил в число наиболее робастных/точных индексов (в комбинированном наборе данных RMSE ~164 mg/m2, ранжирование невысокое). То есть зависимость есть, но количественная переводимость ограничена и менее надёжна по сравнению с лучшими red‑edge индексами (mREIP, REP_LE, MTCI и др.).  </text:p>
            <text:p>- Формула (как приведена в тексте статьи): modified NDVI ≈ (R800 / R680) / (R800 + R680 / (2 · R445)) — (в статье индекс указан в таком виде как модификация стандартного NDVI с учётом дополнительной опоры на коротковолновую составляющую для уменьшения фоновых/структурных эффектов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www.indexdatabase.de//db/i-single.php?id=532" xlink:type="simple">https://www.indexdatabase.de//db/i-single.php?id=532</text:a></text:p>
          </table:table-cell>
          <table:table-cell office:value-type="string" calcext:value-type="string">
            <text:p>Simple Ratio 950/900 Water band index</text:p>
          </table:table-cell>
          <table:table-cell office:value-type="string" calcext:value-type="string">
            <text:p>Простое соотношение 950/900 Индекс водяного диапазона</text:p>
          </table:table-cell>
          <table:table-cell office:value-type="string" calcext:value-type="string">
            <text:p>WBI3</text:p>
          </table:table-cell>
          <table:table-cell office:value-type="string" calcext:value-type="string">
            <text:p>950nm/900nm</text:p>
          </table:table-cell>
          <table:table-cell office:value-type="string" calcext:value-type="string">
            <text:p>[{'article_name': 'PeÃ±uelas, Josep; Gamon, John A.; Griffin, Kevin L.; Field, Christopher B. - Assessing community type, plant biomass, pigment composition, and photosynthetic efficiency of aquatic vegetation from spectral reflectance\n', 'article_link': '10.1016/0034-4257(93)90088-f', 'article_doi': 'http://www.sciencedirect.com/science/article/pii/003442579390088F'}, {'article_name': 'Riedell, W.E.; Blackmer, T.M. <text:s/>- Leaf reflectance spectra of cereal aphid-damaged wheat\n', 'article_link': '', 'article_doi': ''}]</text:p>
          </table:table-cell>
          <table:table-cell table:number-columns-repeated="4"/>
          <table:table-cell office:value-type="string" calcext:value-type="string">
            <text:p>VNIR_86/VNIR_79</text:p>
          </table:table-cell>
          <table:table-cell office:value-type="string" calcext:value-type="string">
            <text:p>1) На что указывает этот индекс?  </text:p>
            <text:p>WBI3 — Simple Ratio 950/900 (Water band index, R950/R900). Указывает на наличие и количество воды в растительной ткани (гидратационный статус листьев/растений) за счёт водной полосы поглощения около 950 нм.</text:p>
            <text:p/>
            <text:p>2) Как его интерпретировать?  </text:p>
            <text:p>Большие значения WBI (высокое R950/R900) соответствуют меньшему поглощению в 950 нм и означают пониженную водность (обезвоживание) растений; меньшие значения — более высокая водность. В статье показана диурнальная изменчивость и связь индекса с гидрическим статусом, но прямой количественной калибровки в абсолютное содержание воды не приведено — индекс даёт относительную оценку водного состояния, а не точную концентрацию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www.indexdatabase.de//db/i-single.php?id=60" xlink:type="simple">https://www.indexdatabase.de//db/i-single.php?id=60</text:a></text:p>
          </table:table-cell>
          <table:table-cell office:value-type="string" calcext:value-type="string">
            <text:p>Normalized Difference 860/1240 Normalized Difference Water Index</text:p>
          </table:table-cell>
          <table:table-cell office:value-type="string" calcext:value-type="string">
            <text:p>Нормализованная разница 860/1240 Нормализованный разностный индекс воды</text:p>
          </table:table-cell>
          <table:table-cell office:value-type="string" calcext:value-type="string">
            <text:p>NDWI</text:p>
          </table:table-cell>
          <table:table-cell office:value-type="string" calcext:value-type="string">
            <text:p>(-1240nm + 860nm)/(1240nm + 86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Ceccato, Pietro; Gobron, Nadine; Flasse, StÃ©phane; Pinty, Bernard; Tarantola, Stefano - Designing a spectral index to estimate vegetation water content from remote sensing data: Part 1: Theoretical approach\n', 'article_link': '10.1016/s0034-4257(02)00037-8', 'article_doi': 'http://www.sciencedirect.com/science/article/pii/S0034425702000378'}, {'article_name': 'Datt, B.; McVicar, T.R.; Van Niel, T.G.; Jupp, D.L.B.; Pearlman, J.S. - Preprocessing EO-1 Hyperion hyperpsectral data to support the application of agricultural indexes\n', 'article_link': '', 'article_doi': ''}, {'article_name': 'Datt, Bisun - Remote Sensing of Water Content in Eucalyptus Leaves\n', 'article_link': 'http://dx.doi.org/10.1071/BT98042', 'article_doi': '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Gao, Bo-cai - NDWIâ€”A normalized difference water index for remote sensing of vegetation liquid water from space\n', 'article_link': '10.1016/s0034-4257(96)00067-3', 'article_doi': 'http://www.sciencedirect.com/science/article/pii/S0034425796000673'}, {'article_name': 'Pu, Ruiliang; Gong, Peng; Yu, Qian - Comparative Analysis of EO-1 ALI and Hyperion, and Landsat ETM+ Data for Mapping Forest Crown Closure and Leaf Area Index\n', 'article_link': '', 'article_doi': 'http://www.mdpi.com/1424-8220/8/6/3744/'}, {'article_name': 'Zarco-Tejada P.J.; Sepulcre-CantÃ³, G. - REMOTE SENSING OF VEGETATION BIOPHYSICAL PARAMETERS FOR DETECTING STRESS CONDITION AND LAND COVER CHANGES\n', 'article_link': '', 'article_doi': ''}, {'article_name': 'Zarco-Tejada, P. J.; Rueda, C. A.; Ustin, S. L. - Water content estimation in vegetation with MODIS reflectance data and model inversion methods\n', 'article_link': '10.1016/s0034-4257(02)00197-9', 'article_doi': 'http://www.sciencedirect.com/science/article/pii/S0034425702001979'}]</text:p>
          </table:table-cell>
          <table:table-cell office:value-type="string" calcext:value-type="string">
            <text:p>(B4 - B7)/(B4 + B7)</text:p>
          </table:table-cell>
          <table:table-cell table:number-columns-repeated="3"/>
          <table:table-cell office:value-type="string" calcext:value-type="string">
            <text:p>(-SWIR_31 + VNIR_74)/(SWIR_31 + VNIR_74)</text:p>
          </table:table-cell>
          <table:table-cell office:value-type="string" calcext:value-type="string">
            <text:p>1) На что указывает этот индекс?  </text:p>
            <text:p>   - Normalized Difference 860/1240 — Normalized Difference Water Index (NDWI). Указывает на содержание жидкой воды в вегетации (листовая и канопейная водяная масса). Формула (вариант, используемый в статьях): NDWI = (R860 − R1240) / (R860 + R1240) (в статьях встречается эквивалент R864 / R1245).</text:p>
            <text:p/>
            <text:p>2) Как его интерпретировать?  </text:p>
            <text:p>   - Большие значения NDWI соответствуют большему содержанию жидкой воды в листьях/канопе (корреляция с EWT — equivalent water thickness и с количеством воды на единицу площади на уровне кроны).  </text:p>
            <text:p>   - Это эмпирический индикатор: индекс коррелирует с концентрацией/количеством воды, но не даёт прямого абсолютного измерения концентрации без калибровки; на результаты влияют LAI, архитектура кроны, воздействие почвы и атмосферы.  </text:p>
            <text:p>   - Чувствительность ограничена: при низкой листовой плотности (LAI &lt; 2) сильны почвенные эффекты; при больших значениях водного запаса может наблюдаться насыщение (потеря чувствительности)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indexdatabase.de//db/i-single.php?id=36" xlink:type="simple">https://www.indexdatabase.de//db/i-single.php?id=36</text:a></text:p>
          </table:table-cell>
          <table:table-cell office:value-type="string" calcext:value-type="string">
            <text:p>Intensity</text:p>
          </table:table-cell>
          <table:table-cell office:value-type="string" calcext:value-type="string">
            <text:p>Интенсивность</text:p>
          </table:table-cell>
          <table:table-cell office:value-type="string" calcext:value-type="string">
            <text:p>I </text:p>
          </table:table-cell>
          <table:table-cell office:value-type="string" calcext:value-type="string">
            <text:p>0.0327868852459016*485.0 + 0.0327868852459016*560.0 + 0.0327868852459016*660.0</text:p>
          </table:table-cell>
          <table:table-cell office:value-type="string" calcext:value-type="string">
            <text:p>[{'article_name': 'Escadafal, R.; Belghith, A.; Ben Moussa, H. - Indices spectraux pour la dÃ©gradation des milieux naturels en Tunisie aride\n', 'article_link': '', 'article_doi': ''}]</text:p>
          </table:table-cell>
          <table:table-cell table:number-columns-repeated="5" office:value-type="string" calcext:value-type="string">
            <text:p>55.9016393442622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www.indexdatabase.de//db/i-single.php?id=220" xlink:type="simple">https://www.indexdatabase.de//db/i-single.php?id=220</text:a></text:p>
          </table:table-cell>
          <table:table-cell office:value-type="string" calcext:value-type="string">
            <text:p>Simple Ratio 860/1240</text:p>
          </table:table-cell>
          <table:table-cell office:value-type="string" calcext:value-type="string">
            <text:p>Простое соотношение 860/1240</text:p>
          </table:table-cell>
          <table:table-cell office:value-type="string" calcext:value-type="string">
            <text:p>SRWI</text:p>
          </table:table-cell>
          <table:table-cell office:value-type="string" calcext:value-type="string">
            <text:p>860nm/1240nm</text:p>
          </table:table-cell>
          <table:table-cell office:value-type="string" calcext:value-type="string">
            <text:p>[{'article_name': 'Zarco-Tejada, P. J.; Rueda, C. A.; Ustin, S. L. - Water content estimation in vegetation with MODIS reflectance data and model inversion methods\n', 'article_link': '10.1016/s0034-4257(02)00197-9', 'article_doi': 'http://www.sciencedirect.com/science/article/pii/S0034425702001979'}]</text:p>
          </table:table-cell>
          <table:table-cell office:value-type="string" calcext:value-type="string">
            <text:p>B4/B7</text:p>
          </table:table-cell>
          <table:table-cell table:number-columns-repeated="3"/>
          <table:table-cell office:value-type="string" calcext:value-type="string">
            <text:p>VNIR_74/SWIR_31</text:p>
          </table:table-cell>
          <table:table-cell office:value-type="string" calcext:value-type="string">
            <text:p>1) На что указывает этот индекс?  </text:p>
            <text:p>SRWI (Simple Ratio 860/1240; часто реализуется как R858/R1240 или R860/R1240) — оптический индекс, указывающий на водосодержание растительности: эквивалентную толщину воды в листьях (Cw) / листовую влажность (leaf fuel moisture).</text:p>
            <text:p/>
            <text:p>2) Как его интерпретировать?  </text:p>
            <text:p>Бoльшие значения SRWI соответствуют большему водосодержанию (при увеличении воды R1240 — в полосе поглощения воды — снижается, поэтому отношение R858/R1240 растёт). Между значением индекса и концентрацией воды есть положительная связь (в экспериментах r2 до ~0.95 на уровне листа и до ~0.7 при инверсии MODIS), но она не однозначна: индекс сильно зависит от структурных и фоновых факторов (LAI, внутренняя структура листа N, сухое вещество Cm, углы съёмки, почвенный фон), возможна насыщаемость при больших LAI (&gt;10) и повышенная чувствительность почвы при LAI&lt;2 — для количественного вывода о концентрации нужна модельная инверсия с учётом этих факторов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www.indexdatabase.de//db/i-single.php?id=28" xlink:type="simple">https://www.indexdatabase.de//db/i-single.php?id=28</text:a></text:p>
          </table:table-cell>
          <table:table-cell office:value-type="string" calcext:value-type="string">
            <text:p>Green Normalized Difference Vegetation Index</text:p>
          </table:table-cell>
          <table:table-cell office:value-type="string" calcext:value-type="string">
            <text:p>Зеленый нормализованный разностный растительный индекс</text:p>
          </table:table-cell>
          <table:table-cell office:value-type="string" calcext:value-type="string">
            <text:p>GNDVI</text:p>
          </table:table-cell>
          <table:table-cell office:value-type="string" calcext:value-type="string">
            <text:p>(1080.0 - [540:570])/(1080.0 + [540:570]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Buschmann, C.; Nagel, E. - In vivo spectroscopy and internal optics of leaves as basis for remote sensing of vegetation\n', 'article_link': '10.1080/01431169308904370', 'article_doi': ''}, 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, 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, {'article_name': 'Gitelson, A. A.; Merzlyak, M. N. - Remote estimation of chlorophyll content in higher plant leaves\n', 'article_link': '10.1080/014311697217558', 'article_doi': 'http://dx.doi.org/10.1080/014311697217558'}, {'article_name': 'Gitelson, Anatoly A.; Kaufman, Yoram J.; Merzlyak, Mark N. - Use of a green channel in remote sensing of global vegetation from EOS-MODIS\n', 'article_link': '10.1016/s0034-4257(96)00072-7', 'article_doi': ''}, {'article_name': 'Gitelson, Anatoly A.; Merzlyak, Mark N.; Lichtenthaler, Hartmut K. - Detection of Red Edge Position and Chlorophyll Content by Reflectance Measurements Near 700 nm\n', 'article_link': '10.1016/s0176-1617(96)80285-9', 'article_doi': 'http://www.sciencedirect.com/science/article/pii/S0176161796802859'}, {'article_name': 'Gitelson, Anatoly; Merzlyak, Mark N. - Quantitative estimation of chlorophyll-a using reflectance spectra: Experiments with autumn chestnut and maple leaves\n', 'article_link': '10.1016/1011-1344(93)06963-4', 'article_doi': ''}, {'article_name': 'Hancock, D. W.; Dougherty, C. T. - Relationships between blue- and red-based vegetation indices and leaf area and yield of alfalfa\n', 'article_link': '10.2135/cropsci2007.01.0031', 'article_doi': 'http://apps.webofknowledge.com/InboundService.do?Func=Frame&amp;product=WOS&amp;action=retrieve&amp;SrcApp=EndNote&amp;Init=Yes&amp;SrcAuth=ResearchSoft&amp;mode=FullRecord&amp;UT=000251409000038'}, {'article_name': 'Huang, Y.; Lan, Y.; Ge, Y.; Hoffmann, W. C.; Thomson, S. J. - Spatial Modeling and Variability Analysis for Modeling and Prediction of Soil and Crop Canopy Coverage Using Multispectral Imagery from an Airborne Remote Sensing System\n', 'article_link': '', 'article_doi': 'http://apps.webofknowledge.com/InboundService.do?Func=Frame&amp;product=WOS&amp;action=retrieve&amp;SrcApp=EndNote&amp;Init=Yes&amp;SrcAuth=ResearchSoft&amp;mode=FullRecord&amp;UT=000282197700030'}, {'article_name': 'Hunt Jr., E. Raymond; Daughtry, C. S. T.; <text:s/>Eitel, Jan U. H.; <text:s/>Long, D. S. - Remote Sensing Leaf Chlorophyll Content Using a Visible Band Index\n', 'article_link': '', 'article_doi': ''}, {'article_name': 'Lymburner, L.; Beggs, PJ.; Jacobson, CR. - Estimation of canopy-average surface-specific leaf area using Landsat TM data\n', 'article_link': '', 'article_doi': ''}]</text:p>
          </table:table-cell>
          <table:table-cell office:value-type="string" calcext:value-type="string">
            <text:p>(1080.0 - B2)/(B2 + 1080.0)</text:p>
          </table:table-cell>
          <table:table-cell office:value-type="string" calcext:value-type="string">
            <text:p>(1080.0 - B3)/(B3 + 1080.0)</text:p>
          </table:table-cell>
          <table:table-cell office:value-type="string" calcext:value-type="string">
            <text:p>(1080.0 - B1)/(B1 + 1080.0)</text:p>
          </table:table-cell>
          <table:table-cell table:number-columns-repeated="2"/>
          <table:table-cell office:value-type="string" calcext:value-type="string">
            <text:p>1) На что указывает этот индекс?  </text:p>
            <text:p>GNDVI (Green Normalized Difference Vegetation Index) — в статьях определяется через отражение в ближнем ИК и в зелёной полосе (используется зелёный канал ~550 nm); формула обычно задаётся как (NIR − Green)/(NIR + Green) (в таблице статьи указаны NIR и Green как составляющие индекса). Индекс служит для оценки зелёной вегетации: чувствителен к содержанию хлорофилла/зелёной биомассе и коррелирует с состоянием азотного питания растений (N‑стресс).</text:p>
            <text:p/>
            <text:p>2) Как его интерпретировать?  </text:p>
            <text:p>Большие значения GNDVI соответствуют более высокой отражательной способности в NIR относительно зелёной — то есть более плотной, более хлорофилльной и физиологически «здоровой» растительности, большему перехвату PAR/вегетационной покрытости. Между значением индекса и концентрацией хлорофилла/азота есть положительная корреляция в ряде исследований (включая цитируемые Gitelson и др.), однако связь не всегда линейна: возможно насыщение при высоких биомассе/хлорофилле и влияние фонового отражения почвы, структуры листа и т.д., требует калибровки на местности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www.indexdatabase.de//db/i-single.php?id=79" xlink:type="simple">https://www.indexdatabase.de//db/i-single.php?id=79</text:a></text:p>
          </table:table-cell>
          <table:table-cell office:value-type="string" calcext:value-type="string">
            <text:p>Shape Index</text:p>
          </table:table-cell>
          <table:table-cell office:value-type="string" calcext:value-type="string">
            <text:p>Индекс формы</text:p>
          </table:table-cell>
          <table:table-cell office:value-type="string" calcext:value-type="string">
            <text:p>IF</text:p>
          </table:table-cell>
          <table:table-cell office:value-type="string" calcext:value-type="string">
            <text:p>(485.0 - 560.0 + 2*660.0)/(-485.0 + 560.0)</text:p>
          </table:table-cell>
          <table:table-cell office:value-type="string" calcext:value-type="string">
            <text:p>[{'article_name': 'Escadafal, R.; Belghith, A.; Ben Moussa, H. - Indices spectraux pour la dÃ©gradation des milieux naturels en Tunisie aride\n', 'article_link': '', 'article_doi': ''}]</text:p>
          </table:table-cell>
          <table:table-cell table:number-columns-repeated="5" office:value-type="string" calcext:value-type="string">
            <text:p>16.600000000000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www.indexdatabase.de//db/i-single.php?id=390" xlink:type="simple">https://www.indexdatabase.de//db/i-single.php?id=390</text:a></text:p>
          </table:table-cell>
          <table:table-cell office:value-type="string" calcext:value-type="string">
            <text:p>Normalized Difference Green/Red Normalized green red difference index, Visible Atmospherically Resistant Indices Green (VIgreen)</text:p>
          </table:table-cell>
          <table:table-cell office:value-type="string" calcext:value-type="string">
            <text:p>Нормализованная разница Зеленый/красный Нормализованный индекс разницы зеленый/красный, видимые показатели атмосферостойкости Зеленый (VIgreen)</text:p>
          </table:table-cell>
          <table:table-cell office:value-type="string" calcext:value-type="string">
            <text:p>NGRDI</text:p>
          </table:table-cell>
          <table:table-cell office:value-type="string" calcext:value-type="string">
            <text:p>(560.0 - 660.0)/(560.0 + 660.0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, {'article_name': 'Hunt Jr., E. Raymond; Daughtry, C. S. T.; <text:s/>Eitel, Jan U. H.; <text:s/>Long, D. S. - Remote Sensing Leaf Chlorophyll Content Using a Visible Band Index\n', 'article_link': '', 'article_doi': ''}, 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table:number-columns-repeated="5" office:value-type="string" calcext:value-type="string">
            <text:p>-0.0819672131147541</text:p>
          </table:table-cell>
          <table:table-cell office:value-type="string" calcext:value-type="string">
            <text:p>1) На что указывает этот индекс?  </text:p>
            <text:p>- NGRDI (Normalized Green–Red Difference Index; часто формула NGRDI=(G−R)/(G+R); близкие варианты — VARI = (G−R)/(G+R−B) — Visual/VIgreen) указывает на наличие и количество зелёной вегетации: характеризует долю зелёной растительности (vegetation fraction, VF), связан с содержанием хлорофилла и листовой биомассой.</text:p>
            <text:p/>
            <text:p>2) Как его интерпретировать?  </text:p>
            <text:p>- Большие значения индекса → большая доля зелёной растительности / более высокая «зелёность» (выше VF, выше содержание хлорофилла в кроне).  </text:p>
            <text:p>- Пороговая интерпретация: положительные/высокие значения указывают на растительность; близкие к нулю или отрицательные — почва/мёртвые/ненасыщенные участки.  </text:p>
            <text:p>- Соответствие с концентрацией вещества: индекс коррелирует с фракцией растительности и с хлорофиллом, но не даёт однозначной прямой количественной меры концентрации при любых условиях — возможна насыщаемость и влияние LAI, архитектуры кроны, почвы, теней и атмосферы. В Gitelson et al. (2001/2002) показано: атмосфереустойчивый вариант VARI линейно коррелирует с VF в диапазоне 0–100% (r2 ≈0.91), ошибка оценки VF &lt;≈10%; при высоких покрытии NDVI часто «насыщается», а VARI/NGRDI остаются чувствительнее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www.indexdatabase.de//db/i-single.php?id=493" xlink:type="simple">https://www.indexdatabase.de//db/i-single.php?id=493</text:a></text:p>
          </table:table-cell>
          <table:table-cell office:value-type="string" calcext:value-type="string">
            <text:p>Single Band 970</text:p>
          </table:table-cell>
          <table:table-cell office:value-type="string" calcext:value-type="string">
            <text:p>Однополосный 970</text:p>
          </table:table-cell>
          <table:table-cell office:value-type="string" calcext:value-type="string">
            <text:p>SB970</text:p>
          </table:table-cell>
          <table:table-cell office:value-type="string" calcext:value-type="string">
            <text:p>97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VNIR_88</text:p>
          </table:table-cell>
          <table:table-cell office:value-type="string" calcext:value-type="string">
            <text:p>1) На что указывает индекс SB970 (Single Band 970): поглощение около 0.97 µm, связанное с колебанием O–H (1‑й обертон) — в данной статье это связывают прежде всего с влагой листа и крахмалом (water, starch).</text:p>
            <text:p/>
            <text:p>2) Как интерпретировать: индекс отражает глубину поглощения в районе 0.97 µm — более сильное поглощение (больший «сигнал» поглощения) обычно указывает на большее содержание O–H‑содержащих веществ (вода/крахмал) в растительной ткани. Однако прямая количественная корреляция ненадёжна: поглощения перекрываются с другими связями, эффект расширяется множественным рассеянием, возможна насыщаемость и шум датчиков; поэтому SB970 даёт лишь качеальную или относительную оценку, но не простую линейную меру концентрации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www.indexdatabase.de//db/i-single.php?id=523" xlink:type="simple">https://www.indexdatabase.de//db/i-single.php?id=523</text:a></text:p>
          </table:table-cell>
          <table:table-cell office:value-type="string" calcext:value-type="string">
            <text:p>Single Band 2300</text:p>
          </table:table-cell>
          <table:table-cell office:value-type="string" calcext:value-type="string">
            <text:p>Однополосный 2300</text:p>
          </table:table-cell>
          <table:table-cell office:value-type="string" calcext:value-type="string">
            <text:p>SB2300</text:p>
          </table:table-cell>
          <table:table-cell office:value-type="string" calcext:value-type="string">
            <text:p>230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SWIR_114</text:p>
          </table:table-cell>
          <table:table-cell office:value-type="string" calcext:value-type="string">
            <text:p>1) На что указывает: указывает на поглощение в полосе 2.30 µm (Single Band 2300) — связано с N–H и C=O колебаниями; по статье это связано с белком (protein) и содержанием азота (nitrogen) в листве/фолии.</text:p>
            <text:p/>
            <text:p>2) Как интерпретировать: усиленная поглощательная особенность на 2.30 µm (т.е. пониженное отражение в этой полосе / больший «индекс поглощения») обычно коррелирует с большей концентрацией белка/азота, но: одиночная полоса не уникальна (перекрытие с другими органическими связями), зависимость может быть ненейронно‑линейной и достигать насыщения, и значения подвержены шуму, атмосферным и канопейным эффектам — поэтому прямая количественная конверсия индекс→концентрация ненадёжна; предпочтительны многовариантные методы и калибровки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www.indexdatabase.de//db/i-single.php?id=49" xlink:type="simple">https://www.indexdatabase.de//db/i-single.php?id=49</text:a></text:p>
          </table:table-cell>
          <table:table-cell office:value-type="string" calcext:value-type="string">
            <text:p>Muscovite</text:p>
          </table:table-cell>
          <table:table-cell office:value-type="string" calcext:value-type="string">
            <text:p>Московит</text:p>
          </table:table-cell>
          <table:table-cell/>
          <table:table-cell office:value-type="string" calcext:value-type="string">
            <text:p>[2235:2365]/[2185:2225]</text:p>
          </table:table-cell>
          <table:table-cell office:value-type="string" calcext:value-type="string">
            <text:p>[{'article_name': 'Hewson, Rob D.; Cudahy, T. J.; Huntington, J. F. - Geologic and alteration mapping at Mt Fitton, South Australia, using ASTER satellite-borne data\n', 'article_link': '10.1109/igarss.2001.976615', 'article_doi': ''}]</text:p>
          </table:table-cell>
          <table:table-cell table:number-columns-repeated="5"/>
          <table:table-cell office:value-type="string" calcext:value-type="string">
            <text:p>1) На что указывает этот индекс? — Указывает на присутствие белой слюды (muscovite, white mica): индекс представляет спектральный эндмембер muscovite, выделяемый в ASTER SWIR (бэнды 4–9) и служит для обнаружения muscovite‑богатых участков.</text:p>
            <text:p/>
            <text:p>2) Как его интерпретировать? — Бóльшие значения означают более сильное соответствие спектру muscovite и, следовательно, большую долю или выраженность muscovite в пикселе. Это относительная (вероятностная/качественная) мера, а не прямая количественная концентрация: результаты зависят от смешанных пикселей, спектральной схожести других минералов, атмосферных эффектов и сглаживания при ресэмплинге, поэтому для точной оценки нужна привязка к полевым данным или гиперспектру.</text:p>
            <text:p/>
            <text:p>3) Можно ли его использовать для поиска месторождений полезных ископаемых? — Да. В статье muscovite‑эндмембер использовали для картирования белослюдных зон, гранито‑порфировых тел и зон альтерирования — полезно при выделении гидротермально изменённых участков и перспективных зон; авторы при этом подчёркивают необходимость дополнительных полевых проверок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www.indexdatabase.de//db/i-single.php?id=276" xlink:type="simple">https://www.indexdatabase.de//db/i-single.php?id=276</text:a></text:p>
          </table:table-cell>
          <table:table-cell office:value-type="string" calcext:value-type="string">
            <text:p>Ideal vegetation index</text:p>
          </table:table-cell>
          <table:table-cell office:value-type="string" calcext:value-type="string">
            <text:p>Идеальный индекс растительности</text:p>
          </table:table-cell>
          <table:table-cell office:value-type="string" calcext:value-type="string">
            <text:p>IVI</text:p>
          </table:table-cell>
          <table:table-cell office:value-type="string" calcext:value-type="string">
            <text:p>(1080.0 - b)/(660.0*a)</text:p>
          </table:table-cell>
          <table:table-cell office:value-type="string" calcext:value-type="string">
            <text:p>[{'article_name': 'Baret, F.; Guyot, G.; Major, D. - TSAVI: a vegetation index which minimizes soil brightness effects on LAI and APAR estimation\n', 'article_link': '', 'article_doi': ''}]</text:p>
          </table:table-cell>
          <table:table-cell table:number-columns-repeated="5" office:value-type="string" calcext:value-type="string">
            <text:p>(1.63636363636364 - 0.00151515151515152*b)/a</text:p>
          </table:table-cell>
          <table:table-cell office:value-type="string" calcext:value-type="string">
            <text:p>1) На что указывает этот индекс?  </text:p>
            <text:p>Нет информации об индексе IVI (Ideal vegetation index) в приведённой статье. В самой статье рассматриваются RVI, NDVI/PVI и SAVI — они служат для оценки растительной биомассы, LAI и косвенно содержания хлорофилла (т.е. живой зелёной ткани).</text:p>
            <text:p/>
            <text:p>2) Как его интерпретировать?  </text:p>
            <text:p>Нет информации об интерпретации IVI в статье. Для обсуждаемых в статье вегетационных индексов: большие значения обычно соответствуют большей зелёной биомассе/LAI и более высокому содержанию хлорофилла; прямая связь с концентрацией вещества возможна, но требует калибровки и зависит от почвенного фона, влажности и углов съёмки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www.indexdatabase.de//db/i-single.php?id=266" xlink:type="simple">https://www.indexdatabase.de//db/i-single.php?id=266</text:a></text:p>
          </table:table-cell>
          <table:table-cell office:value-type="string" calcext:value-type="string">
            <text:p>Simple Ratio 695/420 Carter1</text:p>
          </table:table-cell>
          <table:table-cell office:value-type="string" calcext:value-type="string">
            <text:p>Простое соотношение 695/420 Картер1</text:p>
          </table:table-cell>
          <table:table-cell office:value-type="string" calcext:value-type="string">
            <text:p>Ctr1</text:p>
          </table:table-cell>
          <table:table-cell office:value-type="string" calcext:value-type="string">
            <text:p>695nm/42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Carter, Gregory A. - Ratios of leaf reflectances in narrow wavebands as indicators of plant stress\n', 'article_link': '10.1080/01431169408954109', 'article_doi': ''}, 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Strachan, Ian B.; Pattey, Elizabeth; Boisvert, Johanne B. - Impact of nitrogen and environmental conditions on corn as detected by hyperspectral reflectance\n', 'article_link': '10.1016/s0034-4257(01)00299-1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table:number-columns-repeated="4"/>
          <table:table-cell office:value-type="string" calcext:value-type="string">
            <text:p>VNIR_52/VNIR_1</text:p>
          </table:table-cell>
          <table:table-cell office:value-type="string" calcext:value-type="string">
            <text:p>1) На что указывает этот индекс?  </text:p>
            <text:p>- Simple Ratio 695/420 (Carter1) — отношение спектральной отражательной способности при 695 nm к отражению при 420 nm; служит индикатором содержания хлорофилла a и общей степени растительного стресса (увядание/потеря пигмента).</text:p>
            <text:p/>
            <text:p>2) Как интерпретировать?  </text:p>
            <text:p>- Большие значения индекса соответствуют стрессированным листьям (R695/R420 существенно выше для повреждённых растений).  </text:p>
            <text:p>- В биофизическом смысле рост индекса отражает уменьшение содержания хлорофилла a (то есть обратная зависимость: индекс ↑ — хлорофилл a ↓).  </text:p>
            <text:p>- В статьях отмечено статистически значимое реагирование на разные агенты стресса (все 8 протестованных агентов; средние Pr&gt;F ≈ 0.0029, r² ≈ 0.77), но прямая количественная связь с извлечённой концентрацией пигмента иногда варьирует — отражение чаще даёт стабильный индикатор, чем спектрофотометрия экстрактов, но точность связи с концентрацией может быть неполной.</text:p>
            <text:p/>
            <text:p>3) Можно ли его использовать для поиска месторождений полезных ископаемых?  </text:p>
            <text:p>- Нет информации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www.indexdatabase.de//db/i-single.php?id=227" xlink:type="simple">https://www.indexdatabase.de//db/i-single.php?id=227</text:a></text:p>
          </table:table-cell>
          <table:table-cell office:value-type="string" calcext:value-type="string">
            <text:p>Simple Ratio 800/500 Pigment specific simple ratio C1</text:p>
          </table:table-cell>
          <table:table-cell office:value-type="string" calcext:value-type="string">
            <text:p>Простое соотношение 800/500 Для конкретного пигмента простое соотношение C1</text:p>
          </table:table-cell>
          <table:table-cell office:value-type="string" calcext:value-type="string">
            <text:p>PSSRc1</text:p>
          </table:table-cell>
          <table:table-cell office:value-type="string" calcext:value-type="string">
            <text:p>800nm/500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]</text:p>
          </table:table-cell>
          <table:table-cell office:value-type="string" calcext:value-type="string">
            <text:p>B4/B1</text:p>
          </table:table-cell>
          <table:table-cell table:number-columns-repeated="2"/>
          <table:table-cell office:value-type="string" calcext:value-type="string">
            <text:p>B8/B2</text:p>
          </table:table-cell>
          <table:table-cell office:value-type="string" calcext:value-type="string">
            <text:p>VNIR_67/VNIR_18</text:p>
          </table:table-cell>
          <table:table-cell office:value-type="string" calcext:value-type="string">
            <text:p>1) На что указывает этот индекс?  </text:p>
            <text:p>- PSSRc1 (Simple Ratio 800/500, Pigment specific simple ratio C1) — индекс, предназначенный для выявления каротиноидов (общая фракция Cars) в листьях/фолиаже; рассчитывается как отношение отражательной способности R800 / R500 (Blackburn, 1998).</text:p>
            <text:p/>
            <text:p>2) Как его интерпретировать?  </text:p>
            <text:p>- Большие значения означают более высокий относительный сигнал в NIR (800 nm) по сравнению с 500 nm. Теоретически предполагается, что рост индекса соответствует увеличению концентрации каротиноидов, но в Blackburn (1998) связь оказалась слабо выраженной/ненадёжной: PSSR c (R800/R500) дал слабую положительную корреляцию с Cars (R^2 ≈ 0.22) и автор отмечает отсутствие существенной зависимости; более информативной оказалась простая полоса R470 (R^2 ≈ 0.49). Вывод: направление связи положительное, но количественной и надёжной зависимости между значением индекса и концентрацией вещества нет (слабая корреляция)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www.indexdatabase.de//db/i-single.php?id=93" xlink:type="simple">https://www.indexdatabase.de//db/i-single.php?id=93</text:a></text:p>
          </table:table-cell>
          <table:table-cell office:value-type="string" calcext:value-type="string">
            <text:p>Tasselled Cap - wetness</text:p>
          </table:table-cell>
          <table:table-cell office:value-type="string" calcext:value-type="string">
            <text:p>Шапочка с кисточками - влагостойкая</text:p>
          </table:table-cell>
          <table:table-cell office:value-type="string" calcext:value-type="string">
            <text:p>WET</text:p>
          </table:table-cell>
          <table:table-cell office:value-type="string" calcext:value-type="string">
            <text:p>-0.7112*[1550:1750] + 0.4572*[2080:2350] + 0.1509*[450:520] + 0.1973*[520:600] + 0.3279*[630:690] + 0.3406*[760:900]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Crist, Eric P.; Cicone, Richard C. - A Physically-Based Transformation of Thematic Mapper Data---The TM Tasseled Cap\n', 'article_link': '10.1109/tgrs.1984.350619', 'article_doi': ''}, {'article_name': 'Ferencz, C.; Bognar, P.; Lichtenberger, J.; Hamar, D.; Tarscai, G.; Timar, G.; Molnar, G.; Pasztor, S.; Steinbach, P.; Szekely, B.; Ferencz, O. E.; Ferencz-Arkos, I. - Crop yield estimation by satellite remote sensing\n', 'article_link': '10.1080/01431160410001698870', 'article_doi': 'http://apps.webofknowledge.com/InboundService.do?Func=Frame&amp;product=WOS&amp;action=retrieve&amp;SrcApp=EndNote&amp;Init=Yes&amp;SrcAuth=ResearchSoft&amp;mode=FullRecord&amp;UT=000224024000004'}, {'article_name': 'Friedl, M. A.; Schimel, D. S.; Michaelsen, J.; Davis, F. W.; Walker, H. - Estimating grassland biomass and leaf area index using ground and satellite data\n', 'article_link': '10.1080/01431169408954174', 'article_doi': 'http://dx.doi.org/10.1080/01431169408954174'}, {'article_name': 'Kauth, R. J. and Thomas, G. S. - The tasselled cap - a graphic description of the spectraltemporal development of agricultural crops as seen by Landsat\n', 'article_link': '', 'article_doi': ''}, {'article_name': 'Lee, W. S.; Alchanatis, V.; Yang, C.; Hirafuji, M.; Moshou, D.; Li, C. - Sensing technologies for precision specialty crop production\n', 'article_link': '10.1016/j.compag.2010.08.005', 'article_doi': 'http://apps.webofknowledge.com/InboundService.do?Func=Frame&amp;product=WOS&amp;action=retrieve&amp;SrcApp=EndNote&amp;Init=Yes&amp;SrcAuth=ResearchSoft&amp;mode=FullRecord&amp;UT=000283271800001'}, {'article_name': 'Thenkabail, P. S.; Smith, R. B.; De Pauw, E. - Evaluation of narrowband and broadband vegetation indices for determining optimal hyperspectral wavebands for agricultural crop characterization\n', 'article_link': '', 'article_doi': ''}]</text:p>
          </table:table-cell>
          <table:table-cell table:number-columns-repeated="5"/>
          <table:table-cell office:value-type="string" calcext:value-type="string">
            <text:p>1) На что указывает индекс WET (Tasseled Cap — Wetness)?  </text:p>
            <text:p>   - Полное название: Tasseled Cap — Wetness. Коэффициенты для TM (б1, б2, б3, б4, б5, б7): 0.1509, 0.1973, 0.3279, 0.3406, −0.7112, −0.4572.  </text:p>
            <text:p>   - Указывает на влагосодержание поверхности — главным образом влажность почвы и в меньшей степени водосодержание растений.</text:p>
            <text:p/>
            <text:p>2) Как интерпретировать?  </text:p>
            <text:p>   - Большие значения индекса соответствуют более «влажным» условиям (большая относительная влажность почвы/растений).  </text:p>
            <text:p>   - Индекс коррелирует с влажностью, но не даёт прямого количественного измерения концентрации воды: связь относительная, ненормированная и подвержена влиянию типа почвы, яркости, мутности воды, тени и смешанных пикселей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www.indexdatabase.de//db/i-single.php?id=510" xlink:type="simple">https://www.indexdatabase.de//db/i-single.php?id=510</text:a></text:p>
          </table:table-cell>
          <table:table-cell office:value-type="string" calcext:value-type="string">
            <text:p>Single Band 1940</text:p>
          </table:table-cell>
          <table:table-cell office:value-type="string" calcext:value-type="string">
            <text:p>Однополосный альбом 1940 года</text:p>
          </table:table-cell>
          <table:table-cell office:value-type="string" calcext:value-type="string">
            <text:p>SB1940</text:p>
          </table:table-cell>
          <table:table-cell office:value-type="string" calcext:value-type="string">
            <text:p>194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73</text:p>
          </table:table-cell>
          <table:table-cell office:value-type="string" calcext:value-type="string">
            <text:p>1) На что указывает этот индекс? — В статьях индекс SB1940 / Single Band 1940 прямо не указан. Ближайшее упоминание — линия при 1.94 µm (табл. 1): O–H stretch/deformation, связанная с водой и O–H‑содержащими органическими веществами (вода, лигнин, белок, азот, крахмал). Если понимать SB1940 как однополосный индекс на 1.94 µm, он ориентирован на обнаружение O–H‑групп/воды и связанных органических компонентов.</text:p>
            <text:p/>
            <text:p>2) Как его интерпретировать? — В статье нет формулы/определения SB1940; авторы прямо предупреждают, что использование одного волнового канала ненадёжно (перекрытие полос, множественное рассеяние, насыщение, шум). Поэтому большие/малые значения однополосного показателя не гарантируют пропорционального изменения концентрации; прямая линейная связь часто отсутствует, предпочтительны многовариативные/де-конволюционные методы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www.indexdatabase.de//db/i-single.php?id=158" xlink:type="simple">https://www.indexdatabase.de//db/i-single.php?id=158</text:a></text:p>
          </table:table-cell>
          <table:table-cell office:value-type="string" calcext:value-type="string">
            <text:p>Double Peak Index</text:p>
          </table:table-cell>
          <table:table-cell office:value-type="string" calcext:value-type="string">
            <text:p>Индекс двойного пика</text:p>
          </table:table-cell>
          <table:table-cell office:value-type="string" calcext:value-type="string">
            <text:p>DPI</text:p>
          </table:table-cell>
          <table:table-cell office:value-type="string" calcext:value-type="string">
            <text:p>(688nm + 710nm)/697nm**2</text:p>
          </table:table-cell>
          <table:table-cell office:value-type="string" calcext:value-type="string">
            <text:p>[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Zarco-Tejada, P. J.; Pushnik, J. C.; Dobrowski, S.; Ustin, S. L. - Steady-state chlorophyll a fluorescence detection from canopy derivative reflectance and double-peak red-edge effects\n', 'article_link': '10.1016/s0034-4257(02)00113-x', 'article_doi': 'http://www.sciencedirect.com/science/article/pii/S003442570200113X'}]</text:p>
          </table:table-cell>
          <table:table-cell office:value-type="string" calcext:value-type="string">
            <text:p>(B3 + B8)/B8**2</text:p>
          </table:table-cell>
          <table:table-cell table:number-columns-repeated="3"/>
          <table:table-cell office:value-type="string" calcext:value-type="string">
            <text:p>(VNIR_51 + VNIR_54)/VNIR_52**2</text:p>
          </table:table-cell>
          <table:table-cell office:value-type="string" calcext:value-type="string">
            <text:p>1) На что указывает этот индекс? — Double Peak Index (DPi) служит для выявления и оценки солне‑индуцированной/стационарной флуоресценции хлорофилла (в основном флуоресценция хлорофилла a) в растительности. Формула (из статей): DPi ≈ (D688 / D710) / (D697)^2, где Dλ — производная спектральной отражательной способности в λ нм.</text:p>
            <text:p/>
            <text:p>2) Как его интерпретировать? — Бoльшие значения DPi соответствуют более сильной флуоресценции (высоким значениям Ft — steady‑state fluorescence). В статьях показано тесное соответствие DPi и измеренной Ft (r^2 до 0.97 на начале эксперимента, r^2 = 0.88 в конце; при объединении данных наблюдались r^2 ≈ 0.67 для DPi и r^2 ≈ 0.77 для площади двойного пика Adp). При этом DPi отражает именно флуоресценцию/функционирование фотосинтеза, а не прямо концентрацию хлорофилла; в сравнении с индексами для содержания хлорофилла DPi плохо предсказывает концентрацию хлорофилла (в другом обзоре он дал низкую точность при оценке общего хлорофилла)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www.indexdatabase.de//db/i-single.php?id=17" xlink:type="simple">https://www.indexdatabase.de//db/i-single.php?id=17</text:a></text:p>
          </table:table-cell>
          <table:table-cell office:value-type="string" calcext:value-type="string">
            <text:p>Epidote/Chlorite/Amphibole</text:p>
          </table:table-cell>
          <table:table-cell office:value-type="string" calcext:value-type="string">
            <text:p>Эпидот/Хлорит/Амфибол</text:p>
          </table:table-cell>
          <table:table-cell/>
          <table:table-cell office:value-type="string" calcext:value-type="string">
            <text:p>([2185:2225] + [2360:2430])/([2235:2365] + [2295:2365])</text:p>
          </table:table-cell>
          <table:table-cell office:value-type="string" calcext:value-type="string">
            <text:p>[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www.indexdatabase.de//db/i-single.php?id=526" xlink:type="simple">https://www.indexdatabase.de//db/i-single.php?id=526</text:a></text:p>
          </table:table-cell>
          <table:table-cell office:value-type="string" calcext:value-type="string">
            <text:p>Single Band 2340</text:p>
          </table:table-cell>
          <table:table-cell office:value-type="string" calcext:value-type="string">
            <text:p>Однополосный 2340</text:p>
          </table:table-cell>
          <table:table-cell office:value-type="string" calcext:value-type="string">
            <text:p>SB2340</text:p>
          </table:table-cell>
          <table:table-cell office:value-type="string" calcext:value-type="string">
            <text:p>234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SWIR_119</text:p>
          </table:table-cell>
          <table:table-cell office:value-type="string" calcext:value-type="string">
            <text:p>1) На что указывает этот индекс? — Полоса ~2.34 µm (Single Band 2340) в таблице статьи связана с C–H stretch / O–H deformation и отнесена к целлюлозе (cellulose); индекс служит для выявления наличия/изменений целлюлозы в растительном материале.</text:p>
            <text:p/>
            <text:p>2) Как его интерпретировать? — В статье нет формулы SB2340; если понимать как значение отражения в 2.34 µm, то большие значения отражения соответствуют меньшей поглощаемости на этой полосе (т. е. обычно меньшей доле связанной группы/целлюлозы). Однако автор подчёркивает, что одна полоса не даёт однозначной количественной связи с концентрацией из‑за многократного рассеяния, перекрывания поглощений, насыщения и шума; для количественных оценок требуются калибровки и многовариантные методы — прямой корреляции «значение индекса = концентрация» нет.</text:p>
            <text:p/>
            <text:p>3) Можно ли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www.indexdatabase.de//db/i-single.php?id=189" xlink:type="simple">https://www.indexdatabase.de//db/i-single.php?id=189</text:a></text:p>
          </table:table-cell>
          <table:table-cell office:value-type="string" calcext:value-type="string">
            <text:p>Modified Chlorophyll Absorption Ratio Index 710</text:p>
          </table:table-cell>
          <table:table-cell office:value-type="string" calcext:value-type="string">
            <text:p>Модифицированный показатель коэффициента поглощения хлорофилла 710</text:p>
          </table:table-cell>
          <table:table-cell office:value-type="string" calcext:value-type="string">
            <text:p>MCARI710</text:p>
          </table:table-cell>
          <table:table-cell office:value-type="string" calcext:value-type="string">
            <text:p>750nm*(0.2*550nm - 710nm + 0.8*750nm)/710</text:p>
          </table:table-cell>
          <table:table-cell office:value-type="string" calcext:value-type="string">
            <text:p>[{'article_name': 'Wu, Chaoyang; Niu, Zheng; Tang, Quan; Huang, Wenjiang; Rivard, Benoit; Feng, Jilu - Remote estimation of gross primary production in wheat using chlorophyll-related vegetation indices\n', 'article_link': '10.1016/j.agrformet.2008.12.007', 'article_doi': 'http://www.sciencedirect.com/science/article/pii/S0168192308003560'}]</text:p>
          </table:table-cell>
          <table:table-cell office:value-type="string" calcext:value-type="string">
            <text:p>B8*(0.00028169014084507*B2 - 0.00028169014084507*B8)</text:p>
          </table:table-cell>
          <table:table-cell table:number-columns-repeated="3"/>
          <table:table-cell office:value-type="string" calcext:value-type="string">
            <text:p>VNIR_60*(0.2*VNIR_28 - VNIR_54 + 0.8*VNIR_60)/710</text:p>
          </table:table-cell>
          <table:table-cell office:value-type="string" calcext:value-type="string">
            <text:p>1) На что указывает этот индекс?</text:p>
            <text:p>   - MCARI710 (Modified Chlorophyll Absorption Ratio Index 710) указывает на содержание хлорофилла — в первую очередь суммарный (канопный) хлорофилл в растительном покрове (хлорофилл a+b).</text:p>
            <text:p/>
            <text:p>2) Как его интерпретировать?</text:p>
            <text:p>   - Большее значение MCARI710 соответствует более высокому содержания хлорофилла; в статье показана положительная, близкая к линейной зависимость. Приведённые оценки точности: связь MCARI710 с канопным хлорофиллом R² = 0.84 (n = 24); связь с GPP/PAR — R² ≈ 0.71 (n = 240); при использовании произведения VI·PAR для оценки GPP — для MCARI710 R² ≈ 0.53 (n = 240). Требует калибровки под конкретные условия/виды.</text:p>
            <text:p/>
            <text:p>3) Можно ли его использовать для поиска месторождений полезных ископаемых?</text:p>
            <text:p>   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www.indexdatabase.de//db/i-single.php?id=216" xlink:type="simple">https://www.indexdatabase.de//db/i-single.php?id=216</text:a></text:p>
          </table:table-cell>
          <table:table-cell office:value-type="string" calcext:value-type="string">
            <text:p>Three-Band Ratio 1200</text:p>
          </table:table-cell>
          <table:table-cell office:value-type="string" calcext:value-type="string">
            <text:p>Трехдиапазонное соотношение 1200</text:p>
          </table:table-cell>
          <table:table-cell office:value-type="string" calcext:value-type="string">
            <text:p>RATIO1200</text:p>
          </table:table-cell>
          <table:table-cell office:value-type="string" calcext:value-type="string">
            <text:p>2*[1180:1220]/([1090:1110] + [1265:1285])</text:p>
          </table:table-cell>
          <table:table-cell office:value-type="string" calcext:value-type="string">
            <text:p>[{'article_name': 'Pu, R.; Ge, S.; Kelly, N. M.; Gong, P. - Spectral absorption features as indicators of water status in coast live oak ( Quercus agrifolia ) leaves\n', 'article_link': '10.1080/01431160210155965', 'article_doi': 'http://dx.doi.org/10.1080/01431160210155965'}]</text:p>
          </table:table-cell>
          <table:table-cell table:number-columns-repeated="5"/>
          <table:table-cell office:value-type="string" calcext:value-type="string">
            <text:p>1) На что указывает индекс? — Three‑Band Ratio 1200 (RATIO1200) служит индикатором содержания жидкой воды в листьях (относительного влагосодержания, RWC); связан со спектральной особенностью около 1200 nm.</text:p>
            <text:p/>
            <text:p>2) Как интерпретировать? — В статье найдено линейное (обратное) соотношение между RATIO1200 и RWC: регрессия Y (RATIO1200) = a·X(RWC) + b, a = −0.0020, b = 0.9851, корреляция r = −0.8603 (N=139). Большие значения индекса соответствуют меньшему содержанию воды (обратная зависимость). Индекс хорошо коррелирует с относительным влагосодержанием в исследуемом диапазоне (RWC ≈ 0.45–57.94%), но не даёт прямой абсолютной «концентрации» вещества — лишь количественную корреляцию с RWC (чувствительность: изменение RWC на 10% ≈ изменение индекса на −0.02).</text:p>
            <text:p/>
            <text:p>3) Можно ли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www.indexdatabase.de//db/i-single.php?id=167" xlink:type="simple">https://www.indexdatabase.de//db/i-single.php?id=167</text:a></text:p>
          </table:table-cell>
          <table:table-cell office:value-type="string" calcext:value-type="string">
            <text:p>Modified Simple Ratio</text:p>
          </table:table-cell>
          <table:table-cell office:value-type="string" calcext:value-type="string">
            <text:p>Модифицированное простое соотношение</text:p>
          </table:table-cell>
          <table:table-cell office:value-type="string" calcext:value-type="string">
            <text:p>mSR</text:p>
          </table:table-cell>
          <table:table-cell office:value-type="string" calcext:value-type="string">
            <text:p>(-445nm + 800nm)/(-445nm + 680nm)</text:p>
          </table:table-cell>
          <table:table-cell office:value-type="string" calcext:value-type="string">
            <text:p>[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]</text:p>
          </table:table-cell>
          <table:table-cell table:number-columns-repeated="3"/>
          <table:table-cell office:value-type="string" calcext:value-type="string">
            <text:p>(B1 - B8)/(B1 - B4)</text:p>
          </table:table-cell>
          <table:table-cell office:value-type="string" calcext:value-type="string">
            <text:p>(-VNIR_6 + VNIR_67)/(VNIR_50 - VNIR_6)</text:p>
          </table:table-cell>
          <table:table-cell office:value-type="string" calcext:value-type="string">
            <text:p>1) На что указывает этот индекс?  </text:p>
            <text:p>- mSR (Modified Simple Ratio) — модифицированный простой отношение отражений (Modified Simple Ratio). В статьях приводится как вегетационный индекс, предназначенный для оценки листового общего хлорофилла (total chlorophyll, mg/m2), т.е. он помогает выявлять содержание хлорофилла в листьях (индикатор состояния растительности).</text:p>
            <text:p/>
            <text:p>2) Как его интерпретировать?  </text:p>
            <text:p>- mSR — отношение отражений в красно‑краевом/ближнем ИК диапазонах (например, вариант mSR705 использует оф‑хлорофилльные волны ~705–750 nm). Бóльшие значения индекса обычно соответствуют бóльшему содержанию хлорофилла (положительная связь). При этом связь не идеально линейна: возможна насыщаемость при высоких концентрациях и зависимость от вида, структуры листа, фона почвы и фенологии — в обзоре индексов mSR показал переменную устойчивость по разным наборам образцов (т.е. корреляция есть, но ограничена по диапазону и устойчивости)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www.indexdatabase.de//db/i-single.php?id=45" xlink:type="simple">https://www.indexdatabase.de//db/i-single.php?id=45</text:a></text:p>
          </table:table-cell>
          <table:table-cell office:value-type="string" calcext:value-type="string">
            <text:p>Modified Soil Adjusted Vegetation Index hyper</text:p>
          </table:table-cell>
          <table:table-cell office:value-type="string" calcext:value-type="string">
            <text:p>Модифицированная почва, скорректированный индекс растительности, гипер</text:p>
          </table:table-cell>
          <table:table-cell office:value-type="string" calcext:value-type="string">
            <text:p>MSAVIhyper</text:p>
          </table:table-cell>
          <table:table-cell office:value-type="string" calcext:value-type="string">
            <text:p>1.0*800nm - 0.5*sqrt(8*670nm - 8*800nm + (2*800nm + 1)**2) + 0.5</text:p>
          </table:table-cell>
          <table:table-cell office:value-type="string" calcext:value-type="string">
            <text:p>[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Hunt Jr., E. Raymond; Daughtry, C. S. T.; <text:s/>Eitel, Jan U. H.; <text:s/>Long, D. S. - Remote Sensing Leaf Chlorophyll Content Using a Visible Band Index\n', 'article_link': '', 'article_doi': ''}, {'article_name': 'Jacobsen, Anne; Broge, Niels H.; Hansen, Birger U. - Monitoring wheat fields and grasslands using spectral reflectance data\n', 'article_link': '', 'article_doi': '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Kooistra, L.; Salas, E. A. L.; Clevers, J. G. P. W.; Wehrens, R.; Leuven, R. S. E. W.; Nienhuis, P. H.; Buydens, L. M. C. - Exploring field vegetation reflectance as an indicator of soil contamination in river floodplains\n', 'article_link': '10.1016/s0269-7491(03)00266-5', 'article_doi': 'http://www.sciencedirect.com/science/article/pii/S0269749103002665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Qi, J.; Chehbouni, A.; Huete, A. R.; Kerr, Y. H.; Sorooshian, S. - A modified soil adjusted vegetation index\n', 'article_link': '10.1016/0034-4257(94)90134-1', 'article_doi': 'http://www.sciencedirect.com/science/article/pii/0034425794901341'}]</text:p>
          </table:table-cell>
          <table:table-cell office:value-type="string" calcext:value-type="string">
            <text:p>1.0*B4 - 0.5*sqrt(8*B3 - 8*B4 + (2*B4 + 1)**2) + 0.5</text:p>
          </table:table-cell>
          <table:table-cell/>
          <table:table-cell office:value-type="string" calcext:value-type="string">
            <text:p>1.0*B3 - 0.5*sqrt(8*B2 - 8*B3 + (2*B3 + 1)**2) + 0.5</text:p>
          </table:table-cell>
          <table:table-cell office:value-type="string" calcext:value-type="string">
            <text:p>1.0*B8 - 0.5*sqrt(8*B4 - 8*B8 + (2*B8 + 1)**2) + 0.5</text:p>
          </table:table-cell>
          <table:table-cell office:value-type="string" calcext:value-type="string">
            <text:p>1.0*VNIR_67 - 0.5*sqrt(8*VNIR_48 - 8*VNIR_67 + (2*VNIR_67 + 1)**2) + 0.5</text:p>
          </table:table-cell>
          <table:table-cell office:value-type="string" calcext:value-type="string">
            <text:p>1) На что указывает этот индекс?  </text:p>
            <text:p>- MSAVI (Modified Soil Adjusted Vegetation Index) — вегетационный индекс, указывающий на наличие и плотность зелёной растительности (в первую очередь — зелёную листовую площадь, green LAI) и косвенно связан с биомассой/хлорофиллом. В приведённых статьях встречается MSAVI (и его применение к гиперспектру — вкрапления гиперспектрального использования), но термин "MSAVIhyper" прямо не приводится.</text:p>
            <text:p/>
            <text:p>2) Как его интерпретировать?  </text:p>
            <text:p>- Большие значения индекса соответствуют большей плотности/покрытию зелёной растительности (больше LAI, больше отражательной NIR-составляющей).  </text:p>
            <text:p>- MSAVI специально снижает влияние почвенного фона (лучше, чем NDVI) и демонстрирует меньшую склонность к насыщению при высоких LAI (в статьях отмечено адекватное поведение до LAI ≈ 4–6).  </text:p>
            <text:p>- Однако связь с концентрацией хлорофилла или иным «веществом» не однозначна и не строго линейна: индекс зависит также от пигментации, структуры кроны, углов наблюдения и фоновой почвы; для количественного вывода о концентрации вещества требуется калибровка/моделирование (валидация в статье Haboudane et al. показывает высокие R2 при оценке green LAI: примерно 0.97 для сои, 0.88 для кукурузы, 0.74 для пшеницы)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www.indexdatabase.de//db/i-single.php?id=187" xlink:type="simple">https://www.indexdatabase.de//db/i-single.php?id=187</text:a></text:p>
          </table:table-cell>
          <table:table-cell office:value-type="string" calcext:value-type="string">
            <text:p>Red-Blue NDVI</text:p>
          </table:table-cell>
          <table:table-cell office:value-type="string" calcext:value-type="string">
            <text:p>Красно-синий NDVI</text:p>
          </table:table-cell>
          <table:table-cell office:value-type="string" calcext:value-type="string">
            <text:p>RBNDVI</text:p>
          </table:table-cell>
          <table:table-cell office:value-type="string" calcext:value-type="string">
            <text:p>(-485.0 + 1080.0 - 660.0)/(485.0 + 1080.0 + 660.0)</text:p>
          </table:table-cell>
          <table:table-cell office:value-type="string" calcext:value-type="string">
            <text:p>[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]</text:p>
          </table:table-cell>
          <table:table-cell table:number-columns-repeated="5" office:value-type="string" calcext:value-type="string">
            <text:p>-0.0292134831460674</text:p>
          </table:table-cell>
          <table:table-cell office:value-type="string" calcext:value-type="string">
            <text:p>1) На что указывает этот индекс? — RBNDVI (Red‑Blue NDVI) чувствителен к вегетации: отражает отношение NIR к сумме красной и синей отражательной способности, поэтому указывает на биомассу/листовую поверхность (LAI) и опосредованно на содержание пигментов (хлорофилл), так как красный и синий сильно поглощаются хлорофиллом.</text:p>
            <text:p/>
            <text:p>2) Как его интерпретировать? — Более высокие значения RBNDVI соответствуют большей разнице NIR vs (Red+Blue) — т. е. более плотной/здоровой вегетации и, как правило, более высокому LAI/более выраженному хлорофиллу. Связь положительная, обычно аппроксимируется экспоненциальной зависимостью, но не линейна и имеет насыщение: чувствительность падает при больших LAI (порог насыщения ~LAI ≈ 3 в статье) и при слишком малых видимых отражениях (VIS ≤ 0.024 индекс теряет информативность). Индекс коррелирует с концентрацией/LAI, но не является прямой пропорцией — количественная оценка ограничена насыщением и вариабельностью условий.</text:p>
            <text:p/>
            <text:p>3) Можно ли его использовать для поиска месторождений полезных ископаемых? — Нет информации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www.indexdatabase.de//db/i-single.php?id=142" xlink:type="simple">https://www.indexdatabase.de//db/i-single.php?id=142</text:a></text:p>
          </table:table-cell>
          <table:table-cell office:value-type="string" calcext:value-type="string">
            <text:p>Chlorophyll Absorption Ratio Index</text:p>
          </table:table-cell>
          <table:table-cell office:value-type="string" calcext:value-type="string">
            <text:p>Показатель коэффициента поглощения хлорофилла</text:p>
          </table:table-cell>
          <table:table-cell office:value-type="string" calcext:value-type="string">
            <text:p>CARI</text:p>
          </table:table-cell>
          <table:table-cell office:value-type="string" calcext:value-type="string">
            <text:p>700nm*sqrt((670nm + 670*a + b)**2)/(670nm*(a**2 + 1)**0.5)</text:p>
          </table:table-cell>
          <table:table-cell office:value-type="string" calcext:value-type="string">
            <text:p>[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Kim, Moon S.; Doughtry, C.S.T.; Chappelle, E. W.; Mcmurtrey, J. E.; Walthall, C. L. <text:s/>- The use high spectral resolution bands for estimating absorbed photo synthetically active radiation (APAR)\n', 'article_link': '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Zarco-Tejada P.J.; Sepulcre-CantÃ³, G. - REMOTE SENSING OF VEGETATION BIOPHYSICAL PARAMETERS FOR DETECTING STRESS CONDITION AND LAND COVER CHANGES\n', 'article_link': '', 'article_doi': ''}]</text:p>
          </table:table-cell>
          <table:table-cell office:value-type="string" calcext:value-type="string">
            <text:p>B8*sqrt((B3 + 670*a + b)**2)/(B3*(a**2 + 1)**0.5)</text:p>
          </table:table-cell>
          <table:table-cell table:number-columns-repeated="2"/>
          <table:table-cell office:value-type="string" calcext:value-type="string">
            <text:p>B5*sqrt((B4 + 670*a + b)**2)/(B4*(a**2 + 1)**0.5)</text:p>
          </table:table-cell>
          <table:table-cell office:value-type="string" calcext:value-type="string">
            <text:p>VNIR_53*sqrt((VNIR_48 + 670*a + b)**2)/(VNIR_48*(a**2 + 1)**0.5)</text:p>
          </table:table-cell>
          <table:table-cell office:value-type="string" calcext:value-type="string">
            <text:p>1) На что указывает индекс CARI (Chlorophyll Absorption Ratio Index)?  </text:p>
            <text:p>- Ориентирован на хлорофилл (Chl a+b) листа/крони; разработан Kim et al. (1994) и вычисляется через отражения в зеленой и области «красной» и «red‑edge» (использует R550, R670, R700). Цель — выделить глубину/площадь поглощения хлорофилла.</text:p>
            <text:p/>
            <text:p>2) Как интерпретировать?  </text:p>
            <text:p>- БОЛЬШИЕ ЗНАЧЕНИЯ → обычно означают сильнее выраженную борозду поглощения хлорофилла =&gt; больше хлорофилла (т.е. индекс растёт с увеличением содержания/плотности хлорофилла).  </text:p>
            <text:p>- Однако связь не идеальна: в моделях Broge &amp; Leblanc CARI давал лишь слабую–умеренную согласованность при оценке LAI/CCD (Adj. R2 ≈ 0.33 в приведённых аппроксимациях, относительная точность умеренная, RMSE порядка единиц в используемых единицах), и чувствителен к структуре кроны, фону почвы и атмосферным эффектам. На листовом уровне в обзоре Main et al. CARI не входил в число наиболее стабильных/топ‑индексов; модифицированные или red‑edge‑ориентированные индексы обычно показывают лучшую и более стабильную корреляцию с хлорофиллом. Итого: повышенные значения CARI обычно соответствуют повышенной концентрации хлорофилла, но соответствие неполное и зависит от условий (LAI, фон, атмосфера), возможна насыщаемость и смещение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www.indexdatabase.de//db/i-single.php?id=306" xlink:type="simple">https://www.indexdatabase.de//db/i-single.php?id=306</text:a></text:p>
          </table:table-cell>
          <table:table-cell office:value-type="string" calcext:value-type="string">
            <text:p>Normalized Difference 800/470 Pigment specific normalised difference C2</text:p>
          </table:table-cell>
          <table:table-cell office:value-type="string" calcext:value-type="string">
            <text:p>Нормализованная разница 800/470 для конкретного пигмента Нормализованная разница C2</text:p>
          </table:table-cell>
          <table:table-cell office:value-type="string" calcext:value-type="string">
            <text:p>PSNDc2</text:p>
          </table:table-cell>
          <table:table-cell office:value-type="string" calcext:value-type="string">
            <text:p>(-470nm + 800nm)/(470nm + 800nm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]</text:p>
          </table:table-cell>
          <table:table-cell office:value-type="string" calcext:value-type="string">
            <text:p>(-B1 + B4)/(B1 + B4)</text:p>
          </table:table-cell>
          <table:table-cell table:number-columns-repeated="2"/>
          <table:table-cell office:value-type="string" calcext:value-type="string">
            <text:p>(-B2 + B8)/(B2 + B8)</text:p>
          </table:table-cell>
          <table:table-cell office:value-type="string" calcext:value-type="string">
            <text:p>(-VNIR_11 + VNIR_67)/(VNIR_11 + VNIR_67)</text:p>
          </table:table-cell>
          <table:table-cell office:value-type="string" calcext:value-type="string">
            <text:p>1) На что указывает этот индекс?  </text:p>
            <text:p>   - PSNDc (полное название: Normalized Difference 800/470 — Pigment specific normalised difference C2) предназначен для оценки каротиноидов (Cars); рассчитывается как (R800 − R470)/(R800 + R470).</text:p>
            <text:p/>
            <text:p>2) Как его интерпретировать?  </text:p>
            <text:p>   - В общем: большие значения отражают относительно более выраженную «синюю» каротиноидную поглoтительную черту по отношению к NIR (т.е. потенциально выше содержание каротиноидов).  </text:p>
            <text:p>   - На практике (Blackburn, 1998): связь очень слабая/неустойчивая — авторы отмечают отсутствие устойчивой корреляции PSNDc с концентрацией каротиноидов; в таблице результатов R^2 ≈ 0.24 (очень низкая), т.е. индекс не даёт надёжного количественного соответствия значению концентрации. Аналогично в Kooistra et al. (2003) пигмент-специфические индексы показали слабую полезность в прикладной задаче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www.indexdatabase.de//db/i-single.php?id=48" xlink:type="simple">https://www.indexdatabase.de//db/i-single.php?id=48</text:a></text:p>
          </table:table-cell>
          <table:table-cell office:value-type="string" calcext:value-type="string">
            <text:p>Simple Ratio 1600/820 Moisture Stress Index</text:p>
          </table:table-cell>
          <table:table-cell office:value-type="string" calcext:value-type="string">
            <text:p>Простое соотношение 1600/820 Индекс влагостойкости</text:p>
          </table:table-cell>
          <table:table-cell office:value-type="string" calcext:value-type="string">
            <text:p>MSI</text:p>
          </table:table-cell>
          <table:table-cell office:value-type="string" calcext:value-type="string">
            <text:p>1600nm/82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Buschmann, Claus - Fernerkundung von Pflanzen - Ausbreitung, Gesundheitszustand und Produktivitfit\n', 'article_link': '', 'article_doi': ''}, {'article_name': 'Ceccato, Pietro; Flasse, StÃ©phane; Tarantola, Stefano; Jacquemoud, StÃ©phane; GrÃ©goire, Jean-Marie - Detecting vegetation leaf water content using reflectance in the optical domain\n', 'article_link': '10.1016/s0034-4257(01)00191-2', 'article_doi': 'http://www.sciencedirect.com/science/article/pii/S0034425701001912'}, {'article_name': 'Datt, Bisun - Remote Sensing of Water Content in Eucalyptus Leaves\n', 'article_link': 'http://dx.doi.org/10.1071/BT98042', 'article_doi': '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Hunt Jr, E. Raymond; Rock, Barrett N. - Detection of changes in leaf water content using Near- and Middle-Infrared reflectances\n', 'article_link': '10.1016/0034-4257(89)90046-1', 'article_doi': 'http://www.sciencedirect.com/science/article/pii/0034425789900461'}, {'article_name': 'Merton, R. N. <text:s/>- Monitoringcommunityhysteresis using spectralshiftanalysis and the red-edgevegetationstressindex\n', 'article_link': '', 'article_doi': ''}]</text:p>
          </table:table-cell>
          <table:table-cell office:value-type="string" calcext:value-type="string">
            <text:p>B5/B4</text:p>
          </table:table-cell>
          <table:table-cell/>
          <table:table-cell office:value-type="string" calcext:value-type="string">
            <text:p>B4/B3</text:p>
          </table:table-cell>
          <table:table-cell office:value-type="string" calcext:value-type="string">
            <text:p>B12/B8</text:p>
          </table:table-cell>
          <table:table-cell office:value-type="string" calcext:value-type="string">
            <text:p>SWIR_57/VNIR_69</text:p>
          </table:table-cell>
          <table:table-cell office:value-type="string" calcext:value-type="string">
            <text:p>1) На что указывает этот индекс?  </text:p>
            <text:p>- MSI (Simple Ratio 1600/820, Moisture Stress Index) = R(1600 nm) / R(820 nm). В статьях он используется как индикатор содержания воды в листьях/биомассе (эквивалентная толщина воды — EWT; также применяется к оценке fuel moisture).</text:p>
            <text:p/>
            <text:p>2) Как его интерпретировать?  </text:p>
            <text:p>- Большие значения MSI соответствуют большему стрессу по влаге (меньшему содержанию воды в листьях): при уменьшении EWT отражение в 1600 nm растёт относительно 820 nm, поэтому MSI ↑ при дегидратации.  </text:p>
            <text:p>- Связь нестрого линейна: отражение в SWIR vs EWT имеет логарифмический характер (чувствительность выше при малых EWT). Комбинация 1600/820 значительно снижает влияние структурных и сухих компонентов листа — в анализе PROSPECT/LOPEX MSI (R1600/R820) объясняет ~86.7% вариации параметра Cw (EWT), но всё же остаётся косвенным прокси, зависимым от структуры и сухой массы листа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www.indexdatabase.de//db/i-single.php?id=393" xlink:type="simple">https://www.indexdatabase.de//db/i-single.php?id=393</text:a></text:p>
          </table:table-cell>
          <table:table-cell office:value-type="string" calcext:value-type="string">
            <text:p>Aerosol free vegetation index 1600</text:p>
          </table:table-cell>
          <table:table-cell office:value-type="string" calcext:value-type="string">
            <text:p>Индекс растительности, свободной от аэрозолей, 1600</text:p>
          </table:table-cell>
          <table:table-cell office:value-type="string" calcext:value-type="string">
            <text:p>AFRI1600</text:p>
          </table:table-cell>
          <table:table-cell office:value-type="string" calcext:value-type="string">
            <text:p>-0.66*1600nm/(0.66*1600nm + 1080.0) + 1080.0</text:p>
          </table:table-cell>
          <table:table-cell office:value-type="string" calcext:value-type="string">
            <text:p>[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, {'article_name': 'Metternicht, G. - Vegetation indices derived from high-resolution airborne videography for precision crop management\n', 'article_link': '', 'article_doi': ''}]</text:p>
          </table:table-cell>
          <table:table-cell office:value-type="string" calcext:value-type="string">
            <text:p>(712.14*B5 + 1166400.0)/(0.66*B5 + 1080.0)</text:p>
          </table:table-cell>
          <table:table-cell office:value-type="string" calcext:value-type="string">
            <text:p>(712.14*B6 + 1166400.0)/(0.66*B6 + 1080.0)</text:p>
          </table:table-cell>
          <table:table-cell office:value-type="string" calcext:value-type="string">
            <text:p>(712.14*B4 + 1166400.0)/(0.66*B4 + 1080.0)</text:p>
          </table:table-cell>
          <table:table-cell office:value-type="string" calcext:value-type="string">
            <text:p>(712.14*B12 + 1166400.0)/(0.66*B12 + 1080.0)</text:p>
          </table:table-cell>
          <table:table-cell office:value-type="string" calcext:value-type="string">
            <text:p>(712.14*SWIR_57 + 1166400.0)/(0.66*SWIR_57 + 1080.0)</text:p>
          </table:table-cell>
          <table:table-cell office:value-type="string" calcext:value-type="string">
            <text:p>1) На что указывает этот индекс?</text:p>
            <text:p>- Полное название: Aerosol Free Vegetation Index 1600 (AFRI1.6). Формула: AFRI1.6 = (r_NIR − 0.66·r_1.6) / (r_NIR + 0.66·r_1.6).  </text:p>
            <text:p>- Указывает на состояние зелёной растительности (зелёная биомасса, хлорофилл); 1.6 µm полоса также чувствительна к содержанию жидкой воды в листьях. Предназначен для оценки растительности под аэрозолями (дым, сульфаты, вулканические шлейфы).</text:p>
            <text:p/>
            <text:p>2) Как его интерпретировать?</text:p>
            <text:p>- Большие значения AFRI1.6 соответствуют более выраженной вегетационной сигнатуре (больше NIR относительно 1.6 µm) — обычно большее количество/здоровье зелёной биомассы. На ясном небе AFRI близко коррелирует с NDVI.  </text:p>
            <text:p>- Есть корреляция индекса с параметрами растительности (биомассой, хлорофиллом, листовой водой), но в статье не приведено прямого количественного закона «значение индекса → концентрация вещества» (т.е. индекс не даёт прямого точного измерения концентрации конкретного вещества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www.indexdatabase.de//db/i-single.php?id=84" xlink:type="simple">https://www.indexdatabase.de//db/i-single.php?id=84</text:a></text:p>
          </table:table-cell>
          <table:table-cell office:value-type="string" calcext:value-type="string">
            <text:p>Simple Ratio Pigment Index</text:p>
          </table:table-cell>
          <table:table-cell office:value-type="string" calcext:value-type="string">
            <text:p>Простое соотношение пигментного индекса</text:p>
          </table:table-cell>
          <table:table-cell office:value-type="string" calcext:value-type="string">
            <text:p>SRPI</text:p>
          </table:table-cell>
          <table:table-cell office:value-type="string" calcext:value-type="string">
            <text:p>430nm/680nm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B1/B8</text:p>
          </table:table-cell>
          <table:table-cell table:number-columns-repeated="2"/>
          <table:table-cell office:value-type="string" calcext:value-type="string">
            <text:p>VNIR_3/VNIR_5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www.indexdatabase.de//db/r-single.php?id=488" xlink:type="simple">https://www.indexdatabase.de//db/r-single.php?id=488</text:a></text:p>
          </table:table-cell>
          <table:table-cell office:value-type="string" calcext:value-type="string">
            <text:p>Kemper, Thomas; Sommer, Stefan</text:p>
          </table:table-cell>
          <table:table-cell office:value-type="string" calcext:value-type="string">
            <text:p>Кемпер, Томас; Зоммер, Стефан</text:p>
          </table:table-cell>
          <table:table-cell office:value-type="string" calcext:value-type="string">
            <text:p>Estimate of Heavy Metal Contamination in Soils after a Mining Accident Using Reflectance Spectroscopy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www.indexdatabase.de//db/i-single.php?id=190" xlink:type="simple">https://www.indexdatabase.de//db/i-single.php?id=190</text:a></text:p>
          </table:table-cell>
          <table:table-cell office:value-type="string" calcext:value-type="string">
            <text:p>Chlorophyll Index RedEdge 710</text:p>
          </table:table-cell>
          <table:table-cell office:value-type="string" calcext:value-type="string">
            <text:p>Индекс хлорофилла пересмотрен на 710</text:p>
          </table:table-cell>
          <table:table-cell office:value-type="string" calcext:value-type="string">
            <text:p>CIrededge710</text:p>
          </table:table-cell>
          <table:table-cell office:value-type="string" calcext:value-type="string">
            <text:p>-1 + 750nm/710nm</text:p>
          </table:table-cell>
          <table:table-cell office:value-type="string" calcext:value-type="string">
            <text:p>[{'article_name': 'Wu, Chaoyang; Niu, Zheng; Tang, Quan; Huang, Wenjiang; Rivard, Benoit; Feng, Jilu - Remote estimation of gross primary production in wheat using chlorophyll-related vegetation indices\n', 'article_link': '10.1016/j.agrformet.2008.12.007', 'article_doi': 'http://www.sciencedirect.com/science/article/pii/S0168192308003560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(-VNIR_54 + VNIR_60)/VNIR_54</text:p>
          </table:table-cell>
          <table:table-cell office:value-type="string" calcext:value-type="string">
            <text:p>1) На что указывает этот индекс?</text:p>
            <text:p>- CIrededge710 (Chlorophyll Index RedEdge 710) — индекс, чувствительный к содержанию хлорофилла в растительном покрове (листовой и совокупный содерж. хлорофилла на уровне кроны). Рассчитывается на основе отражательной способности в красной кромке (ок. 710 нм) и ближнем ИК (ок. 750 нм).</text:p>
            <text:p/>
            <text:p>2) Как его интерпретировать?</text:p>
            <text:p>- Бóльшие значения CIrededge710 соответствуют большему содержанию хлорофилла в листах/кроне и, следовательно, повышенной фотосинтетической активности (LUE, GPP/PAR).  </text:p>
            <text:p>- Из статьи: сильная положительная связь с содержанием хлорофилла (R2 ≈ 0.85, n=24); связь с GPP/PAR R2 ≈ 0.74 (n=240); при использовании CIrededge710·PAR для оценки GPP R2 ≈ 0.65 (n=240) (по типам посевов R2 ≈ 0.73/0.75/0.64).  </text:p>
            <text:p>- Соответствие между значением индекса и концентрацией есть, но требует калибровки под конкретный случай (разные регрессии для разных условий) — индекс менее склонен к насыщению, чем обычный NDVI, но универсальные зависимости получить сложно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www.indexdatabase.de//db/i-single.php?id=183" xlink:type="simple">https://www.indexdatabase.de//db/i-single.php?id=183</text:a></text:p>
          </table:table-cell>
          <table:table-cell office:value-type="string" calcext:value-type="string">
            <text:p>Simple Ratio 440/690 Lichtenthaler indices 2</text:p>
          </table:table-cell>
          <table:table-cell office:value-type="string" calcext:value-type="string">
            <text:p>Простое соотношение 440/690 индексов Лихтенталера 2</text:p>
          </table:table-cell>
          <table:table-cell office:value-type="string" calcext:value-type="string">
            <text:p>Lic2</text:p>
          </table:table-cell>
          <table:table-cell office:value-type="string" calcext:value-type="string">
            <text:p>440nm/690nm</text:p>
          </table:table-cell>
          <table:table-cell office:value-type="string" calcext:value-type="string">
            <text:p>[{'article_name': 'Lichtenthaler, Hartmut K. - Vegetation Stress: an Introduction to the Stress Concept in Plants\n', 'article_link': '10.1016/s0176-1617(96)80287-2', 'article_doi': 'http://www.sciencedirect.com/science/article/pii/S0176161796802872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table:number-columns-repeated="4"/>
          <table:table-cell office:value-type="string" calcext:value-type="string">
            <text:p>VNIR_5/VNIR_51</text:p>
          </table:table-cell>
          <table:table-cell office:value-type="string" calcext:value-type="string">
            <text:p>1) На что указывает этот индекс?  </text:p>
            <text:p>- Простое отношение R(440)/R(690) (Simple Ratio 440/690; Lichtenthaler index, часто обозначаемый как SR7/LIC2). 440 nm — синий спектр (связанный с излучением/отражением эпидермальных фенолов/флавонолов/blue‑fluorescence), 690 nm — красная область (связанная с хлорофилль‑флуоресценцией/поглощением). Индекс чувствителен к соотношению эпидермальных феноликов (рост при стрессе/увеличении защитных пигментов) и хлорофилла — применяется как индикатор фитостресса (снижение хлорофилла / увеличение феноликов).</text:p>
            <text:p/>
            <text:p>2) Как его интерпретировать?  </text:p>
            <text:p>- Большие значения: относительное увеличение сигнала на 440 nm и/или уменьшение на 690 nm → указывает на повышение доли эпидермальных фенолов/флавонолов и/или снижение содержания хлорофилла (т.е. стресс, старение, хлороз).  </text:p>
            <text:p>- Соответствие концентрации: коррелирует с изменениями в содержаниях (обратно с хлорофиллом, прямо с эпидермальными фенолами), но не даёт прямой линейной однофакторной оценки без калибровки — это полуколичественный/чувствительный индикатор, на значение влияют структура листа, угол освещения и др., требует эмпирической калибровки для количественного вывода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www.indexdatabase.de//db/i-single.php?id=146" xlink:type="simple">https://www.indexdatabase.de//db/i-single.php?id=146</text:a></text:p>
          </table:table-cell>
          <table:table-cell office:value-type="string" calcext:value-type="string">
            <text:p>Simple Ratio 605/760 Carter3</text:p>
          </table:table-cell>
          <table:table-cell office:value-type="string" calcext:value-type="string">
            <text:p>Простое соотношение 605/760 Carter3</text:p>
          </table:table-cell>
          <table:table-cell office:value-type="string" calcext:value-type="string">
            <text:p>Ctr3</text:p>
          </table:table-cell>
          <table:table-cell office:value-type="string" calcext:value-type="string">
            <text:p>605nm/760nm</text:p>
          </table:table-cell>
          <table:table-cell office:value-type="string" calcext:value-type="string">
            <text:p>[{'article_name': 'Carter, Gregory A. - Ratios of leaf reflectances in narrow wavebands as indicators of plant stress\n', 'article_link': '10.1080/01431169408954109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2/B8</text:p>
          </table:table-cell>
          <table:table-cell table:number-columns-repeated="3"/>
          <table:table-cell office:value-type="string" calcext:value-type="string">
            <text:p>VNIR_38/VNIR_61</text:p>
          </table:table-cell>
          <table:table-cell office:value-type="string" calcext:value-type="string">
            <text:p>1) На что указывает этот индекс?</text:p>
            <text:p>- Simple Ratio 605/760 (Carter3) = R605 / R760 — отношение спектральной отражательной способности при 605 nm к отражению при 760 nm.  </text:p>
            <text:p>- Применён как вегетационный индекс; служит индикатором стрессового состояния растения и связанного с ним уменьшения содержания хлорофилла (в частности хлорофилла a) (Carter 1994).</text:p>
            <text:p/>
            <text:p>2) Как его интерпретировать?</text:p>
            <text:p>- Большие значения индекса соответствуют более стрессовым листьям — повышению видимой отражательной способности (около 605 nm) при низкой чувствительности в ближнем ИК (760 nm), то есть косвенно указывают на снижение содержания хлорофилла.  </text:p>
            <text:p>- Связь есть, но не жёсткая количественно: Carter (1994) отмечал значимую реакцию R605/R760 на все тестируемые агенты стресса; однако в обзоре/калибровке индексов (le Maire et al., 2004) R605/R760 показал относительно слабую точность в оценке содержания хлорофилла (RMSECVexp ≈ 8.58 µg/cm2, RMSEsim ≈ 4.55 µg/cm2), то есть индекс дает направленную корреляцию, но ненадёжную/неточную количественную оценку для широкого набора видов и условий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www.indexdatabase.de//db/i-single.php?id=139" xlink:type="simple">https://www.indexdatabase.de//db/i-single.php?id=139</text:a></text:p>
          </table:table-cell>
          <table:table-cell office:value-type="string" calcext:value-type="string">
            <text:p>Red-Edge Inflection Point 3</text:p>
          </table:table-cell>
          <table:table-cell office:value-type="string" calcext:value-type="string">
            <text:p>Точка перегиба красного края 3</text:p>
          </table:table-cell>
          <table:table-cell office:value-type="string" calcext:value-type="string">
            <text:p>REIP3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[{'article_name': 'Herrmann, I.; Pimstein, A.; Karnieli, A.; Cohen, Y.; Alchanatis, V.; Bonfil, D. J. - LAI assessment of wheat and potato crops by VENÂµS and Sentinel-2 bands\n', 'article_link': '10.1016/j.rse.2011.04.018', 'article_doi': 'http://www.sciencedirect.com/science/article/pii/S0034425711001465'}, {'article_name': 'le Maire, G.; Francois, C.; Dufrene, E. - Towards universal broad leaf chlorophyll indices using PROSPECT simulated database and hyperspectral reflectance measurements\n', 'article_link': '10.1016/j.rse.2003.09.004', 'article_doi': ''}, {'article_name': 'Schlerf, M.; Atzberger, C.; Hill, J. <text:s/>- Remote sensing of forest biophysical variables using HyMap imaging spectrometer data\n', 'article_link': '', 'article_doi': ''}, {'article_name': 'Vogelmann, J.E.; Rock, B.N.; Moss, D.M. <text:s/>- Red Edge Spectral Measurements from Sugar Maple Leaves\n', 'article_link': '10.1080/01431169308953986', 'article_doi': 'http://dx.doi.org/10.1080/01431169308953986'}]</text:p>
          </table:table-cell>
          <table:table-cell table:number-columns-repeated="5" office:value-type="string" calcext:value-type="string">
            <text:p>740</text:p>
          </table:table-cell>
          <table:table-cell office:value-type="string" calcext:value-type="string">
            <text:p>1) На что указывает этот индекс? — REIP3 (Red‑Edge Inflection Point) в приведённых статьях служит индикатором растительных свойств: прежде всего содержания хлорофилла (общий Chl a+b) и связанных с ним биофизических параметров (LAI, биомасса, состояние кунапи). (Отмечено, что это не минералогический индекс.)</text:p>
            <text:p/>
            <text:p>2) Как его интерпретировать? — сдвиг REIP в более длинноволновую область (большие значения, т.е. большая длина волны инфлекции) обычно соответствует увеличению содержания хлорофилла и/или возрастанию LAI. Однако соответствие не строго пропорционально: для разных культур и диапазонов значения ведут себя по‑разному — для пшеницы наблюдалась почти линейная связь (высокая корреляция, REIP хорошо предсказывает LAI), для картофеля — частичная сатурация и меньшая чувствительность; при больших LAI/высоком хлорофилле возможна сатурация (отмечены диапазоны LAI ≈4–7, где чувствительность падает). Также листовой уровень: REIP критикуют как ненадёжный для точного определения концентрации хлорофилла из‑за «прыжка пика» и мульти‑пиков в первой производной спектра (le Maire et al.). В работе приведены характерные численные значения REIP: усреднённо «all data» ≈721 nm, «wheat» ≈723 nm, «potato» ≈719 nm; VIP‑пики PLS в_red‑edge ≈718–728 nm; при использовании полос VENμS / Sentinel‑2 REIP даёт высокую корреляцию с LAI (r≈0.91 для пшеницы).</text:p>
            <text:p/>
            <text:p>3) Можно ли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www.indexdatabase.de//db/i-single.php?id=244" xlink:type="simple">https://www.indexdatabase.de//db/i-single.php?id=244</text:a></text:p>
          </table:table-cell>
          <table:table-cell office:value-type="string" calcext:value-type="string">
            <text:p>Corrected Transformed Vegetation Index</text:p>
          </table:table-cell>
          <table:table-cell office:value-type="string" calcext:value-type="string">
            <text:p>Скорректированный трансформированный индекс растительности</text:p>
          </table:table-cell>
          <table:table-cell office:value-type="string" calcext:value-type="string">
            <text:p>CTVI</text:p>
          </table:table-cell>
          <table:table-cell office:value-type="string" calcext:value-type="string">
            <text:p>sqrt(5)*sqrt(NDVI)</text:p>
          </table:table-cell>
          <table:table-cell office:value-type="string" calcext:value-type="string">
            <text:p>[{'article_name': 'Perry Jr, Charles R.; Lautenschlager, Lyle F. - Functional equivalence of spectral vegetation indices\n', 'article_link': '10.1016/0034-4257(84)90013-0', 'article_doi': 'http://www.sciencedirect.com/science/article/pii/0034425784900130'}]</text:p>
          </table:table-cell>
          <table:table-cell table:number-columns-repeated="5" office:value-type="string" calcext:value-type="string">
            <text:p>sqrt(5)*sqrt(NDVI)</text:p>
          </table:table-cell>
          <table:table-cell office:value-type="string" calcext:value-type="string">
            <text:p>1) На что указывает этот индекс? — В самой статье CTVI (Corrected Transformed Vegetation Index) прямо не упоминается. Описывается Transformed Vegetation Index (TVI6/TVI7), который указывает на наличие и количество зелёной растительности (хлорофилл/зелёная биомасса, листовая площадь, процент покрытия, состояние растений).</text:p>
            <text:p/>
            <text:p>2) Как его интерпретировать? — Большие значения TVI соответствуют большей доле зелёной растительности / большей листовой площади и биомассе. Между значением индекса и концентрацией «вещества» (хлорофилла/биомассы) существует эмпирическая связь (корреляции с параметрами растительности часто порядка ~0.7 и выше; между самими VI — до 0.8–0.95), но это прокси, а не прямое количественное измерение концентрации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www.indexdatabase.de//db/i-single.php?id=289" xlink:type="simple">https://www.indexdatabase.de//db/i-single.php?id=289</text:a></text:p>
          </table:table-cell>
          <table:table-cell office:value-type="string" calcext:value-type="string">
            <text:p>Ratio Analysis of Reflectance Spectra C1</text:p>
          </table:table-cell>
          <table:table-cell office:value-type="string" calcext:value-type="string">
            <text:p>Анализ соотношения спектров отражения C1</text:p>
          </table:table-cell>
          <table:table-cell office:value-type="string" calcext:value-type="string">
            <text:p>RARSc1</text:p>
          </table:table-cell>
          <table:table-cell office:value-type="string" calcext:value-type="string">
            <text:p>760nm*r500/(500nm*r76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8*r500/(B1*r760)</text:p>
          </table:table-cell>
          <table:table-cell table:number-columns-repeated="3"/>
          <table:table-cell office:value-type="string" calcext:value-type="string">
            <text:p>VNIR_61*r500/(VNIR_18*r760)</text:p>
          </table:table-cell>
          <table:table-cell office:value-type="string" calcext:value-type="string">
            <text:p>1) На что указывает: RARS c (Ratio Analysis of Reflectance Spectra C1) указывает на концентрацию каротиноидов (Cars, суммарные ксантофиллы и β‑каротин) в листьях.</text:p>
            <text:p/>
            <text:p>2) Как интерпретировать: формула (в оригинальной форме, Chappelle et al./применение в Blackburn 1998): RARS_c = (R760 / R500) / (r760 / r500), где R — отражение образца, r — эталонное отражение. В статье найдена положительная (линейная) зависимость: y = 69.217·x + 74.542, R² = 0.2463 — т.е. большие значения RARS_c соответствуют большему содержанию каротиноидов, но связь слабая и мало пригодна для точного количественного оценивания (оптимизации волновых диапазонов дали лишь слабое улучшение; лучший одиночный канал — R470 — дал R² ≈ 0.4933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www.indexdatabase.de//db/i-single.php?id=141" xlink:type="simple">https://www.indexdatabase.de//db/i-single.php?id=141</text:a></text:p>
          </table:table-cell>
          <table:table-cell office:value-type="string" calcext:value-type="string">
            <text:p>Single Band 720 Boochs2</text:p>
          </table:table-cell>
          <table:table-cell office:value-type="string" calcext:value-type="string">
            <text:p>Однополосный 720 Буч2</text:p>
          </table:table-cell>
          <table:table-cell office:value-type="string" calcext:value-type="string">
            <text:p>SB720</text:p>
          </table:table-cell>
          <table:table-cell office:value-type="string" calcext:value-type="string">
            <text:p>720nm</text:p>
          </table:table-cell>
          <table:table-cell office:value-type="string" calcext:value-type="string">
            <text:p>[{'article_name': 'Boochs, F.; Kupfer, G.; Dockter, K.; KÃ¼hbauch, W. - Shape of the red edge as vitality indicator for plants\n', 'article_link': '10.1080/01431169008955127', 'article_doi': '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8</text:p>
          </table:table-cell>
          <table:table-cell table:number-columns-repeated="3"/>
          <table:table-cell office:value-type="string" calcext:value-type="string">
            <text:p>VNIR_56</text:p>
          </table:table-cell>
          <table:table-cell office:value-type="string" calcext:value-type="string">
            <text:p>1) На что указывает этот индекс?</text:p>
            <text:p>   - SB720 (Single Band 720, Boochs) — соответствует показателю в области ~720 nm, в статье Boochs обозначен как B R 720 (амплитуда первой производной / однополосный сигнал в районе 720 нм) и применяется как индикатор хлорофилла (в основном хлорофилл a) и жизнеспособности растительности (характер формы «red edge»).</text:p>
            <text:p/>
            <text:p>2) Как его интерпретировать?</text:p>
            <text:p>   - Большие значения SB720 означают более выраженную/крутую форму red‑edge в области ~720 nm, что часто связано с изменением листового рассеяния (накладки листьев, биомасса) и со сдвигом red‑edge; в то же время показатели на ближней передней части края (напр., dr(703 nm)) интерпретируются иначе (большие dr(703) — как правило, снижение хлорофилла). Соответствие концентрации: индекс коррелирует с содержанием хлорофилла и LAI, но связь не является простой линейной пропорцией — она зависит от вида, структуры листа, фоновых эффектов и может насыщаться/инвертироваться, поэтому по значению SB720 нельзя однозначно получить точную концентрацию без калибровки.</text:p>
            <text:p/>
            <text:p>3) Можно ли его использовать для поиска месторождений полезных ископаемых?</text:p>
            <text:p>   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www.indexdatabase.de//db/i-single.php?id=245" xlink:type="simple">https://www.indexdatabase.de//db/i-single.php?id=245</text:a></text:p>
          </table:table-cell>
          <table:table-cell office:value-type="string" calcext:value-type="string">
            <text:p>Normalized Difference NIR/MIR Modified Normalized Difference Vegetation Index</text:p>
          </table:table-cell>
          <table:table-cell office:value-type="string" calcext:value-type="string">
            <text:p>Нормализованная разница NIR/MIR Модифицированный нормализованный разностный растительный индекс</text:p>
          </table:table-cell>
          <table:table-cell office:value-type="string" calcext:value-type="string">
            <text:p>MNDVI</text:p>
          </table:table-cell>
          <table:table-cell office:value-type="string" calcext:value-type="string">
            <text:p>(-MIR + 1080.0)/(MIR + 1080.0)</text:p>
          </table:table-cell>
          <table:table-cell office:value-type="string" calcext:value-type="string">
            <text:p>[{'article_name': 'JÃ¼rgens, C. - The modified normalized difference vegetation index (mNDVI) - a new index to determine frost damages in agriculture based on LANDSAT TM data\n', 'article_link': '', 'article_doi': ''}, 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]</text:p>
          </table:table-cell>
          <table:table-cell table:number-columns-repeated="5" office:value-type="string" calcext:value-type="string">
            <text:p>(1080.0 - MIR)/(MIR + 1080.0)</text:p>
          </table:table-cell>
          <table:table-cell office:value-type="string" calcext:value-type="string">
            <text:p>1) На что указывает этот индекс?</text:p>
            <text:p>- В самой статье индекс MNDVI (Normalized Difference NIR/MIR Modified NDVI) прямо не встречается. Ближайшие аналоги — NDVI с заменой красного на MIR (NDVI_MIR / NDVI MIR1.6, NDVI MIR2.1) и AFRI (Aerosol Free Vegetation Index). Эти индексы указывают на состояние растительности (зелёная биомасса, хлорофилл) и чувствительны к содержанию жидкой воды в листьях.</text:p>
            <text:p/>
            <text:p>2) Как его интерпретировать?</text:p>
            <text:p>- По аналогии с NDVI/NDVI_MIR/AFRI: большие значения соответствуют более развитой/здоровой растительности (больше биомассы, LAI, хлорофилла) и отражают относительную разницу NIR vs MIR (MIR чувствителен к листовой воде). Связь эмпирическая с параметрами растительности; индекс не даёт прямого количественного значения концентрации какого‑либо конкретного вещества (только относительную оценку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www.indexdatabase.de//db/i-single.php?id=263" xlink:type="simple">https://www.indexdatabase.de//db/i-single.php?id=263</text:a></text:p>
          </table:table-cell>
          <table:table-cell office:value-type="string" calcext:value-type="string">
            <text:p>Modified Normalised Difference 750/705</text:p>
          </table:table-cell>
          <table:table-cell office:value-type="string" calcext:value-type="string">
            <text:p>Измененная нормализованная разница 750/705</text:p>
          </table:table-cell>
          <table:table-cell office:value-type="string" calcext:value-type="string">
            <text:p>MND750/705</text:p>
          </table:table-cell>
          <table:table-cell office:value-type="string" calcext:value-type="string">
            <text:p>(-705nm + 750nm)/(-2*445nm + 705nm + 75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]</text:p>
          </table:table-cell>
          <table:table-cell table:number-columns-repeated="4"/>
          <table:table-cell office:value-type="string" calcext:value-type="string">
            <text:p>(-VNIR_54 + VNIR_60)/(VNIR_54 - 2*VNIR_6 + VNIR_60)</text:p>
          </table:table-cell>
          <table:table-cell office:value-type="string" calcext:value-type="string">
            <text:p>1) На что указывает этот индекс?</text:p>
            <text:p>- MND750/705 (Modified Normalised Difference 750/705) — модифицированный нормализованный разностный индекс, основанный на отражениях в районе 750 и 705 нм (с опорной/корректирующей полосой в синей области, ≈445 nm). В приведённых статьях он используется как индикатор содержания общего хлорофилла (chl a + b) в листьях.</text:p>
            <text:p/>
            <text:p>2) Как его интерпретировать?</text:p>
            <text:p>- Чем больше значение индекса — тем выше содержание хлорофилла (положительная корреляция). В статьях отмечена хорошая чувствительность к общей концентрации хлорофилла и уменьшение эффекта насыщения по сравнению с простыми индексами в некоторых диапазонах. Точность на листовом наборе данных: RMSECV ≈ 2 µg·cm⁻² (в работе le Maire et al. / Sims &amp; Gamon результаты порядка 1.8–2.1 µg·cm⁻² для модифицированных индексов); при применении к большой симулированной базе погрешность выше (≈4–6 µg·cm⁻²). Соответствие значений концентрации — статистически значимое (не строго линейное; авторы использовали полиномиальные/регрессионные аппроксимации и отмечали возможную насыщаемость на очень высоких содерж. хлорофилла).</text:p>
            <text:p/>
            <text:p>3) Можно ли его использовать для поиска месторождений полезных ископаемых?</text:p>
            <text:p>- Нет информации. (В данных статьях индекс рассматривается только для определения листового хлорофилла; про применение в минералогии/поиске руд не упоминается.)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www.indexdatabase.de//db/i-single.php?id=504" xlink:type="simple">https://www.indexdatabase.de//db/i-single.php?id=504</text:a></text:p>
          </table:table-cell>
          <table:table-cell office:value-type="string" calcext:value-type="string">
            <text:p>Single Band 1540</text:p>
          </table:table-cell>
          <table:table-cell office:value-type="string" calcext:value-type="string">
            <text:p>Однополосный 1540</text:p>
          </table:table-cell>
          <table:table-cell office:value-type="string" calcext:value-type="string">
            <text:p>SB1540</text:p>
          </table:table-cell>
          <table:table-cell office:value-type="string" calcext:value-type="string">
            <text:p>154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52</text:p>
          </table:table-cell>
          <table:table-cell office:value-type="string" calcext:value-type="string">
            <text:p>1) На что указывает: Single Band 1540 (SB1540, λ ≈ 1.54 μm) связан с колебанием O–H (1‑й обертон) и ассоциируется с органическими компонентами — преимущественно крахмалом и целлюлозой (вегетативные материалы).</text:p>
            <text:p/>
            <text:p>2) Как интерпретировать: при наличии сильного поглощения на 1.54 μm (глубокая полоса) — вероятно больший вклад крахмала/целлюлозы; если индекс — просто отражательная способность в этой полосе, то большие значения отражения означают слабую поглощаю‑щую концентрацию вещества. При этом в статье прямо отмечено, что одноточечное (однолончатое) значение ненадёжно для прямого количественного определения: спектральное смешение, многократное рассеяние, перекрывающиеся полосы и насыщение делают прямую линейную зависимость между значением индекса и концентрацией сомнительной — возможны лишь эмпирические корреляции в строго контролируемых условиях и с многополосными методами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www.indexdatabase.de//db/i-single.php?id=411" xlink:type="simple">https://www.indexdatabase.de//db/i-single.php?id=411</text:a></text:p>
          </table:table-cell>
          <table:table-cell office:value-type="string" calcext:value-type="string">
            <text:p>Normalized Difference 2260/1490 Normalized Difference leaf mass per area</text:p>
          </table:table-cell>
          <table:table-cell office:value-type="string" calcext:value-type="string">
            <text:p>Нормализованная разница 2260/1490 Нормализованная разница в массе листьев на площади</text:p>
          </table:table-cell>
          <table:table-cell office:value-type="string" calcext:value-type="string">
            <text:p>NDlma</text:p>
          </table:table-cell>
          <table:table-cell office:value-type="string" calcext:value-type="string">
            <text:p>2260nm−1490nm/(1490nm + 2260nm)</text:p>
          </table:table-cell>
          <table:table-cell office:value-type="string" calcext:value-type="string">
            <text:p>[{'article_name': 'le Maire, Guerric; FranÃ§ois, Christophe; Soudani, Kamel; Berveiller, Daniel; Pontailler, Jean-Yves; BrÃ©da, Nathalie; Genet, HÃ©lÃ¨ne; Davi, Hendrik; DufrÃªne, Eric - Calibration and validation of hyperspectral indices for the estimation of broadleaved forest leaf chlorophyll content, leaf mass per area, leaf area index and leaf canopy biomass\n', 'article_link': '10.1016/j.rse.2008.06.005', 'article_doi': 'http://www.sciencedirect.com/science/article/pii/S003442570800196X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www.indexdatabase.de//db/i-single.php?id=30" xlink:type="simple">https://www.indexdatabase.de//db/i-single.php?id=30</text:a></text:p>
          </table:table-cell>
          <table:table-cell office:value-type="string" calcext:value-type="string">
            <text:p>Simple Ratio NIR/G Green Ratio Vegetation Index</text:p>
          </table:table-cell>
          <table:table-cell office:value-type="string" calcext:value-type="string">
            <text:p>Простое соотношение NIR/G Коэффициент зеленой массы Растительный индекс</text:p>
          </table:table-cell>
          <table:table-cell office:value-type="string" calcext:value-type="string">
            <text:p>GRVI</text:p>
          </table:table-cell>
          <table:table-cell office:value-type="string" calcext:value-type="string">
            <text:p>1080.0/560.0</text:p>
          </table:table-cell>
          <table:table-cell office:value-type="string" calcext:value-type="string">
            <text:p>[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]</text:p>
          </table:table-cell>
          <table:table-cell table:number-columns-repeated="5" office:value-type="string" calcext:value-type="string">
            <text:p>1.92857142857143</text:p>
          </table:table-cell>
          <table:table-cell office:value-type="string" calcext:value-type="string">
            <text:p>1) На что указывает этот индекс?</text:p>
            <text:p>   - GRVI (Simple Ratio NIR/G = R_NIR / R_green) — отражает отношение отражательной способности в ближнем ИК к зелёному каналу; в статье он применяется как показатель наличия и количества зелёной растительности (зелёная биомасса, VF, LAI) и косвенно связан с содержанием хлорофилла.</text:p>
            <text:p/>
            <text:p>2) Как его интерпретировать?</text:p>
            <text:p>   - Большие значения GRVI указывают на более высокий вклад NIR относительно зелёного — обычно больше листовой структуры/биомассы и/или большая поглощательная способность в видимом (больше хлорофилла). </text:p>
            <text:p>   - Соответствие между значением индекса и концентрацией вещества (хлорофилла/биомассы) есть, но не строго линейное: при умеренных значениях индекс чувствителен, однако при плотном покрове (≈50–60% и выше) NIR может выровняться или даже уменьшиться, что вызывает насыщение/потерю чувствительности (в статье отмечено, что NDVI и NIR‑основанные индексы теряют чувствительность &gt;≈60%; видимые/нормализованные индексы, напр., VARI, лучше сохраняют чувствительность).</text:p>
            <text:p/>
            <text:p>3) Можно ли его использовать для поиска месторождений полезных ископаемых?</text:p>
            <text:p>   - Нет информации.</text:p>
          </table:table-cell>
          <table:table-cell table:style-name="Default" table:number-columns-repeated="16371"/>
        </table:table-row>
        <table:table-row table:style-name="ro9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www.indexdatabase.de//db/i-single.php?id=130" xlink:type="simple">https://www.indexdatabase.de//db/i-single.php?id=130</text:a></text:p>
          </table:table-cell>
          <table:table-cell office:value-type="string" calcext:value-type="string">
            <text:p>Visible Atmospherically Resistant Indices RedEdge</text:p>
          </table:table-cell>
          <table:table-cell office:value-type="string" calcext:value-type="string">
            <text:p>Видимые показатели атмосферостойкости изменяются</text:p>
          </table:table-cell>
          <table:table-cell office:value-type="string" calcext:value-type="string">
            <text:p>VARIrededge</text:p>
          </table:table-cell>
          <table:table-cell office:value-type="string" calcext:value-type="string">
            <text:p>(-[620:680] + [700:710])/([620:680] + [700:710]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]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) На что указывает этот индекс?  </text:p>
            <text:p>   - Полное название: Visible Atmospherically Resistant Index (RedEdge), сокращённо VARIrededge.  </text:p>
            <text:p>   - Формула (в приведённых статьях): VARIrededge = R_rededge / (R_rededge + R_red) (где R_rededge — отражение в «красном крае» ~700 nm, R_red — отражение в красном ~670 nm).  </text:p>
            <text:p>   - Помогает определить: долю зелёной растительности (green vegetation fraction) и связанную с ней хлорофилльную/зелёную биомассу (индицирует наличие и степень «озелёнения» растительного покрова).</text:p>
            <text:p/>
            <text:p>2) Как его интерпретировать?  </text:p>
            <text:p>   - Большие значения VARIrededge соответствуют большей доле зелёной растительности / более высокому содержанию хлорофилла в кроне (то есть больше зелёной биомассы и перекрытия).  </text:p>
            <text:p>   - Между значением индекса и долей зелёной растительности обычно существует сильная положительная корреляция (в статьях r2 ≈ 0.91–0.95; ошибка оценки VF ≲ 7–10%). Для хлорофилла и биомассы корреляция тоже есть, но точность зависит от видов, LAI, структуры кроны и фонового грунта — индекс не даёт прямого абсолютного химического содержания, а лишь коррелирует с ним.  </text:p>
            <text:p>   - Преимущество VARI‑типа (и red‑edge варианта) — меньшая чувствительность к атмосферным эффектам и лучшая чувствительность при высоких значениях покрова по сравнению с NDVI; однако влияние архитектуры кроны и других внешних факторов остаётся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www.indexdatabase.de//db/i-single.php?id=545" xlink:type="simple">https://www.indexdatabase.de//db/i-single.php?id=545</text:a></text:p>
          </table:table-cell>
          <table:table-cell office:value-type="string" calcext:value-type="string">
            <text:p>Simple Ratio 895/972 Water band index 4</text:p>
          </table:table-cell>
          <table:table-cell office:value-type="string" calcext:value-type="string">
            <text:p>Простое соотношение 895/972 Индекс полосы пропускания воды 4</text:p>
          </table:table-cell>
          <table:table-cell office:value-type="string" calcext:value-type="string">
            <text:p>WBI4</text:p>
          </table:table-cell>
          <table:table-cell office:value-type="string" calcext:value-type="string">
            <text:p>895nm/972nm</text:p>
          </table:table-cell>
          <table:table-cell office:value-type="string" calcext:value-type="string">
            <text:p>[{'article_name': 'Serrano, Lydia; Ustin, Susan L.; Roberts, Dar A.; Gamon, John A.; PeÃ±uelas, Josep - Deriving Water Content of Chaparral Vegetation from AVIRIS Data\n', 'article_link': '10.1016/s0034-4257(00)00147-4', 'article_doi': 'http://www.sciencedirect.com/science/article/pii/S0034425700001474'}]</text:p>
          </table:table-cell>
          <table:table-cell table:number-columns-repeated="4"/>
          <table:table-cell office:value-type="string" calcext:value-type="string">
            <text:p>VNIR_79/VNIR_88</text:p>
          </table:table-cell>
          <table:table-cell office:value-type="string" calcext:value-type="string">
            <text:p>1) На что указывает индекс?  </text:p>
            <text:p>   - WBI4 (Simple Ratio 895/972, Water Band Index 4) = R895 / R972.  </text:p>
            <text:p>   - Указывает на наличие и количество жидкой воды в растительности (листья/крона): индикатор относительного содержания воды (Canopy/Leaf RWC, сопоставим с EWT/WT).</text:p>
            <text:p/>
            <text:p>2) Как интерпретировать?  </text:p>
            <text:p>   - Большие значения WBI4 соответствуют более высокому содержанию воды (падение отражения в 972 nm при увеличении воды делает отношение выше).  </text:p>
            <text:p>   - В статье показана положительная, в основном линейная связь с Canopy RWC, но только умеренная по силе: r2 ≈ 0.38 (p&lt;0.05) для всех участков; при учёте структурных факторов объяснённая дисперсия увеличивалась (WI: структура объясняла ~36%, добавление RWC повышало до ~44%); при зеленом покрове &gt;70% связь значительно сильнее (r2 ≈ 0.88).  </text:p>
            <text:p>   - Следовательно, индекс даёт относительную оценку влажности растений, но чувствителен к структуре кроны, покрытию почвы, атмосферным и инструментальным погрешностям и не является прямым измерением абсолютной концентрации воды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www.indexdatabase.de//db/i-single.php?id=176" xlink:type="simple">https://www.indexdatabase.de//db/i-single.php?id=176</text:a></text:p>
          </table:table-cell>
          <table:table-cell office:value-type="string" calcext:value-type="string">
            <text:p>Simple Ratio 800/680 Pigment Specific Simple Ratio (Cholophyll a) (PSSRa)</text:p>
          </table:table-cell>
          <table:table-cell office:value-type="string" calcext:value-type="string">
            <text:p>Простое соотношение 800/680, специфичное для пигмента (холофилл а) (PSSRa)</text:p>
          </table:table-cell>
          <table:table-cell office:value-type="string" calcext:value-type="string">
            <text:p>SR800/680</text:p>
          </table:table-cell>
          <table:table-cell office:value-type="string" calcext:value-type="string">
            <text:p>800nm/68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Blackburn, G. A. - Spectral indices for estimating photosynthetic pigment concentrations: A test using senescent tree leaves\n', 'article_link': '10.1080/014311698215919', 'article_doi': 'http://dx.doi.org/10.1080/014311698215919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Richardson, Andrew D.; Duigan, Shane P.; Berlyn, Graeme P. - An evaluation of noninvasive methods to estimate foliar chlorophyll content\n', 'article_link': '10.1046/j.0028-646X.2001.00289.x', 'article_doi': 'http://dx.doi.org/10.1046/j.0028-646X.2001.00289.x'}, {'article_name': 'Sims, Daniel A.; Gamon, John A. - Relationships between leaf pigment content and spectral reflectance across a wide range of species, leaf structures and developmental stages\n', 'article_link': '10.1016/s0034-4257(02)00010-x', 'article_doi': 'http://www.sciencedirect.com/science/article/pii/S003442570200010X'}]</text:p>
          </table:table-cell>
          <table:table-cell office:value-type="string" calcext:value-type="string">
            <text:p>B4/B3</text:p>
          </table:table-cell>
          <table:table-cell/>
          <table:table-cell office:value-type="string" calcext:value-type="string">
            <text:p>B3/B2</text:p>
          </table:table-cell>
          <table:table-cell office:value-type="string" calcext:value-type="string">
            <text:p>B8/B4</text:p>
          </table:table-cell>
          <table:table-cell office:value-type="string" calcext:value-type="string">
            <text:p>VNIR_67/VNIR_50</text:p>
          </table:table-cell>
          <table:table-cell office:value-type="string" calcext:value-type="string">
            <text:p>1) На что указывает индекс?</text:p>
            <text:p>- Simple Ratio 800/680 (Pigment Specific Simple Ratio, PSSR a; также записывается как SR800/680 или q803/q681 в данных Hyperion) — предназначен для оценки концентрации хлорофилла a (Chl a). (Blackburn 1998; Galvão et al. 2005)</text:p>
            <text:p/>
            <text:p>2) Как интерпретировать?</text:p>
            <text:p>- Формула (в работах): PSSR_a ≈ R800 / R680 (в Hyperion-публикации приводят q803/q681).  </text:p>
            <text:p>- Большие значения индекса соответствуют большей концентрации хлорофилла a. В листовом эксперименте Blackburn (1998) получена очень сильная положительная эмпирическая зависимость (R^2 ≈ 0.945). Зависимость, приведённая в статье: PSSR_a = 10.928 · (Chl_a)^{1.7691} (Chl_a в mg·m^-2). Обратная оценка содержания: Chl_a ≈ (PSSR_a / 10.928)^{0.565}.  </text:p>
            <text:p>- Примечания: это отношение хорошо работает на уровне листа и оставалось чувствительным в широком диапазоне концентраций Chl a в эксперименте Blackburn; при переходе на масштаб кроны/пикселя возможны ослабления связи из‑за структуры и фона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www.indexdatabase.de//db/i-single.php?id=290" xlink:type="simple">https://www.indexdatabase.de//db/i-single.php?id=290</text:a></text:p>
          </table:table-cell>
          <table:table-cell office:value-type="string" calcext:value-type="string">
            <text:p>Structure Intensive Pigment Index 2</text:p>
          </table:table-cell>
          <table:table-cell office:value-type="string" calcext:value-type="string">
            <text:p>Индекс насыщенности структуры пигментом 2</text:p>
          </table:table-cell>
          <table:table-cell office:value-type="string" calcext:value-type="string">
            <text:p>SIPI2</text:p>
          </table:table-cell>
          <table:table-cell office:value-type="string" calcext:value-type="string">
            <text:p>(-505nm + 800nm)/(-690nm + 800nm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Pu, Ruiliang; Gong, Peng; Yu, Qian - Comparative Analysis of EO-1 ALI and Hyperion, and Landsat ETM+ Data for Mapping Forest Crown Closure and Leaf Area Index\n', 'article_link': '', 'article_doi': 'http://www.mdpi.com/1424-8220/8/6/3744/'}]</text:p>
          </table:table-cell>
          <table:table-cell office:value-type="string" calcext:value-type="string">
            <text:p>(B1 - B4)/(B3 - B4)</text:p>
          </table:table-cell>
          <table:table-cell table:number-columns-repeated="3"/>
          <table:table-cell office:value-type="string" calcext:value-type="string">
            <text:p>(VNIR_19 - VNIR_67)/(VNIR_51 - VNIR_67)</text:p>
          </table:table-cell>
          <table:table-cell office:value-type="string" calcext:value-type="string">
            <text:p>1) На что указывает этот индекс?  </text:p>
            <text:p>- В статье SIPI2 не упоминается; присутствует SIPI (Structure Insensitive Pigment Index, в тексте — Structure insensitive pigment index). SIPI предназначен для оценки отношения каротиноидов к хлорофиллу a (Cars : Chl a). Формула, использованная в статье: SIPI = (R800 − R445) / (R800 − R680) (где Rλ — отражательная способность при длине волны λ).</text:p>
            <text:p/>
            <text:p>2) Как его интерпретировать?  </text:p>
            <text:p>- Более высокие значения SIPI соответствуют большему отношению каротиноидов к хлорофиллу a (т. е. относительное обогащение каротиноидами). В статье связь нелинейная (логарифмическая), хорошая согласованность с отношением Cars:Chl a (R² ≈ 0.855). Индекс менее чувствителен при низких значениях Cars:Chl a и более чувствителен при высоких; SIPI показывает отношение пигментов, а не абсолютную концентрацию, поэтому прямой линейной зависимости от абсолютных концентраций нет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www.indexdatabase.de//db/i-single.php?id=180" xlink:type="simple">https://www.indexdatabase.de//db/i-single.php?id=180</text:a></text:p>
          </table:table-cell>
          <table:table-cell office:value-type="string" calcext:value-type="string">
            <text:p>Simple Ratio 700/670</text:p>
          </table:table-cell>
          <table:table-cell office:value-type="string" calcext:value-type="string">
            <text:p>Простое соотношение 700/670</text:p>
          </table:table-cell>
          <table:table-cell office:value-type="string" calcext:value-type="string">
            <text:p>SR700/670</text:p>
          </table:table-cell>
          <table:table-cell office:value-type="string" calcext:value-type="string">
            <text:p>700nm/670nm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McMurtrey, J.E. III; Chappelle, E.W.; Kim, M.S.; Meisinger, J.J.; Corp, L.A. <text:s/>- Distinguishing nitrogen fertilization levels in field corn (Zea mays L.) with actively induced fluorescence and passive reflectance measurements\n', 'article_link': '', 'article_doi': ''}]</text:p>
          </table:table-cell>
          <table:table-cell office:value-type="string" calcext:value-type="string">
            <text:p>B8/B3</text:p>
          </table:table-cell>
          <table:table-cell table:number-columns-repeated="2"/>
          <table:table-cell office:value-type="string" calcext:value-type="string">
            <text:p>B5/B4</text:p>
          </table:table-cell>
          <table:table-cell office:value-type="string" calcext:value-type="string">
            <text:p>VNIR_53/VNIR_48</text:p>
          </table:table-cell>
          <table:table-cell office:value-type="string" calcext:value-type="string">
            <text:p>1) На что указывает: SR700/670 (Simple Ratio 700/670 = R700/R670) — в статьях приведён как вегетационный индекс, указывающий на содержание хлорофилла (тотальный хлорофилл) в листе.</text:p>
            <text:p/>
            <text:p>2) Как интерпретировать: более высокие значения SR700/670 соответствуют большему отношению отражения у 700 нм к отражению у 670 нм и, как правило, — более высокому содержанию хлорофилла. При этом связь не идеальна: индекс склонен к насыщению при больших концентрациях (волна ~670 нм лежит в зоне сильного поглощения), даёт заметный разброс и уступает по точности модифицированным/«off‑centre» индексам (в обзоре le Maire et al. R700/R670 показал сравнительно большую погрешность на экспериментальных данных — RMSECV ≈ 5.85 µg/cm2 и плохое согласие с моделированием PROSPECT). Вывод: положительная корреляция есть, но она ограничена (ненадёжна при высоких концентрациях и по сравнению с более совершенными индексами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www.indexdatabase.de//db/i-single.php?id=366" xlink:type="simple">https://www.indexdatabase.de//db/i-single.php?id=366</text:a></text:p>
          </table:table-cell>
          <table:table-cell office:value-type="string" calcext:value-type="string">
            <text:p>Simple Ratio NIR/700-715</text:p>
          </table:table-cell>
          <table:table-cell office:value-type="string" calcext:value-type="string">
            <text:p>Простое соотношение NIR/700-715</text:p>
          </table:table-cell>
          <table:table-cell office:value-type="string" calcext:value-type="string">
            <text:p>SRNir/700-715</text:p>
          </table:table-cell>
          <table:table-cell office:value-type="string" calcext:value-type="string">
            <text:p>1080.0/[700:715]</text:p>
          </table:table-cell>
          <table:table-cell office:value-type="string" calcext:value-type="string">
            <text:p>[{'article_name': 'Gitelson, Anatoly A.; Merzlyak, Mark N.; Lichtenthaler, Hartmut K. - Detection of Red Edge Position and Chlorophyll Content by Reflectance Measurements Near 700 nm\n', 'article_link': '10.1016/s0176-1617(96)80285-9', 'article_doi': 'http://www.sciencedirect.com/science/article/pii/S0176161796802859'}]</text:p>
          </table:table-cell>
          <table:table-cell office:value-type="string" calcext:value-type="string">
            <text:p>1080.0/B8</text:p>
          </table:table-cell>
          <table:table-cell table:number-columns-repeated="4"/>
          <table:table-cell office:value-type="string" calcext:value-type="string">
            <text:p>1) На что указывает индекс Simple Ratio NIR/700-715 (SRNir/700-715):  </text:p>
            <text:p>   - Показывает содержание хлорофилла в листьях (total chlorophyll, в т.ч. Chl a).</text:p>
            <text:p/>
            <text:p>2) Как интерпретировать:  </text:p>
            <text:p>   - Большие значения индекса соответствуют большему содержанию хлорофилла.  </text:p>
            <text:p>   - Физически: отражение в NIR практически не зависит от хлорофилла, отражение в 700–715 nm чувствительно к хлорофиллу → их отношение растёт с увеличением Chl.  </text:p>
            <text:p>   - Зависимость близка к линейной для этого отношения; точность оценки по статье: оценочная ошибка для общего Chl &lt; 5.5 nmol/cm2 (для RNIR/R705‑715), для Chl a &lt; 4.1 nmol/cm2. (см. для сравнения R750/R700: ошибка &lt; 3.75 nmol/cm2, r2 &gt; 0.95).</text:p>
            <text:p/>
            <text:p>3) Можно ли использовать для поиска месторождений полезных ископаемых:  </text:p>
            <text:p>   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www.indexdatabase.de//db/i-single.php?id=286" xlink:type="simple">https://www.indexdatabase.de//db/i-single.php?id=286</text:a></text:p>
          </table:table-cell>
          <table:table-cell office:value-type="string" calcext:value-type="string">
            <text:p>Normalized Difference 800/500 Pigment specific normalised difference C1</text:p>
          </table:table-cell>
          <table:table-cell office:value-type="string" calcext:value-type="string">
            <text:p>Нормализованная разница 800/500 для конкретного пигмента Нормализованная разница C1</text:p>
          </table:table-cell>
          <table:table-cell office:value-type="string" calcext:value-type="string">
            <text:p>PSNDc1</text:p>
          </table:table-cell>
          <table:table-cell office:value-type="string" calcext:value-type="string">
            <text:p>(-500nm + 800nm)/(500nm + 800nm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(-B1 + B4)/(B1 + B4)</text:p>
          </table:table-cell>
          <table:table-cell table:number-columns-repeated="2"/>
          <table:table-cell office:value-type="string" calcext:value-type="string">
            <text:p>(-B2 + B8)/(B2 + B8)</text:p>
          </table:table-cell>
          <table:table-cell office:value-type="string" calcext:value-type="string">
            <text:p>(-VNIR_18 + VNIR_67)/(VNIR_18 + VNIR_67)</text:p>
          </table:table-cell>
          <table:table-cell office:value-type="string" calcext:value-type="string">
            <text:p>1) На что указывает этот индекс?  </text:p>
            <text:p>   - PSNDc1 (Normalized Difference 800/500, Pigment specific normalised difference C1) предназначен для определения каротиноидов в листьях (total Cars — суммарные каротиноиды: ксантофиллы + β‑каротин), т.е. это индекс пигментной специфики, а не минералогический.</text:p>
            <text:p/>
            <text:p>2) Как его интерпретировать?  </text:p>
            <text:p>   - Теоретически большие значения PSNDc1 соответствуют бóльшему относительному вкладу отражения на 800 нм по сравнению с 500 нм и потому должны указывать на более высокую концентрацию каротиноидов.  </text:p>
            <text:p>   - На практике в Blackburn (1998) связь очень слабая — для варианта 800/500 коэффициент детерминации R² ≈ 0.19 (см. таблицу результатов). Это означает низкую чувствительность и ненадёжность для количественной оценки концентрации каротиноидов (нет строгой линейной/точной зависимости).</text:p>
            <text:p/>
            <text:p>3) Можно ли его использовать для поиска месторождений полезных ископаемых?  </text:p>
            <text:p>   - Нет информации. (Исходная статья рассматривает листовые пигменты; применение к минералогии/поиску месторождений не рассматривается.)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www.indexdatabase.de//db/i-single.php?id=507" xlink:type="simple">https://www.indexdatabase.de//db/i-single.php?id=507</text:a></text:p>
          </table:table-cell>
          <table:table-cell office:value-type="string" calcext:value-type="string">
            <text:p>Single Band 1780</text:p>
          </table:table-cell>
          <table:table-cell office:value-type="string" calcext:value-type="string">
            <text:p>Однополосный 1780</text:p>
          </table:table-cell>
          <table:table-cell office:value-type="string" calcext:value-type="string">
            <text:p>SB1780</text:p>
          </table:table-cell>
          <table:table-cell office:value-type="string" calcext:value-type="string">
            <text:p>178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 этот индекс? — Single Band 1780 (λ ≈ 1.78 µm) связан с колебаниями C–H (1‑й обертон) и O–H / H–O–H деформацией; в статье этому волнованию приписаны органические вещества: целлюлоза, сахар, крахмал (фолярная органика).</text:p>
            <text:p/>
            <text:p>2) Как интерпретировать? — Большие значения (большая глубина/влияние на сигнал в районе 1.78 µm) указывают на более выраженное поглощение связями C–H / O–H, т.е. на повышенное содержание соответствующих органических компонентов. Прямой количественной зависимости «индекс ↔ концентрация» в статье не подтверждается: возможны помехи от многократного рассеяния, перекрытия полос разных веществ и эффекты насыщения; поэтому связь носит в целом эмпирический характер и требует калибровки (мультивариантные регрессии/де-конволюция).</text:p>
            <text:p/>
            <text:p>3) Можно ли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www.indexdatabase.de//db/i-single.php?id=212" xlink:type="simple">https://www.indexdatabase.de//db/i-single.php?id=212</text:a></text:p>
          </table:table-cell>
          <table:table-cell office:value-type="string" calcext:value-type="string">
            <text:p>Simple Ratio 810/560 Plant biochemical index</text:p>
          </table:table-cell>
          <table:table-cell office:value-type="string" calcext:value-type="string">
            <text:p>Простое соотношение 810/560 Биохимических показателей растений</text:p>
          </table:table-cell>
          <table:table-cell office:value-type="string" calcext:value-type="string">
            <text:p>PBI</text:p>
          </table:table-cell>
          <table:table-cell office:value-type="string" calcext:value-type="string">
            <text:p>810nm/560n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4/B2</text:p>
          </table:table-cell>
          <table:table-cell/>
          <table:table-cell office:value-type="string" calcext:value-type="string">
            <text:p>B3/B1</text:p>
          </table:table-cell>
          <table:table-cell office:value-type="string" calcext:value-type="string">
            <text:p>B8/B3</text:p>
          </table:table-cell>
          <table:table-cell office:value-type="string" calcext:value-type="string">
            <text:p>VNIR_68/VNIR_3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www.indexdatabase.de//db/i-single.php?id=406" xlink:type="simple">https://www.indexdatabase.de//db/i-single.php?id=406</text:a></text:p>
          </table:table-cell>
          <table:table-cell office:value-type="string" calcext:value-type="string">
            <text:p>Simple Ratio 740/720</text:p>
          </table:table-cell>
          <table:table-cell office:value-type="string" calcext:value-type="string">
            <text:p>Простое соотношение 740/720</text:p>
          </table:table-cell>
          <table:table-cell office:value-type="string" calcext:value-type="string">
            <text:p>Vog1</text:p>
          </table:table-cell>
          <table:table-cell office:value-type="string" calcext:value-type="string">
            <text:p>[734:747]/[715:726]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Vogelmann, J.E.; Rock, B.N.; Moss, D.M. <text:s/>- Red Edge Spectral Measurements from Sugar Maple Leaves\n', 'article_link': '10.1080/01431169308953986', 'article_doi': 'http://dx.doi.org/10.1080/01431169308953986'}]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) На что указывает: индекс предназначен для оценки содержания хлорофилла в листьях (тотальный хлорофилл a+b).</text:p>
            <text:p/>
            <text:p>2) Как интерпретировать: Vog1 = Simple Ratio 740/720 = R(740 nm) / R(720 nm). Большие значения индекса обычно соответствуют более высокому содержанию хлорофилла (положительная эмпирическая зависимость). Требует калибровки под конкретные условия — в приводимых статьях корреляция высокая (Vogelmann et al. 1993; в le Maire et al. 2004: RMSECVexp ≈ 2.54 µg/cm², RMSEsim ≈ 4.31 µg/cm²). Возможна ненадёжность при очень высоких концентрациях и влияние структуры листа/фоновых условий.</text:p>
            <text:p/>
            <text:p>3) Можно ли использовать для поиска месторождений полезных ископаемых: Нет информации</text:p>
          </table:table-cell>
          <table:table-cell table:style-name="Default" table:number-columns-repeated="16371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www.indexdatabase.de//db/i-single.php?id=72" xlink:type="simple">https://www.indexdatabase.de//db/i-single.php?id=72</text:a></text:p>
          </table:table-cell>
          <table:table-cell office:value-type="string" calcext:value-type="string">
            <text:p>Simple Ratio 800/670 Ratio Vegetation Index</text:p>
          </table:table-cell>
          <table:table-cell office:value-type="string" calcext:value-type="string">
            <text:p>Простое соотношение 800/670 Растительный индекс</text:p>
          </table:table-cell>
          <table:table-cell office:value-type="string" calcext:value-type="string">
            <text:p>RVI</text:p>
          </table:table-cell>
          <table:table-cell office:value-type="string" calcext:value-type="string">
            <text:p>800nm/670nm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Baret, F.; Guyot, G. - Potentials and limits of vegetation indices for LAI and APAR assessment\n', 'article_link': '', 'article_doi': 'http://www.sciencedirect.com/science/article/B6V6V-48BK8FF-1B/2/44379b7ec48e94418f4bd5657f05ec0e'}, {'article_name': 'Birth, G. S.; McVey, G. - Measuring the Color of Growing Turf with a Reflectance Spectrophotometer\n', 'article_link': '', 'article_doi': '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Buschmann, Claus - Fernerkundung von Pflanzen - Ausbreitung, Gesundheitszustand und Produktivitfit\n', 'article_link': '', 'article_doi': '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El-Shikha, D. M.; Barnes, E. M.; Clarke, T. R.; Hunsaker, D. J.; Haberland, J. A.; Pinter, P. J.; Waller, P. M.; Thompson, T. L. - Remote sensing of cotton nitrogen status using the Canopy Chlorophyll Content Index (CCCI)\n', 'article_link': '', 'article_doi': 'http://apps.webofknowledge.com/InboundService.do?Func=Frame&amp;product=WOS&amp;action=retrieve&amp;SrcApp=EndNote&amp;Init=Yes&amp;SrcAuth=ResearchSoft&amp;mode=FullRecord&amp;UT=000255421800007'}, {'article_name': 'Ferencz, C.; Bognar, P.; Lichtenberger, J.; Hamar, D.; Tarscai, G.; Timar, G.; Molnar, G.; Pasztor, S.; Steinbach, P.; Szekely, B.; Ferencz, O. E.; Ferencz-Arkos, I. - Crop yield estimation by satellite remote sensing\n', 'article_link': '10.1080/01431160410001698870', 'article_doi': 'http://apps.webofknowledge.com/InboundService.do?Func=Frame&amp;product=WOS&amp;action=retrieve&amp;SrcApp=EndNote&amp;Init=Yes&amp;SrcAuth=ResearchSoft&amp;mode=FullRecord&amp;UT=000224024000004'}, {'article_name': 'Gandia, S.; FernÃ¡ndez, G.; GarcÃ\xada, J. C.; &amp; Moreno, J. - Retrieval of vegetation biophysical variables from CHRIS/PROBA data in the SPARC campaing\n', 'article_link': '', 'article_doi': ''}, {'article_name': 'Huete, A. R. - A soil-adjusted vegetation index (SAVI)\n', 'article_link': '10.1016/0034-4257(88)90106-x', 'article_doi': 'http://www.sciencedirect.com/science/article/pii/003442578890106X'}, {'article_name': 'Huete, A. R.; Jackson, R. D. - Soil and atmosphere influences on the spectra of partial canopies\n', 'article_link': '10.1016/0034-4257(88)90043-0', 'article_doi': 'http://www.sciencedirect.com/science/article/pii/0034425788900430'}, {'article_name': 'Hunt Jr., E. Raymond; Daughtry, C. S. T.; <text:s/>Eitel, Jan U. H.; <text:s/>Long, D. S. - Remote Sensing Leaf Chlorophyll Content Using a Visible Band Index\n', 'article_link': '', 'article_doi': ''}, {'article_name': 'Jackson, Ray D.; Huete, Alfredo R. - Interpreting vegetation indices\n', 'article_link': '', 'article_doi': ''}, {'article_name': 'Jacobsen, Anne; Broge, Niels H.; Hansen, Birger U. - Monitoring wheat fields and grasslands using spectral reflectance data\n', 'article_link': '', 'article_doi': '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Lymburner, L.; Beggs, PJ.; Jacobson, CR. - Estimation of canopy-average surface-specific leaf area using Landsat TM data\n', 'article_link': '', 'article_doi': ''}, {'article_name': 'Major, D. J.; Baret, F.; Guyot, G. - A ratio vegetation index adjusted for soil brightness\n', 'article_link': '10.1080/01431169008955053', 'article_doi': 'http://dx.doi.org/10.1080/01431169008955053'}, {'article_name': 'Pearson, R. L.; Miller, L. D. - Remote mapping of standing crop biomass for estimation of the productivity of the short-grass Prairie, Pawnee National Grasslands, Colorado\n', 'article_link': '', 'article_doi': '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]</text:p>
          </table:table-cell>
          <table:table-cell office:value-type="string" calcext:value-type="string">
            <text:p>B4/B3</text:p>
          </table:table-cell>
          <table:table-cell/>
          <table:table-cell office:value-type="string" calcext:value-type="string">
            <text:p>B3/B2</text:p>
          </table:table-cell>
          <table:table-cell office:value-type="string" calcext:value-type="string">
            <text:p>B8/B4</text:p>
          </table:table-cell>
          <table:table-cell office:value-type="string" calcext:value-type="string">
            <text:p>VNIR_67/VNIR_48</text:p>
          </table:table-cell>
          <table:table-cell office:value-type="string" calcext:value-type="string">
            <text:p>1) На что указывает этот индекс?  </text:p>
            <text:p>   - Полное название: Simple Ratio 800/670 (Ratio Vegetation Index, RVI).  </text:p>
            <text:p>   - Формула: RVI = отражение в NIR (≈800 nm) / отражение в красном (≈670 nm).  </text:p>
            <text:p>   - Определяет наличие и активность зелёной растительности — косвенно чувствителен к хлорофиллу, биомассе и листовой площади.</text:p>
            <text:p/>
            <text:p>2) Как его интерпретировать?  </text:p>
            <text:p>   - Большие значения RVI соответствуют большей относительной отражательной способности в ближнем ИК по сравнению с красным — обычно больше зелёной биомассы/хлорофилла и более густой растительности.  </text:p>
            <text:p>   - Есть положительная корреляция с концентрацией хлорофилла/LAI/биомассой, но она не строго линейна: индекс насыщается при высокой густоте растительности, чувствителен к фону почвы, цвету почвы, атмосферным эффектам и углам наблюдения; при покрытии &amp;lt;50% дискриминирующая способность слабее.</text:p>
            <text:p/>
            <text:p>3) Можно ли его использовать для поиска месторождений полезных ископаемых?  </text:p>
            <text:p>   - Нет информации (в приведённых статьях RVI рассматривается только как индекс растительности; применение к прямому поиску месторождений не упомянуто)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www.indexdatabase.de//db/i-single.php?id=505" xlink:type="simple">https://www.indexdatabase.de//db/i-single.php?id=505</text:a></text:p>
          </table:table-cell>
          <table:table-cell office:value-type="string" calcext:value-type="string">
            <text:p>Single Band 1580</text:p>
          </table:table-cell>
          <table:table-cell office:value-type="string" calcext:value-type="string">
            <text:p>Однополосный 1580</text:p>
          </table:table-cell>
          <table:table-cell office:value-type="string" calcext:value-type="string">
            <text:p>SB1580</text:p>
          </table:table-cell>
          <table:table-cell office:value-type="string" calcext:value-type="string">
            <text:p>158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12</text:p>
          </table:table-cell>
          <table:table-cell office:value-type="string" calcext:value-type="string">
            <text:p>SWIR_55</text:p>
          </table:table-cell>
          <table:table-cell office:value-type="string" calcext:value-type="string">
            <text:p>1) На что указывает этот индекс? — SB1580 (Single Band 1580) относится к полосе на λ ≈ 1.58 µm (1580 nm) и ассоциируется с О–H‑колебаниями (первый обертон), характерными для крахмала и сахаров (starch, sugar).</text:p>
            <text:p/>
            <text:p>2) Как его интерпретировать? — SB1580 измеряет отражение/сигнатуру в этой одной полосе; более высокие значения означают больший уровень отражения в 1.58 µm (или меньшую глубину поглощения). В статье прямо подчёркнуто, что одноволновые измерения не дают однозначной количественной зависимости от концентрации: нет прямой линейной соответствия между значением индекса и содержанием вещества из‑за наложения полос, рассеяния, насыщения и помех — требуются многоволновые/многомерные методы для надежной оценки концентраций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www.indexdatabase.de//db/r-single.php?id=421" xlink:type="simple">https://www.indexdatabase.de//db/r-single.php?id=421</text:a></text:p>
          </table:table-cell>
          <table:table-cell office:value-type="string" calcext:value-type="string">
            <text:p>Eyers, R. D. ; Mills, J. P. ; Cutler, M. E. J.</text:p>
          </table:table-cell>
          <table:table-cell office:value-type="string" calcext:value-type="string">
            <text:p>Eyers, R. D.; Миллс, J. P.; Катлер, M. E. J.</text:p>
          </table:table-cell>
          <table:table-cell office:value-type="string" calcext:value-type="string">
            <text:p>The topographic and spectral expression of mining subsidence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www.indexdatabase.de//db/i-single.php?id=412" xlink:type="simple">https://www.indexdatabase.de//db/i-single.php?id=412</text:a></text:p>
          </table:table-cell>
          <table:table-cell office:value-type="string" calcext:value-type="string">
            <text:p>Normalized Difference 2160/1540 Normalized Difference leaf canopy biomass</text:p>
          </table:table-cell>
          <table:table-cell office:value-type="string" calcext:value-type="string">
            <text:p>Нормализованная разница 2160/1540 Нормализованная разница в биомассе листового покрова</text:p>
          </table:table-cell>
          <table:table-cell office:value-type="string" calcext:value-type="string">
            <text:p>NDBleaf</text:p>
          </table:table-cell>
          <table:table-cell office:value-type="string" calcext:value-type="string">
            <text:p>2160nm−1540nm/(1540nm + 2160nm)</text:p>
          </table:table-cell>
          <table:table-cell office:value-type="string" calcext:value-type="string">
            <text:p>[]</text:p>
          </table:table-cell>
          <table:table-cell table:number-columns-repeated="4"/>
          <table:table-cell office:value-type="string" calcext:value-type="string">
            <text:p>SWIR_97−SWIR_52/(SWIR_52 + SWIR_97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www.indexdatabase.de//db/i-single.php?id=495" xlink:type="simple">https://www.indexdatabase.de//db/i-single.php?id=495</text:a></text:p>
          </table:table-cell>
          <table:table-cell office:value-type="string" calcext:value-type="string">
            <text:p>Single Band 1020</text:p>
          </table:table-cell>
          <table:table-cell office:value-type="string" calcext:value-type="string">
            <text:p>Однополосный 1020</text:p>
          </table:table-cell>
          <table:table-cell office:value-type="string" calcext:value-type="string">
            <text:p>SB1020</text:p>
          </table:table-cell>
          <table:table-cell office:value-type="string" calcext:value-type="string">
            <text:p>102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5"/>
          <table:table-cell office:value-type="string" calcext:value-type="string">
            <text:p>1) На что указывает этот индекс?</text:p>
            <text:p>- SB1020 (Single Band 1020) — однополосный показатель для 1.02 μm (1020 nm). В статье (табл.1) полоса 1.02 μm отнесена к N–H растяжению и связана с белком (protein).</text:p>
            <text:p/>
            <text:p>2) Как его интерпретировать?</text:p>
            <text:p>- Если SB1020 представляет собой значение отражения на 1.02 μm, то более низкие значения отражения (глубже поглощение) указывают на более высокое содержание белка; наоборот, более высокое отражение — на меньшее содержание белка. При этом в статье отмечено, что одна длина волны не даёт однозначной или линейной оценки концентрации: перекрытие поглощений, рассеяние, эффект насыщения и шум сенсора нарушают прямую связь — требуется эмпирическая калибровка и/или многопараметрические методы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www.indexdatabase.de//db/i-single.php?id=29" xlink:type="simple">https://www.indexdatabase.de//db/i-single.php?id=29</text:a></text:p>
          </table:table-cell>
          <table:table-cell office:value-type="string" calcext:value-type="string">
            <text:p>Green Optimized Soil Adjusted Vegetation Index</text:p>
          </table:table-cell>
          <table:table-cell office:value-type="string" calcext:value-type="string">
            <text:p>Индекс растительности с поправкой на экологичность Оптимизированной почвы</text:p>
          </table:table-cell>
          <table:table-cell office:value-type="string" calcext:value-type="string">
            <text:p>GOSAVI</text:p>
          </table:table-cell>
          <table:table-cell office:value-type="string" calcext:value-type="string">
            <text:p>(-560.0 + 1080.0)/(560.0 + 1080.0 + Y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520.0/(Y + 1640.0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www.indexdatabase.de//db/i-single.php?id=12" xlink:type="simple">https://www.indexdatabase.de//db/i-single.php?id=12</text:a></text:p>
          </table:table-cell>
          <table:table-cell office:value-type="string" calcext:value-type="string">
            <text:p>Simple Ratio NIR/RED Difference Vegetation Index, Vegetation Index Number (VIN)</text:p>
          </table:table-cell>
          <table:table-cell office:value-type="string" calcext:value-type="string">
            <text:p>Простое соотношение NIR/RED Разница в растительном индексе, номер растительного индекса (VIN)</text:p>
          </table:table-cell>
          <table:table-cell office:value-type="string" calcext:value-type="string">
            <text:p>DVI</text:p>
          </table:table-cell>
          <table:table-cell office:value-type="string" calcext:value-type="string">
            <text:p>1080.0/660.0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Bannari, A.; Morin, D.; Bonn, F.; Huete, A. R. - A review of vegetation indices\n', 'article_link': '10.1080/02757259509532298', 'article_doi': 'http://dx.doi.org/10.1080/02757259509532298'}, {'article_name': 'Birth, G. S.; McVey, G. - Measuring the Color of Growing Turf with a Reflectance Spectrophotometer\n', 'article_link': '', 'article_doi': '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Choubey, V. K.; Choubey, R. - Spectral reflectance, growth and chlorophyll relationships for rice crop in a semi-arid region of India\n', 'article_link': '10.1023/a:1008056400348', 'article_doi': 'http://apps.webofknowledge.com/InboundService.do?Func=Frame&amp;product=WOS&amp;action=retrieve&amp;SrcApp=EndNote&amp;Init=Yes&amp;SrcAuth=ResearchSoft&amp;mode=FullRecord&amp;UT=000083824500001'}, 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Kooistra, L.; Salas, E. A. L.; Clevers, J. G. P. W.; Wehrens, R.; Leuven, R. S. E. W.; Nienhuis, P. H.; Buydens, L. M. C. - Exploring field vegetation reflectance as an indicator of soil contamination in river floodplains\n', 'article_link': '10.1016/s0269-7491(03)00266-5', 'article_doi': 'http://www.sciencedirect.com/science/article/pii/S0269749103002665'}, {'article_name': 'le Maire, G.; Francois, C.; Dufrene, E. - Towards universal broad leaf chlorophyll indices using PROSPECT simulated database and hyperspectral reflectance measurements\n', 'article_link': '10.1016/j.rse.2003.09.004', 'article_doi': ''}, {'article_name': 'Major, D. J.; Baret, F.; Guyot, G. - A ratio vegetation index adjusted for soil brightness\n', 'article_link': '10.1080/01431169008955053', 'article_doi': 'http://dx.doi.org/10.1080/01431169008955053'}, {'article_name': 'Malthus, Tim J.; Andrieu, Bruno; Danson, F. Mark; Jaggard, Keith W.; Steven, Michael D. - Candidate high spectral resolution infrared indices for crop cover\n', 'article_link': '10.1016/0034-4257(93)90095-f', 'article_doi': 'http://www.sciencedirect.com/science/article/pii/003442579390095F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PeÃ±uelas, Josep; Gamon, John A.; Griffin, Kevin L.; Field, Christopher B. - Assessing community type, plant biomass, pigment composition, and photosynthetic efficiency of aquatic vegetation from spectral reflectance\n', 'article_link': '10.1016/0034-4257(93)90088-f', 'article_doi': 'http://www.sciencedirect.com/science/article/pii/003442579390088F'}, {'article_name': 'Pu, Ruiliang; Gong, Peng; Yu, Qian - Comparative Analysis of EO-1 ALI and Hyperion, and Landsat ETM+ Data for Mapping Forest Crown Closure and Leaf Area Index\n', 'article_link': '', 'article_doi': 'http://www.mdpi.com/1424-8220/8/6/3744/'}, {'article_name': 'Richardson, A. J.; Everitt, J. H. - Using spectral vegetation indices to estimate rangeland productivity\n', 'article_link': '', 'article_doi': ''}, {'article_name': 'Richardson, Andrew D.; Duigan, Shane P.; Berlyn, Graeme P. - An evaluation of noninvasive methods to estimate foliar chlorophyll content\n', 'article_link': '10.1046/j.0028-646X.2001.00289.x', 'article_doi': 'http://dx.doi.org/10.1046/j.0028-646X.2001.00289.x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Schlerf, M.; Atzberger, C.; Hill, J. <text:s/>- Remote sensing of forest biophysical variables using HyMap imaging spectrometer data\n', 'article_link': '', 'article_doi': ''}, {'article_name': 'Serrano, Lydia; Filella, Iolanda; PeÃ±uelas, Josep - Remote Sensing of Biomass and Yield of Winter Wheat under Different Nitrogen Supplies\n', 'article_link': '10.2135/cropsci2000.403723x', 'article_doi': 'https://www.crops.org/publications/cs/abstracts/40/3/723'}, {'article_name': 'Tucker, C. J.; Elgin Jr, J. H.; McMurtrey Iii, J. E.; Fan, C. J. - Monitoring corn and soybean crop development with hand-held radiometer spectral data\n', 'article_link': '10.1016/0034-4257(79)90004-x', 'article_doi': 'http://www.sciencedirect.com/science/article/pii/003442577990004X'}, {'article_name': 'Wu, Chaoyang; Niu, Zheng; Tang, Quan; Huang, Wenjiang - Estimating chlorophyll content from hyperspectral vegetation indices: Modeling and validation\n', 'article_link': '10.1016/j.agrformet.2008.03.005', 'article_doi': 'http://www.sciencedirect.com/science/article/pii/S0168192308000920'}, {'article_name': 'Zheng, Guang; Moskal, L. Monika - Retrieving Leaf Area Index (LAI) Using Remote Sensing: Theories, Methods and Sensors\n', 'article_link': '', 'article_doi': 'http://www.mdpi.com/1424-8220/9/4/2719'}]</text:p>
          </table:table-cell>
          <table:table-cell table:number-columns-repeated="5" office:value-type="string" calcext:value-type="string">
            <text:p>1.63636363636364</text:p>
          </table:table-cell>
          <table:table-cell office:value-type="string" calcext:value-type="string">
            <text:p>1) На что указывает индекс?</text:p>
            <text:p>- DVI (Differenced Vegetation Index) — разность отражённостей в ближнем ИК и красном диапазонах: DVI = R(NIR) − R(RED). (Сопутствующие названия: Simple Ratio / VIN — отношение R(NIR)/R(RED).)</text:p>
            <text:p>- Указывает на наличие и степень зелёной вегетации: биомассу/LAI и содержание хлорофилла (зелёной листвы).</text:p>
            <text:p/>
            <text:p>2) Как интерпретировать?</text:p>
            <text:p>- Большие значения DVI (или большого Simple Ratio) соответствуют более плотной/здоровой зелёной растительности — больше листовой площади, выше отражение в NIR и ниже в красном.</text:p>
            <text:p>- Существует корреляция с концентрацией биомассы и хлорофиллом, но она не строго линейна: при высоких значениях происходит насыщение индекса; на величину влияют фон почвы, атмосфера и геометрия съёмки, поэтому прямого однозначного соответствия «значение индекса = концентрация вещества» нет без калибровочной модели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www.indexdatabase.de//db/i-single.php?id=413" xlink:type="simple">https://www.indexdatabase.de//db/i-single.php?id=413</text:a></text:p>
          </table:table-cell>
          <table:table-cell office:value-type="string" calcext:value-type="string">
            <text:p>Difference 1725/970 Difference LAI</text:p>
          </table:table-cell>
          <table:table-cell office:value-type="string" calcext:value-type="string">
            <text:p>Разница 1725/970 ЛАЙ разницы</text:p>
          </table:table-cell>
          <table:table-cell office:value-type="string" calcext:value-type="string">
            <text:p>DLAI</text:p>
          </table:table-cell>
          <table:table-cell office:value-type="string" calcext:value-type="string">
            <text:p>1725nm - 970nm</text:p>
          </table:table-cell>
          <table:table-cell office:value-type="string" calcext:value-type="string">
            <text:p>[{'article_name': 'le Maire, Guerric; FranÃ§ois, Christophe; Soudani, Kamel; Berveiller, Daniel; Pontailler, Jean-Yves; BrÃ©da, Nathalie; Genet, HÃ©lÃ¨ne; Davi, Hendrik; DufrÃªne, Eric - Calibration and validation of hyperspectral indices for the estimation of broadleaved forest leaf chlorophyll content, leaf mass per area, leaf area index and leaf canopy biomass\n', 'article_link': '10.1016/j.rse.2008.06.005', 'article_doi': 'http://www.sciencedirect.com/science/article/pii/S003442570800196X'}]</text:p>
          </table:table-cell>
          <table:table-cell table:number-columns-repeated="4"/>
          <table:table-cell office:value-type="string" calcext:value-type="string">
            <text:p>SWIR_69 - VNIR_88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www.indexdatabase.de//db/i-single.php?id=238" xlink:type="simple">https://www.indexdatabase.de//db/i-single.php?id=238</text:a></text:p>
          </table:table-cell>
          <table:table-cell office:value-type="string" calcext:value-type="string">
            <text:p>Simple Ratio 1250/1050 LAI determining index</text:p>
          </table:table-cell>
          <table:table-cell office:value-type="string" calcext:value-type="string">
            <text:p>Простое соотношение 1250/1050 LAI, определяющее индекс</text:p>
          </table:table-cell>
          <table:table-cell office:value-type="string" calcext:value-type="string">
            <text:p>LAIDI</text:p>
          </table:table-cell>
          <table:table-cell office:value-type="string" calcext:value-type="string">
            <text:p>1250nm/1050nm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SWIR_32/SWIR_15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www.indexdatabase.de//db/i-single.php?id=303" xlink:type="simple">https://www.indexdatabase.de//db/i-single.php?id=303</text:a></text:p>
          </table:table-cell>
          <table:table-cell office:value-type="string" calcext:value-type="string">
            <text:p>Simple Ratio 800/470 Pigment specific simple ratio C2</text:p>
          </table:table-cell>
          <table:table-cell office:value-type="string" calcext:value-type="string">
            <text:p>Простое соотношение 800/470 для конкретного пигмента простое соотношение C2</text:p>
          </table:table-cell>
          <table:table-cell office:value-type="string" calcext:value-type="string">
            <text:p>PSSRc2</text:p>
          </table:table-cell>
          <table:table-cell office:value-type="string" calcext:value-type="string">
            <text:p>800nm/470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]</text:p>
          </table:table-cell>
          <table:table-cell office:value-type="string" calcext:value-type="string">
            <text:p>B4/B1</text:p>
          </table:table-cell>
          <table:table-cell table:number-columns-repeated="2"/>
          <table:table-cell office:value-type="string" calcext:value-type="string">
            <text:p>B8/B2</text:p>
          </table:table-cell>
          <table:table-cell office:value-type="string" calcext:value-type="string">
            <text:p>VNIR_67/VNIR_11</text:p>
          </table:table-cell>
          <table:table-cell office:value-type="string" calcext:value-type="string">
            <text:p>1) На что указывает индекс?</text:p>
            <text:p>- PSSRc2 (Pigment Specific Simple Ratio C2, Simple Ratio 800/470) предназначен для оценки концентрации каротиноидов (Cars, суммарных каротиноидов) в листве. Формула в Blackburn (1998): PSSR_c = R800 / R470; в Galvão et al. (2005) аналогично используется как q803/q467 (Hyperion).</text:p>
            <text:p/>
            <text:p>2) Как интерпретировать?</text:p>
            <text:p>- Теоретически: при росте концентрации каротиноидов поглощение в синей области (ок. 470 nm) увеличивается, R470 падает, значит отношение R800/R470 растёт — большие значения индекса соответствуют большему содержанию каротиноидов. </text:p>
            <text:p>- Эмпирика (Blackburn 1998): связь слабая — для PSSR_c (R800/R470) получено R^2 = 0.2533 (низкая детерминация). Лучший одиночный канал для каротиноидов в том же исследовании был R470 (R^2 = 0.4933), но и он лишь частично объясняет вариабельность. Вывод: теоретическая направленность есть, но количественной, надёжной корреляции между значением индекса и концентрацией каротиноидов в приведённых статьях нет (слабая/ненадёжная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www.indexdatabase.de//db/i-single.php?id=219" xlink:type="simple">https://www.indexdatabase.de//db/i-single.php?id=219</text:a></text:p>
          </table:table-cell>
          <table:table-cell office:value-type="string" calcext:value-type="string">
            <text:p>Normalized Difference 860/1640</text:p>
          </table:table-cell>
          <table:table-cell office:value-type="string" calcext:value-type="string">
            <text:p>Нормализованная разница 860/1640</text:p>
          </table:table-cell>
          <table:table-cell office:value-type="string" calcext:value-type="string">
            <text:p>SIWSI</text:p>
          </table:table-cell>
          <table:table-cell office:value-type="string" calcext:value-type="string">
            <text:p>(-1640nm + 860nm)/(1640nm + 860nm)</text:p>
          </table:table-cell>
          <table:table-cell office:value-type="string" calcext:value-type="string">
            <text:p>[{'article_name': 'Fensholt, Rasmus; Sandholt, Inge - Derivation of a shortwave infrared water stress index from MODIS near- and shortwave infrared data in a semiarid environment\n', 'article_link': '10.1016/j.rse.2003.07.002', 'article_doi': 'http://www.sciencedirect.com/science/article/pii/S0034425703001895'}]</text:p>
          </table:table-cell>
          <table:table-cell office:value-type="string" calcext:value-type="string">
            <text:p>(B4 - B5)/(B4 + B5)</text:p>
          </table:table-cell>
          <table:table-cell office:value-type="string" calcext:value-type="string">
            <text:p>(B5 - B6)/(B5 + B6)</text:p>
          </table:table-cell>
          <table:table-cell office:value-type="string" calcext:value-type="string">
            <text:p>(B3 - B4)/(B3 + B4)</text:p>
          </table:table-cell>
          <table:table-cell office:value-type="string" calcext:value-type="string">
            <text:p>(-B12 + B8)/(B12 + B8)</text:p>
          </table:table-cell>
          <table:table-cell office:value-type="string" calcext:value-type="string">
            <text:p>(-SWIR_61 + VNIR_74)/(SWIR_61 + VNIR_74)</text:p>
          </table:table-cell>
          <table:table-cell office:value-type="string" calcext:value-type="string">
            <text:p>1) На что указывает этот индекс?  </text:p>
            <text:p>   - SIWSI (Normalized Difference 860/1640) — кратковолновой инфракрасный индекс водного стресса; определяет содержание воды в листьях / запас воды в кронах (canopy leaf water content), то есть сигнализирует о водном стрессе растительности.</text:p>
            <text:p/>
            <text:p>2) Как его интерпретировать?  </text:p>
            <text:p>   - Формула (на практике): SIWSI(6,2) = (ρ_SWIR6 − ρ_NIR2) / (ρ_SWIR6 + ρ_NIR2), где NIR (канал 2) ≈ 841–876 nm (≈860 nm), SWIR6 ≈ 1628–1652 nm (≈1640 nm). Есть также SIWSI(5,2) с SWIR5 ≈ 1230–1250 nm.  </text:p>
            <text:p>   - Теоретический диапазон: −1 … +1. Значение &gt; 0 — отражение в SWIR больше, что соответствует водному стрессу (меньше воды в листьях); низкие (отрицательные/меньшие) значения — достаточное количество воды в кроне.  </text:p>
            <text:p>   - Соответствие концентрации: индекс коррелирует с влажностью почвы/содержанием воды в кроне (в статье: SIWSI(6,2) r^2 ≈ 0.87 и SIWSI(5,2) r^2 ≈ 0.79 с in‑situ soil moisture 2001; медиана r^2 ≈ 0.72 для смоделированного soil moisture по 10 станциям). Связь нелинейна (в статье отмечена экспоненциальная зависимость) и имеет эффект насыщения — при высоком содержании воды дальнейшее увеличение воды даёт малые изменения индекса.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www.indexdatabase.de//db/i-single.php?id=35" xlink:type="simple">https://www.indexdatabase.de//db/i-single.php?id=35</text:a></text:p>
          </table:table-cell>
          <table:table-cell office:value-type="string" calcext:value-type="string">
            <text:p>Infrared percentage vegetation index</text:p>
          </table:table-cell>
          <table:table-cell office:value-type="string" calcext:value-type="string">
            <text:p>Инфракрасный процентный индекс растительности</text:p>
          </table:table-cell>
          <table:table-cell office:value-type="string" calcext:value-type="string">
            <text:p>IPVI</text:p>
          </table:table-cell>
          <table:table-cell office:value-type="string" calcext:value-type="string">
            <text:p>1080.0*(NDVI + 1)/(2*(1080.0 + 660.0))</text:p>
          </table:table-cell>
          <table:table-cell office:value-type="string" calcext:value-type="string">
            <text:p>[{'article_name': 'Crippen, Robert E. - Calculating the vegetation index faster\n', 'article_link': '10.1016/0034-4257(90)90085-z', 'article_doi': 'http://www.sciencedirect.com/science/article/pii/003442579090085Z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]</text:p>
          </table:table-cell>
          <table:table-cell table:number-columns-repeated="5" office:value-type="string" calcext:value-type="string">
            <text:p>0.310344827586207*NDVI + 0.310344827586207</text:p>
          </table:table-cell>
          <table:table-cell office:value-type="string" calcext:value-type="string">
            <text:p>1) На что указывает этот индекс?  </text:p>
            <text:p>- IPVI (Infrared Percentage Vegetation Index) = NIR / (NIR + Red). Указывает на количество/плотность зелёной растительности (биомассу, листовую площадь) — долю ближнего инфракрасного отражения. Он не прямо определяет какой‑то химический элемент или минерал; в статье Kooistra et al. IPVI включён среди ВИ, рассматриваемых косвенно для оценки воздействия Zn на растения, но сам по себе не является индикатором конкретного металла.</text:p>
            <text:p/>
            <text:p>2) Как его интерпретировать?  </text:p>
            <text:p>- Диапазон 0–1; большие значения = большая доля NIR относительно красного → более плотная/здоровая/тугая растительность.  </text:p>
            <text:p>- Линейно связан с NDVI: IPVI = (NDVI + 1)/2 (=&gt; NDVI = 2·IPVI − 1).  </text:p>
            <text:p>- Соответствие с концентрацией веществ: прямой пропорции к концентрации металлов/минералов нет. В Kooistra et al. некоторые вегетационные индексы коррелировали с содержанием Zn (через стресс растений), но IPVI там не выделен как надёжный количественный предиктор концентрации цинка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www.indexdatabase.de//db/i-single.php?id=107" xlink:type="simple">https://www.indexdatabase.de//db/i-single.php?id=107</text:a></text:p>
          </table:table-cell>
          <table:table-cell office:value-type="string" calcext:value-type="string">
            <text:p>Normalized Difference 1094/983 Leaf water VI 1</text:p>
          </table:table-cell>
          <table:table-cell office:value-type="string" calcext:value-type="string">
            <text:p>Нормализованная разница 1094/983 воды для листьев VI 1</text:p>
          </table:table-cell>
          <table:table-cell office:value-type="string" calcext:value-type="string">
            <text:p>LWVI-1</text:p>
          </table:table-cell>
          <table:table-cell office:value-type="string" calcext:value-type="string">
            <text:p>(1094nm - 893nm)/(1094nm + 893nm)</text:p>
          </table:table-cell>
          <table:table-cell office:value-type="string" calcext:value-type="string">
            <text:p>[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]</text:p>
          </table:table-cell>
          <table:table-cell office:value-type="string" calcext:value-type="string">
            <text:p>(-B4 + B7)/(B4 + B7)</text:p>
          </table:table-cell>
          <table:table-cell table:number-columns-repeated="3"/>
          <table:table-cell office:value-type="string" calcext:value-type="string">
            <text:p>(SWIR_19 - VNIR_79)/(SWIR_19 + VNIR_79)</text:p>
          </table:table-cell>
          <table:table-cell office:value-type="string" calcext:value-type="string">
            <text:p>1) На что указывает индекс?  </text:p>
            <text:p>   - LWVI-1 (Normalized Difference 1094/983, Leaf Water VI 1) — нормализованная разность отражений на 1094 и 983 нм, вариант NDWI (Gao, 1996). В статье он используется как индикатор содержания жидкой воды в листьях (листовая жидкая вода, leaf liquid water).</text:p>
            <text:p/>
            <text:p>2) Как интерпретировать?  </text:p>
            <text:p>   - Формула (в статье как ND-вариант): LWVI‑1 ≈ (q1094 − q983)/(q1094 + q983).  </text:p>
            <text:p>   - Большие значения индекса соответствуют большему относительному содержанию листовой воды (положительная связь с влажностью листа).  </text:p>
            <text:p>   - В статье индекс рассматривается как полуколичественный: есть соответствие между значением индекса и содержанием воды, но оно не даёт абсолютной концентрации без калибровки — на значение влияют также архитектура кроны, наличие неживой вегетации и другие поглощающие составляющие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8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www.indexdatabase.de//db/i-single.php?id=496" xlink:type="simple">https://www.indexdatabase.de//db/i-single.php?id=496</text:a></text:p>
          </table:table-cell>
          <table:table-cell office:value-type="string" calcext:value-type="string">
            <text:p>Single Band 1040</text:p>
          </table:table-cell>
          <table:table-cell office:value-type="string" calcext:value-type="string">
            <text:p>Однополосный 1040</text:p>
          </table:table-cell>
          <table:table-cell office:value-type="string" calcext:value-type="string">
            <text:p>SB1040</text:p>
          </table:table-cell>
          <table:table-cell office:value-type="string" calcext:value-type="string">
            <text:p>104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SWIR_14</text:p>
          </table:table-cell>
          <table:table-cell office:value-type="string" calcext:value-type="string">
            <text:p>1) На что указывает: SB1040 (Single Band 1040) — одноленточный индекс на длине ~1.04 µm (1040 nm), связанный с C–H stretch / C–H deformation; в статье ассоциирован с наличием органического «масла» (oil) в растительном материале.  </text:p>
            <text:p>2) Как интерпретировать: более высокие значения отражают более выраженную спектральную особенность на 1.04 µm и могут указывать на повышенное содержание C–H-содержащих органических веществ (oil); но статья подчёркивает, что одиночная длина волны не даёт однозначной количественной связи с концентрацией — присутствуют перекрытия полос, рассеяние, насыщение, шум и атмосферные помехи, поэтому соответствие не является прямым/линейным и требует многовариантной эмпирической калибровки.  </text:p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www.indexdatabase.de//db/i-single.php?id=132" xlink:type="simple">https://www.indexdatabase.de//db/i-single.php?id=132</text:a></text:p>
          </table:table-cell>
          <table:table-cell office:value-type="string" calcext:value-type="string">
            <text:p>Simple Ratio NIR/Rededge RedEdge Ratio Index 1</text:p>
          </table:table-cell>
          <table:table-cell office:value-type="string" calcext:value-type="string">
            <text:p>Простое соотношение NIR/Rededge Индекс отношения Rededge 1</text:p>
          </table:table-cell>
          <table:table-cell office:value-type="string" calcext:value-type="string">
            <text:p>RRI1</text:p>
          </table:table-cell>
          <table:table-cell office:value-type="string" calcext:value-type="string">
            <text:p>1080.0/rededge</text:p>
          </table:table-cell>
          <table:table-cell office:value-type="string" calcext:value-type="string">
            <text:p>[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]</text:p>
          </table:table-cell>
          <table:table-cell table:number-columns-repeated="5" office:value-type="string" calcext:value-type="string">
            <text:p>1080.0/rededg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www.indexdatabase.de//db/i-single.php?id=277" xlink:type="simple">https://www.indexdatabase.de//db/i-single.php?id=277</text:a></text:p>
          </table:table-cell>
          <table:table-cell office:value-type="string" calcext:value-type="string">
            <text:p>Crop water stress index</text:p>
          </table:table-cell>
          <table:table-cell office:value-type="string" calcext:value-type="string">
            <text:p>Индекс водного стресса сельскохозяйственных культур</text:p>
          </table:table-cell>
          <table:table-cell office:value-type="string" calcext:value-type="string">
            <text:p>CWSI</text:p>
          </table:table-cell>
          <table:table-cell office:value-type="string" calcext:value-type="string">
            <text:p>(-A + C)/(-A + 485.0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(A - C)/(A - 485.0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www.indexdatabase.de//db/i-single.php?id=333" xlink:type="simple">https://www.indexdatabase.de//db/i-single.php?id=333</text:a></text:p>
          </table:table-cell>
          <table:table-cell office:value-type="string" calcext:value-type="string">
            <text:p>CASI NDVI</text:p>
          </table:table-cell>
          <table:table-cell office:value-type="string" calcext:value-type="string">
            <text:p>КАСИ НДВИ</text:p>
          </table:table-cell>
          <table:table-cell office:value-type="string" calcext:value-type="string">
            <text:p>CASI NDVI</text:p>
          </table:table-cell>
          <table:table-cell office:value-type="string" calcext:value-type="string">
            <text:p>(-[655:665] - [676:685] + [770:780] + [784:790])/([655:665] + [676:685] + [770:780] + [784:790])</text:p>
          </table:table-cell>
          <table:table-cell office:value-type="string" calcext:value-type="string">
            <text:p>[{'article_name': 'Cloutis, E. A.; Connery, D. R.; Major, D. J.; Dover, F. J. - Airborne multi-spectral monitoring of agricultural crop status: effect of time of year, crop type and crop condition parameter\n', 'article_link': '10.1080/01431169608949094', 'article_doi': 'http://www.tandfonline.com/doi/abs/10.1080/01431169608949094'}]</text:p>
          </table:table-cell>
          <table:table-cell office:value-type="string" calcext:value-type="string">
            <text:p>(-2*B3 + B4 + B8)/(2*B3 + B4 + B8)</text:p>
          </table:table-cell>
          <table:table-cell table:number-columns-repeated="4"/>
          <table:table-cell office:value-type="string" calcext:value-type="string">
            <text:p>1) Полное название и на что указывает</text:p>
            <text:p>- CASI NDVI — нормализованный разностный вегетационный индекс (Normalized Difference Vegetation Index), вычисленный по спектрам CASI (Compact Airborne Spectrographic Imager).  </text:p>
            <text:p>- Указывает на наличие и состояние зелёной растительной массы (хлорофилл / биомасса, LAI — leaf area index).</text:p>
            <text:p/>
            <text:p>2) Как интерпретировать</text:p>
            <text:p>- Общая интерпретация: NDVI = (NIR − Red)/(NIR + Red) (рассчитан по соответствующим красным и NIR каналам CASI); значения в диапазоне примерно −1…+1, большие значения → более густая/здоровая зелёная растительность.  </text:p>
            <text:p>- В статье: CASI NDVI положительно коррелировал с LAI и обычно с ростом/высотой растений, и отрицательно — с разницей температура полога/окружающей среды (т.е. более высокий NDVI — более «здоровая», прохладная крона). Примеры корреляций из таблиц: для пшеницы r с LAI ≈ 0.52–0.67, с CT (canopy temp) ≈ −0.59…−0.42; для других культур корреляции варьируют по дате и типу культуры.  </text:p>
            <text:p>- Соответствие концентрациям веществ: прямой количественной зависимости «значение NDVI ↔ концентрация конкретного вещества (минерала)» в статье нет — индекс отражает биомассу/вегетационный статус, а не концентрацию химического элемента; корреляции с параметрами (LAI, PH, CT) есть, но они меняются по культуре и времени.</text:p>
            <text:p/>
            <text:p>3) Можно ли использовать для поиска месторождений полезных ископаемых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www.indexdatabase.de//db/i-single.php?id=169" xlink:type="simple">https://www.indexdatabase.de//db/i-single.php?id=169</text:a></text:p>
          </table:table-cell>
          <table:table-cell office:value-type="string" calcext:value-type="string">
            <text:p>MERIS Terrestrial chlorophyll index</text:p>
          </table:table-cell>
          <table:table-cell office:value-type="string" calcext:value-type="string">
            <text:p>Индекс земного хлорофилла MERIS</text:p>
          </table:table-cell>
          <table:table-cell office:value-type="string" calcext:value-type="string">
            <text:p>MTCI</text:p>
          </table:table-cell>
          <table:table-cell office:value-type="string" calcext:value-type="string">
            <text:p>(-709nm + 754nm)/(-681nm + 709nm)</text:p>
          </table:table-cell>
          <table:table-cell office:value-type="string" calcext:value-type="string">
            <text:p>[{'article_name': 'Dash, J.; Curran, P. J. - The MERIS terrestrial chlorophyll index\n', 'article_link': '10.1080/0143116042000274015', 'article_doi': 'http://dx.doi.org/10.1080/0143116042000274015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Hunt Jr., E. Raymond; Daughtry, C. S. T.; <text:s/>Eitel, Jan U. H.; <text:s/>Long, D. S. - Remote Sensing Leaf Chlorophyll Content Using a Visible Band Index\n', 'article_link': '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Wu, Chaoyang; Niu, Zheng; Tang, Quan; Huang, Wenjiang; Rivard, Benoit; Feng, Jilu - Remote estimation of gross primary production in wheat using chlorophyll-related vegetation indices\n', 'article_link': '10.1016/j.agrformet.2008.12.007', 'article_doi': 'http://www.sciencedirect.com/science/article/pii/S0168192308003560'}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(VNIR_54 - VNIR_61)/(VNIR_50 - VNIR_54)</text:p>
          </table:table-cell>
          <table:table-cell office:value-type="string" calcext:value-type="string">
            <text:p>1) На что указывает индекс?  </text:p>
            <text:p>MTCI (MERIS Terrestrial Chlorophyll Index) указывает на содержание хлорофилла в растительном покрове — позволяет детектировать и количественно оценивать концентрацию хлорофилла (фолiar/chlorophyll content) по спектральным данным MERIS.</text:p>
            <text:p/>
            <text:p>2) Как интерпретировать?  </text:p>
            <text:p>Более высокие значения MTCI соответствуют большему содержанию хлорофилла. MTCI = (R753.75 − R708.75) / (R708.75 − R681.25) (использует стандартные MERIS‑диапазоны). В исследованиях показана сильная связь MTCI с положением «красного края» (REP) и почти линейная зависимость MTCI — хлорофилл на широком диапазоне (примерно 10–400 mg m−2), то есть MTCI чувствителен даже при высоких концентрациях хлорофилла (в отличие от REP, у которого наблюдается асимптотика). На полевых данных r2 между MTCI и содержанием хлорофилла ≈ 0.64–0.72; связь REP–MTCI r2 &amp;gt; 0.98. При интерпретации следует учитывать влияние структуры кроны, фонового грунта и атмосферной коррекции — соответствие опосредованное, но статистически значимое.</text:p>
            <text:p/>
            <text:p>3) Можно ли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www.indexdatabase.de//db/i-single.php?id=153" xlink:type="simple">https://www.indexdatabase.de//db/i-single.php?id=153</text:a></text:p>
          </table:table-cell>
          <table:table-cell office:value-type="string" calcext:value-type="string">
            <text:p>Datt4</text:p>
          </table:table-cell>
          <table:table-cell office:value-type="string" calcext:value-type="string">
            <text:p>Датт4</text:p>
          </table:table-cell>
          <table:table-cell office:value-type="string" calcext:value-type="string">
            <text:p>Datt4</text:p>
          </table:table-cell>
          <table:table-cell office:value-type="string" calcext:value-type="string">
            <text:p>672nm/(550nm*708nm)</text:p>
          </table:table-cell>
          <table:table-cell office:value-type="string" calcext:value-type="string">
            <text:p>[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3/(B2*B8)</text:p>
          </table:table-cell>
          <table:table-cell table:number-columns-repeated="2"/>
          <table:table-cell office:value-type="string" calcext:value-type="string">
            <text:p>B4/(B3*B5)</text:p>
          </table:table-cell>
          <table:table-cell office:value-type="string" calcext:value-type="string">
            <text:p>VNIR_49/(VNIR_28*VNIR_54)</text:p>
          </table:table-cell>
          <table:table-cell office:value-type="string" calcext:value-type="string">
            <text:p>1) На что указывает этот индекс?  </text:p>
            <text:p>   Полное имя: Datt4 (Datt‑4) — индекс Датта №4. Формально реализуется как отношение (R_NIR / R_710) / (R_NIR / R_680), где R_NIR берут в ближнем ИК (в статьях встречается вариант с ~780 nm или с 850 nm). По материалам приведённых статей этот индекс предназначен для выявления и количественной оценки содержания хлорофилла (в основном total chlorophyll / chlorophyll a) в листве.</text:p>
            <text:p/>
            <text:p>2) Как его интерпретировать?  </text:p>
            <text:p>   - Большие значения Datt4 соответствуют большему содержанию хлорофилла (индекс положительно коррелирует с концентрацией/содержанием хлорофилла).  </text:p>
            <text:p>   - Зависимость обычно нелинейна (используются степенные или полиномиальные аппроксимации); индекс хорошо коррелирует и позволяет строить регрессионные алгоритмы для оценки содержания хлорофилла (в статьях отмечены высокие r и малые RMSE для соответствующих формул).  </text:p>
            <text:p>   - Есть ограничение насыщения: при некоторых диапазонах содержания хлорофилла чувствительность может падать (поэтому в статьях предлагают варианты с корректировкой спектров по рассеянию или выбором других ссылочных полос, чтобы уменьшить эффект насыщения).</text:p>
            <text:p/>
            <text:p>3) Можно ли его использовать для поиска месторождений полезных ископаемых?  </text:p>
            <text:p>  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www.indexdatabase.de//db/i-single.php?id=80" xlink:type="simple">https://www.indexdatabase.de//db/i-single.php?id=80</text:a></text:p>
          </table:table-cell>
          <table:table-cell office:value-type="string" calcext:value-type="string">
            <text:p>Silica 1</text:p>
          </table:table-cell>
          <table:table-cell office:value-type="string" calcext:value-type="string">
            <text:p>Диоксид кремния 1</text:p>
          </table:table-cell>
          <table:table-cell/>
          <table:table-cell office:value-type="string" calcext:value-type="string">
            <text:p>[8475:8825]/[8125:8475]</text:p>
          </table:table-cell>
          <table:table-cell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B11/B10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www.indexdatabase.de//db/i-single.php?id=397" xlink:type="simple">https://www.indexdatabase.de//db/i-single.php?id=397</text:a></text:p>
          </table:table-cell>
          <table:table-cell office:value-type="string" calcext:value-type="string">
            <text:p>Simple Ratio 550/800</text:p>
          </table:table-cell>
          <table:table-cell office:value-type="string" calcext:value-type="string">
            <text:p>Простое соотношение 550/800</text:p>
          </table:table-cell>
          <table:table-cell office:value-type="string" calcext:value-type="string">
            <text:p>SR550/800</text:p>
          </table:table-cell>
          <table:table-cell office:value-type="string" calcext:value-type="string">
            <text:p>550nm/800nm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B2/B4</text:p>
          </table:table-cell>
          <table:table-cell/>
          <table:table-cell office:value-type="string" calcext:value-type="string">
            <text:p>B1/B3</text:p>
          </table:table-cell>
          <table:table-cell office:value-type="string" calcext:value-type="string">
            <text:p>B3/B8</text:p>
          </table:table-cell>
          <table:table-cell office:value-type="string" calcext:value-type="string">
            <text:p>VNIR_28/VNIR_67</text:p>
          </table:table-cell>
          <table:table-cell office:value-type="string" calcext:value-type="string">
            <text:p>1) На что указывает этот индекс?</text:p>
            <text:p>- Simple Ratio 550/800 (SR550/800) = R550 / R800; в статье указан как вегетационный индекс, предназначенный для оценки содержания хлорофилла в листьях (ссылка: Aoki et al., 1981).</text:p>
            <text:p/>
            <text:p>2) Как его интерпретировать?</text:p>
            <text:p>- Большие значения означают относительно более высокую отражательную способность на 550 nm по сравнению с 800 nm (т.е. R550 выше относительно R800). В контексте растительности это обычно соответствует относительно меньшему содержанию хлорофилла (обратная связь), но в статье нет подробной однослойной калибровки знака зависимости. По результатам теста в статье индекс показал слабую точность: RMSECVexp = 8.25 µg/cm2, RMSEsim = 4.45 µg/cm2, согласование с моделями помечено как низкое — поэтому прямой количественной зависимости индекс↔концентрация хлорофилла в этой работе ненадёжна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www.indexdatabase.de//db/i-single.php?id=288" xlink:type="simple">https://www.indexdatabase.de//db/i-single.php?id=288</text:a></text:p>
          </table:table-cell>
          <table:table-cell office:value-type="string" calcext:value-type="string">
            <text:p>Ratio Analysis of Reflectance Spectra B1</text:p>
          </table:table-cell>
          <table:table-cell office:value-type="string" calcext:value-type="string">
            <text:p>Анализ соотношения спектров отражения B1</text:p>
          </table:table-cell>
          <table:table-cell office:value-type="string" calcext:value-type="string">
            <text:p>RARSb1</text:p>
          </table:table-cell>
          <table:table-cell office:value-type="string" calcext:value-type="string">
            <text:p>675nm*700nm*r675/(650nm*r650*r70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8*r675/(r650*r700)</text:p>
          </table:table-cell>
          <table:table-cell table:number-columns-repeated="2"/>
          <table:table-cell office:value-type="string" calcext:value-type="string">
            <text:p>B5*r675/(r650*r700)</text:p>
          </table:table-cell>
          <table:table-cell office:value-type="string" calcext:value-type="string">
            <text:p>VNIR_49*VNIR_53*r675/(VNIR_45*r650*r700)</text:p>
          </table:table-cell>
          <table:table-cell office:value-type="string" calcext:value-type="string">
            <text:p>1) На что указывает этот индекс?</text:p>
            <text:p>- RARSb1 (Ratio Analysis of Reflectance Spectra B1) предназначен для определения концентрации хлорофилла b (Chl b) в листьях — то есть служит индикатором содержания пигмента Chl b.</text:p>
            <text:p/>
            <text:p>2) Как его интерпретировать?</text:p>
            <text:p>- Большие значения индекса соответствуют большей концентрации хлорофилла b: в приложенном исследовании RARS_b показал сильную положительную (приблизительно линейную) связь с Chl b (R^2 ≈ 0.89). При оптимизации волн (использование 635 nm или индекса PSSR b = R800/R635) точность оценки ещё возрастала (R^2 до ≈0.95). Ограничения: точность зависит от выбора волновых полос/референсного спектра, структуры листа и диапазона концентраций; некоторые модификации формулы могут снижать корреляцию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www.indexdatabase.de//db/i-single.php?id=513" xlink:type="simple">https://www.indexdatabase.de//db/i-single.php?id=513</text:a></text:p>
          </table:table-cell>
          <table:table-cell office:value-type="string" calcext:value-type="string">
            <text:p>Single Band 2000</text:p>
          </table:table-cell>
          <table:table-cell office:value-type="string" calcext:value-type="string">
            <text:p>Однополосный 2000</text:p>
          </table:table-cell>
          <table:table-cell office:value-type="string" calcext:value-type="string">
            <text:p>SB2000</text:p>
          </table:table-cell>
          <table:table-cell office:value-type="string" calcext:value-type="string">
            <text:p>200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SWIR_79</text:p>
          </table:table-cell>
          <table:table-cell office:value-type="string" calcext:value-type="string">
            <text:p>1) На что указывает этот индекс? — SB2000 (Single Band 2000) соответствует длине волны ≈2.00 μm; в таблице статьи эта полоса связана с O–H деформацией и C–O деформацией и ассоциируется в растительном контексте с крахмалом (starch) и другими органическими компонентами, имеющими O–H/C–O связи.</text:p>
            <text:p/>
            <text:p>2) Как его интерпретировать? — Большие значения SB2000 означают более выраженную спектральную особенность в районе 2.00 μm (усиленная абсорбция/отклик связанный с O–H/C–O), но статья прямо указывает, что использование одного канала ненадёжно: несколько веществ поглощают в тех же диапазонах, абсорбционные полосы перекрываются, наблюдается эффект насыщения и влияние рассеяния/шума — поэтому нет однозначной линейной зависимости между значением индекса и концентрацией конкретного вещества; требуются многовариантные калибровки и модели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www.indexdatabase.de//db/i-single.php?id=123" xlink:type="simple">https://www.indexdatabase.de//db/i-single.php?id=123</text:a></text:p>
          </table:table-cell>
          <table:table-cell office:value-type="string" calcext:value-type="string">
            <text:p>Simple Ratio 800/550</text:p>
          </table:table-cell>
          <table:table-cell office:value-type="string" calcext:value-type="string">
            <text:p>Простое соотношение 800/550</text:p>
          </table:table-cell>
          <table:table-cell office:value-type="string" calcext:value-type="string">
            <text:p>SR800/550</text:p>
          </table:table-cell>
          <table:table-cell office:value-type="string" calcext:value-type="string">
            <text:p>800nm/550nm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Buschmann, C.; Nagel, E. - In vivo spectroscopy and internal optics of leaves as basis for remote sensing of vegetation\n', 'article_link': '10.1080/01431169308904370', 'article_doi': '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B4/B2</text:p>
          </table:table-cell>
          <table:table-cell/>
          <table:table-cell office:value-type="string" calcext:value-type="string">
            <text:p>B3/B1</text:p>
          </table:table-cell>
          <table:table-cell office:value-type="string" calcext:value-type="string">
            <text:p>B8/B3</text:p>
          </table:table-cell>
          <table:table-cell office:value-type="string" calcext:value-type="string">
            <text:p>VNIR_67/VNIR_28</text:p>
          </table:table-cell>
          <table:table-cell office:value-type="string" calcext:value-type="string">
            <text:p>1) На что указывает этот индекс?</text:p>
            <text:p>- Simple Ratio 800/550 (SR800/550) = R800 / R550; служит в статьях как вегетационный показатель, в первую очередь для оценки содержания хлорофилла (хлорофилл на единицу площади листа), а также применяется для оценки биомассы, LAI и покрова.</text:p>
            <text:p/>
            <text:p>2) Как его интерпретировать?</text:p>
            <text:p>- Большие значения SR800/550 соответствуют большему содержанию хлорофилла (R800 увеличивается, R550 уменьшается при нарастании хлорофилла). В Buschmann &amp; Nagel найдено сильное линейное соответствие для логарифма отношения:  </text:p>
            <text:p>  log(R800/R550) = 0.01116 * Chl(μg·cm⁻²) + 0.12407, r² = 0.942.  </text:p>
            <text:p>  Измеренный диапазон log(R800/R550): 0.0691–0.6108 (что соответствует SR800/550 ≈ 1.07–1.84). Также см. высокая корреляция для разницы R800−R550 (r² ≈ 0.906) и для других вариаций индекс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www.indexdatabase.de//db/i-single.php?id=100" xlink:type="simple">https://www.indexdatabase.de//db/i-single.php?id=100</text:a></text:p>
          </table:table-cell>
          <table:table-cell office:value-type="string" calcext:value-type="string">
            <text:p>Simple Ratio 740/720 hyper Vogelmann indices 1</text:p>
          </table:table-cell>
          <table:table-cell office:value-type="string" calcext:value-type="string">
            <text:p>Простое соотношение 740/720 гипер-индексов Фогельмана 1</text:p>
          </table:table-cell>
          <table:table-cell office:value-type="string" calcext:value-type="string">
            <text:p>Vog1hyper</text:p>
          </table:table-cell>
          <table:table-cell office:value-type="string" calcext:value-type="string">
            <text:p>740nm/720nm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Vogelmann, J.E.; Rock, B.N.; Moss, D.M. <text:s/>- Red Edge Spectral Measurements from Sugar Maple Leaves\n', 'article_link': '10.1080/01431169308953986', 'article_doi': 'http://dx.doi.org/10.1080/01431169308953986'}, {'article_name': 'Zarco-Tejada P.J.; Sepulcre-CantÃ³, G. - REMOTE SENSING OF VEGETATION BIOPHYSICAL PARAMETERS FOR DETECTING STRESS CONDITION AND LAND COVER CHANGES\n', 'article_link': '', 'article_doi': '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59/VNIR_56</text:p>
          </table:table-cell>
          <table:table-cell office:value-type="string" calcext:value-type="string">
            <text:p>1) На что указывает этот индекс?</text:p>
            <text:p>- Полное название: Simple Ratio 740/720 (hyper) — Vogelmann index 1 (Vog1hyper). Формула: R740 / R720 (гиперспектральный простой отношение).  </text:p>
            <text:p>- Определяет содержание хлорофилла в листьях (тотальный хлорофилл a+b).</text:p>
            <text:p/>
            <text:p>2) Как его интерпретировать?</text:p>
            <text:p>- Более высокие значения индекса обычно соответствуют большему содержанию хлорофилла (положительная зависимость), однако требуются калибровка и аппроксимация для перевода в концентрацию.  </text:p>
            <text:p>- По данным le Maire et al. (2004) индекс хорошо коррелирует с хлорофиллом: RMSECV (кросс‑валидация на экспериментальных листьях) ≈ 2.54 µg/cm2 и RMSE по симуляциям ≈ 4.31 µg/cm2 (хорошее согласие с пометкой «++»). Значит — есть количественная связь, но с погрешностью и ограничениями области применимости (нужна локальная калибровка; возможна насыщаемость вне калиброванного диапазона).</text:p>
            <text:p/>
            <text:p>3) Можно ли его использовать для поиска месторождений полезных ископаемых?</text:p>
            <text:p>- Нет информации. (Обе статьи рассматривают индекс в контексте растительности/хлорофилла, не минералогии.)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www.indexdatabase.de//db/i-single.php?id=87" xlink:type="simple">https://www.indexdatabase.de//db/i-single.php?id=87</text:a></text:p>
          </table:table-cell>
          <table:table-cell office:value-type="string" calcext:value-type="string">
            <text:p>Soil Adjusted Vegetation Index</text:p>
          </table:table-cell>
          <table:table-cell office:value-type="string" calcext:value-type="string">
            <text:p>Скорректированный на почву индекс растительности</text:p>
          </table:table-cell>
          <table:table-cell office:value-type="string" calcext:value-type="string">
            <text:p>SAVI</text:p>
          </table:table-cell>
          <table:table-cell office:value-type="string" calcext:value-type="string">
            <text:p>(-670nm + 800nm)*(L + 1)/(670nm + 800nm + L)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Bannari, A.; Morin, D.; Bonn, F.; Huete, A. R. - A review of vegetation indices\n', 'article_link': '10.1080/02757259509532298', 'article_doi': 'http://dx.doi.org/10.1080/02757259509532298'}, {'article_name': 'Baret, F.; Guyot, G. - Potentials and limits of vegetation indices for LAI and APAR assessment\n', 'article_link': '', 'article_doi': 'http://www.sciencedirect.com/science/article/B6V6V-48BK8FF-1B/2/44379b7ec48e94418f4bd5657f05ec0e'}, {'article_name': 'Bastiaanssen, Wim G. M.; Molden, David J.; Makin, Ian W. - Remote sensing for irrigated agriculture: examples from research and possible applications\n', 'article_link': '10.1016/s0378-3774(00)00080-9', 'article_doi': 'http://www.sciencedirect.com/science/article/pii/S0378377400000809'}, {'article_name': 'Bausch, Walter C. - Soil background effects on reflectance-based crop coefficients for corn\n', 'article_link': '10.1016/0034-4257(93)90096-G', 'article_doi': '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Buschmann, Claus - Fernerkundung von Pflanzen - Ausbreitung, Gesundheitszustand und Produktivitfit\n', 'article_link': '', 'article_doi': ''}, {'article_name': 'Chen, J.M. - Evaluation of vegetation indices and a modified simple ratio for boreal applications\n', 'article_link': '', 'article_doi': ''}, {'article_name': 'Clarke, T. R.; Moran, M. S.; Barnes, E. M.; Pinter, P. J., Jr.; Qi, J. - Planar domain indices: a method for measuring a quality of a single component in two-component pixels\n', 'article_link': '10.1109/igarss.2001.976818', 'article_doi': ''}, 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Escadafal, R.; Huete, A. <text:s/>- Improvement in remote sensing of low vegetation cover in arid regions by correcting vegetation indices for soil "noise\'\n', 'article_link': '', 'article_doi': ''}, {'article_name': 'Friedl, M. A.; Schimel, D. S.; Michaelsen, J.; Davis, F. W.; Walker, H. - Estimating grassland biomass and leaf area index using ground and satellite data\n', 'article_link': '10.1080/01431169408954174', 'article_doi': 'http://dx.doi.org/10.1080/01431169408954174'}, 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, {'article_name': 'Gitelson, Anatoly A. - Wide Dynamic Range Vegetation Index for Remote Quantification of Biophysical Characteristics of Vegetation\n', 'article_link': '10.1078/0176-1617-01176', 'article_doi': 'http://www.sciencedirect.com/science/article/pii/S0176161704705726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, {'article_name': 'Glenn, E. P.; Nagler, P. L.; Huete, A. R. - Vegetation Index Methods for Estimating Evapotranspiration by Remote Sensing\n', 'article_link': '10.1007/s10712-010-9102-2', 'article_doi': 'http://apps.webofknowledge.com/InboundService.do?Func=Frame&amp;product=WOS&amp;action=retrieve&amp;SrcApp=EndNote&amp;Init=Yes&amp;SrcAuth=ResearchSoft&amp;mode=FullRecord&amp;UT=000284318100001'}, 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Huete, A. R. - A soil-adjusted vegetation index (SAVI)\n', 'article_link': '10.1016/0034-4257(88)90106-x', 'article_doi': 'http://www.sciencedirect.com/science/article/pii/003442578890106X'}, {'article_name': 'Huete, A. R.; Hua, G.; Qi, J.; Chehbouni, A.; van Leeuwen, W. J. D. - Normalization of multidirectional red and NIR reflectances with the SAVI\n', 'article_link': '10.1016/0034-4257(92)90074-t', 'article_doi': 'http://www.sciencedirect.com/science/article/pii/003442579290074T'}, {'article_name': 'Huete, A. R.; Liu, H. Q.; Batchily, K.; van Leeuwen, W. - A comparison of vegetation indices over a global set of TM images for EOS-MODIS\n', 'article_link': '10.1016/s0034-4257(96)00112-5', 'article_doi': 'http://www.sciencedirect.com/science/article/pii/S0034425796001125'}, {'article_name': 'Huete, A.R.; Justice, C.; Liu, H. - Development of Vegetation and Soil Indices for MODIS- EOS\n', 'article_link': '', 'article_doi': ''}, {'article_name': 'Hunt Jr., E. Raymond; Daughtry, C. S. T.; <text:s/>Eitel, Jan U. H.; <text:s/>Long, D. S. - Remote Sensing Leaf Chlorophyll Content Using a Visible Band Index\n', 'article_link': '', 'article_doi': ''}, {'article_name': 'Jackson, Ray D.; Huete, Alfredo R. - Interpreting vegetation indices\n', 'article_link': '', 'article_doi': ''}, {'article_name': 'Jacobsen, Anne; Broge, Niels H.; Hansen, Birger U. - Monitoring wheat fields and grasslands using spectral reflectance data\n', 'article_link': '', 'article_doi': ''}, 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, {'article_name': 'Kim, Moon S.; Doughtry, C.S.T.; Chappelle, E. W.; Mcmurtrey, J. E.; Walthall, C. L. <text:s/>- The use high spectral resolution bands for estimating absorbed photo synthetically active radiation (APAR)\n', 'article_link': '', 'article_doi': '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Lee, W. S.; Alchanatis, V.; Yang, C.; Hirafuji, M.; Moshou, D.; Li, C. - Sensing technologies for precision specialty crop production\n', 'article_link': '10.1016/j.compag.2010.08.005', 'article_doi': 'http://apps.webofknowledge.com/InboundService.do?Func=Frame&amp;product=WOS&amp;action=retrieve&amp;SrcApp=EndNote&amp;Init=Yes&amp;SrcAuth=ResearchSoft&amp;mode=FullRecord&amp;UT=000283271800001'}, {'article_name': 'Leprieur, C.; Kerr, Y. H.; Pichon, J. M. - Critical assessment of vegetation indices from AVHRR in a semi-arid environment\n', 'article_link': '10.1080/01431169608949092', 'article_doi': 'http://www.tandfonline.com/doi/abs/10.1080/01431169608949092'}, {'article_name': 'Lymburner, L.; Beggs, PJ.; Jacobson, CR. - Estimation of canopy-average surface-specific leaf area using Landsat TM data\n', 'article_link': '', 'article_doi': ''}, {'article_name': 'Major, D. J.; Baret, F.; Guyot, G. - A ratio vegetation index adjusted for soil brightness\n', 'article_link': '10.1080/01431169008955053', 'article_doi': 'http://dx.doi.org/10.1080/01431169008955053'}, {'article_name': 'Metternicht, G. - Vegetation indices derived from high-resolution airborne videography for precision crop management\n', 'article_link': '', 'article_doi': ''}, {'article_name': 'Nagler, P. L; Daughtry, C. S. T.; Goward, S. N. - Plant Litter and Soil Reflectance\n', 'article_link': '10.1016/s0034-4257(99)00082-6', 'article_doi': '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, {'article_name': 'Qi, J.; Chehbouni, A.; Huete, A. R.; Kerr, Y. H.; Sorooshian, S. - A modified soil adjusted vegetation index\n', 'article_link': '10.1016/0034-4257(94)90134-1', 'article_doi': 'http://www.sciencedirect.com/science/article/pii/0034425794901341'}, {'article_name': 'Richardson, A. J.; Everitt, J. H. - Using spectral vegetation indices to estimate rangeland productivity\n', 'article_link': '', 'article_doi': ''}, {'article_name': 'Rondeaux, GeneviÃ¨ve; Steven, Michael; Baret, FrÃ©dÃ©ric - Optimization of soil-adjusted vegetation indices\n', 'article_link': '10.1016/0034-4257(95)00186-7', 'article_doi': 'http://www.sciencedirect.com/science/article/pii/0034425795001867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, {'article_name': 'Wu, Jindong; Wang, Dong; Bauer, Marvin E. - Assessing broadband vegetation indices and QuickBird data in estimating leaf area index of corn and potato canopies\n', 'article_link': '10.1016/j.fcr.2007.01.003', 'article_doi': 'http://www.sciencedirect.com/science/article/pii/S0378429007000160'}, {'article_name': 'Zarco-Tejada P.J.; Sepulcre-CantÃ³, G. - REMOTE SENSING OF VEGETATION BIOPHYSICAL PARAMETERS FOR DETECTING STRESS CONDITION AND LAND COVER CHANGES\n', 'article_link': '', 'article_doi': ''}]</text:p>
          </table:table-cell>
          <table:table-cell office:value-type="string" calcext:value-type="string">
            <text:p>-(B3 - B4)*(L + 1)/(B3 + B4 + L)</text:p>
          </table:table-cell>
          <table:table-cell/>
          <table:table-cell office:value-type="string" calcext:value-type="string">
            <text:p>-(B2 - B3)*(L + 1)/(B2 + B3 + L)</text:p>
          </table:table-cell>
          <table:table-cell office:value-type="string" calcext:value-type="string">
            <text:p>-(B4 - B8)*(L + 1)/(B4 + B8 + L)</text:p>
          </table:table-cell>
          <table:table-cell office:value-type="string" calcext:value-type="string">
            <text:p>-(L + 1)*(VNIR_48 - VNIR_67)/(L + VNIR_48 + VNIR_67)</text:p>
          </table:table-cell>
          <table:table-cell office:value-type="string" calcext:value-type="string">
            <text:p>1) На что указывает этот индекс?  </text:p>
            <text:p>SAVI (Soil Adjusted Vegetation Index) — индекс растительного покрова, разработан для уменьшения влияния фона почвы; используется для оценки зелёной биомассы / листовой площади (LAI) и косвенно содержания хлорофилла. Формула: SAVI = (1+L)·(NIR − R)/(NIR + R + L), рекомендуемое L = 0.5.</text:p>
            <text:p/>
            <text:p>2) Как его интерпретировать?  </text:p>
            <text:p>Большее значение SAVI соответствует более плотной/здоровой растительности (больше биомассы и LAI, чаще — выше содержание хлорофилла). Связь корреляционная, не прямолинейная: индекс служит прокси для концентрации биомассы/хлорофилла, при высоких значениях может насыщаться; для количественной оценки требует калибровки с полевыми измерениями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www.indexdatabase.de//db/i-single.php?id=378" xlink:type="simple">https://www.indexdatabase.de//db/i-single.php?id=378</text:a></text:p>
          </table:table-cell>
          <table:table-cell office:value-type="string" calcext:value-type="string">
            <text:p>Modified Chlorophyll Absorption in Reflectance Index 1510</text:p>
          </table:table-cell>
          <table:table-cell office:value-type="string" calcext:value-type="string">
            <text:p>Модифицированное поглощение хлорофилла с коэффициентом отражения 1510</text:p>
          </table:table-cell>
          <table:table-cell office:value-type="string" calcext:value-type="string">
            <text:p>MCARI1510</text:p>
          </table:table-cell>
          <table:table-cell office:value-type="string" calcext:value-type="string">
            <text:p>700nm*(-1510nm + 0.2*550nm + 0.8*700nm)/1510nm</text:p>
          </table:table-cell>
          <table:table-cell office:value-type="string" calcext:value-type="string">
            <text:p>[{'article_name': 'Herrmann, I.; Karnieli, A.; Bonfil, D. J.; Cohen, Y.; Alchanatis, V. - SWIR-based spectral indices for assessing nitrogen content in potato fields\n', 'article_link': '10.1080/01431160903283892', 'article_doi': 'http://dx.doi.org/10.1080/01431160903283892'}]</text:p>
          </table:table-cell>
          <table:table-cell table:number-columns-repeated="4"/>
          <table:table-cell office:value-type="string" calcext:value-type="string">
            <text:p>VNIR_53*(-SWIR_49 + 0.2*VNIR_28 + 0.8*VNIR_53)/SWIR_49</text:p>
          </table:table-cell>
          <table:table-cell office:value-type="string" calcext:value-type="string">
            <text:p>1) На что указывает этот индекс?</text:p>
            <text:p>- MCARI1510 (Modified Chlorophyll Absorption in Reflectance Index 1510) указывает на содержание азота в растении (N), т.е. на связанный с белками азот (N‑H поглощение на 1510 нм), при этом сохраняет связь с признаками хлорофилла через исходную структуру MCARI.</text:p>
            <text:p/>
            <text:p>2) Как его интерпретировать?</text:p>
            <text:p>- Бóльшие значения MCARI1510 соответствуют большему содержанию общего азота надземной биомассы (позитивная связь). В работе отмечены умеренно‑высокие корреляции со сцепленным N (R ≈ 0.72–0.75); для MCARI1510 регрессия предсказанного vs наблюдаемого N: NP = 1.26 + 0.60·NO, R² ≈ 0.54, RMSEP ≈ 0.49 (% N) — т.е. индекс обеспечивает количественную, но не идеальную оценку концентрации N. MCARI1510 также показал повышенную чувствительность к изменениям N по сравнению с оригинальным MCARI на VNIR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www.indexdatabase.de//db/i-single.php?id=491" xlink:type="simple">https://www.indexdatabase.de//db/i-single.php?id=491</text:a></text:p>
          </table:table-cell>
          <table:table-cell office:value-type="string" calcext:value-type="string">
            <text:p>Single Band 910</text:p>
          </table:table-cell>
          <table:table-cell office:value-type="string" calcext:value-type="string">
            <text:p>Однополосный 910</text:p>
          </table:table-cell>
          <table:table-cell office:value-type="string" calcext:value-type="string">
            <text:p>SB910</text:p>
          </table:table-cell>
          <table:table-cell office:value-type="string" calcext:value-type="string">
            <text:p>91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table:number-columns-repeated="4"/>
          <table:table-cell office:value-type="string" calcext:value-type="string">
            <text:p>VNIR_81</text:p>
          </table:table-cell>
          <table:table-cell office:value-type="string" calcext:value-type="string">
            <text:p>1) На что указывает этот индекс?  </text:p>
            <text:p>SB910 (Single Band 910) — отражение/индекс на 0.91 µm; в статье 0.91 µm связывают с C–H stretch (3‑й обертон), ассоциируемым преимущественно с белком (protein) и другими C–H содержащими органическими соединениями.</text:p>
            <text:p/>
            <text:p>2) Как его интерпретировать?  </text:p>
            <text:p>Большие значения SB910 = большая отражательная способность на 0.91 µm (меньшая поглощательная глубина C–H) → предполагаемо более низкое содержание белка; меньшие значения SB910 = сильнее поглощение на 0.91 µm → предполагаемо более высокое содержание белка. Однако статья подчёркивает, что одноточечная оценка по одной длине волны ненадёжна: наложение полос, интерференция разных органических компонентов, насыщение и шум делают прямую количественную связь нестабильной — требуется многовариантная калибровка и более сложные методы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www.indexdatabase.de//db/i-single.php?id=61" xlink:type="simple">https://www.indexdatabase.de//db/i-single.php?id=61</text:a></text:p>
          </table:table-cell>
          <table:table-cell office:value-type="string" calcext:value-type="string">
            <text:p>Normalized Difference 415/435 Normalized Phaeophytinization Index , Normalized difference pigment index NDPI</text:p>
          </table:table-cell>
          <table:table-cell office:value-type="string" calcext:value-type="string">
            <text:p>Нормализованная разница 415/435 Нормализованный индекс феофитинизации, нормализованный пигментный индекс различий NDPI</text:p>
          </table:table-cell>
          <table:table-cell office:value-type="string" calcext:value-type="string">
            <text:p>NPQI</text:p>
          </table:table-cell>
          <table:table-cell office:value-type="string" calcext:value-type="string">
            <text:p>(415nm - 435nm)/(415nm + 435nm)</text:p>
          </table:table-cell>
          <table:table-cell office:value-type="string" calcext:value-type="string">
            <text:p>[{'article_name': 'Barnes, J. D.; Balaguer, L.; Manrique, E.; Elvira, S.; Davison, A. W. - A Reappraisal of the Use of Dmso for the Extraction and Determination of Chlorophylls-a and Chlorophylls-B in Lichens and Higher-Plants\n', 'article_link': '10.1016/0098-8472(92)90034-y', 'article_doi': 'http://apps.webofknowledge.com/InboundService.do?Func=Frame&amp;product=WOS&amp;action=retrieve&amp;SrcApp=EndNote&amp;Init=Yes&amp;SrcAuth=ResearchSoft&amp;mode=FullRecord&amp;UT=A1992HR32900001'}, {'article_name': 'le Maire, G.; Francois, C.; Dufrene, E. - Towards universal broad leaf chlorophyll indices using PROSPECT simulated database and hyperspectral reflectance measurements\n', 'article_link': '10.1016/j.rse.2003.09.004', 'article_doi': ''}, {'article_name': 'Penuelas <text:s/>J., Baret <text:s/>F., Filella <text:s/>I. - Semi-empirical indices to assess carotenoids/chlorophyll a ratio from leaf spectral reflectance\n', 'article_link': '', 'article_doi': '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Zarco-Tejada, P. J.; Miller, J. R.; Noland, T. L.; Mohammed, G. H.; Sampson, P. H. <text:s/>- Scaling-up and model inversion methods with narrow-band optical indices for chlorophyll content estimation in closed forest canopies with hyperspectral data\n', 'article_link': '', 'article_doi': ''}]</text:p>
          </table:table-cell>
          <table:table-cell table:number-columns-repeated="4"/>
          <table:table-cell office:value-type="string" calcext:value-type="string">
            <text:p>(VNIR_1 - VNIR_4)/(VNIR_1 + VNIR_4)</text:p>
          </table:table-cell>
          <table:table-cell office:value-type="string" calcext:value-type="string">
            <text:p>1) На что указывает индекс NPQI (Normalized Difference 415/435, Normalized Phaeophytinization Index / NDPI)?  </text:p>
            <text:p>- Индекс предназначен для оценки фаеофитинизации — деградации хлорофилла (конверсии хлорофилла a в фаеофитин a) / индикатор стресс‑связанного разрушения пигментов в растениях (приведён для лишайников и высших растений). Формула, приведённая в источнике: NPQI = (R415 / R435) / (R415 + R435).  </text:p>
            <text:p/>
            <text:p>2) Как интерпретировать; чему соответствуют большие значения и есть ли связь с концентрацией вещества?  </text:p>
            <text:p>- По замыслу: изменение соотношения отражений при 415 и 435 nm отражает относительное содержание/состояние хлорофилла vs фаеофитина (фазу феофитинизации).  </text:p>
            <text:p>- В лабораторном спектрофотометрическом аналогичном параметре (phaeophytinization quotient PQa = O.D.435 / O.D.415) в Barnes et al. наблюдаются ориентиры: ~1.41 — для неразрушенных (некислых) образцов чистого хлорофилла a+b; ~0.56 — при полной «кислотной» феофитинизации. То есть при росте фаеофитинизации PQa падает.  </text:p>
            <text:p>- Однако в тестах на реальных листовых спектрах (le Maire et al., Remote Sensing of Environment) NPQI показал плохую корреляцию с содержанием хлорофилла: RMSECV (кросс‑валидация по экспериментальным данным) ≈ 31 µg/cm2 (в исследовании это означает очень низкую практическую точность), следовательно большие/малые значения NPQI в практических отражательных данных не дают надёжного количественного соответствия концентрации хлорофилла/фаеофитина. (На моделях PROSPECT согласие было лучше, но на реальных данных — плохо.)  </text:p>
            <text:p/>
            <text:p>3) Можно ли использовать NPQI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www.indexdatabase.de//db/i-single.php?id=556" xlink:type="simple">https://www.indexdatabase.de//db/i-single.php?id=556</text:a></text:p>
          </table:table-cell>
          <table:table-cell table:number-columns-repeated="3" office:value-type="string" calcext:value-type="string">
            <text:p>RDVI2</text:p>
          </table:table-cell>
          <table:table-cell office:value-type="string" calcext:value-type="string">
            <text:p>(-658nm + 833nm)/sqrt(658nm + 833nm)</text:p>
          </table:table-cell>
          <table:table-cell office:value-type="string" calcext:value-type="string">
            <text:p>[{'article_name': 'Shibayama, Michio; Salli, Arto; HÃ¤me, Tuomas; Iso-Iivari, Lasse; Heino, Saini; Alanen, Marjaana; Morinaga, Shinsuke; Inoue, Yoshio; Akiyama, Tsuyoshi - Detecting Phenophases of Subarctic Shrub Canopies by Using Automated Reflectance Measurements\n', 'article_link': '10.1016/s0034-4257(98)00082-0', 'article_doi': 'http://www.sciencedirect.com/science/article/pii/S0034425798000820'}]</text:p>
          </table:table-cell>
          <table:table-cell office:value-type="string" calcext:value-type="string">
            <text:p>(-B3 + B4)/sqrt(B3 + B4)</text:p>
          </table:table-cell>
          <table:table-cell/>
          <table:table-cell office:value-type="string" calcext:value-type="string">
            <text:p>(-B2 + B3)/sqrt(B2 + B3)</text:p>
          </table:table-cell>
          <table:table-cell office:value-type="string" calcext:value-type="string">
            <text:p>(-B4 + B8)/sqrt(B4 + B8)</text:p>
          </table:table-cell>
          <table:table-cell office:value-type="string" calcext:value-type="string">
            <text:p>(-VNIR_47 + VNIR_71)/sqrt(VNIR_47 + VNIR_71)</text:p>
          </table:table-cell>
          <table:table-cell office:value-type="string" calcext:value-type="string">
            <text:p>1) На что указывает этот индекс?</text:p>
            <text:p>- В представленных статьях индекса RDVI2 нет. Есть RDVI — Renormalized Difference Vegetation Index; он указывает на зелёность растительности (хлорофилл / листовая площадь — LAI), не на минералы.</text:p>
            <text:p/>
            <text:p>2) Как его интерпретировать?</text:p>
            <text:p>- Для RDVI: большие значения соответствуют большей зелёности/плотности листвы (больше хлорофила / LAI). Связь положительная, но не строго линейная — возможна насыщаемость при больших LAI и влияние фона/влажности; для количественной оценки требуются калибровк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www.indexdatabase.de//db/i-single.php?id=1" xlink:type="simple">https://www.indexdatabase.de//db/i-single.php?id=1</text:a></text:p>
          </table:table-cell>
          <table:table-cell office:value-type="string" calcext:value-type="string">
            <text:p>Alteration</text:p>
          </table:table-cell>
          <table:table-cell office:value-type="string" calcext:value-type="string">
            <text:p>Изменение</text:p>
          </table:table-cell>
          <table:table-cell/>
          <table:table-cell office:value-type="string" calcext:value-type="string">
            <text:p>[1600:1700]/[2145:2185]</text:p>
          </table:table-cell>
          <table:table-cell office:value-type="string" calcext:value-type="string">
            <text:p>[{'article_name': 'Volesky, J.C.; Stern, R.J.; Johnson, P.R. - Geological control of massive sulfide mineralization in the Neoproterozoic Wadi Bidah shear zone, southwestern Saudi Arabia, inferences from orbital remote sensing and field studies\n', 'article_link': '', 'article_doi': ''}]</text:p>
          </table:table-cell>
          <table:table-cell office:value-type="string" calcext:value-type="string">
            <text:p>B5/B6</text:p>
          </table:table-cell>
          <table:table-cell/>
          <table:table-cell office:value-type="string" calcext:value-type="string">
            <text:p>B4/B5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www.indexdatabase.de//db/i-single.php?id=22" xlink:type="simple">https://www.indexdatabase.de//db/i-single.php?id=22</text:a></text:p>
          </table:table-cell>
          <table:table-cell office:value-type="string" calcext:value-type="string">
            <text:p>Ferrous Silicates</text:p>
          </table:table-cell>
          <table:table-cell office:value-type="string" calcext:value-type="string">
            <text:p>Силикаты железа</text:p>
          </table:table-cell>
          <table:table-cell/>
          <table:table-cell office:value-type="string" calcext:value-type="string">
            <text:p>[2145:2185]/[1600:1700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6/B5</text:p>
          </table:table-cell>
          <table:table-cell/>
          <table:table-cell office:value-type="string" calcext:value-type="string">
            <text:p>B5/B4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www.indexdatabase.de//db/i-single.php?id=54" xlink:type="simple">https://www.indexdatabase.de//db/i-single.php?id=54</text:a></text:p>
          </table:table-cell>
          <table:table-cell office:value-type="string" calcext:value-type="string">
            <text:p>Normalized Difference 850/1650 Normalized Difference Infrared Index</text:p>
          </table:table-cell>
          <table:table-cell office:value-type="string" calcext:value-type="string">
            <text:p>Нормализованная разница 850/1650 Инфракрасный индекс нормализованной разницы</text:p>
          </table:table-cell>
          <table:table-cell office:value-type="string" calcext:value-type="string">
            <text:p>NDII</text:p>
          </table:table-cell>
          <table:table-cell office:value-type="string" calcext:value-type="string">
            <text:p>(-1650nm + 850nm)/(1650nm + 850nm)</text:p>
          </table:table-cell>
          <table:table-cell office:value-type="string" calcext:value-type="string">
            <text:p>[{'article_name': 'Buschmann, Claus - Fernerkundung von Pflanzen - Ausbreitung, Gesundheitszustand und Produktivitfit\n', 'article_link': '', 'article_doi': ''}]</text:p>
          </table:table-cell>
          <table:table-cell office:value-type="string" calcext:value-type="string">
            <text:p>(B4 - B5)/(B4 + B5)</text:p>
          </table:table-cell>
          <table:table-cell office:value-type="string" calcext:value-type="string">
            <text:p>(B5 - B6)/(B5 + B6)</text:p>
          </table:table-cell>
          <table:table-cell office:value-type="string" calcext:value-type="string">
            <text:p>(B3 - B4)/(B3 + B4)</text:p>
          </table:table-cell>
          <table:table-cell office:value-type="string" calcext:value-type="string">
            <text:p>(-B12 + B8)/(B12 + B8)</text:p>
          </table:table-cell>
          <table:table-cell office:value-type="string" calcext:value-type="string">
            <text:p>(-SWIR_62 + VNIR_73)/(SWIR_62 + VNIR_73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www.indexdatabase.de//db/i-single.php?id=50" xlink:type="simple">https://www.indexdatabase.de//db/i-single.php?id=50</text:a></text:p>
          </table:table-cell>
          <table:table-cell office:value-type="string" calcext:value-type="string">
            <text:p>Norm G</text:p>
          </table:table-cell>
          <table:table-cell office:value-type="string" calcext:value-type="string">
            <text:p>Норма G</text:p>
          </table:table-cell>
          <table:table-cell office:value-type="string" calcext:value-type="string">
            <text:p>Norm G</text:p>
          </table:table-cell>
          <table:table-cell office:value-type="string" calcext:value-type="string">
            <text:p>560.0/(560.0 + 1080.0 + 660.0)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0.243478260869565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www.indexdatabase.de//db/i-single.php?id=91" xlink:type="simple">https://www.indexdatabase.de//db/i-single.php?id=91</text:a></text:p>
          </table:table-cell>
          <table:table-cell office:value-type="string" calcext:value-type="string">
            <text:p>Tasselled Cap - brightness</text:p>
          </table:table-cell>
          <table:table-cell office:value-type="string" calcext:value-type="string">
            <text:p>Шапочка с кисточками - яркость</text:p>
          </table:table-cell>
          <table:table-cell office:value-type="string" calcext:value-type="string">
            <text:p>SBI</text:p>
          </table:table-cell>
          <table:table-cell office:value-type="string" calcext:value-type="string">
            <text:p>0.5082*[1150:1750] + 0.1863*[2080:2350] + 0.3037*[450:520] + 0.2793*[520:600] + 0.4743*[630:690] + 0.5585*[760:900]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Crist, Eric P.; Cicone, Richard C. - A Physically-Based Transformation of Thematic Mapper Data---The TM Tasseled Cap\n', 'article_link': '10.1109/tgrs.1984.350619', 'article_doi': ''}, {'article_name': 'Ferencz, C.; Bognar, P.; Lichtenberger, J.; Hamar, D.; Tarscai, G.; Timar, G.; Molnar, G.; Pasztor, S.; Steinbach, P.; Szekely, B.; Ferencz, O. E.; Ferencz-Arkos, I. - Crop yield estimation by satellite remote sensing\n', 'article_link': '10.1080/01431160410001698870', 'article_doi': 'http://apps.webofknowledge.com/InboundService.do?Func=Frame&amp;product=WOS&amp;action=retrieve&amp;SrcApp=EndNote&amp;Init=Yes&amp;SrcAuth=ResearchSoft&amp;mode=FullRecord&amp;UT=000224024000004'}, {'article_name': 'Friedl, M. A.; Schimel, D. S.; Michaelsen, J.; Davis, F. W.; Walker, H. - Estimating grassland biomass and leaf area index using ground and satellite data\n', 'article_link': '10.1080/01431169408954174', 'article_doi': 'http://dx.doi.org/10.1080/01431169408954174'}, {'article_name': 'Kauth, R. J. and Thomas, G. S. - The tasselled cap - a graphic description of the spectraltemporal development of agricultural crops as seen by Landsat\n', 'article_link': '', 'article_doi': ''}, {'article_name': 'Lee, W. S.; Alchanatis, V.; Yang, C.; Hirafuji, M.; Moshou, D.; Li, C. - Sensing technologies for precision specialty crop production\n', 'article_link': '10.1016/j.compag.2010.08.005', 'article_doi': 'http://apps.webofknowledge.com/InboundService.do?Func=Frame&amp;product=WOS&amp;action=retrieve&amp;SrcApp=EndNote&amp;Init=Yes&amp;SrcAuth=ResearchSoft&amp;mode=FullRecord&amp;UT=000283271800001'}, {'article_name': 'Thenkabail, P. S.; Smith, R. B.; De Pauw, E. - Evaluation of narrowband and broadband vegetation indices for determining optimal hyperspectral wavebands for agricultural crop characterization\n', 'article_link': '', 'article_doi': ''}]</text:p>
          </table:table-cell>
          <table:table-cell table:number-columns-repeated="5"/>
          <table:table-cell office:value-type="string" calcext:value-type="string">
            <text:p>1) На что указывает этот индекс? (значение)</text:p>
            <text:p>- Tasseled Cap — Brightness (коэффициенты для TM, Crist &amp; Cicone): Band1=0.3037; Band2=0.2793; Band3=0.4743; Band4=0.5585; Band5=0.5082; Band7=0.1863.  </text:p>
            <text:p>- Интерпретация: измеряет общую отражательную способность поверхности — «яркость» почвы/поверхности (т. е. яркость грунта, влияние текстуры/размеров частиц и общей светлости минералов).</text:p>
            <text:p/>
            <text:p>2) Как его интерпретировать?</text:p>
            <text:p>- Большие значения = более высокая общая отражательная способность (светлые/блестящие поверхности, оголённые почвы, мало вегетации).  </text:p>
            <text:p>- Нет прямой одно­к‑к‑одному связи с концентрацией конкретного минерала; индекс чувствителен к суммарной яркости, текстуре, влажности (влажность снижает яркость) и косвенно — к наличию светлых минералов (кварц/песок), но не обеспечивает количественной оценки содержания минералов.</text:p>
            <text:p/>
            <text:p>3) Можно ли его использовать для поиска месторождений полезных ископаемых?</text:p>
            <text:p>- В статьях прямого указания на использование для поиска руд/месторождений нет — ответ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www.indexdatabase.de//db/i-single.php?id=133" xlink:type="simple">https://www.indexdatabase.de//db/i-single.php?id=133</text:a></text:p>
          </table:table-cell>
          <table:table-cell office:value-type="string" calcext:value-type="string">
            <text:p>Simple Ratio Rededge/Red RedEdge Ratio Index 2</text:p>
          </table:table-cell>
          <table:table-cell office:value-type="string" calcext:value-type="string">
            <text:p>Индекс простого коэффициента пересчета/красного коэффициента пересчета 2</text:p>
          </table:table-cell>
          <table:table-cell office:value-type="string" calcext:value-type="string">
            <text:p>RRI2</text:p>
          </table:table-cell>
          <table:table-cell office:value-type="string" calcext:value-type="string">
            <text:p>rededge/660.0</text:p>
          </table:table-cell>
          <table:table-cell office:value-type="string" calcext:value-type="string">
            <text:p>[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]</text:p>
          </table:table-cell>
          <table:table-cell table:number-columns-repeated="5" office:value-type="string" calcext:value-type="string">
            <text:p>0.00151515151515152*rededg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www.indexdatabase.de//db/i-single.php?id=399" xlink:type="simple">https://www.indexdatabase.de//db/i-single.php?id=399</text:a></text:p>
          </table:table-cell>
          <table:table-cell office:value-type="string" calcext:value-type="string">
            <text:p>Ratio 675/700/650</text:p>
          </table:table-cell>
          <table:table-cell office:value-type="string" calcext:value-type="string">
            <text:p>Соотношение 675/700/650</text:p>
          </table:table-cell>
          <table:table-cell office:value-type="string" calcext:value-type="string">
            <text:p>R675/700/650</text:p>
          </table:table-cell>
          <table:table-cell office:value-type="string" calcext:value-type="string">
            <text:p>675nm/(650nm*700nm)</text:p>
          </table:table-cell>
          <table:table-cell office:value-type="string" calcext:value-type="string">
            <text:p>[{'article_name': 'Chappelle, E.W.; Kim, M.S.; McMurtrey, J.E. - Ratio analysis of reflectance spectra (RARS): an algorithm for the remote estimation of the concentrations of chlorophyll a, chlorophyll b, and carotenoids in soybean leaves\n', 'article_link': '', 'article_doi': '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1/B8</text:p>
          </table:table-cell>
          <table:table-cell table:number-columns-repeated="2"/>
          <table:table-cell office:value-type="string" calcext:value-type="string">
            <text:p>1/B5</text:p>
          </table:table-cell>
          <table:table-cell office:value-type="string" calcext:value-type="string">
            <text:p>VNIR_49/(VNIR_45*VNIR_53)</text:p>
          </table:table-cell>
          <table:table-cell office:value-type="string" calcext:value-type="string">
            <text:p>1) На что указывает: индекс Ratio 675/700/650 (R675/(R700/R650)) используется для оценки хлорофилла в листьях — отражён в статье как связанный с содержанием хлорофилла (Chl a и b / общий хлорофилл); ссылка в таблицах на работу Chappelle et al. / McMurtrey (1992).</text:p>
            <text:p/>
            <text:p>2) Как интерпретировать: в общем — более высокие значения индекса коррелируют с большим содержанием хлорофилла, но связь эмпирическая, ненормированная и неточная (не строго линейная, возможна насыщаемость и шум). В данной статье индекс показывает сравнительно низкую точность: RMSECVexp = 8.52 A·g/cm2, RMSEsim = 8.88 A·g/cm2 и только умеренное согласие с моделями (пометка «+»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www.indexdatabase.de//db/i-single.php?id=391" xlink:type="simple">https://www.indexdatabase.de//db/i-single.php?id=391</text:a></text:p>
          </table:table-cell>
          <table:table-cell office:value-type="string" calcext:value-type="string">
            <text:p>Chlorophyll vegetation index</text:p>
          </table:table-cell>
          <table:table-cell office:value-type="string" calcext:value-type="string">
            <text:p>Вегетационный индекс хлорофилла</text:p>
          </table:table-cell>
          <table:table-cell office:value-type="string" calcext:value-type="string">
            <text:p>CVI</text:p>
          </table:table-cell>
          <table:table-cell office:value-type="string" calcext:value-type="string">
            <text:p>1080.0*660.0/560.0**2</text:p>
          </table:table-cell>
          <table:table-cell office:value-type="string" calcext:value-type="string">
            <text:p>[{'article_name': 'Hunt Jr., E. Raymond; Daughtry, C. S. T.; <text:s/>Eitel, Jan U. H.; <text:s/>Long, D. S. - Remote Sensing Leaf Chlorophyll Content Using a Visible Band Index\n', 'article_link': '', 'article_doi': ''}, {'article_name': "Vincini M., Frazzi, E. and D' Alessio, P. <text:s/>- A broad-band leaf chlorophyll vegetation index at the canopy scale\n", 'article_link': '10.1007/s11119-008-9075-z', 'article_doi': ''}]</text:p>
          </table:table-cell>
          <table:table-cell table:number-columns-repeated="5" office:value-type="string" calcext:value-type="string">
            <text:p>2.27295918367347</text:p>
          </table:table-cell>
          <table:table-cell office:value-type="string" calcext:value-type="string">
            <text:p>1) На что указывает индекс?  </text:p>
            <text:p>- CVI (Chlorophyll Vegetation Index) служит для оценки содержания хлорофилла листа (хлорофилл a+b, листовая концентрация и через неё — плотность хлорофилла на пологе, CCD) на уровне кроны.</text:p>
            <text:p/>
            <text:p>2) Как его интерпретировать?  </text:p>
            <text:p>- Большие значения CVI/OCVI соответствуют большей листовой концентрации хлорофилла (меньшему стрессу/лучшей обеспеченности N).  </text:p>
            <text:p>- Между OCVI и концентрацией хлорофилла существует приближённо линейная связь при заданных условиях; пред‑оптимизированный broad‑band CVI даёт r2 ≈ 0.66, а оптимизированный OCVI — до ~0.97 в благоприятных условиях.  </text:p>
            <text:p>- Чувствительность зависит от LAI, типа почвы и влажности, ориентации листьев и угла солнца; для действенной оценки требуется учёт минимального порога LAI (обычно &lt;1, в разных условиях ~0.2–0.8) и применение поправочного показателя c (OCVI) для переносимости между датчиками/сценами.</text:p>
            <text:p/>
            <text:p>3) Можно ли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www.indexdatabase.de//db/i-single.php?id=209" xlink:type="simple">https://www.indexdatabase.de//db/i-single.php?id=209</text:a></text:p>
          </table:table-cell>
          <table:table-cell office:value-type="string" calcext:value-type="string">
            <text:p>Adjusted transformed soil-adjusted VI</text:p>
          </table:table-cell>
          <table:table-cell office:value-type="string" calcext:value-type="string">
            <text:p>Скорректированная трансформированная почва-скорректированный VI</text:p>
          </table:table-cell>
          <table:table-cell office:value-type="string" calcext:value-type="string">
            <text:p>ATSAVI</text:p>
          </table:table-cell>
          <table:table-cell office:value-type="string" calcext:value-type="string">
            <text:p>a*(1080.0 - 660.0*a + b)/(1080.0*a + 660.0 + X*(a**2 + 1) - a*b)</text:p>
          </table:table-cell>
          <table:table-cell office:value-type="string" calcext:value-type="string">
            <text:p>[{'article_name': 'Baret, F.; Guyot, G. - Potentials and limits of vegetation indices for LAI and APAR assessment\n', 'article_link': '', 'article_doi': 'http://www.sciencedirect.com/science/article/B6V6V-48BK8FF-1B/2/44379b7ec48e94418f4bd5657f05ec0e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He, Y.; Guo, X.; Wilmshurst, J. - Comparison of different methods for measuring leaf area index in a mixed grassland\n', 'article_link': '', 'article_doi': ''}]</text:p>
          </table:table-cell>
          <table:table-cell table:number-columns-repeated="5" office:value-type="string" calcext:value-type="string">
            <text:p>a*(-660.0*a + b + 1080.0)/(X*(a**2 + 1) - a*b + 1080.0*a + 660.0)</text:p>
          </table:table-cell>
          <table:table-cell office:value-type="string" calcext:value-type="string">
            <text:p>1) На что указывает этот индекс?  </text:p>
            <text:p>- ATSAVI (Adjusted Transformed Soil‑Adjusted VI) — индекс зелёности растений, ориентирован на оценку биомассы/зеленой площади и содержания хлорофилла на уровне покрова (канопи), в частности служит для оценки LAI (leaf area index) и CCD (canopy chlorophyll density).</text:p>
            <text:p/>
            <text:p>2) Как его интерпретировать?  </text:p>
            <text:p>- Бóльшие значения ATSAVI соответствуют большей «зелёности» — большей площади листьев и/или большей плотности хлорофилла.  </text:p>
            <text:p>- Между значением индекса и концентрацией хлорофилла (или LAI) существует положительная корреляция, но она обычно нелинейна и имеет эффект насыщения при высоких значениях LAI/CCD; для количественной оценки требуется калибровка по данным полевых измерений.  </text:p>
            <text:p>- ATSAVI — модификация TSAVI с учётом коэффициентов почвенной линии (a, b) и дополнительного смещения X (в статье предложено X = 0.08), что снижает влияние яркости почвы; чувствительность всё ещё зависит от архитектуры покрова и атмосферных условий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www.indexdatabase.de//db/i-single.php?id=134" xlink:type="simple">https://www.indexdatabase.de//db/i-single.php?id=134</text:a></text:p>
          </table:table-cell>
          <table:table-cell office:value-type="string" calcext:value-type="string">
            <text:p>Soil and Atmospherically Resistant Vegetation Index</text:p>
          </table:table-cell>
          <table:table-cell office:value-type="string" calcext:value-type="string">
            <text:p>Индекс устойчивости растительности к воздействию почвы и атмосферы</text:p>
          </table:table-cell>
          <table:table-cell office:value-type="string" calcext:value-type="string">
            <text:p>SARVI</text:p>
          </table:table-cell>
          <table:table-cell office:value-type="string" calcext:value-type="string">
            <text:p>(L + 1)*(800nm - Rr + y)/(800nm + L + Rr - y)</text:p>
          </table:table-cell>
          <table:table-cell office:value-type="string" calcext:value-type="string">
            <text:p>[{'article_name': 'Baret, F.; Guyot, G.; Major, D. - TSAVI: a vegetation index which minimizes soil brightness effects on LAI and APAR estimation\n', 'article_link': '', 'article_doi': ''}, {'article_name': 'Bastiaanssen, Wim G. M.; Molden, David J.; Makin, Ian W. - Remote sensing for irrigated agriculture: examples from research and possible applications\n', 'article_link': '10.1016/s0378-3774(00)00080-9', 'article_doi': 'http://www.sciencedirect.com/science/article/pii/S0378377400000809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uete, A. R.; Liu, H. Q.; Batchily, K.; van Leeuwen, W. - A comparison of vegetation indices over a global set of TM images for EOS-MODIS\n', 'article_link': '10.1016/s0034-4257(96)00112-5', 'article_doi': 'http://www.sciencedirect.com/science/article/pii/S0034425796001125'}, {'article_name': 'Huete, A.R.; Justice, C.; Liu, H. - Development of Vegetation and Soil Indices for MODIS- EOS\n', 'article_link': '', 'article_doi': ''}, 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, {'article_name': 'Rondeaux, GeneviÃ¨ve; Steven, Michael; Baret, FrÃ©dÃ©ric - Optimization of soil-adjusted vegetation indices\n', 'article_link': '10.1016/0034-4257(95)00186-7', 'article_doi': 'http://www.sciencedirect.com/science/article/pii/0034425795001867'}]</text:p>
          </table:table-cell>
          <table:table-cell office:value-type="string" calcext:value-type="string">
            <text:p>(L + 1)*(B4 - Rr + y)/(B4 + L + Rr - y)</text:p>
          </table:table-cell>
          <table:table-cell/>
          <table:table-cell office:value-type="string" calcext:value-type="string">
            <text:p>(L + 1)*(B3 - Rr + y)/(B3 + L + Rr - y)</text:p>
          </table:table-cell>
          <table:table-cell office:value-type="string" calcext:value-type="string">
            <text:p>(L + 1)*(B8 - Rr + y)/(B8 + L + Rr - y)</text:p>
          </table:table-cell>
          <table:table-cell office:value-type="string" calcext:value-type="string">
            <text:p>(L + 1)*(-Rr + VNIR_67 + y)/(L + Rr + VNIR_67 - y)</text:p>
          </table:table-cell>
          <table:table-cell office:value-type="string" calcext:value-type="string">
            <text:p>1) На что указывает этот индекс? — SARVI (Soil and Atmospherically Resistant Vegetation Index) — индекс вегетации, скорректированный против влияния фона почвы и атмосферы; используется для оценки наличия и состояния зелёной растительности (фракционной покрытости, LAI, уровня хлорофилла/биомассы), а не для определения минералов.</text:p>
            <text:p/>
            <text:p>2) Как его интерпретировать? — Большие значения SARVI соответствуют более плотной/здоровой зелёной растительности (больше листвы, выше хлорофилл/LAI). Прямая количественная связь с концентрацией какого‑то минерала или химического вещества в статьях не приводится; связь с биофизическими параметрами является эмпирической и требует калибровки (т. е. нет универсального линейного соответствия между значением индекса и концентрацией вещества)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www.indexdatabase.de//db/i-single.php?id=154" xlink:type="simple">https://www.indexdatabase.de//db/i-single.php?id=154</text:a></text:p>
          </table:table-cell>
          <table:table-cell office:value-type="string" calcext:value-type="string">
            <text:p>Simple Ratio 672/550 Datt5</text:p>
          </table:table-cell>
          <table:table-cell office:value-type="string" calcext:value-type="string">
            <text:p>Простое соотношение 672/550 Datt 5</text:p>
          </table:table-cell>
          <table:table-cell office:value-type="string" calcext:value-type="string">
            <text:p>SR672/550</text:p>
          </table:table-cell>
          <table:table-cell office:value-type="string" calcext:value-type="string">
            <text:p>672nm/550nm</text:p>
          </table:table-cell>
          <table:table-cell office:value-type="string" calcext:value-type="string">
            <text:p>[{'article_name': 'Datt, Bisun - Remote Sensing of Chlorophyll a, Chlorophyll b, Chlorophyll a+b, and Total Carotenoid Content in Eucalyptus Leaves\n', 'article_link': '10.1016/s0034-4257(98)00046-7', 'article_doi': 'http://www.sciencedirect.com/science/article/pii/S0034425798000467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3/B2</text:p>
          </table:table-cell>
          <table:table-cell office:value-type="string" calcext:value-type="string">
            <text:p>B8/B3</text:p>
          </table:table-cell>
          <table:table-cell office:value-type="string" calcext:value-type="string">
            <text:p>B2/B1</text:p>
          </table:table-cell>
          <table:table-cell office:value-type="string" calcext:value-type="string">
            <text:p>B4/B3</text:p>
          </table:table-cell>
          <table:table-cell office:value-type="string" calcext:value-type="string">
            <text:p>VNIR_49/VNIR_28</text:p>
          </table:table-cell>
          <table:table-cell office:value-type="string" calcext:value-type="string">
            <text:p>1) На что указывает этот индекс?</text:p>
            <text:p>- Simple Ratio 672/550 (SR672/550, R672/R550, Datt) — отражательный индекс для оценки содержание листовых пигментов; в первую очередь служит индикатором хлорофилла (особенно хлорофилла b); также коррелирует с общим хлорофиллом (a+ b) и каротиноидами в пределах изучённых образцов Eucalyptus.</text:p>
            <text:p/>
            <text:p>2) Как его интерпретировать?</text:p>
            <text:p>- Индекс вычисляется как отношение отражательной способности при 672 nm к отражательной способности при 550 nm (R672/R550). Бóльшие значения индекса соответствуют бóльшему содержанию пигментов (в частности хлорофилла b). В работе Datt связь описывается степенной зависимостью (y = a·x^b) и даёт хорошую предсказательную способность: коэффициент корреляции калибровки ≈ 0.73 (chlorophyll b), валидации ≈ 0.66; стандартная ошибка порядка 0.0034–0.0038 mg/cm2 для хлорофилла b — то есть существует количественная зависимость индекса и концентрации, пригодная для оценок на листовом уровне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www.indexdatabase.de//db/i-single.php?id=410" xlink:type="simple">https://www.indexdatabase.de//db/i-single.php?id=410</text:a></text:p>
          </table:table-cell>
          <table:table-cell office:value-type="string" calcext:value-type="string">
            <text:p>Normalized Difference 925/710 Normalized Difference Chlorophyll</text:p>
          </table:table-cell>
          <table:table-cell office:value-type="string" calcext:value-type="string">
            <text:p>Нормализованная разница 925/710 Нормализованная разница хлорофилла</text:p>
          </table:table-cell>
          <table:table-cell office:value-type="string" calcext:value-type="string">
            <text:p>NDchl</text:p>
          </table:table-cell>
          <table:table-cell office:value-type="string" calcext:value-type="string">
            <text:p>925nm−710nm/(710nm + 925nm)</text:p>
          </table:table-cell>
          <table:table-cell office:value-type="string" calcext:value-type="string">
            <text:p>[{'article_name': 'le Maire, Guerric; FranÃ§ois, Christophe; Soudani, Kamel; Berveiller, Daniel; Pontailler, Jean-Yves; BrÃ©da, Nathalie; Genet, HÃ©lÃ¨ne; Davi, Hendrik; DufrÃªne, Eric - Calibration and validation of hyperspectral indices for the estimation of broadleaved forest leaf chlorophyll content, leaf mass per area, leaf area index and leaf canopy biomass\n', 'article_link': '10.1016/j.rse.2008.06.005', 'article_doi': 'http://www.sciencedirect.com/science/article/pii/S003442570800196X'}]</text:p>
          </table:table-cell>
          <table:table-cell table:number-columns-repeated="4"/>
          <table:table-cell office:value-type="string" calcext:value-type="string">
            <text:p>VNIR_82−VNIR_54/(VNIR_54 + VNIR_82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www.indexdatabase.de//db/i-single.php?id=272" xlink:type="simple">https://www.indexdatabase.de//db/i-single.php?id=272</text:a></text:p>
          </table:table-cell>
          <table:table-cell office:value-type="string" calcext:value-type="string">
            <text:p>Disease-Water Stress Index 5</text:p>
          </table:table-cell>
          <table:table-cell office:value-type="string" calcext:value-type="string">
            <text:p>Индекс дефицита воды в связи с болезнями 5</text:p>
          </table:table-cell>
          <table:table-cell office:value-type="string" calcext:value-type="string">
            <text:p>DSWI-5</text:p>
          </table:table-cell>
          <table:table-cell office:value-type="string" calcext:value-type="string">
            <text:p>(-550nm + 800nm)/(1660nm + 680nm)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]</text:p>
          </table:table-cell>
          <table:table-cell office:value-type="string" calcext:value-type="string">
            <text:p>(-B2 + B4)/(B3 + B5)</text:p>
          </table:table-cell>
          <table:table-cell/>
          <table:table-cell office:value-type="string" calcext:value-type="string">
            <text:p>(-B1 + B3)/(B2 + B4)</text:p>
          </table:table-cell>
          <table:table-cell/>
          <table:table-cell office:value-type="string" calcext:value-type="string">
            <text:p>(-VNIR_28 + VNIR_67)/(SWIR_63 + VNIR_50)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www.indexdatabase.de//db/i-single.php?id=268" xlink:type="simple">https://www.indexdatabase.de//db/i-single.php?id=268</text:a></text:p>
          </table:table-cell>
          <table:table-cell office:value-type="string" calcext:value-type="string">
            <text:p>Simple Ratio 800/1660 Disease-Water Stress Index 1</text:p>
          </table:table-cell>
          <table:table-cell office:value-type="string" calcext:value-type="string">
            <text:p>Простое соотношение 800/1660 Индекс заболеваемости и водного стресса 1</text:p>
          </table:table-cell>
          <table:table-cell office:value-type="string" calcext:value-type="string">
            <text:p>DSWI-1</text:p>
          </table:table-cell>
          <table:table-cell office:value-type="string" calcext:value-type="string">
            <text:p>800nm/166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]</text:p>
          </table:table-cell>
          <table:table-cell office:value-type="string" calcext:value-type="string">
            <text:p>B4/B5</text:p>
          </table:table-cell>
          <table:table-cell/>
          <table:table-cell office:value-type="string" calcext:value-type="string">
            <text:p>B3/B4</text:p>
          </table:table-cell>
          <table:table-cell/>
          <table:table-cell office:value-type="string" calcext:value-type="string">
            <text:p>VNIR_67/SWIR_63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www.indexdatabase.de//db/i-single.php?id=217" xlink:type="simple">https://www.indexdatabase.de//db/i-single.php?id=217</text:a></text:p>
          </table:table-cell>
          <table:table-cell office:value-type="string" calcext:value-type="string">
            <text:p>Three-Band Ratio 975</text:p>
          </table:table-cell>
          <table:table-cell office:value-type="string" calcext:value-type="string">
            <text:p>Трехдиапазонное соотношение 975</text:p>
          </table:table-cell>
          <table:table-cell office:value-type="string" calcext:value-type="string">
            <text:p>RATIO975</text:p>
          </table:table-cell>
          <table:table-cell office:value-type="string" calcext:value-type="string">
            <text:p>2*[960:990]/([1090:1110] + [920:940])</text:p>
          </table:table-cell>
          <table:table-cell office:value-type="string" calcext:value-type="string">
            <text:p>[{'article_name': 'Pu, R.; Ge, S.; Kelly, N. M.; Gong, P. - Spectral absorption features as indicators of water status in coast live oak ( Quercus agrifolia ) leaves\n', 'article_link': '10.1080/01431160210155965', 'article_doi': 'http://dx.doi.org/10.1080/01431160210155965'}]</text:p>
          </table:table-cell>
          <table:table-cell table:number-columns-repeated="5"/>
          <table:table-cell office:value-type="string" calcext:value-type="string">
            <text:p>1) На что указывает: Three‑Band Ratio 975 (RATIO975) указывает на содержание жидкой воды в листьях — используется для оценки относительного водного содержания листа (RWC).</text:p>
            <text:p/>
            <text:p>2) Интерпретация: большие значения RATIO975 соответствуют меньшему RWC (обратная зависимость). В статье приведена линейная зависимость (Y — индекс, X — RWC): RATIO975 = −0.0009·RWC + 0.9935, корреляция r = −0.8473. Следовательно индекс эмпирически коррелирует с концентрацией/относительным содержанием воды и может служить для оценки RWC, но не является прямым измерением абсолютной концентрации вещества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www.indexdatabase.de//db/i-single.php?id=86" xlink:type="simple">https://www.indexdatabase.de//db/i-single.php?id=86</text:a></text:p>
          </table:table-cell>
          <table:table-cell office:value-type="string" calcext:value-type="string">
            <text:p>Basic Degree Index <text:s/>- SIO2</text:p>
          </table:table-cell>
          <table:table-cell office:value-type="string" calcext:value-type="string">
            <text:p>Базовый показатель степени - SIO2</text:p>
          </table:table-cell>
          <table:table-cell/>
          <table:table-cell office:value-type="string" calcext:value-type="string">
            <text:p>[8925:9275]/[10250:10950]</text:p>
          </table:table-cell>
          <table:table-cell office:value-type="string" calcext:value-type="string">
            <text:p>[{'article_name': 'Kalinowski, Aleks; Oliver, Simon <text:s/>- ASTER Mineral Index Processing Manual\n', 'article_link': '', 'article_doi': ''}, {'article_name': 'Ninomiya, Y. - Mapping quartz, carbonate minerals, and mafi cultramafic rocks using remotely sensed multispectral thermal infrared ASTER data\n', 'article_link': '', 'article_doi': ''}]</text:p>
          </table:table-cell>
          <table:table-cell table:number-columns-repeated="2"/>
          <table:table-cell office:value-type="string" calcext:value-type="string">
            <text:p>B12/B13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6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www.indexdatabase.de//db/i-single.php?id=247" xlink:type="simple">https://www.indexdatabase.de//db/i-single.php?id=247</text:a></text:p>
          </table:table-cell>
          <table:table-cell office:value-type="string" calcext:value-type="string">
            <text:p>Transformed Soil Adjusted Vegetation Index 2</text:p>
          </table:table-cell>
          <table:table-cell office:value-type="string" calcext:value-type="string">
            <text:p>Измененный почвенный индекс растительности с поправкой на него 2</text:p>
          </table:table-cell>
          <table:table-cell office:value-type="string" calcext:value-type="string">
            <text:p>TSAVI</text:p>
          </table:table-cell>
          <table:table-cell office:value-type="string" calcext:value-type="string">
            <text:p>(1080.0*a - 660.0*a + b)/(1080.0*a + 660.0 - a*b)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, {'article_name': 'Thenkabail, P. S.; Smith, R. B.; De Pauw, E. - Evaluation of narrowband and broadband vegetation indices for determining optimal hyperspectral wavebands for agricultural crop characterization\n', 'article_link': '', 'article_doi': ''}, {'article_name': 'Wu, Jindong; Wang, Dong; Bauer, Marvin E. - Assessing broadband vegetation indices and QuickBird data in estimating leaf area index of corn and potato canopies\n', 'article_link': '10.1016/j.fcr.2007.01.003', 'article_doi': 'http://www.sciencedirect.com/science/article/pii/S0378429007000160'}]</text:p>
          </table:table-cell>
          <table:table-cell table:number-columns-repeated="5" office:value-type="string" calcext:value-type="string">
            <text:p>(420.0*a + b)/(-a*b + 1080.0*a + 660.0)</text:p>
          </table:table-cell>
          <table:table-cell office:value-type="string" calcext:value-type="string">
            <text:p>1) На что указывает этот индекс?  </text:p>
            <text:p>TSAVI (Transformed Soil Adjusted Vegetation Index) — индекс растительности; предназначен для оценки наличия и плотности зелёной биомассы / параметров вроде LAI и APAR, а не для выявления конкретных минералов.</text:p>
            <text:p/>
            <text:p>2) Как его интерпретировать?  </text:p>
            <text:p>- Более высокие значения TSAVI соответствуют большей плотности растительного покрова (по Baret &amp; Guyot: TSAVI ≈ 0 для голой почвы, приближаясь к ≈0.70 для очень плотного леса).  </text:p>
            <text:p>- Однако TSAVI рассчитывается с учётом параметров «почвенной линии» (наклон a и сечение b) и в реальных данных чувствителен к яркости/типу субстрата (в Makhtesh Ramon TSAVI давал повышенные значения на тёмных породах, например базальте).  </text:p>
            <text:p>- Нет прямой количественной связи между значением TSAVI и концентрацией какого‑либо минерала — индекс отражает состояние растительности, а не химическую концентрацию.</text:p>
            <text:p/>
            <text:p>3) Можно ли его использовать для поиска месторождений полезных ископаемых?  </text:p>
            <text:p>Нет информации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www.indexdatabase.de//db/i-single.php?id=10" xlink:type="simple">https://www.indexdatabase.de//db/i-single.php?id=10</text:a></text:p>
          </table:table-cell>
          <table:table-cell office:value-type="string" calcext:value-type="string">
            <text:p>Clay</text:p>
          </table:table-cell>
          <table:table-cell office:value-type="string" calcext:value-type="string">
            <text:p>Глина</text:p>
          </table:table-cell>
          <table:table-cell/>
          <table:table-cell office:value-type="string" calcext:value-type="string">
            <text:p>[2145:2185]*[2235:2365]/[2185:2225]**2</text:p>
          </table:table-cell>
          <table:table-cell office:value-type="string" calcext:value-type="string">
            <text:p>[{'article_name': 'Kalinowski, Aleks; Oliver, Simon <text:s/>- ASTER Mineral Index Processing Manual\n', 'article_link': '', 'article_doi': ''}]</text:p>
          </table:table-cell>
          <table:table-cell table:number-columns-repeated="5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www.indexdatabase.de//db/i-single.php?id=70" xlink:type="simple">https://www.indexdatabase.de//db/i-single.php?id=70</text:a></text:p>
          </table:table-cell>
          <table:table-cell office:value-type="string" calcext:value-type="string">
            <text:p>Quartz Rich Rocks</text:p>
          </table:table-cell>
          <table:table-cell office:value-type="string" calcext:value-type="string">
            <text:p>Горные породы, богатые кварцем</text:p>
          </table:table-cell>
          <table:table-cell/>
          <table:table-cell office:value-type="string" calcext:value-type="string">
            <text:p>[10950:11650]/[8925:9275]</text:p>
          </table:table-cell>
          <table:table-cell office:value-type="string" calcext:value-type="string">
            <text:p>[{'article_name': 'Rowan, L.C.; Mars, J.C. - Lithologic mapping in the Mountain Pass, California area using Advanced Spaceborne Thermal Emission and Reflection Radiometer (ASTER) data\n', 'article_link': '', 'article_doi': ''}]</text:p>
          </table:table-cell>
          <table:table-cell table:number-columns-repeated="2"/>
          <table:table-cell office:value-type="string" calcext:value-type="string">
            <text:p>B14/B12</text:p>
          </table:table-cell>
          <table:table-cell table:number-columns-repeated="2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www.indexdatabase.de//db/i-single.php?id=285" xlink:type="simple">https://www.indexdatabase.de//db/i-single.php?id=285</text:a></text:p>
          </table:table-cell>
          <table:table-cell office:value-type="string" calcext:value-type="string">
            <text:p>Normalized Difference 800/650 Pigment specific normalised difference B1</text:p>
          </table:table-cell>
          <table:table-cell office:value-type="string" calcext:value-type="string">
            <text:p>Нормализованная разница 800/650 для конкретного пигмента Нормализованная разница B1</text:p>
          </table:table-cell>
          <table:table-cell office:value-type="string" calcext:value-type="string">
            <text:p>PSNDb1</text:p>
          </table:table-cell>
          <table:table-cell office:value-type="string" calcext:value-type="string">
            <text:p>(-650nm + 800nm)/(650nm + 800nm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(-B3 + B4)/(B3 + B4)</text:p>
          </table:table-cell>
          <table:table-cell/>
          <table:table-cell office:value-type="string" calcext:value-type="string">
            <text:p>(-B2 + B3)/(B2 + B3)</text:p>
          </table:table-cell>
          <table:table-cell office:value-type="string" calcext:value-type="string">
            <text:p>(-B4 + B8)/(B4 + B8)</text:p>
          </table:table-cell>
          <table:table-cell office:value-type="string" calcext:value-type="string">
            <text:p>(-VNIR_45 + VNIR_67)/(VNIR_45 + VNIR_67)</text:p>
          </table:table-cell>
          <table:table-cell office:value-type="string" calcext:value-type="string">
            <text:p>1) На что указывает этот индекс?</text:p>
            <text:p>- Указывает на содержание хлорофилла b (Chl b). Формула (вариант 800/650): PSND_b1 = (R800 − R650) / (R800 + R650), где Rλ — отражательная способность при λ нм.</text:p>
            <text:p/>
            <text:p>2) Как его интерпретировать?</text:p>
            <text:p>- Большие значения индекса соответствуют большей концентрации хлорофилла b.  </text:p>
            <text:p>- Взаимосвязь выражена статистически хорошо (в статье Blackburn R² ≈ 0.91 для PSND_b), но не линейно — показатель ведёт себя экспоненциально/криволинейно и может насыщаться; чувствительность чаще выше при низких концентрациях и снижается при высоких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www.indexdatabase.de//db/i-single.php?id=287" xlink:type="simple">https://www.indexdatabase.de//db/i-single.php?id=287</text:a></text:p>
          </table:table-cell>
          <table:table-cell office:value-type="string" calcext:value-type="string">
            <text:p>Ratio Analysis of Reflectance Spectra A1</text:p>
          </table:table-cell>
          <table:table-cell office:value-type="string" calcext:value-type="string">
            <text:p>Анализ соотношения спектров отражения A1</text:p>
          </table:table-cell>
          <table:table-cell office:value-type="string" calcext:value-type="string">
            <text:p>RARSa1</text:p>
          </table:table-cell>
          <table:table-cell office:value-type="string" calcext:value-type="string">
            <text:p>675nm*r700/(700nm*r675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3*r700/(B8*r675)</text:p>
          </table:table-cell>
          <table:table-cell table:number-columns-repeated="2"/>
          <table:table-cell office:value-type="string" calcext:value-type="string">
            <text:p>B4*r700/(B5*r675)</text:p>
          </table:table-cell>
          <table:table-cell office:value-type="string" calcext:value-type="string">
            <text:p>VNIR_49*r700/(VNIR_53*r675)</text:p>
          </table:table-cell>
          <table:table-cell office:value-type="string" calcext:value-type="string">
            <text:p>1) На что указывает этот индекс?  </text:p>
            <text:p>- RARSa1 (полное название: Ratio Analysis of Reflectance Spectra A1) предназначен для оценки содержания хлорофилла a в листьях; в статье Blackburn (1998) он приводится как RARS_a (алгоритм Chappelle et al., 1992) и оптимизирован для волн ~680 и 800 nm.</text:p>
            <text:p/>
            <text:p>2) Как его интерпретировать?  </text:p>
            <text:p>- Более высокие значения RARS_a соответствуют бóльшим концентрациям хлорофилла a. Связь не всегда линейна: в исходной формулировке наблюдалась нелинейность и насыщение при очень высоких концентрациях, но оптимизированная конфигурация (волны ~680/800 nm) даёт сильную корреляцию (в статье приведена степенная регрессия с R^2 ≈ 0.945), т.е. значение индекса можно переводить в концентрацию через калибровочную степенную функцию; однако требуется локальная калибровка и учёт эффектов структуры листа/канопи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www.indexdatabase.de//db/i-single.php?id=98" xlink:type="simple">https://www.indexdatabase.de//db/i-single.php?id=98</text:a></text:p>
          </table:table-cell>
          <table:table-cell office:value-type="string" calcext:value-type="string">
            <text:p>Transformed Vegetation Index</text:p>
          </table:table-cell>
          <table:table-cell office:value-type="string" calcext:value-type="string">
            <text:p>Трансформированный индекс растительности</text:p>
          </table:table-cell>
          <table:table-cell office:value-type="string" calcext:value-type="string">
            <text:p>TVI</text:p>
          </table:table-cell>
          <table:table-cell office:value-type="string" calcext:value-type="string">
            <text:p>sqrt(5)*sqrt(NDVI)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table:number-columns-repeated="5" office:value-type="string" calcext:value-type="string">
            <text:p>sqrt(5)*sqrt(NDVI)</text:p>
          </table:table-cell>
          <table:table-cell office:value-type="string" calcext:value-type="string">
            <text:p>1) На что указывает индекс TVI (Transformed Vegetation Index)?</text:p>
            <text:p>- Указывает на наличие и интенсивность зелёной растительности — чувствителен к хлорофиллу/зеленой биомассе, площади листовой поверхности (LAI) и общей вегетативной активности. В статье отмечено, что TVI — это преобразованный NDVI (Transformed Vegetation Index).</text:p>
            <text:p/>
            <text:p>2) Как его интерпретировать?</text:p>
            <text:p>- Оригинальная форма: TVI по Rouse et al. получена простым сдвигом NDVI (TVI ≈ NDVI + 0.5) (в статье также указана усовершенствованная версия Perry &amp; Lautenschlager для устранения отрицательных значений). </text:p>
            <text:p>- Большие значения TVI соответствуют большей «зелености»/вегетативной интенсивности (больше хлорофилла, LAI и биомассы). </text:p>
            <text:p>- Прямая связь со «концентрацией вещества» (например, точной концентрацией хлорофилла) не абсолютна — индекс даёт корреляции и относительную оценку; точная количественная оценка требует калибровки и учёта влияния почвы, атмосферы и параметров датчика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www.indexdatabase.de//db/i-single.php?id=487" xlink:type="simple">https://www.indexdatabase.de//db/i-single.php?id=487</text:a></text:p>
          </table:table-cell>
          <table:table-cell office:value-type="string" calcext:value-type="string">
            <text:p>Single Band 430</text:p>
          </table:table-cell>
          <table:table-cell office:value-type="string" calcext:value-type="string">
            <text:p>Однополосный 430</text:p>
          </table:table-cell>
          <table:table-cell office:value-type="string" calcext:value-type="string">
            <text:p>SB430</text:p>
          </table:table-cell>
          <table:table-cell office:value-type="string" calcext:value-type="string">
            <text:p>43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VNIR_3</text:p>
          </table:table-cell>
          <table:table-cell office:value-type="string" calcext:value-type="string">
            <text:p>1) На что указывает: SB430 (Single Band 430, отражение на 0.43 µm) в статье соотнесён с электро-переходами хлорофилла — индекс указывает на присутствие/влияние хлорофилла в растительности.  </text:p>
            <text:p/>
            <text:p>2) Как интерпретировать: большее значение SB430 = большая отражательная способность на 0.43 µm (т. е. меньшая поглощаемость в этой полосе), что обычно соответствует меньшей концентрации хлорофилла (хлорофилл сильно поглощает в этой области). Прямая однозначная количественная связь между значением одного бэнда и концентрацией вещества отсутствует — статья подчёркивает, что одинокая длина волны не даёт надёжного количественного измерения из‑за многократного рассеяния, перекрытия спектральных признаков, насыщения и шума; для количественных оценок требуются многополосные/многовариантные методы и калибровка.  </text:p>
            <text:p/>
            <text:p>3) Можно ли использовать для поисков месторождений: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www.indexdatabase.de//db/i-single.php?id=518" xlink:type="simple">https://www.indexdatabase.de//db/i-single.php?id=518</text:a></text:p>
          </table:table-cell>
          <table:table-cell office:value-type="string" calcext:value-type="string">
            <text:p>Single Band 2180</text:p>
          </table:table-cell>
          <table:table-cell office:value-type="string" calcext:value-type="string">
            <text:p>Однополосный 2180</text:p>
          </table:table-cell>
          <table:table-cell office:value-type="string" calcext:value-type="string">
            <text:p>SB2180</text:p>
          </table:table-cell>
          <table:table-cell office:value-type="string" calcext:value-type="string">
            <text:p>218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WIR_100</text:p>
          </table:table-cell>
          <table:table-cell office:value-type="string" calcext:value-type="string">
            <text:p>1) На что указывает этот индекс?</text:p>
            <text:p>- SB2180 (Single Band 2180) — полоса около 2.18 µm (2180 nm). В статье эта волна ассоциируется с колебаниями N–H (второй обертон) и рядом C–H/C–O/C=O/C–N связей; указанные химические компоненты — белок и азот.</text:p>
            <text:p/>
            <text:p>2) Как его интерпретировать?</text:p>
            <text:p>- Изменение сигнала в полосе ~2.18 µm обычно связано с присутствием белка/азота (более выраженный поглощающий признак указывает на большую долю этих связей). Но однополосный показатель не даёт уникальной или строго линейной оценки концентрации: перегрузка/насыщение, множественные рассеяние, перекрывающиеся поглощения других органических соединений и шум сенсора нарушают прямую корреляцию; для количественного вывода требуется эмпирическая многоволновая калибровка или деконволюция спектра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www.indexdatabase.de//db/i-single.php?id=298" xlink:type="simple">https://www.indexdatabase.de//db/i-single.php?id=298</text:a></text:p>
          </table:table-cell>
          <table:table-cell office:value-type="string" calcext:value-type="string">
            <text:p>Ratio Analysis of Reflectance Spectra A2</text:p>
          </table:table-cell>
          <table:table-cell office:value-type="string" calcext:value-type="string">
            <text:p>Анализ соотношения спектров отражения A2</text:p>
          </table:table-cell>
          <table:table-cell office:value-type="string" calcext:value-type="string">
            <text:p>RARSa2</text:p>
          </table:table-cell>
          <table:table-cell office:value-type="string" calcext:value-type="string">
            <text:p>680nm*r700/(700nm*r680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]</text:p>
          </table:table-cell>
          <table:table-cell office:value-type="string" calcext:value-type="string">
            <text:p>B3*r700/(B8*r680)</text:p>
          </table:table-cell>
          <table:table-cell table:number-columns-repeated="2"/>
          <table:table-cell office:value-type="string" calcext:value-type="string">
            <text:p>B4*r700/(B5*r680)</text:p>
          </table:table-cell>
          <table:table-cell office:value-type="string" calcext:value-type="string">
            <text:p>VNIR_50*r700/(VNIR_53*r680)</text:p>
          </table:table-cell>
          <table:table-cell office:value-type="string" calcext:value-type="string">
            <text:p>1) На что указывает этот индекс?</text:p>
            <text:p>- Непрямо указывается в статье RARS a (Ratio Analysis of Reflectance Spectra, компонент "a") — предназначен для оценки содержания хлорофилла a в листьях (Chl a).</text:p>
            <text:p/>
            <text:p>2) Как его интерпретировать?</text:p>
            <text:p>- Чем выше значение RARS a, тем выше содержание хлорофилла a в листе при прочих равных; связь не всегда линейна. В статье показано, что исходная формула (напр., (R675/R700)/(r675/r700)) даёт соотношение с Chl a, но оптимизированная конфигурация (использование 680 и 800 nm, либо простая форма R800/R680) даёт очень сильную корреляцию (R^2 ≈ 0.94–0.95). При этом индексы могут насыщаться/терять чувствительность при очень высоких концентрациях (в статье отмечено асимптотическое поведение около ~200 mg·m^-2) и зависимость меняется при разрушении структуры листа (сенесценция) — поэтому соответствие значению индекса и концентрации есть, но носит нелинейный характер и зависит от диапазона концентраций и состояния листа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www.indexdatabase.de//db/i-single.php?id=522" xlink:type="simple">https://www.indexdatabase.de//db/i-single.php?id=522</text:a></text:p>
          </table:table-cell>
          <table:table-cell office:value-type="string" calcext:value-type="string">
            <text:p>Single Band 2280</text:p>
          </table:table-cell>
          <table:table-cell office:value-type="string" calcext:value-type="string">
            <text:p>Однополосный 2280</text:p>
          </table:table-cell>
          <table:table-cell office:value-type="string" calcext:value-type="string">
            <text:p>SB2280</text:p>
          </table:table-cell>
          <table:table-cell office:value-type="string" calcext:value-type="string">
            <text:p>228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WIR_112</text:p>
          </table:table-cell>
          <table:table-cell office:value-type="string" calcext:value-type="string">
            <text:p>1) На что указывает этот индекс?</text:p>
            <text:p>- В статье непосредственного упоминания SB2280 нет; ближайшая соответствие — полосa ~2.28 µm (2280 nm) в таблице 1 связана с колебаниями O–H / C–H и ассоциируется с органическими компонентами (cellulose, starch — целлюлоза и крахмал). Следовательно, Single Band 2280 используется для выявления ОH/CH‑содержащих органических веществ в растительности.</text:p>
            <text:p/>
            <text:p>2) Как его интерпретировать?</text:p>
            <text:p>- В статье подчёркивается, что значение одной полосы нельзя напрямую переводить в концентрацию по закону Бера: более сильное поглощение в ~2.28 µm (т.е. пониженное отражение) обычно указывает на большее содержание соответствующих органических соединений, но из‑за множественного рассеяния, перекрытия полос разных веществ, насыщения и шумов зависимости не являются простыми или строго линейными. Для надёжной количественной оценки требуется многополосная калибровка/мультвариационный подход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www.indexdatabase.de//db/i-single.php?id=20" xlink:type="simple">https://www.indexdatabase.de//db/i-single.php?id=20</text:a></text:p>
          </table:table-cell>
          <table:table-cell office:value-type="string" calcext:value-type="string">
            <text:p>Ferric Oxides</text:p>
          </table:table-cell>
          <table:table-cell office:value-type="string" calcext:value-type="string">
            <text:p>Оксиды железа</text:p>
          </table:table-cell>
          <table:table-cell/>
          <table:table-cell office:value-type="string" calcext:value-type="string">
            <text:p>[1600:1700]/[760:860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B5/B8</text:p>
          </table:table-cell>
          <table:table-cell table:number-columns-repeated="4"/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www.indexdatabase.de//db/i-single.php?id=240" xlink:type="simple">https://www.indexdatabase.de//db/i-single.php?id=240</text:a></text:p>
          </table:table-cell>
          <table:table-cell office:value-type="string" calcext:value-type="string">
            <text:p>RDVI</text:p>
          </table:table-cell>
          <table:table-cell office:value-type="string" calcext:value-type="string">
            <text:p>РДВИ</text:p>
          </table:table-cell>
          <table:table-cell office:value-type="string" calcext:value-type="string">
            <text:p>RDVI</text:p>
          </table:table-cell>
          <table:table-cell office:value-type="string" calcext:value-type="string">
            <text:p>(-670nm + 800nm)/(670nm + 800nm)**0.5</text:p>
          </table:table-cell>
          <table:table-cell office:value-type="string" calcext:value-type="string">
            <text:p>[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]</text:p>
          </table:table-cell>
          <table:table-cell office:value-type="string" calcext:value-type="string">
            <text:p>(-B3 + B4)/(B3 + B4)**0.5</text:p>
          </table:table-cell>
          <table:table-cell/>
          <table:table-cell office:value-type="string" calcext:value-type="string">
            <text:p>(-B2 + B3)/(B2 + B3)**0.5</text:p>
          </table:table-cell>
          <table:table-cell office:value-type="string" calcext:value-type="string">
            <text:p>(-B4 + B8)/(B4 + B8)**0.5</text:p>
          </table:table-cell>
          <table:table-cell office:value-type="string" calcext:value-type="string">
            <text:p>(-VNIR_48 + VNIR_67)/(VNIR_48 + VNIR_67)**0.5</text:p>
          </table:table-cell>
          <table:table-cell office:value-type="string" calcext:value-type="string">
            <text:p>1) Полное название и на что указывает: RDVI — Renormalized Difference Vegetation Index (ренормализованный разностный вегетационный индекс). Формула (узко): RDVI = (ρNIR − ρRed) / sqrt(ρNIR + ρRed). Указывает на зелёную биомассу/степень «зелёности» растительности — используется для оценки green LAI и/или плотности хлорофилла на уровне кроны (CCD).</text:p>
            <text:p/>
            <text:p>2) Интерпретация: большие значения RDVI соответствуют большей зелёной биомассе / более высокому LAI и обычно большей суммарной хлорофилльной плотности; индекс сочетает преимущества DVI (чувствителен при низком покрове) и NDVI (лучше при высоком), поэтому снижает эффект насыщения, но полностью его не устраняет — связь с концентрацией хлорофилла/LAI непроцентная и нелинейна и зависит от структуры кроны, фона почвы и атмосферы.</text:p>
            <text:p/>
            <text:p>3) Можно ли использовать для поиска месторождений полезных ископаемых?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s://www.indexdatabase.de//db/i-single.php?id=558" xlink:type="simple">https://www.indexdatabase.de//db/i-single.php?id=558</text:a></text:p>
          </table:table-cell>
          <table:table-cell office:value-type="string" calcext:value-type="string">
            <text:p>Simple Ratio 1193/1126 Water content</text:p>
          </table:table-cell>
          <table:table-cell office:value-type="string" calcext:value-type="string">
            <text:p>Простое соотношение содержания воды 1193/1126</text:p>
          </table:table-cell>
          <table:table-cell office:value-type="string" calcext:value-type="string">
            <text:p>WC</text:p>
          </table:table-cell>
          <table:table-cell office:value-type="string" calcext:value-type="string">
            <text:p>1193nm/1126nm</text:p>
          </table:table-cell>
          <table:table-cell office:value-type="string" calcext:value-type="string">
            <text:p>[{'article_name': 'Underwood, Emma; Ustin, Susan; DiPietro, Deanne - Mapping nonnative plants using hyperspectral imagery\n', 'article_link': '10.1016/s0034-4257(03)00096-8', 'article_doi': 'http://www.sciencedirect.com/science/article/pii/S0034425703000968'}]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- WC (Simple Ratio 1193/1126) — простой бандовый коэффициент R(1193 nm)/R(1126 nm), чувствительный к водным абсорбциям; указывает на наличие/количество жидкой воды в растительных тканях (листовая/кроновая водность). В статье приведён как «Index of water 2» и использовался для выделения суккулентного вида (iceplant) по его высокой водосодержательной характеристике.</text:p>
            <text:p/>
            <text:p>2) Как его интерпретировать?</text:p>
            <text:p>- Формула: WC = R1193 / R1126 (1193 nm — вблизи водного поглощения, 1126 nm — опорная). При увеличении водного содержания отражение в зоне поглощения (≈1193 nm) падает, поэтому WC понижается; следовательно большие значения индекса соответствуют меньшей водности, а меньшие — большей водности (обратная зависимость). В статье отмечено, что индекс коррелирует с водным содержанием и полезен для различения видов с отличной водной сигнатурой, но прямой количественной калибровки (точной концентрации) для этого индекса в тексте не приводится — влияние фоновой крышки, соседних видов и атмосферной влаги ограничивает строгую количественную интерпретацию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www.indexdatabase.de//db/i-single.php?id=16" xlink:type="simple">https://www.indexdatabase.de//db/i-single.php?id=16</text:a></text:p>
          </table:table-cell>
          <table:table-cell office:value-type="string" calcext:value-type="string">
            <text:p>Enhanced Vegetation Index</text:p>
          </table:table-cell>
          <table:table-cell office:value-type="string" calcext:value-type="string">
            <text:p>Повышенный индекс растительности</text:p>
          </table:table-cell>
          <table:table-cell office:value-type="string" calcext:value-type="string">
            <text:p>EVI</text:p>
          </table:table-cell>
          <table:table-cell office:value-type="string" calcext:value-type="string">
            <text:p>2.5*(1080.0 - 660.0)/(-7.5*485.0 + 1080.0 + 6*660.0 + 1)</text:p>
          </table:table-cell>
          <table:table-cell office:value-type="string" calcext:value-type="string">
            <text:p>[{'article_name': 'ENVI Help\n', 'article_link': '', 'article_doi': ''}, 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Glenn, E. P.; Nagler, P. L.; Huete, A. R. - Vegetation Index Methods for Estimating Evapotranspiration by Remote Sensing\n', 'article_link': '10.1007/s10712-010-9102-2', 'article_doi': 'http://apps.webofknowledge.com/InboundService.do?Func=Frame&amp;product=WOS&amp;action=retrieve&amp;SrcApp=EndNote&amp;Init=Yes&amp;SrcAuth=ResearchSoft&amp;mode=FullRecord&amp;UT=000284318100001'}, {'article_name': 'Glenn, Edward; Huete, Alfredo; Nagler, Pamela; Nelson, Stephen - Review - Relationship Between Remotely-sensed Vegetation Indices, Canopy Attributes and Plant Physiological Processes: What Vegetation Indices Can and Cannot Tell Us About the Landscape\n', 'article_link': 'doi:10.3390/s8042136', 'article_doi': 'http://www.mdpi.com/1424-8220/8/4/2136/'}, {'article_name': 'Huete, A.; Didan, K.; Miura, T.; Rodriguez, E. P.; Gao, X.; Ferreira, L. G. - Overview of the radiometric and biophysical performance of the MODIS vegetation indices\n', 'article_link': '10.1016/s0034-4257(02)00096-2', 'article_doi': ''}, {'article_name': 'Huete, A.R.; Justice, C.; Van Leeuwen, W. - Modis Vegetation Index (MOD 13). Algorithm Theoretical Basis Document Version 3\n', 'article_link': '', 'article_doi': ''}, {'article_name': 'Hunt Jr., E. Raymond; Daughtry, C. S. T.; <text:s/>Eitel, Jan U. H.; <text:s/>Long, D. S. - Remote Sensing Leaf Chlorophyll Content Using a Visible Band Index\n', 'article_link': '', 'article_doi': ''}, {'article_name': 'HÃ¼ttich, Christian; Gessner, Ursula; Herold, Martin; Strohbach, Ben; Schmidt, Michael; Keil, Manfred; Dech, Stefan - On the Suitability of MODIS Time Series Metrics to Map Vegetation Types in Dry Savanna Ecosystems: A Case Study in the Kalahari of NE Namibia\n', 'article_link': '', 'article_doi': 'http://www.mdpi.com/2072-4292/1/4/620/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Miura, T.; Yoshioka, H.; Fujiwara, K.; Yamamoto, H., - Inter-Comparison of ASTER and MODIS Surface Reflectance and Vegetation Index Products for Synergistic Applications to Natural Resource Monitoring\n', 'article_link': '', 'article_doi': ''}, {'article_name': 'Nagler, Pamela L.; Scott, Russell L.; Westenburg, Craig; Cleverly, James R.; Glenn, Edward P.; Huete, Alfredo R. - Evapotranspiration on western U.S. rivers estimated using the Enhanced Vegetation Index from MODIS and data from eddy covariance and Bowen ratio flux towers\n', 'article_link': '10.1016/j.rse.2005.05.011', 'article_doi': 'http://www.sciencedirect.com/science/article/pii/S0034425705001616'}]</text:p>
          </table:table-cell>
          <table:table-cell table:number-columns-repeated="5" office:value-type="string" calcext:value-type="string">
            <text:p>0.748129675810474</text:p>
          </table:table-cell>
          <table:table-cell office:value-type="string" calcext:value-type="string">
            <text:p>1) На что указывает этот индекс? — EVI (Enhanced Vegetation Index) указывает на состояние зелёной растительности; используется для оценки LAI, биомассы и в опосредованной мере содержания хлорофилла (т.е. выявляет зелёную вегетацию / хлорофилл).</text:p>
            <text:p/>
            <text:p>2) Как его интерпретировать? — Формула (из статьи): EVI = 2.5 * (R_NIR − R_red) / (R_NIR + 6·R_red − 7.5·R_blue + 1). Бóльшие значения EVI соответствуют более густой/здоровой зелёной растительности (больше LAI и биомассы). Индекс коррелирует с концентрацией хлорофилла опосредованно, но не даёт прямого количественного измерения концентрации при всех условиях (высокие значения растительности могут вызывать насыщение; EVI менее подвержен искажению почвой/атмосферой, чем NDVI, но прямая линейная связь с концентрацией хлорофилла ограничена)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www.indexdatabase.de//db/i-single.php?id=223" xlink:type="simple">https://www.indexdatabase.de//db/i-single.php?id=223</text:a></text:p>
          </table:table-cell>
          <table:table-cell office:value-type="string" calcext:value-type="string">
            <text:p>Normalized Difference NIR/Rededge Normalized Difference Red-Edge</text:p>
          </table:table-cell>
          <table:table-cell office:value-type="string" calcext:value-type="string">
            <text:p>Нормализованная разница NIR/Rededge Нормализованная разница Red-Edge</text:p>
          </table:table-cell>
          <table:table-cell office:value-type="string" calcext:value-type="string">
            <text:p>NDRE</text:p>
          </table:table-cell>
          <table:table-cell office:value-type="string" calcext:value-type="string">
            <text:p>(1080.0 - rededge)/(1080.0 + rededge)</text:p>
          </table:table-cell>
          <table:table-cell office:value-type="string" calcext:value-type="string">
            <text:p>[{'article_name': 'Barnes, E.M.; Clarke, T.R.; Richards, S.E.; Colaizzi, P.D.; Haberland, J.; Kostrzewski, M.; Waller, P.; Choi, C., Riley, E.; Thompson, T.; Lascano, R.J.; Li, H.; Moran, M.S. - Coincident detection of crop water stress, nitrogen status and canopy density using ground based multispectral data\n', 'article_link': '', 'article_doi': ''}, {'article_name': 'Clarke, T. R.; Moran, M. S.; Barnes, E. M.; Pinter, P. J., Jr.; Qi, J. - Planar domain indices: a method for measuring a quality of a single component in two-component pixels\n', 'article_link': '10.1109/igarss.2001.976818', 'article_doi': '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table:number-columns-repeated="5" office:value-type="string" calcext:value-type="string">
            <text:p>(1080.0 - rededge)/(rededge + 1080.0)</text:p>
          </table:table-cell>
          <table:table-cell office:value-type="string" calcext:value-type="string">
            <text:p>1) На что указывает: показатель служит для оценки содержания хлорофилла в растительном покрове — выявляет концентрацию хлорофилла в листьях (в статье используется нормированная разность между ближним ИК и «красным краем»: 790 nm и 720 nm).</text:p>
            <text:p/>
            <text:p>2) Как интерпретировать: формально NDRE = (NIR − RedEdge)/(NIR + RedEdge); большие значения соответствуют более высокому содержанию хлорофилла. Соответствие есть, но не строго линейное — индекс зависит от покрытия канопи (части пикселя, заполненной растительностью), может насыщаться при высоких концентрациях и требует калибровки/учёта смешанных пикселей (в статье это учитывается через planar domain / использование NDVI как переменной веса)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www.indexdatabase.de//db/i-single.php?id=47" xlink:type="simple">https://www.indexdatabase.de//db/i-single.php?id=47</text:a></text:p>
          </table:table-cell>
          <table:table-cell office:value-type="string" calcext:value-type="string">
            <text:p>Modified Triangular Vegetation Index 2</text:p>
          </table:table-cell>
          <table:table-cell office:value-type="string" calcext:value-type="string">
            <text:p>Модифицированный треугольный индекс растительности 2</text:p>
          </table:table-cell>
          <table:table-cell office:value-type="string" calcext:value-type="string">
            <text:p>MTVI2</text:p>
          </table:table-cell>
          <table:table-cell office:value-type="string" calcext:value-type="string">
            <text:p>1.5*(1.3*550nm - 2.5*670nm + 1.2*800nm)/sqrt(5*sqrt(670nm) - 6*800nm + (2*800nm + 1)**2 + 0.5)</text:p>
          </table:table-cell>
          <table:table-cell office:value-type="string" calcext:value-type="string">
            <text:p>[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unt Jr., E. Raymond; Daughtry, C. S. T.; <text:s/>Eitel, Jan U. H.; <text:s/>Long, D. S. - Remote Sensing Leaf Chlorophyll Content Using a Visible Band Index\n', 'article_link': '', 'article_doi': ''}]</text:p>
          </table:table-cell>
          <table:table-cell office:value-type="string" calcext:value-type="string">
            <text:p>1.0*(1.95*B2 - 3.75*B3 + 1.8*B4)/sqrt(5*sqrt(B3) + 4*B4**2 - 2*B4 + 1.5)</text:p>
          </table:table-cell>
          <table:table-cell/>
          <table:table-cell office:value-type="string" calcext:value-type="string">
            <text:p>1.0*(1.95*B1 - 3.75*B2 + 1.8*B3)/sqrt(5*sqrt(B2) + 4*B3**2 - 2*B3 + 1.5)</text:p>
          </table:table-cell>
          <table:table-cell office:value-type="string" calcext:value-type="string">
            <text:p>1.0*(1.95*B3 - 3.75*B4 + 1.8*B8)/sqrt(5*sqrt(B4) + 4*B8**2 - 2*B8 + 1.5)</text:p>
          </table:table-cell>
          <table:table-cell office:value-type="string" calcext:value-type="string">
            <text:p>1.0*(1.95*VNIR_28 - 3.75*VNIR_48 + 1.8*VNIR_67)/sqrt(5*sqrt(VNIR_48) + 4*VNIR_67**2 - 2*VNIR_67 + 1.5)</text:p>
          </table:table-cell>
          <table:table-cell office:value-type="string" calcext:value-type="string">
            <text:p>1) На что указывает этот индекс?  </text:p>
            <text:p>MTVI2 (Modified Triangular Vegetation Index 2) — индекс растительной структуры, прежде всего предназначен для оценки зелёного leaf area index (green LAI, площадь зелёных листьев). Сам по себе не измеряет химическое вещество; в комбинации с хлорофилл-чувствительными индексами (например, MCARI/MTVI2) применяется для оценки содержания хлорофилла и, опосредованно, листочного азота.</text:p>
            <text:p/>
            <text:p>2) Как его интерпретировать?  </text:p>
            <text:p>- Большие значения MTVI2 соответствуют большему green LAI (больше зелёной листовой площади / биомассы).  </text:p>
            <text:p>- В статье приведена эмпирическая зависимость для оценки LAI: LAI = 0.2227 · exp(3.6566 · MTVI2) (см. Haboudane et al., 2004).  </text:p>
            <text:p>- MTVI2 специально сконструирован быть слабо чувствительным к вариациям содержания хлорофилла, поэтому прямой соответствия между значением MTVI2 и концентрацией хлорофилла небольшое.  </text:p>
            <text:p>- Для оценки хлорофилла и листочного N используют сочетание MCARI/MTVI2: более высокие значения MCARI/MTVI2 связаны с большим SPAD (хлорофилл) и большей концентрацией N; по данным Eitel et al. (2007) коэффициенты детерминации для всех полей: MCARI/MTVI2 — SPAD (narrow) r2=0.60, flag‑leaf N (narrow) r2=0.48; для broadband: SPAD r2=0.52, flag‑leaf N r2≈0.31 (в отдельных полях наблюдались и более высокие r2, до 0.77)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www.indexdatabase.de//db/i-single.php?id=488" xlink:type="simple">https://www.indexdatabase.de//db/i-single.php?id=488</text:a></text:p>
          </table:table-cell>
          <table:table-cell office:value-type="string" calcext:value-type="string">
            <text:p>Single Band 460</text:p>
          </table:table-cell>
          <table:table-cell office:value-type="string" calcext:value-type="string">
            <text:p>Однополосный 460</text:p>
          </table:table-cell>
          <table:table-cell office:value-type="string" calcext:value-type="string">
            <text:p>SB460</text:p>
          </table:table-cell>
          <table:table-cell office:value-type="string" calcext:value-type="string">
            <text:p>46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VNIR_9</text:p>
          </table:table-cell>
          <table:table-cell office:value-type="string" calcext:value-type="string">
            <text:p>1) На что указывает этот индекс? — В самой статье индекс SB460 / Single Band 460 как минералогический не упоминается. В таблице приведена поглощательная особенность при 0.46 µm, связанная с электронными переходами хлорофилла b, т.е. отражение на 460 nm в контексте этой работы чувствительно прежде всего к хлорофиллу b (фолiar chemistry).</text:p>
            <text:p/>
            <text:p>2) Как его интерпретировать? — Большие значения SB460 (высокая отражаемость на 460 nm) соответствуют меньшей абсорбции в этой полосе и, следовательно, скорее к более низкой концентрации хлорофилла b; наоборот, пониженное значение отражения указывает на усиленное поглощение и потенциально более высокую концентрацию. При этом статья подчёркивает, что одиночная полоса даёт неоднозначные результаты: эффекты рассеяния, наложение спектров разных веществ, насыщение и шум делают прямую количественную связь ненадёжной без калибровки и многоволнового (мультвариатного) подхода.</text:p>
            <text:p/>
            <text:p>3) Можно ли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www.indexdatabase.de//db/i-single.php?id=172" xlink:type="simple">https://www.indexdatabase.de//db/i-single.php?id=172</text:a></text:p>
          </table:table-cell>
          <table:table-cell office:value-type="string" calcext:value-type="string">
            <text:p>Normalized Difference 682/553</text:p>
          </table:table-cell>
          <table:table-cell office:value-type="string" calcext:value-type="string">
            <text:p>Нормализованная разница 682/553</text:p>
          </table:table-cell>
          <table:table-cell office:value-type="string" calcext:value-type="string">
            <text:p>ND682/553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[{'article_name': 'Gandia, S.; FernÃ¡ndez, G.; GarcÃ\xada, J. C.; &amp; Moreno, J. - Retrieval of vegetation biophysical variables from CHRIS/PROBA data in the SPARC campaing\n', 'article_link': '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1) На что указывает этот индекс?</text:p>
            <text:p>- ND682/553 (Normalized Difference 682/553 = (R682 − R553)/(R682 + R553)) служит для оценки листового/канопного содержания хлорофилла (в основном суммарного хлорофилла/пигментов) — относится к спектральным индексам Гителсона и применяется для определения хлорофилла.</text:p>
            <text:p/>
            <text:p>2) Как его интерпретировать?</text:p>
            <text:p>- Большие значения индекса соответствуют более выраженному контрасту между отражением на 682 нм и 553 нм и обычно коррелируют с увеличением содержания хлорофилла (т.е. положительная эмпирическая связь с концентрацией хлорофилла).  </text:p>
            <text:p>- В статье отмечается, что связь индекс–концентрация есть, но она может не быть линейной на всех диапазонах: индексы могут насыщаться при высоких содержаниях, и их точность зависит от вида, структуры листа, LAI и фоновых условий (почва, освещение). Индексы с волнами «off‑chlorophyll» (≈690–730 нм) обычно дают более стабильные оценки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s://www.indexdatabase.de//db/i-single.php?id=156" xlink:type="simple">https://www.indexdatabase.de//db/i-single.php?id=156</text:a></text:p>
          </table:table-cell>
          <table:table-cell office:value-type="string" calcext:value-type="string">
            <text:p>Double Difference Index</text:p>
          </table:table-cell>
          <table:table-cell office:value-type="string" calcext:value-type="string">
            <text:p>Индекс двойной разницы</text:p>
          </table:table-cell>
          <table:table-cell office:value-type="string" calcext:value-type="string">
            <text:p>DD</text:p>
          </table:table-cell>
          <table:table-cell office:value-type="string" calcext:value-type="string">
            <text:p>672nm - 701nm - 720nm + 749nm</text:p>
          </table:table-cell>
          <table:table-cell office:value-type="string" calcext:value-type="string">
            <text:p>[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]</text:p>
          </table:table-cell>
          <table:table-cell office:value-type="string" calcext:value-type="string">
            <text:p>B3 - B8</text:p>
          </table:table-cell>
          <table:table-cell table:number-columns-repeated="3"/>
          <table:table-cell office:value-type="string" calcext:value-type="string">
            <text:p>VNIR_49 - VNIR_53 - VNIR_56 + VNIR_60</text:p>
          </table:table-cell>
          <table:table-cell office:value-type="string" calcext:value-type="string">
            <text:p>1) На что указывает этот индекс?  </text:p>
            <text:p>- Double Difference (DD) — индекс для оценки общего содержания хлорофилла листа (Chl a + b, C_ab), т.е. показывает содержание хлорофилла на уровне листа.</text:p>
            <text:p/>
            <text:p>2) Как его интерпретировать?  </text:p>
            <text:p>- Большие значения DD соответствуют большему содержанию хлорофилла (положительная корреляция).  </text:p>
            <text:p>- Связь эмпирическая и требует калибровки (в статье использовали аппроксимацию полиномом 3-й степени).  </text:p>
            <text:p>- Оптимальная конфигурация в исследовании: a = 672 nm, b = 720 nm, D = 29 nm. При ней: RMSECV (эксперимент) ≈ 2.93 µg/cm², RMSE (модель PROSPECT) ≈ 3.74 µg/cm².  </text:p>
            <text:p>- Вывод: индекс коррелирует с концентрацией хлорофилла, но связь не строго линейна и требует калибровки; точность порядка ~3 µg/cm².</text:p>
            <text:p/>
            <text:p>3) Можно ли его использовать для поиска месторождений полезных ископаемых?  </text:p>
            <text:p>- Нет информации.</text:p>
          </table:table-cell>
          <table:table-cell table:style-name="Default" table:number-columns-repeated="16371"/>
        </table:table-row>
        <table:table-row table:style-name="ro6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www.indexdatabase.de//db/i-single.php?id=76" xlink:type="simple">https://www.indexdatabase.de//db/i-single.php?id=76</text:a></text:p>
          </table:table-cell>
          <table:table-cell office:value-type="string" calcext:value-type="string">
            <text:p>Renormalized Difference Vegetation Index</text:p>
          </table:table-cell>
          <table:table-cell office:value-type="string" calcext:value-type="string">
            <text:p>Перенормированный разностный индекс растительности</text:p>
          </table:table-cell>
          <table:table-cell office:value-type="string" calcext:value-type="string">
            <text:p>RDVI</text:p>
          </table:table-cell>
          <table:table-cell office:value-type="string" calcext:value-type="string">
            <text:p>(-670nm + 800nm)/sqrt(670nm + 800nm)</text:p>
          </table:table-cell>
          <table:table-cell office:value-type="string" calcext:value-type="string">
            <text:p>[{'article_name': 'Chen, J.M. - Evaluation of vegetation indices and a modified simple ratio for boreal applications\n', 'article_link': '', 'article_doi': ''}, {'article_name': 'Gitelson, Anatoly A. - Wide Dynamic Range Vegetation Index for Remote Quantification of Biophysical Characteristics of Vegetation\n', 'article_link': '10.1078/0176-1617-01176', 'article_doi': 'http://www.sciencedirect.com/science/article/pii/S0176161704705726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le Maire, G.; Francois, C.; Dufrene, E. - Towards universal broad leaf chlorophyll indices using PROSPECT simulated database and hyperspectral reflectance measurements\n', 'article_link': '10.1016/j.rse.2003.09.004', 'article_doi': '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Roujean, Jean-Louis; Breon, FranÃ§ois-Marie - Estimating PAR absorbed by vegetation from bidirectional reflectance measurements\n', 'article_link': '10.1016/0034-4257(94)00114-3', 'article_doi': 'http://www.sciencedirect.com/science/article/pii/0034425794001143'}]</text:p>
          </table:table-cell>
          <table:table-cell office:value-type="string" calcext:value-type="string">
            <text:p>(-B3 + B4)/sqrt(B3 + B4)</text:p>
          </table:table-cell>
          <table:table-cell/>
          <table:table-cell office:value-type="string" calcext:value-type="string">
            <text:p>(-B2 + B3)/sqrt(B2 + B3)</text:p>
          </table:table-cell>
          <table:table-cell office:value-type="string" calcext:value-type="string">
            <text:p>(-B4 + B8)/sqrt(B4 + B8)</text:p>
          </table:table-cell>
          <table:table-cell office:value-type="string" calcext:value-type="string">
            <text:p>(-VNIR_48 + VNIR_67)/sqrt(VNIR_48 + VNIR_67)</text:p>
          </table:table-cell>
          <table:table-cell office:value-type="string" calcext:value-type="string">
            <text:p>1) На что указывает этот индекс?</text:p>
            <text:p>- RDVI (Renormalized Difference Vegetation Index) служит индикатором количества зелёной растительности: отражает зеленую листовую площадь (LAI), вегетационную долю (vegetation fraction) и надземную биомассу; косвенно связан с содержанием хлорофилла, но не предназначен как прямой хлорофиллометр.</text:p>
            <text:p/>
            <text:p>2) Как его интерпретировать?</text:p>
            <text:p>- Бóльшие значения RDVI соответствуют большей доле зелёной растительности / большему LAI / большей биомассе (NIR ≫ red → RDVI↑).  </text:p>
            <text:p>- Связь монотонна и более линейна, чем у классического NDVI в ряде диапазонов, но не идеальна: при очень больших LAI наблюдается уменьшение чувствительности (насыщение), особенно для плотных крон (в статьях указывается снижение надёжности при LAI ≳ 4).  </text:p>
            <text:p>- Соответствие между значением индекса и концентрацией хлорофилла ограничено: RDVI менее чувствителен к вариациям хлорофилла, чем некоторые другие индексы, но влияние пигмента и структурные характеристики кроны всё ещё вносят рассеивание в зависимость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www.indexdatabase.de//db/i-single.php?id=417" xlink:type="simple">https://www.indexdatabase.de//db/i-single.php?id=417</text:a></text:p>
          </table:table-cell>
          <table:table-cell office:value-type="string" calcext:value-type="string">
            <text:p>Simple Ratio 706/750 Chl-a</text:p>
          </table:table-cell>
          <table:table-cell office:value-type="string" calcext:value-type="string">
            <text:p>Простое соотношение 706/750 Chl-a</text:p>
          </table:table-cell>
          <table:table-cell office:value-type="string" calcext:value-type="string">
            <text:p>SR706/750</text:p>
          </table:table-cell>
          <table:table-cell office:value-type="string" calcext:value-type="string">
            <text:p>706nm/750nm</text:p>
          </table:table-cell>
          <table:table-cell office:value-type="string" calcext:value-type="string">
            <text:p>[{'article_name': 'Maccioni, Andrea; Agati, Giovanni; Mazzinghi, Piero - New vegetation indices for remote measurement of chlorophylls based on leaf directional reflectance spectra\n', 'article_link': '10.1016/s1011-1344(01)00145-2', 'article_doi': 'http://www.sciencedirect.com/science/article/pii/S1011134401001452'}]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VNIR_54/VNIR_60</text:p>
          </table:table-cell>
          <table:table-cell office:value-type="string" calcext:value-type="string">
            <text:p>1) На что указывает индекс?</text:p>
            <text:p>- SR706/750 (Simple Ratio 706/750) = нормализованная внутренняя отражательная способность в 706 нм относительно 750 нм (по статье NR(706,750) = R(706)/R(750)); служит индикатором содержания хлорофилла a (Chl‑a) в листе.</text:p>
            <text:p/>
            <text:p>2) Как его интерпретировать?</text:p>
            <text:p>- Большие значения SR706/750 соответствуют большему содержанию Chl‑a; связь аппроксимируется лог‑линейной зависимостью: log(Chl‑a) ≈ a · NR(706,750) + b (по статье лучшие подгонки при λ=706 nm: a ≈ 1.48, b ≈ 1.99).  </text:p>
            <text:p>- Качество предсказания: коэффициент детерминации r^2 ≈ 0.97, RMSE ≈ 2.3 (ед. статьи для Chl‑a); диапазон применения (в выборке): примерно 5 … 55 (ед. статьи для Chl‑a).  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www.indexdatabase.de//db/i-single.php?id=291" xlink:type="simple">https://www.indexdatabase.de//db/i-single.php?id=291</text:a></text:p>
          </table:table-cell>
          <table:table-cell office:value-type="string" calcext:value-type="string">
            <text:p>Structure Intensive Pigment Index 3</text:p>
          </table:table-cell>
          <table:table-cell office:value-type="string" calcext:value-type="string">
            <text:p>Индекс насыщенности структуры пигментом 3</text:p>
          </table:table-cell>
          <table:table-cell office:value-type="string" calcext:value-type="string">
            <text:p>SIPI3</text:p>
          </table:table-cell>
          <table:table-cell office:value-type="string" calcext:value-type="string">
            <text:p>(-470nm + 800nm)/(-680nm + 800nm)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Pu, Ruiliang; Gong, Peng; Yu, Qian - Comparative Analysis of EO-1 ALI and Hyperion, and Landsat ETM+ Data for Mapping Forest Crown Closure and Leaf Area Index\n', 'article_link': '', 'article_doi': 'http://www.mdpi.com/1424-8220/8/6/3744/'}]</text:p>
          </table:table-cell>
          <table:table-cell office:value-type="string" calcext:value-type="string">
            <text:p>(B1 - B4)/(B3 - B4)</text:p>
          </table:table-cell>
          <table:table-cell table:number-columns-repeated="2"/>
          <table:table-cell office:value-type="string" calcext:value-type="string">
            <text:p>(B2 - B8)/(B4 - B8)</text:p>
          </table:table-cell>
          <table:table-cell office:value-type="string" calcext:value-type="string">
            <text:p>(VNIR_11 - VNIR_67)/(VNIR_50 - VNIR_67)</text:p>
          </table:table-cell>
          <table:table-cell office:value-type="string" calcext:value-type="string">
            <text:p>1) На что указывает этот индекс?</text:p>
            <text:p>- В приведённой статье индекс SIPI3 не встречается; ближайший по названию и смыслу — SIPI (Structure Insensitive Pigment Index). SIPI служит для оценки соотношения каротиноидов к хлорофиллу a (Cars : Chl a) — то есть помогает выявить относительное содержание каротиноидных пигментов относительно хлорофилла a.</text:p>
            <text:p/>
            <text:p>2) Как его интерпретировать?</text:p>
            <text:p>- Чем больше значение SIPI, тем выше соотношение Cars : Chl a (больше относительное содержание каротиноидов). В статье Blackburn (1998) связь SIPI — Cars:Chl a описывается как криволинейная (логарифмическая): индекс слабо чувствителен при низких значениях отношения и более чувствителен при больших, разброс при больших значениях растёт. SIPI уменьшает влияние структурных эффектов (включает NIR‑полосу, обычно 800 нм), но это индекс отношения, а не прямой абсолютной концентрации; соответствие между значением индекса и абсолютной концентрацией пигмента есть, но нелинейное и ограничено (для абсолютных концентраций нужна калибровка)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www.indexdatabase.de//db/i-single.php?id=92" xlink:type="simple">https://www.indexdatabase.de//db/i-single.php?id=92</text:a></text:p>
          </table:table-cell>
          <table:table-cell office:value-type="string" calcext:value-type="string">
            <text:p>Tasselled Cap - vegetation</text:p>
          </table:table-cell>
          <table:table-cell office:value-type="string" calcext:value-type="string">
            <text:p>Шапочка с кисточками - растительность</text:p>
          </table:table-cell>
          <table:table-cell office:value-type="string" calcext:value-type="string">
            <text:p>GVI</text:p>
          </table:table-cell>
          <table:table-cell office:value-type="string" calcext:value-type="string">
            <text:p>0.084*[1550:1750] - 0.18*[2080:2350] - 0.2848*[450:520] - 0.2435*[520:600] + 0.5436*[630:690] + 0.7243*[760:900]</text:p>
          </table:table-cell>
          <table:table-cell office:value-type="string" calcext:value-type="string">
            <text:p>[{'article_name': 'Bannari, A.; Morin, D.; Bonn, F.; Huete, A. R. - A review of vegetation indices\n', 'article_link': '10.1080/02757259509532298', 'article_doi': 'http://dx.doi.org/10.1080/02757259509532298'}, {'article_name': 'Crist, Eric P.; Cicone, Richard C. - A Physically-Based Transformation of Thematic Mapper Data---The TM Tasseled Cap\n', 'article_link': '10.1109/tgrs.1984.350619', 'article_doi': ''}, {'article_name': 'Ferencz, C.; Bognar, P.; Lichtenberger, J.; Hamar, D.; Tarscai, G.; Timar, G.; Molnar, G.; Pasztor, S.; Steinbach, P.; Szekely, B.; Ferencz, O. E.; Ferencz-Arkos, I. - Crop yield estimation by satellite remote sensing\n', 'article_link': '10.1080/01431160410001698870', 'article_doi': 'http://apps.webofknowledge.com/InboundService.do?Func=Frame&amp;product=WOS&amp;action=retrieve&amp;SrcApp=EndNote&amp;Init=Yes&amp;SrcAuth=ResearchSoft&amp;mode=FullRecord&amp;UT=000224024000004'}, {'article_name': 'Friedl, M. A.; Schimel, D. S.; Michaelsen, J.; Davis, F. W.; Walker, H. - Estimating grassland biomass and leaf area index using ground and satellite data\n', 'article_link': '10.1080/01431169408954174', 'article_doi': 'http://dx.doi.org/10.1080/01431169408954174'}, {'article_name': 'Huete, A. R.; Jackson, R. D. - Soil and atmosphere influences on the spectra of partial canopies\n', 'article_link': '10.1016/0034-4257(88)90043-0', 'article_doi': 'http://www.sciencedirect.com/science/article/pii/0034425788900430'}, {'article_name': 'Jacobsen, Anne; Broge, Niels H.; Hansen, Birger U. - Monitoring wheat fields and grasslands using spectral reflectance data\n', 'article_link': '', 'article_doi': ''}, {'article_name': 'Kauth, R. J. and Thomas, G. S. - The tasselled cap - a graphic description of the spectraltemporal development of agricultural crops as seen by Landsat\n', 'article_link': '', 'article_doi': ''}, {'article_name': 'Lee, W. S.; Alchanatis, V.; Yang, C.; Hirafuji, M.; Moshou, D.; Li, C. - Sensing technologies for precision specialty crop production\n', 'article_link': '10.1016/j.compag.2010.08.005', 'article_doi': 'http://apps.webofknowledge.com/InboundService.do?Func=Frame&amp;product=WOS&amp;action=retrieve&amp;SrcApp=EndNote&amp;Init=Yes&amp;SrcAuth=ResearchSoft&amp;mode=FullRecord&amp;UT=000283271800001'}, {'article_name': 'Moulin, S.; Bondeau, A.; Delecolle, R. - Combining agricultural crop models and satellite observations: from field to regional scales\n', 'article_link': '10.1080/014311698215586', 'article_doi': 'http://apps.webofknowledge.com/InboundService.do?Func=Frame&amp;product=WOS&amp;action=retrieve&amp;SrcApp=EndNote&amp;Init=Yes&amp;SrcAuth=ResearchSoft&amp;mode=FullRecord&amp;UT=000073315500002'}, {'article_name': 'Richardson, A. J.; Everitt, J. H. - Using spectral vegetation indices to estimate rangeland productivity\n', 'article_link': '', 'article_doi': ''}, {'article_name': 'Richardson, A.J.; Wiegand, C.L. - Distinguishing vegetation from soil background information\n', 'article_link': '', 'article_doi': ''}, {'article_name': 'Schlerf, M.; Atzberger, C.; Hill, J. <text:s/>- Remote sensing of forest biophysical variables using HyMap imaging spectrometer data\n', 'article_link': '', 'article_doi': ''}, {'article_name': 'Thenkabail, P. S.; Smith, R. B.; De Pauw, E. - Evaluation of narrowband and broadband vegetation indices for determining optimal hyperspectral wavebands for agricultural crop characterization\n', 'article_link': '', 'article_doi': ''}]</text:p>
          </table:table-cell>
          <table:table-cell table:number-columns-repeated="5"/>
          <table:table-cell office:value-type="string" calcext:value-type="string">
            <text:p>1) На что указывает этот индекс? — Полное название: Tasseled Cap — Vegetation (Greenness, GVI). Показывает наличие и степень развитости зелёной растительности (чувствителен к хлорофиллу, листовой площади, биомассе).</text:p>
            <text:p/>
            <text:p>2) Как интерпретировать? — Большие значения GVI соответствуют более плотной/здоровой зелёной растительности (увеличение LAI, покрытие листьев, свежей биомассы). Связь с концентрацией хлорофилла/влажностью растений статистическая (корреляция с % покрытия, LAI и биомассой), но индекс не даёт прямого количественного измерения концентрации вещества; значения зависят от почвы, атмосферы и углов съёмки. Пример коэффициентов Tasseled Cap (Thematic Mapper, Bands 1–5,7) для компоненты "Greenness": примерно [−0.2848, −0.2435, −0.5436, 0.7243, 0.0840, −0.1800]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www.indexdatabase.de//db/r-single.php?id=362" xlink:type="simple">https://www.indexdatabase.de//db/r-single.php?id=362</text:a></text:p>
          </table:table-cell>
          <table:table-cell office:value-type="string" calcext:value-type="string">
            <text:p>Baroni, F.; Boscagli, A.; Di Lella, L. A.; Protano, G.; Riccobono, F.</text:p>
          </table:table-cell>
          <table:table-cell office:value-type="string" calcext:value-type="string">
            <text:p>Барони, Ф.; Боскальи, А.; Ди Лелла, Л. А.; Протано, Г.; Риккобоно, Ф.</text:p>
          </table:table-cell>
          <table:table-cell office:value-type="string" calcext:value-type="string">
            <text:p>Arsenic in soil and vegetation of contaminated areas in southern Tuscany (Italy)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www.indexdatabase.de//db/i-single.php?id=527" xlink:type="simple">https://www.indexdatabase.de//db/i-single.php?id=527</text:a></text:p>
          </table:table-cell>
          <table:table-cell office:value-type="string" calcext:value-type="string">
            <text:p>Single Band 2350</text:p>
          </table:table-cell>
          <table:table-cell office:value-type="string" calcext:value-type="string">
            <text:p>Однополосный 2350</text:p>
          </table:table-cell>
          <table:table-cell office:value-type="string" calcext:value-type="string">
            <text:p>SB2350</text:p>
          </table:table-cell>
          <table:table-cell office:value-type="string" calcext:value-type="string">
            <text:p>235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]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SWIR_121</text:p>
          </table:table-cell>
          <table:table-cell office:value-type="string" calcext:value-type="string">
            <text:p>1) На что указывает этот индекс?</text:p>
            <text:p>- SB2350 (Single Band 2350, ≈2.35 µm) связан с поглощениями C–H / O–H (вторые обертоны/деформации) и в article отнесён в первую очередь к органическим компонентам листвы: целлюлоза, белок, азот (в ряде мест также отмечены сахара/крахмал).</text:p>
            <text:p/>
            <text:p>2) Как его интерпретировать?</text:p>
            <text:p>- В классическом смысле SB2350 — это отражательная величина на ~2.35 µm: большие значения индекса = большая отражательность (меньшая глубина поглощения) → обычно указывают на более низкую концентрацию соответствующих органических связей; меньшие значения = более глубокое поглощение → потенциально более высокая концентрация.  </text:p>
            <text:p>- Однако прямая количественная связь не однозначна: поглощения перекрываются между разными соединениями, многократное рассеяние и насыщение влияют на сигнал. Следовательно требуется эмпирическая многовариатная калибровка; простого линейного соответствия «значение индекса ↔ концентрация» в статье не подтверждается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www.indexdatabase.de//db/i-single.php?id=122" xlink:type="simple">https://www.indexdatabase.de//db/i-single.php?id=122</text:a></text:p>
          </table:table-cell>
          <table:table-cell office:value-type="string" calcext:value-type="string">
            <text:p>Simple Ratio 800/600</text:p>
          </table:table-cell>
          <table:table-cell office:value-type="string" calcext:value-type="string">
            <text:p>Простое соотношение 800/600</text:p>
          </table:table-cell>
          <table:table-cell office:value-type="string" calcext:value-type="string">
            <text:p>SR800/600</text:p>
          </table:table-cell>
          <table:table-cell office:value-type="string" calcext:value-type="string">
            <text:p>800nm/600nm</text:p>
          </table:table-cell>
          <table:table-cell office:value-type="string" calcext:value-type="string">
            <text:p>[{'article_name': 'Ahamed, T.; Tian, L.; Zhang, Y.; Ting, K. C. - A review of remote sensing methods for biomass feedstock production\n', 'article_link': '10.1016/j.biombioe.2011.02.028', 'article_doi': 'http://apps.webofknowledge.com/InboundService.do?Func=Frame&amp;product=WOS&amp;action=retrieve&amp;SrcApp=EndNote&amp;Init=Yes&amp;SrcAuth=ResearchSoft&amp;mode=FullRecord&amp;UT=000292849200002'}, {'article_name': 'Serrano, Lydia; Filella, Iolanda; PeÃ±uelas, Josep - Remote Sensing of Biomass and Yield of Winter Wheat under Different Nitrogen Supplies\n', 'article_link': '10.2135/cropsci2000.403723x', 'article_doi': 'https://www.crops.org/publications/cs/abstracts/40/3/723'}]</text:p>
          </table:table-cell>
          <table:table-cell office:value-type="string" calcext:value-type="string">
            <text:p>B4/B2</text:p>
          </table:table-cell>
          <table:table-cell/>
          <table:table-cell office:value-type="string" calcext:value-type="string">
            <text:p>B3/B1</text:p>
          </table:table-cell>
          <table:table-cell/>
          <table:table-cell office:value-type="string" calcext:value-type="string">
            <text:p>VNIR_67/VNIR_37</text:p>
          </table:table-cell>
          <table:table-cell office:value-type="string" calcext:value-type="string">
            <text:p>1) На что указывает этот индекс?</text:p>
            <text:p>- Simple Ratio 800/600 (SR800/600) = R(800 nm) / R(600 nm). В статьях это в первую очередь вегетационный индекс, указывающий на зелёную биомассу и пигменты — в частности на содержание хлорофилла (Chl A) и суммарную фотосинтетически активную зелёную массу (LAI × Chl A), а также на параметры типа LAI, fIPAR и общую надземную биомассу.</text:p>
            <text:p/>
            <text:p>2) Как его интерпретировать?</text:p>
            <text:p>- Большие значения SR800/600 означают более высокую относительную отражательную способность в ближнем ИК (800 nm) по сравнению с красной/оранжевой (600 nm) — то есть больше зелёной биомассы/хлорофилла и выше светопоглощение растительностью.  </text:p>
            <text:p>- Соответствие с концентрацией вещества: SR800/600 сильно коррелирует с содержанием хлорофилла на уровне кроны (LAI × Chl A) и с зелёной биомассой; с LAI также коррелирует, но связь SR↔LAI зависит от азотного статуса (N) и может требовать отдельных уравнений для разных условий. С общей сухой биомассой корреляция слабее, но интегральное (кумулятивное) oSR хорошо предсказывает урожай (grain yield).</text:p>
            <text:p/>
            <text:p>3) Можно ли его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www.indexdatabase.de//db/i-single.php?id=58" xlink:type="simple">https://www.indexdatabase.de//db/i-single.php?id=58</text:a></text:p>
          </table:table-cell>
          <table:table-cell office:value-type="string" calcext:value-type="string">
            <text:p>Normalized Difference NIR/Red Normalized Difference Vegetation Index, Calibrated NDVI - CDVI</text:p>
          </table:table-cell>
          <table:table-cell office:value-type="string" calcext:value-type="string">
            <text:p>Нормализованная разница NIR/Red Нормализованный разностный индекс растительности, калиброванный NDVI - CDVI</text:p>
          </table:table-cell>
          <table:table-cell office:value-type="string" calcext:value-type="string">
            <text:p>NDVI</text:p>
          </table:table-cell>
          <table:table-cell office:value-type="string" calcext:value-type="string">
            <text:p>(1080.0 - 660.0)/(1080.0 + 660.0)</text:p>
          </table:table-cell>
          <table:table-cell office:value-type="string" calcext:value-type="string">
            <text:p>[{'article_name': 'Aparicio, N.; Villegas, D.; Royo, C.; Casadesus, J.; Araus, J. L. - Effect of sensor view angle on the assessment of agronomic traits by ground level hyper-spectral reflectance measurements in durum wheat under contrasting Mediterranean conditions\n', 'article_link': '10.1080/0143116031000116967', 'article_doi': 'http://dx.doi.org/10.1080/0143116031000116967'}, {'article_name': 'Bannari, A.; Morin, D.; Bonn, F.; Huete, A. R. - A review of vegetation indices\n', 'article_link': '10.1080/02757259509532298', 'article_doi': 'http://dx.doi.org/10.1080/02757259509532298'}, {'article_name': 'Baret, F.; Guyot, G. - Potentials and limits of vegetation indices for LAI and APAR assessment\n', 'article_link': '', 'article_doi': 'http://www.sciencedirect.com/science/article/B6V6V-48BK8FF-1B/2/44379b7ec48e94418f4bd5657f05ec0e'}, {'article_name': 'Baret, F.; Guyot, G.; Major, D. J. - Crop biomass evaluation using radiometric measurements\n', 'article_link': '10.1016/0031-8663(89)90001-x', 'article_doi': 'http://www.sciencedirect.com/science/article/pii/003186638990001X'}, {'article_name': 'Barnes, E.M.; Clarke, T.R.; Richards, S.E.; Colaizzi, P.D.; Haberland, J.; Kostrzewski, M.; Waller, P.; Choi, C., Riley, E.; Thompson, T.; Lascano, R.J.; Li, H.; Moran, M.S. - Coincident detection of crop water stress, nitrogen status and canopy density using ground based multispectral data\n', 'article_link': '', 'article_doi': ''}, {'article_name': 'Bastiaanssen, Wim G. M.; Molden, David J.; Makin, Ian W. - Remote sensing for irrigated agriculture: examples from research and possible applications\n', 'article_link': '10.1016/s0378-3774(00)00080-9', 'article_doi': 'http://www.sciencedirect.com/science/article/pii/S0378377400000809'}, {'article_name': 'Bausch, Walter C. - Soil background effects on reflectance-based crop coefficients for corn\n', 'article_link': '10.1016/0034-4257(93)90096-G', 'article_doi': ''}, {'article_name': 'Becker-Reshef, I.; Vermote, E.; Lindeman, M.; Justice, C. - A generalized regression-based model for forecasting winter wheat yields in Kansas and Ukraine using MODIS data\n', 'article_link': '10.1016/j.rse.2010.01.010', 'article_doi': 'http://www.sciencedirect.com/science/article/pii/S0034425710000325'}, {'article_name': 'Broge, N. H.; Leblanc, E. - Comparing prediction power and stability of broadband and hyperspectral vegetation indices for estimation of green leaf area index and canopy chlorophyll density\n', 'article_link': '10.1016/s0034-4257(00)00197-8', 'article_doi': ''}, {'article_name': 'Brown, Daniel G.; Duh, Jiunn-Der; Drzyzga, Scott A. - Estimating Error in an Analysis of Forest Fragmentation Change Using North American Landscape Characterization (NALC) Data\n', 'article_link': '10.1016/s0034-4257(99)00070-x', 'article_doi': 'http://www.sciencedirect.com/science/article/pii/S003442579900070X'}, {'article_name': 'Brown, R. B.; Noble, S. D. - Site-specific weed management: sensing requirements - what do we need to see?\n', 'article_link': '10.1614/ws-04-068r1', 'article_doi': 'http://apps.webofknowledge.com/InboundService.do?Func=Frame&amp;product=WOS&amp;action=retrieve&amp;SrcApp=EndNote&amp;Init=Yes&amp;SrcAuth=ResearchSoft&amp;mode=FullRecord&amp;UT=000227624300016'}, {'article_name': 'Carlson, T. N.; Ripley, David A. - On the relation between NDVI, fractional vegetation cover, and leaf area index\n', 'article_link': '', 'article_doi': 'http://sfx.hbz-nrw.de/sfx_ubo?sid=google&amp;auinit=TN&amp;aulast=Carlson&amp;atitle=On%2520the%2520relation%2520between%2520NDVI%252C%2520fractional%2520vegetation%2520cover%252C%2520and%2520leaf%2520area%2520index&amp;id=doi%253A10.1016%252FS0034-4257%252897%252900104-1&amp;title=Remote%2520sensing%2520of%2520en'}, {'article_name': 'Ceccato, Pietro; Flasse, StÃ©phane; Tarantola, Stefano; Jacquemoud, StÃ©phane; GrÃ©goire, Jean-Marie - Detecting vegetation leaf water content using reflectance in the optical domain\n', 'article_link': '10.1016/s0034-4257(01)00191-2', 'article_doi': 'http://www.sciencedirect.com/science/article/pii/S0034425701001912'}, {'article_name': 'Ceccato, Pietro; Gobron, Nadine; Flasse, StÃ©phane; Pinty, Bernard; Tarantola, Stefano - Designing a spectral index to estimate vegetation water content from remote sensing data: Part 1: Theoretical approach\n', 'article_link': '10.1016/s0034-4257(02)00037-8', 'article_doi': 'http://www.sciencedirect.com/science/article/pii/S0034425702000378'}, {'article_name': 'Chen, J.M. - Evaluation of vegetation indices and a modified simple ratio for boreal applications\n', 'article_link': '', 'article_doi': ''}, {'article_name': 'Chevrel, Stephane; Belocky, Reinhard; GrÃ¶sel, Klemens - Monitoring and Assessing the Environmental Impact of Mining in Europe Using Advanced Earth Observation Techniques - MINEO\n', 'article_link': '', 'article_doi': ''}, {'article_name': 'Choubey, V. K.; Choubey, R. - Spectral reflectance, growth and chlorophyll relationships for rice crop in a semi-arid region of India\n', 'article_link': '10.1023/a:1008056400348', 'article_doi': 'http://apps.webofknowledge.com/InboundService.do?Func=Frame&amp;product=WOS&amp;action=retrieve&amp;SrcApp=EndNote&amp;Init=Yes&amp;SrcAuth=ResearchSoft&amp;mode=FullRecord&amp;UT=000083824500001'}, {'article_name': 'Clarke, T. R.; Moran, M. S.; Barnes, E. M.; Pinter, P. J., Jr.; Qi, J. - Planar domain indices: a method for measuring a quality of a single component in two-component pixels\n', 'article_link': '10.1109/igarss.2001.976818', 'article_doi': ''}, {'article_name': 'Clevers, J. G. P. W. - Application of a weighted infrared-red vegetation index for estimating leaf Area Index by Correcting for Soil Moisture\n', 'article_link': '10.1016/0034-4257(89)90076-x', 'article_doi': 'http://www.sciencedirect.com/science/article/pii/003442578990076X'}, {'article_name': 'Crippen, Robert E. - Calculating the vegetation index faster\n', 'article_link': '10.1016/0034-4257(90)90085-z', 'article_doi': 'http://www.sciencedirect.com/science/article/pii/003442579090085Z'}, {'article_name': 'Dang, Y. P.; Pringle, M. J.; Schmidt, M.; Dalal, R. C.; Apan, A. - Identifying the spatial variability of soil constraints using multi-year remote sensing\n', 'article_link': '10.1016/j.fcr.2011.05.021', 'article_doi': 'http://apps.webofknowledge.com/InboundService.do?Func=Frame&amp;product=WOS&amp;action=retrieve&amp;SrcApp=EndNote&amp;Init=Yes&amp;SrcAuth=ResearchSoft&amp;mode=FullRecord&amp;UT=000293989100008'}, {'article_name': 'Dash, J.; Curran, P. J. - The MERIS terrestrial chlorophyll index\n', 'article_link': '10.1080/0143116042000274015', 'article_doi': 'http://dx.doi.org/10.1080/0143116042000274015'}, {'article_name': 'Datt, Bisun - Remote Sensing of Water Content in Eucalyptus Leaves\n', 'article_link': 'http://dx.doi.org/10.1071/BT98042', 'article_doi': ''}, {'article_name': 'Daughtry, C. S. T.; Walthall, C. L.; Kim, M. S.; de Colstoun, E. Brown; McMurtrey Iii, J. E. - Estimating Corn Leaf Chlorophyll Concentration from Leaf and Canopy Reflectance\n', 'article_link': '10.1016/s0034-4257(00)00113-9', 'article_doi': 'http://www.sciencedirect.com/science/article/pii/S0034425700001139'}, {'article_name': 'Daughtry, C.; Hunt, E. R.; Walthall, C. L.; Gish, T. J.; Liang, Shunlin; Kramer, E.J. - Assessing the Spatial Distribution of Plant Litter\n', 'article_link': '', 'article_doi': ''}, {'article_name': 'Dorigo, W. A.; Zurita-Milla, R.; de Wit, A. J. W.; Brazile, J.; Singh, R.; Schaepman, M. E. - A review on reflective remote sensing and data assimilation techniques for enhanced agroecosystem modeling\n', 'article_link': '10.1016/j.jag.2006.05.003', 'article_doi': 'http://apps.webofknowledge.com/InboundService.do?Func=Frame&amp;product=WOS&amp;action=retrieve&amp;SrcApp=EndNote&amp;Init=Yes&amp;SrcAuth=ResearchSoft&amp;mode=FullRecord&amp;UT=000246320700008'}, {'article_name': 'Ehammer, Andrea; Fritsch, Sebastian; Conrad, Christopher; Lamers, John; Dech, Stefan - Statistical derivation of fPAR and LAI for irrigated cotton and rice in arid Uzbekistan by combining multi-temporal RapidEye data and ground measurements\n', 'article_link': '', 'article_doi': 'http://link.aip.org/link/PSISDG/v7824/i1/p782409/s1&amp;Agg=doi'}, {'article_name': 'Eitel, J. U. H.; Long, D. S.; Gessler, P. E.; Smith, A. M. S. - Using insitu measurements to evaluate the new RapidEyeâ„¢ satellite series for prediction of wheat nitrogen status\n', 'article_link': '10.1080/01431160701422213', 'article_doi': 'http://dx.doi.org/10.1080/01431160701422213'}, {'article_name': 'El-Shikha, D. M.; Barnes, E. M.; Clarke, T. R.; Hunsaker, D. J.; Haberland, J. A.; Pinter, P. J.; Waller, P. M.; Thompson, T. L. - Remote sensing of cotton nitrogen status using the Canopy Chlorophyll Content Index (CCCI)\n', 'article_link': '', 'article_doi': 'http://apps.webofknowledge.com/InboundService.do?Func=Frame&amp;product=WOS&amp;action=retrieve&amp;SrcApp=EndNote&amp;Init=Yes&amp;SrcAuth=ResearchSoft&amp;mode=FullRecord&amp;UT=000255421800007'}, {'article_name': 'Escadafal, R.; Belghith, A.; Ben Moussa, H. - Indices spectraux pour la dÃ©gradation des milieux naturels en Tunisie aride\n', 'article_link': '', 'article_doi': ''}, {'article_name': 'Escadafal, R.; Huete, A. <text:s/>- Improvement in remote sensing of low vegetation cover in arid regions by correcting vegetation indices for soil "noise\'\n', 'article_link': '', 'article_doi': ''}, {'article_name': 'Ferencz, C.; Bognar, P.; Lichtenberger, J.; Hamar, D.; Tarscai, G.; Timar, G.; Molnar, G.; Pasztor, S.; Steinbach, P.; Szekely, B.; Ferencz, O. E.; Ferencz-Arkos, I. - Crop yield estimation by satellite remote sensing\n', 'article_link': '10.1080/01431160410001698870', 'article_doi': 'http://apps.webofknowledge.com/InboundService.do?Func=Frame&amp;product=WOS&amp;action=retrieve&amp;SrcApp=EndNote&amp;Init=Yes&amp;SrcAuth=ResearchSoft&amp;mode=FullRecord&amp;UT=000224024000004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Gamon, J. A.; PeÃ±uelas, J.; Field, C. B. - A narrow-waveband spectral index that tracks diurnal changes in photosynthetic efficiency\n', 'article_link': '10.1016/0034-4257(92)90059-s', 'article_doi': 'http://www.sciencedirect.com/science/article/pii/003442579290059S'}, {'article_name': 'Gamon, J. A.; Surfus, J. S. - Assessing leaf pigment content and activity with a reflectometer\n', 'article_link': '10.1046/j.1469-8137.1999.00424.x', 'article_doi': 'http://dx.doi.org/10.1046/j.1469-8137.1999.00424.x'}, {'article_name': 'Gandia, S.; FernÃ¡ndez, G.; GarcÃ\xada, J. C.; &amp; Moreno, J. - Retrieval of vegetation biophysical variables from CHRIS/PROBA data in the SPARC campaing\n', 'article_link': '', 'article_doi': ''}, {'article_name': 'Gao, Bo-cai - NDWIâ€”A normalized difference water index for remote sensing of vegetation liquid water from space\n', 'article_link': '10.1016/s0034-4257(96)00067-3', 'article_doi': 'http://www.sciencedirect.com/science/article/pii/S0034425796000673'}, {'article_name': 'Garson, D. Caraux; Lacaze, B. - Monitoring Leaf Area Index of Mediterranean oak woodlands: Comparison of remotely-sensed estimates with simulations from an ecological process-based model\n', 'article_link': '10.1080/0143116021000024267', 'article_doi': 'http://dx.doi.org/10.1080/0143116021000024267'}, {'article_name': 'Gitelson, A. A.; Kaufman, Y. J.; Stark, R.; Rundquist, D. - Novel algorithms for remote estimation of vegetation fraction\n', 'article_link': '10.1016/s0034-4257(01)00289-9', 'article_doi': 'http://www.ingentaconnect.com/content/els/00344257/2002/00000080/00000001/art00289%20http://dx.doi.org/10.1016/S0034-4257%2801%2900289-9'}, {'article_name': 'Gitelson, A. A.; Merzlyak, M. N. - Remote estimation of chlorophyll content in higher plant leaves\n', 'article_link': '10.1080/014311697217558', 'article_doi': 'http://dx.doi.org/10.1080/014311697217558'}, {'article_name': 'Gitelson, Anatoly A. - Wide Dynamic Range Vegetation Index for Remote Quantification of Biophysical Characteristics of Vegetation\n', 'article_link': '10.1078/0176-1617-01176', 'article_doi': 'http://www.sciencedirect.com/science/article/pii/S0176161704705726'}, {'article_name': 'Gitelson, Anatoly A.; Kaufman, Yoram J.; Merzlyak, Mark N. - Use of a green channel in remote sensing of global vegetation from EOS-MODIS\n', 'article_link': '10.1016/s0034-4257(96)00072-7', 'article_doi': ''}, {'article_name': 'Gitelson, Anatoly A.; Merzlyak, Mark N.; Zur, Y.; Stark, R.; Gritz, U. - Non-destructive and remote sensing techniques for estimation of vegetation status\n', 'article_link': '', 'article_doi': ''}, {'article_name': 'Gitelson, Anatoly A.; ViÃ±a, AndrÃ©s; Arkebauer, Timothy J.; Rundquist, Donald C.; Keydan, Galina: Leavitt, Bryan - Remote estimation of leaf area index and green leaf biomass in maize canopies\n', 'article_link': '10.1029/2002gl016450', 'article_doi': ''}, {'article_name': 'Glenn, E. P.; Nagler, P. L.; Huete, A. R. - Vegetation Index Methods for Estimating Evapotranspiration by Remote Sensing\n', 'article_link': '10.1007/s10712-010-9102-2', 'article_doi': 'http://apps.webofknowledge.com/InboundService.do?Func=Frame&amp;product=WOS&amp;action=retrieve&amp;SrcApp=EndNote&amp;Init=Yes&amp;SrcAuth=ResearchSoft&amp;mode=FullRecord&amp;UT=000284318100001'}, {'article_name': 'Glenn, Edward; Huete, Alfredo; Nagler, Pamela; Nelson, Stephen - Review - Relationship Between Remotely-sensed Vegetation Indices, Canopy Attributes and Plant Physiological Processes: What Vegetation Indices Can and Cannot Tell Us About the Landscape\n', 'article_link': 'doi:10.3390/s8042136', 'article_doi': 'http://www.mdpi.com/1424-8220/8/4/2136/'}, {'article_name': 'Gobron, N.; Pinty, B.; Verstraete, M. M.; Widlowski, J. L. - Advanced vegetation indices optimized for up-coming sensors: Design, performance, and applications\n', 'article_link': '10.1109/36.885197', 'article_doi': ''}, {'article_name': 'Goel, Narendra S.; Qin, Wenhan - Influences of canopy architecture on relationships between various vegetation indices and LAI and Fpar: A computer simulation\n', 'article_link': '10.1080/02757259409532252', 'article_doi': 'http://dx.doi.org/10.1080/02757259409532252'}, {'article_name': 'GonzÃ¡lez-Sanpedro, MC; Le Toan, T; Moreno, J; Kergoat, L; Rubio, E <text:s/>- Seasonal variations of leaf area index of agricultural fields retrieved from Landsat data\n', 'article_link': '', 'article_doi': ''}, {'article_name': 'Haboudane, Driss; Miller, John R.; Pattey, Elizabeth; Zarco-Tejada, Pablo J.; Strachan, Ian B. - Hyperspectral vegetation indices and novel algorithms for predicting green LAI of crop canopies: Modeling and validation in the context of precision agriculture\n', 'article_link': '10.1016/j.rse.2003.12.013', 'article_doi': 'http://www.sciencedirect.com/science/article/pii/S0034425704000264'}, {'article_name': 'Hancock, D. W.; Dougherty, C. T. - Relationships between blue- and red-based vegetation indices and leaf area and yield of alfalfa\n', 'article_link': '10.2135/cropsci2007.01.0031', 'article_doi': 'http://apps.webofknowledge.com/InboundService.do?Func=Frame&amp;product=WOS&amp;action=retrieve&amp;SrcApp=EndNote&amp;Init=Yes&amp;SrcAuth=ResearchSoft&amp;mode=FullRecord&amp;UT=000251409000038'}, {'article_name': 'Heiskanen, J. - Estimating aboveground tree biomass and leaf area index in a mountain birch forest using ASTER satellite data\n', 'article_link': '10.1080/01431160500353858', 'article_doi': 'http://www.tandfonline.com/doi/abs/10.1080/01431160500353858'}, {'article_name': 'Herrmann, I.; Karnieli, A.; Bonfil, D. J.; Cohen, Y.; Alchanatis, V. - SWIR-based spectral indices for assessing nitrogen content in potato fields\n', 'article_link': '10.1080/01431160903283892', 'article_doi': 'http://dx.doi.org/10.1080/01431160903283892'}, {'article_name': 'Hu, S.; Mo, X. G. - Interpreting spatial heterogeneity of crop yield with a process model and remote sensing\n', 'article_link': '10.1016/j.ecolmodel.2010.11.011', 'article_doi': 'http://apps.webofknowledge.com/InboundService.do?Func=Frame&amp;product=WOS&amp;action=retrieve&amp;SrcApp=EndNote&amp;Init=Yes&amp;SrcAuth=ResearchSoft&amp;mode=FullRecord&amp;UT=000293038700032'}, {'article_name': 'Huang, Y.; Lan, Y.; Ge, Y.; Hoffmann, W. C.; Thomson, S. J. - Spatial Modeling and Variability Analysis for Modeling and Prediction of Soil and Crop Canopy Coverage Using Multispectral Imagery from an Airborne Remote Sensing System\n', 'article_link': '', 'article_doi': 'http://apps.webofknowledge.com/InboundService.do?Func=Frame&amp;product=WOS&amp;action=retrieve&amp;SrcApp=EndNote&amp;Init=Yes&amp;SrcAuth=ResearchSoft&amp;mode=FullRecord&amp;UT=000282197700030'}, {'article_name': 'Huete, A. R. - A soil-adjusted vegetation index (SAVI)\n', 'article_link': '10.1016/0034-4257(88)90106-x', 'article_doi': 'http://www.sciencedirect.com/science/article/pii/003442578890106X'}, {'article_name': 'Huete, A. R.; Hua, G.; Qi, J.; Chehbouni, A.; van Leeuwen, W. J. D. - Normalization of multidirectional red and NIR reflectances with the SAVI\n', 'article_link': '10.1016/0034-4257(92)90074-t', 'article_doi': 'http://www.sciencedirect.com/science/article/pii/003442579290074T'}, {'article_name': 'Huete, A. R.; Jackson, R. D. - Soil and atmosphere influences on the spectra of partial canopies\n', 'article_link': '10.1016/0034-4257(88)90043-0', 'article_doi': 'http://www.sciencedirect.com/science/article/pii/0034425788900430'}, {'article_name': 'Huete, A. R.; Liu, H. Q.; Batchily, K.; van Leeuwen, W. - A comparison of vegetation indices over a global set of TM images for EOS-MODIS\n', 'article_link': '10.1016/s0034-4257(96)00112-5', 'article_doi': 'http://www.sciencedirect.com/science/article/pii/S0034425796001125'}, {'article_name': 'Huete, A.; Didan, K.; Miura, T.; Rodriguez, E. P.; Gao, X.; Ferreira, L. G. - Overview of the radiometric and biophysical performance of the MODIS vegetation indices\n', 'article_link': '10.1016/s0034-4257(02)00096-2', 'article_doi': ''}, {'article_name': 'Huete, A.R.; Justice, C.; Liu, H. - Development of Vegetation and Soil Indices for MODIS- EOS\n', 'article_link': '', 'article_doi': ''}, {'article_name': 'Hunt Jr, E. Raymond; Rock, Barrett N. - Detection of changes in leaf water content using Near- and Middle-Infrared reflectances\n', 'article_link': '10.1016/0034-4257(89)90046-1', 'article_doi': 'http://www.sciencedirect.com/science/article/pii/0034425789900461'}, {'article_name': 'Hunt Jr., E. Raymond; Daughtry, C. S. T.; <text:s/>Eitel, Jan U. H.; <text:s/>Long, D. S. - Remote Sensing Leaf Chlorophyll Content Using a Visible Band Index\n', 'article_link': '', 'article_doi': ''}, {'article_name': 'HÃ¼ttich, Christian; Gessner, Ursula; Herold, Martin; Strohbach, Ben; Schmidt, Michael; Keil, Manfred; Dech, Stefan - On the Suitability of MODIS Time Series Metrics to Map Vegetation Types in Dry Savanna Ecosystems: A Case Study in the Kalahari of NE Namibia\n', 'article_link': '', 'article_doi': 'http://www.mdpi.com/2072-4292/1/4/620/'}, {'article_name': 'Jackson, Ray D.; Huete, Alfredo R. - Interpreting vegetation indices\n', 'article_link': '', 'article_doi': ''}, {'article_name': 'Jacobsen, Anne; Broge, Niels H.; Hansen, Birger U. - Monitoring wheat fields and grasslands using spectral reflectance data\n', 'article_link': '', 'article_doi': ''}, {'article_name': 'Karnieli, A.; Kaufman, Y. J.; Remer, L.; Wald, A. - AFRI - aerosol free vegetation index\n', 'article_link': '10.1016/s0034-4257(01)00190-0', 'article_doi': 'http://www.ingentaconnect.com/content/els/00344257/2001/00000077/00000001/art00190%20http://dx.doi.org/10.1016/S0034-4257%2801%2900190-0'}, {'article_name': 'Kaufman, Y. J.;Tanre, D. - Atmospherically resistant vegetation index (ARVI) for EOS-MODIS\n', 'article_link': '10.1109/36.134076', 'article_doi': ''}, {'article_name': 'Kim, Moon S.; Doughtry, C.S.T.; Chappelle, E. W.; Mcmurtrey, J. E.; Walthall, C. L. <text:s/>- The use high spectral resolution bands for estimating absorbed photo synthetically active radiation (APAR)\n', 'article_link': '', 'article_doi': '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le Maire, G.; Francois, C.; Dufrene, E. - Towards universal broad leaf chlorophyll indices using PROSPECT simulated database and hyperspectral reflectance measurements\n', 'article_link': '10.1016/j.rse.2003.09.004', 'article_doi': ''}, {'article_name': 'Lee, W. S.; Alchanatis, V.; Yang, C.; Hirafuji, M.; Moshou, D.; Li, C. - Sensing technologies for precision specialty crop production\n', 'article_link': '10.1016/j.compag.2010.08.005', 'article_doi': 'http://apps.webofknowledge.com/InboundService.do?Func=Frame&amp;product=WOS&amp;action=retrieve&amp;SrcApp=EndNote&amp;Init=Yes&amp;SrcAuth=ResearchSoft&amp;mode=FullRecord&amp;UT=000283271800001'}, {'article_name': 'Leprieur, C.; Kerr, Y. H.; Pichon, J. M. - Critical assessment of vegetation indices from AVHRR in a semi-arid environment\n', 'article_link': '10.1080/01431169608949092', 'article_doi': 'http://www.tandfonline.com/doi/abs/10.1080/01431169608949092'}, {'article_name': 'Lymburner, L.; Beggs, PJ.; Jacobson, CR. - Estimation of canopy-average surface-specific leaf area using Landsat TM data\n', 'article_link': '', 'article_doi': ''}, {'article_name': 'Maccioni, Andrea; Agati, Giovanni; Mazzinghi, Piero - New vegetation indices for remote measurement of chlorophylls based on leaf directional reflectance spectra\n', 'article_link': '10.1016/s1011-1344(01)00145-2', 'article_doi': 'http://www.sciencedirect.com/science/article/pii/S1011134401001452'}, {'article_name': 'Main, Russell; Cho, Moses Azong; Mathieu, Renaud; Oâ€™Kennedy, Martha M.; Ramoelo, Abel; Koch, Susan - An investigation into robust spectral indices for leaf chlorophyll estimation\n', 'article_link': '10.1016/j.isprsjprs.2011.08.001', 'article_doi': 'http://www.sciencedirect.com/science/article/pii/S092427161100089X'}, {'article_name': 'Major, D. J.; Baret, F.; Guyot, G. - A ratio vegetation index adjusted for soil brightness\n', 'article_link': '10.1080/01431169008955053', 'article_doi': 'http://dx.doi.org/10.1080/01431169008955053'}, {'article_name': 'Malthus, Tim J.; Andrieu, Bruno; Danson, F. Mark; Jaggard, Keith W.; Steven, Michael D. - Candidate high spectral resolution infrared indices for crop cover\n', 'article_link': '10.1016/0034-4257(93)90095-f', 'article_doi': 'http://www.sciencedirect.com/science/article/pii/003442579390095F'}, {'article_name': 'Merton, R. N. <text:s/>- Monitoringcommunityhysteresis using spectralshiftanalysis and the red-edgevegetationstressindex\n', 'article_link': '', 'article_doi': ''}, {'article_name': 'Metternicht, G. - Vegetation indices derived from high-resolution airborne videography for precision crop management\n', 'article_link': '', 'article_doi': ''}, {'article_name': 'Miura, T.; Yoshioka, H.; Fujiwara, K.; Yamamoto, H., - Inter-Comparison of ASTER and MODIS Surface Reflectance and Vegetation Index Products for Synergistic Applications to Natural Resource Monitoring\n', 'article_link': '', 'article_doi': ''}, {'article_name': 'Moran, M. S.; Inoue, Y.; Barnes, E. M. - Opportunities and limitations for image-based remote sensing in precision crop management\n', 'article_link': '10.1016/s0034-4257(97)00045-x', 'article_doi': 'http://www.sciencedirect.com/science/article/pii/S003442579700045X'}, {'article_name': 'Moulin, S.; Bondeau, A.; Delecolle, R. - Combining agricultural crop models and satellite observations: from field to regional scales\n', 'article_link': '10.1080/014311698215586', 'article_doi': 'http://apps.webofknowledge.com/InboundService.do?Func=Frame&amp;product=WOS&amp;action=retrieve&amp;SrcApp=EndNote&amp;Init=Yes&amp;SrcAuth=ResearchSoft&amp;mode=FullRecord&amp;UT=000073315500002'}, {'article_name': 'Nagler, P. L; Daughtry, C. S. T.; Goward, S. N. - Plant Litter and Soil Reflectance\n', 'article_link': '10.1016/s0034-4257(99)00082-6', 'article_doi': ''}, {'article_name': 'Nagler, Pamela L.; Scott, Russell L.; Westenburg, Craig; Cleverly, James R.; Glenn, Edward P.; Huete, Alfredo R. - Evapotranspiration on western U.S. rivers estimated using the Enhanced Vegetation Index from MODIS and data from eddy covariance and Bowen ratio flux towers\n', 'article_link': '10.1016/j.rse.2005.05.011', 'article_doi': 'http://www.sciencedirect.com/science/article/pii/S0034425705001616'}, {'article_name': 'Nichol, Caroline J.; Huemmrich, Karl F.; Black, T. Andrew; Jarvis, Paul G.; Walthall, Charles L.; Grace, John; Hall, Forrest G. - Remote sensing of photosynthetic-light-use efficiency of boreal forest\n', 'article_link': '10.1016/s0168-1923(99)00167-7', 'article_doi': 'http://www.sciencedirect.com/science/article/pii/S0168192399001677'}, {'article_name': 'Penuelas, J.; Llusia, J.; Pinol, J.; Filella, I. - Photochemical reflectance index and leaf photosynthetic radiation-use-efficiency assessment in Mediterranean trees\n', 'article_link': '10.1080/014311697217387', 'article_doi': 'http://dx.doi.org/10.1080/014311697217387'}, {'article_name': 'Penuelas, Josep; Filella, Iolanda; Gamon, John A. - Assessment of photosynthetic radiation-use efficiency with spectral reflectance\n', 'article_link': '10.1111/j.1469-8137.1995.tb03064.x', 'article_doi': 'http://dx.doi.org/10.1111/j.1469-8137.1995.tb03064.x'}, {'article_name': 'PeÃ±uelas, J.; Filella, I. - Visible and near-infrared reflectance techniques for diagnosing plant physiological status\n', 'article_link': '10.1016/S1360-1385(98)01213-8', 'article_doi': 'http://dx.doi.org/10.1016/S1360-1385%2898%2901213-8'}, {'article_name': 'PeÃ±uelas, J.; Gamon, J. A.; Fredeen, A. L.; Merino, J.; Field, C. B. - Reflectance indices associated with physiological changes in nitrogen- and water-limited sunflower leaves\n', 'article_link': '10.1016/0034-4257(94)90136-8', 'article_doi': 'http://www.sciencedirect.com/science/article/pii/0034425794901368'}, {'article_name': 'PeÃ±uelas, Josep; Gamon, John A.; Griffin, Kevin L.; Field, Christopher B. - Assessing community type, plant biomass, pigment composition, and photosynthetic efficiency of aquatic vegetation from spectral reflectance\n', 'article_link': '10.1016/0034-4257(93)90088-f', 'article_doi': 'http://www.sciencedirect.com/science/article/pii/003442579390088F'}, {'article_name': 'Pinter, P. J.; Hatfield, J. L.; Schepers, J. S.; Barnes, E. M.; Moran, M. S.; Daughtry, C. S. T.; Upchurch, D. R. - Remote sensing for crop management\n', 'article_link': '', 'article_doi': 'http://apps.webofknowledge.com/InboundService.do?Func=Frame&amp;product=WOS&amp;action=retrieve&amp;SrcApp=EndNote&amp;Init=Yes&amp;SrcAuth=ResearchSoft&amp;mode=FullRecord&amp;UT=000221193400006'}, {'article_name': 'Pinty, B.; Verstraete, M. M. - GEMI: a non-linear index to monitor global vegetation from satellites\n', 'article_link': '10.1007/bf00031911', 'article_doi': 'http://dx.doi.org/10.1007/BF00031911'}, {'article_name': 'Pu, Ruiliang; Gong, Peng; Yu, Qian - Comparative Analysis of EO-1 ALI and Hyperion, and Landsat ETM+ Data for Mapping Forest Crown Closure and Leaf Area Index\n', 'article_link': '', 'article_doi': 'http://www.mdpi.com/1424-8220/8/6/3744/'}, {'article_name': 'Qi, J.; Chehbouni, A.; Huete, A. R.; Kerr, Y. H.; Sorooshian, S. - A modified soil adjusted vegetation index\n', 'article_link': '10.1016/0034-4257(94)90134-1', 'article_doi': 'http://www.sciencedirect.com/science/article/pii/0034425794901341'}, {'article_name': 'Ricotta, Carlo; Avena, Giancarlo; De Palma, Alessandra - Mapping and monitoring net primary productivity with AVHRR NDVI time-series: statistical equivalence of cumulative vegetation indices\n', 'article_link': '10.1016/s0924-2716(99)00028-3', 'article_doi': 'http://www.sciencedirect.com/science/article/pii/S0924271699000283'}, {'article_name': 'Rouse, J.W., Jr.; Haas,R.H.; <text:s/>Schell, J.A.; Deering, D.W. <text:s/>- Monitoring the vernal advancement and retrogradation (green wave effect) of natural vegetation\n', 'article_link': '', 'article_doi': ''}, {'article_name': 'Schlerf, M.; Atzberger, C.; Hill, J. <text:s/>- Remote sensing of forest biophysical variables using HyMap imaging spectrometer data\n', 'article_link': '', 'article_doi': ''}, {'article_name': 'Schmidt, H.; Karnieli, A. - Sensitivity of vegetation indices to substrate brightness in hyper-arid environment: The Makhtesh Ramon Crater (Israel) case study\n', 'article_link': '10.1080/01431160110063779', 'article_doi': 'http://dx.doi.org/10.1080/01431160110063779'}, {'article_name': 'Serrano, Lydia; Filella, Iolanda; PeÃ±uelas, Josep - Remote Sensing of Biomass and Yield of Winter Wheat under Different Nitrogen Supplies\n', 'article_link': '10.2135/cropsci2000.403723x', 'article_doi': 'https://www.crops.org/publications/cs/abstracts/40/3/723'}, {'article_name': 'Serrano, Lydia; PeÃ±uelas, Josep; Ustin, Susan L. - Remote sensing of nitrogen and lignin in Mediterranean vegetation from AVIRIS data: Decomposing biochemical from structural signals\n', 'article_link': '10.1016/s0034-4257(02)00011-1', 'article_doi': 'http://www.sciencedirect.com/science/article/pii/S0034425702000111'}, {'article_name': 'Smith, RCG; Adams, J; Stephens, DJ; Hick, PT - Forecasting wheat yield in a Mediterranean-type environment from the NOAA satellite\n', 'article_link': 'http://dx.doi.org/10.1071/AR9950113', 'article_doi': 'http://www.publish.csiro.au/paper/AR9950113'}, {'article_name': 'Thenkabail, P. S.; Smith, R. B.; De Pauw, E. - Evaluation of narrowband and broadband vegetation indices for determining optimal hyperspectral wavebands for agricultural crop characterization\n', 'article_link': '', 'article_doi': ''}, {'article_name': 'Tucker, C. J.; Elgin Jr, J. H.; McMurtrey Iii, J. E.; Fan, C. J. - Monitoring corn and soybean crop development with hand-held radiometer spectral data\n', 'article_link': '10.1016/0034-4257(79)90004-x', 'article_doi': 'http://www.sciencedirect.com/science/article/pii/003442577990004X'}, {'article_name': 'Underwood, Emma; Ustin, Susan; DiPietro, Deanne - Mapping nonnative plants using hyperspectral imagery\n', 'article_link': '10.1016/s0034-4257(03)00096-8', 'article_doi': 'http://www.sciencedirect.com/science/article/pii/S0034425703000968'}, {'article_name': 'Vogelmann, J.E.; Rock, B.N.; Moss, D.M. <text:s/>- Red Edge Spectral Measurements from Sugar Maple Leaves\n', 'article_link': '10.1080/01431169308953986', 'article_doi': 'http://dx.doi.org/10.1080/01431169308953986'}, {'article_name': 'Wang, Fu-min; Huang, Jing-feng; Tang, Yan-lin; Wang, Xiu-zhen - New Vegetation Index and Its Application in Estimating Leaf Area Index of Rice\n', 'article_link': '10.1016/s1672-6308(07)60027-4', 'article_doi': 'http://www.sciencedirect.com/science/article/pii/S1672630807600274'}, {'article_name': 'Wilson, Emily Hoffhine; Sader, Steven A. - Detection of forest harvest type using multiple dates of Landsat TM imagery\n', 'article_link': '10.1016/s0034-4257(01)00318-2', 'article_doi': 'http://www.sciencedirect.com/science/article/pii/S0034425701003182'}, {'article_name': 'Wittich, K. P.; Hansing, O. - AREA-AVERAGED VEGETATIVE COVER FRACTION ESTIMATED FROM SATELLITE DATA\n', 'article_link': '10.1007/bf01245391', 'article_doi': 'http://apps.webofknowledge.com/InboundService.do?Func=Frame&amp;product=WOS&amp;action=retrieve&amp;SrcApp=EndNote&amp;Init=Yes&amp;SrcAuth=ResearchSoft&amp;mode=FullRecord&amp;UT=A1995RB98100008'}, {'article_name': 'Wu, Chaoyang; Niu, Zheng; Tang, Quan; Huang, Wenjiang; Rivard, Benoit; Feng, Jilu - Remote estimation of gross primary production in wheat using chlorophyll-related vegetation indices\n', 'article_link': '10.1016/j.agrformet.2008.12.007', 'article_doi': 'http://www.sciencedirect.com/science/article/pii/S0168192308003560'}, {'article_name': 'Wu, Jindong; Wang, Dong; Bauer, Marvin E. - Assessing broadband vegetation indices and QuickBird data in estimating leaf area index of corn and potato canopies\n', 'article_link': '10.1016/j.fcr.2007.01.003', 'article_doi': 'http://www.sciencedirect.com/science/article/pii/S0378429007000160'}, {'article_name': 'Yang, Chenghai; Everitt, James H.; Bradford, Joe M. <text:s/>- Airborne Hyperspectral Imagery and Yield Monitor Data for Mapping Cotton Yield Variability\n', 'article_link': '', 'article_doi': ''}, {'article_name': 'Zarco-Tejada P.J.; Miller J.R. <text:s text:c="7"/>- Land Cover Mapping at BOREAS using red edge spectral parameters from CASI imagery\n', 'article_link': '', 'article_doi': ''}, {'article_name': 'Zarco-Tejada P.J.; Sepulcre-CantÃ³, G. - REMOTE SENSING OF VEGETATION BIOPHYSICAL PARAMETERS FOR DETECTING STRESS CONDITION AND LAND COVER CHANGES\n', 'article_link': '', 'article_doi': ''}, {'article_name': 'Zhang, X.; Yan, G.; Li, Q.; Li, Z. L.; Wan, H.; Guo, L. - Evaluating the fraction of</text:p>
          </table:table-cell>
          <table:table-cell table:number-columns-repeated="5" office:value-type="string" calcext:value-type="string">
            <text:p>0.241379310344828</text:p>
          </table:table-cell>
          <table:table-cell office:value-type="string" calcext:value-type="string">
            <text:p>Error: unterminated string literal (detected at line 1) (&lt;unknown&gt;, line 1)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www.indexdatabase.de//db/i-single.php?id=384" xlink:type="simple">https://www.indexdatabase.de//db/i-single.php?id=384</text:a></text:p>
          </table:table-cell>
          <table:table-cell office:value-type="string" calcext:value-type="string">
            <text:p>Single Band 1510</text:p>
          </table:table-cell>
          <table:table-cell office:value-type="string" calcext:value-type="string">
            <text:p>Однополосный 1510</text:p>
          </table:table-cell>
          <table:table-cell office:value-type="string" calcext:value-type="string">
            <text:p>SB1510</text:p>
          </table:table-cell>
          <table:table-cell office:value-type="string" calcext:value-type="string">
            <text:p>1510nm</text:p>
          </table:table-cell>
          <table:table-cell office:value-type="string" calcext:value-type="string">
            <text:p>[{'article_name': 'Curran, Paul J. - Remote sensing of foliar chemistry\n', 'article_link': '10.1016/0034-4257(89)90069-2', 'article_doi': 'http://www.sciencedirect.com/science/article/pii/0034425789900692'}, {'article_name': 'Herrmann, I.; Karnieli, A.; Bonfil, D. J.; Cohen, Y.; Alchanatis, V. - SWIR-based spectral indices for assessing nitrogen content in potato fields\n', 'article_link': '10.1080/01431160903283892', 'article_doi': 'http://dx.doi.org/10.1080/01431160903283892'}]</text:p>
          </table:table-cell>
          <table:table-cell table:number-columns-repeated="4"/>
          <table:table-cell office:value-type="string" calcext:value-type="string">
            <text:p>SWIR_49</text:p>
          </table:table-cell>
          <table:table-cell office:value-type="string" calcext:value-type="string">
            <text:p>1) На что указывает этот индекс?  </text:p>
            <text:p>SB1510 (Single Band 1510) — одиночная полоса отражения на 1510 нм; связана с поглощением N–H связей (белки/протеин) и потому служит индикатором содержания азота (N) в растительной биомассе.</text:p>
            <text:p/>
            <text:p>2) Как его интерпретировать?  </text:p>
            <text:p>Большее значение SB1510 = большая отражательная способность на 1510 нм, что обычно соответствует меньшему содержанию N (потому что при большем N поглощение в 1510 нм усиливается и отражение падает). В статьях отмечена лишь умеренная обратная связь одного слоя 1510 нм с содержанием N (r² ≈ 0.19, корреляция ≈0.44 по Herrmann et al.); одиночная полоса даёт информацию, но менее точна, чем комбинированные SWIR‑индексы (например NRI1510, TCARI1510 и др.), и подвержена насыщению/помехам (влага, фон, структура покрова).</text:p>
            <text:p/>
            <text:p>3) Можно ли его использовать для поиска месторождений полезных ископаемых?  </text:p>
            <text:p>Нет информации.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www.indexdatabase.de//db/i-single.php?id=37" xlink:type="simple">https://www.indexdatabase.de//db/i-single.php?id=37</text:a></text:p>
          </table:table-cell>
          <table:table-cell office:value-type="string" calcext:value-type="string">
            <text:p>Kaolinitic</text:p>
          </table:table-cell>
          <table:table-cell office:value-type="string" calcext:value-type="string">
            <text:p>Каолинитовый</text:p>
          </table:table-cell>
          <table:table-cell/>
          <table:table-cell office:value-type="string" calcext:value-type="string">
            <text:p>[2235:2365]/[2145:2185]</text:p>
          </table:table-cell>
          <table:table-cell office:value-type="string" calcext:value-type="string">
            <text:p>[{'article_name': 'Hewson, Rob D.; Cudahy, T. J.; Huntington, J. F. - Geologic and alteration mapping at Mt Fitton, South Australia, using ASTER satellite-borne data\n', 'article_link': '10.1109/igarss.2001.976615', 'article_doi': ''}]</text:p>
          </table:table-cell>
          <table:table-cell table:number-columns-repeated="5"/>
          <table:table-cell office:value-type="string" calcext:value-type="string">
            <text:p>1) На что указывает этот индекс? — Нет информации (в статье нет упоминания индекса Kaolinitic/каолинит).</text:p>
            <text:p/>
            <text:p>2) Как его интерпретировать? — Нет информации.</text:p>
            <text:p/>
            <text:p>3) Можно ли его использовать для поиска месторождений полезных ископаемых? —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s://www.indexdatabase.de//db/i-single.php?id=265" xlink:type="simple">https://www.indexdatabase.de//db/i-single.php?id=265</text:a></text:p>
          </table:table-cell>
          <table:table-cell office:value-type="string" calcext:value-type="string">
            <text:p>Simple Ratio 800/635 Pigment Specific Simple Ratio (Cholophyll b) (PSSRb)</text:p>
          </table:table-cell>
          <table:table-cell office:value-type="string" calcext:value-type="string">
            <text:p>Простое соотношение 800/635 Специфическое для пигмента Простое соотношение (холофилл в) (PSSRb)</text:p>
          </table:table-cell>
          <table:table-cell office:value-type="string" calcext:value-type="string">
            <text:p>SR800/635</text:p>
          </table:table-cell>
          <table:table-cell office:value-type="string" calcext:value-type="string">
            <text:p>800nm/635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, {'article_name': 'Blackburn, G. A. - Spectral indices for estimating photosynthetic pigment concentrations: A test using senescent tree leaves\n', 'article_link': '10.1080/014311698215919', 'article_doi': 'http://dx.doi.org/10.1080/014311698215919'}, {'article_name': 'GalvÃ£o, LÃªnio Soares; Formaggio, AntÃ´nio Roberto; Tisot, Daniela Arnold - Discrimination of sugarcane varieties in Southeastern Brazil with EO-1 Hyperion data\n', 'article_link': '10.1016/j.rse.2004.11.012', 'article_doi': 'http://www.sciencedirect.com/science/article/pii/S0034425704003669'}, {'article_name': 'Kooistra, L.; Leuven, R. S. E. W.; Wehrens, R.; Nienhuis, P. H.; Buydens, L. M. C. - A comparison of methods to relate grass reflectance to soil metal contamination\n', 'article_link': '10.1080/0143116031000080769', 'article_doi': 'http://dx.doi.org/10.1080/0143116031000080769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B4/B3</text:p>
          </table:table-cell>
          <table:table-cell/>
          <table:table-cell office:value-type="string" calcext:value-type="string">
            <text:p>B3/B2</text:p>
          </table:table-cell>
          <table:table-cell/>
          <table:table-cell office:value-type="string" calcext:value-type="string">
            <text:p>VNIR_67/VNIR_43</text:p>
          </table:table-cell>
          <table:table-cell office:value-type="string" calcext:value-type="string">
            <text:p>1) На что указывает этот индекс?</text:p>
            <text:p>- SR800/635 (Simple Ratio 800/635, Pigment Specific Simple Ratio, PSSRb) — индекс, предназначенный для оценки содержания хлорофилла b (Chl b) в листьях.</text:p>
            <text:p/>
            <text:p>2) Как его интерпретировать?</text:p>
            <text:p>- Большие значения SR800/635 соответствуют большей концентрации Chl b. По Blackburn (1998) связь хорошо описывается степенной зависимостью: Chl b (mg·m⁻²) = 9.1047 · (SR800/635)^1.6099, коэффициент детерминации R² = 0.953 (оптимизированная конфигурация R800/R635). В статье Galvão et al. (2005) PSSRb (q803/q630) использовался как кандидат‑признак, но прямой калибровки не приводилось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8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www.indexdatabase.de//db/i-single.php?id=214" xlink:type="simple">https://www.indexdatabase.de//db/i-single.php?id=214</text:a></text:p>
          </table:table-cell>
          <table:table-cell office:value-type="string" calcext:value-type="string">
            <text:p>Anthocyanin reflectance index</text:p>
          </table:table-cell>
          <table:table-cell office:value-type="string" calcext:value-type="string">
            <text:p>Показатель отражения антоцианов</text:p>
          </table:table-cell>
          <table:table-cell office:value-type="string" calcext:value-type="string">
            <text:p>ARI</text:p>
          </table:table-cell>
          <table:table-cell office:value-type="string" calcext:value-type="string">
            <text:p>-1/700nm + 1/550nm</text:p>
          </table:table-cell>
          <table:table-cell office:value-type="string" calcext:value-type="string">
            <text:p>[{'article_name': 'Gitelson, Anatoly A.; Merzlyak, Mark N.; Zur, Y.; Stark, R.; Gritz, U. - Non-destructive and remote sensing techniques for estimation of vegetation status\n', 'article_link': '', 'article_doi': ''}]</text:p>
          </table:table-cell>
          <table:table-cell office:value-type="string" calcext:value-type="string">
            <text:p>(-B2 + B8)/(B2*B8)</text:p>
          </table:table-cell>
          <table:table-cell table:number-columns-repeated="2"/>
          <table:table-cell office:value-type="string" calcext:value-type="string">
            <text:p>(-B3 + B5)/(B3*B5)</text:p>
          </table:table-cell>
          <table:table-cell office:value-type="string" calcext:value-type="string">
            <text:p>(-VNIR_28 + VNIR_53)/(VNIR_28*VNIR_53)</text:p>
          </table:table-cell>
          <table:table-cell office:value-type="string" calcext:value-type="string">
            <text:p>1) На что указывает: указывает на содержание антоцианов в растениях (Anthocyanin Reflectance Index — индекс, связанный с антоциановыми пигментами листьев). В предоставленных статьях сам ARI не описан, только упомянуто, что образцы выбирали без антоциановой пигментации.  </text:p>
            <text:p>2) Как интерпретировать: в общем — большие значения ARI соответствуют большей концентрации антоцианов (позитивная эмпирическая корреляция), но связь требует калибровки и может быть нелинейной; в приведённых статьях нет численных данных или уравнений, связывающих ARI с концентрацией — Нет информации.  </text:p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www.indexdatabase.de//db/i-single.php?id=270" xlink:type="simple">https://www.indexdatabase.de//db/i-single.php?id=270</text:a></text:p>
          </table:table-cell>
          <table:table-cell office:value-type="string" calcext:value-type="string">
            <text:p>Simple Ratio 1660/680 Disease-Water Stress Index 3</text:p>
          </table:table-cell>
          <table:table-cell office:value-type="string" calcext:value-type="string">
            <text:p>Простое соотношение 1660/680 Болезнь-индекс водного стресса 3</text:p>
          </table:table-cell>
          <table:table-cell office:value-type="string" calcext:value-type="string">
            <text:p>DSWI-3</text:p>
          </table:table-cell>
          <table:table-cell office:value-type="string" calcext:value-type="string">
            <text:p>1660nm/680nm</text:p>
          </table:table-cell>
          <table:table-cell office:value-type="string" calcext:value-type="string">
            <text:p>[{'article_name': 'Apan, Armando; Held, Alex; Phinn, Stuart; Markley, John - Formulation and assessment of narrow-band vegetation indices from EO-1 hyperion imagery for discriminating sugarcane disease\n', 'article_link': '', 'article_doi': 'http://eprints.usq.edu.au/8061/'}]</text:p>
          </table:table-cell>
          <table:table-cell office:value-type="string" calcext:value-type="string">
            <text:p>B5/B3</text:p>
          </table:table-cell>
          <table:table-cell/>
          <table:table-cell office:value-type="string" calcext:value-type="string">
            <text:p>B4/B2</text:p>
          </table:table-cell>
          <table:table-cell/>
          <table:table-cell office:value-type="string" calcext:value-type="string">
            <text:p>SWIR_63/VNIR_50</text:p>
          </table:table-cell>
          <table:table-cell office:value-type="string" calcext:value-type="string">
            <text:p>No context</text:p>
          </table:table-cell>
          <table:table-cell table:style-name="Default" table:number-columns-repeated="16371"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s://www.indexdatabase.de//db/i-single.php?id=307" xlink:type="simple">https://www.indexdatabase.de//db/i-single.php?id=307</text:a></text:p>
          </table:table-cell>
          <table:table-cell office:value-type="string" calcext:value-type="string">
            <text:p>Single Band 680 Blackburn1</text:p>
          </table:table-cell>
          <table:table-cell office:value-type="string" calcext:value-type="string">
            <text:p>Однополосный 680 Blackburn1</text:p>
          </table:table-cell>
          <table:table-cell office:value-type="string" calcext:value-type="string">
            <text:p>BB1</text:p>
          </table:table-cell>
          <table:table-cell office:value-type="string" calcext:value-type="string">
            <text:p>680nm</text:p>
          </table:table-cell>
          <table:table-cell office:value-type="string" calcext:value-type="string">
            <text:p>[{'article_name': 'Blackburn, G. A. - Spectral indices for estimating photosynthetic pigment concentrations: A test using senescent tree leaves\n', 'article_link': '10.1080/014311698215919', 'article_doi': 'http://dx.doi.org/10.1080/014311698215919'}, {'article_name': 'Royo, C.; Aparicio, N.; Villegas, D.; Casadesus, J.; Monneveux, P.; Araus, J. L. - Usefulness of spectral reflectance indices as durum wheat yield predictors under contrasting Mediterranean conditions\n', 'article_link': '10.1080/0143116031000150059', 'article_doi': 'http://dx.doi.org/10.1080/0143116031000150059'}, {'article_name': 'Strachan, Ian B.; Pattey, Elizabeth; Boisvert, Johanne B. - Impact of nitrogen and environmental conditions on corn as detected by hyperspectral reflectance\n', 'article_link': '10.1016/s0034-4257(01)00299-1', 'article_doi': ''}]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NIR_50</text:p>
          </table:table-cell>
          <table:table-cell office:value-type="string" calcext:value-type="string">
            <text:p>1) На что указывает: Single Band 680 (Blackburn1, BB1) — простое значение отражения на длине волны 680 нм (R680); в приведённых работах используется как индикатор содержания хлорофилла a (Chl a) в листе.</text:p>
            <text:p/>
            <text:p>2) Как интерпретировать: большее значение BB1 = большая отражаемость на 680 нм. На листовом уровне по Blackburn сильная эмпирическая связь с концентрацией Chl a: Chl a (mg·m⁻²) = 4665.2 · (R680)^1.6109, R² = 0.9413 — т.е. высокие значения индекса соответствуют большему содержанию хлорофилла a (хорошая предсказательная способность на уровне листа). При этом связь может зависеть от масштаба и условий (в полевых/кроновых данных, см. Royo, R680 иногда показывает обратную зависимость от урожая), поэтому воспринимать как универсальную прямую пропорцию нельзя — требуется калибровка под конкретный масштаб/условия.</text:p>
            <text:p/>
            <text:p>3) Можно ли использовать для поиска месторождений полезных ископаемых: Нет информации.</text:p>
          </table:table-cell>
          <table:table-cell table:style-name="Default" table:number-columns-repeated="16371"/>
        </table:table-row>
        <table:table-row table:style-name="ro7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www.indexdatabase.de//db/i-single.php?id=225" xlink:type="simple">https://www.indexdatabase.de//db/i-single.php?id=225</text:a></text:p>
          </table:table-cell>
          <table:table-cell office:value-type="string" calcext:value-type="string">
            <text:p>Normalized Difference Nitrogen Index</text:p>
          </table:table-cell>
          <table:table-cell office:value-type="string" calcext:value-type="string">
            <text:p>Нормализованный разностный азотный индекс</text:p>
          </table:table-cell>
          <table:table-cell office:value-type="string" calcext:value-type="string">
            <text:p>NDNI</text:p>
          </table:table-cell>
          <table:table-cell office:value-type="string" calcext:value-type="string">
            <text:p>Can't parse</text:p>
          </table:table-cell>
          <table:table-cell office:value-type="string" calcext:value-type="string">
            <text:p>[{'article_name': 'Herrmann, I.; Karnieli, A.; Bonfil, D. J.; Cohen, Y.; Alchanatis, V. - SWIR-based spectral indices for assessing nitrogen content in potato fields\n', 'article_link': '10.1080/01431160903283892', 'article_doi': 'http://dx.doi.org/10.1080/01431160903283892'}, {'article_name': 'Serrano, Lydia; PeÃ±uelas, Josep; Ustin, Susan L. - Remote sensing of nitrogen and lignin in Mediterranean vegetation from AVIRIS data: Decomposing biochemical from structural signals\n', 'article_link': '10.1016/s0034-4257(02)00011-1', 'article_doi': 'http://www.sciencedirect.com/science/article/pii/S0034425702000111'}]</text:p>
          </table:table-cell>
          <table:table-cell table:number-columns-repeated="5" office:value-type="string" calcext:value-type="string">
            <text:p>Can't parse</text:p>
          </table:table-cell>
          <table:table-cell office:value-type="string" calcext:value-type="string">
            <text:p>1) На что указывает этот индекс?  </text:p>
            <text:p>   - NDNI (Normalized Difference Nitrogen Index) — индекс, чувствительный к содержанию азота в растительности; основан на N‑поглощении при ~1510 nm с опорной полосой ~1680 nm (формула: нормализованная разность log(1/R1510) и log(1/R1680)).  </text:p>
            <text:p/>
            <text:p>2) Как его интерпретировать?  </text:p>
            <text:p>   - Бóльшие значения NDNI соответствуют более выраженной полосе поглощения на 1510 nm и, как следствие, большей связанной с белками/азотом концентрации N в листве/кроне.  </text:p>
            <text:p>   - Степень соответствия — положительная, но умеренная и зависит от структуры кроны и фона: Serrano et al. (2002) сообщили корреляцию NDNI с bulk‑N (r ≈ 0.63 при использовании log(1/R)); вклад фолярного N в вариацию NDNI ≈ 42% (до ≈58% при исключении отмирающей растительности). Herrmann et al. (исследование картофеля) нашли значимую, но лишь умеренную связь (R^2 ≈ 0.23 для NDNI; более высокие R^2 и меньшие RMSEP у других 1510‑основанных индексов). Таким образом индекс коррелирует с концентрацией N, но не даёт однозначного количественного результата без учёта структуры растительности и условий измерения.  </text:p>
            <text:p/>
            <text:p>3) Можно ли его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www.indexdatabase.de//db/i-single.php?id=251" xlink:type="simple">https://www.indexdatabase.de//db/i-single.php?id=251</text:a></text:p>
          </table:table-cell>
          <table:table-cell office:value-type="string" calcext:value-type="string">
            <text:p>Chlorophyll Green</text:p>
          </table:table-cell>
          <table:table-cell office:value-type="string" calcext:value-type="string">
            <text:p>Зеленый хлорофилл</text:p>
          </table:table-cell>
          <table:table-cell office:value-type="string" calcext:value-type="string">
            <text:p>Chlgreen</text:p>
          </table:table-cell>
          <table:table-cell office:value-type="string" calcext:value-type="string">
            <text:p>[540:560]/[760:800]</text:p>
          </table:table-cell>
          <table:table-cell office:value-type="string" calcext:value-type="string">
            <text:p>[{'article_name': 'Gitelson, Anatoly A.; Keydan, Galina P.; Merzlyak, Mark N. - Three-band model for noninvasive estimation of chlorophyll, carotenoids, and anthocyanin contents in higher plant leaves\n', 'article_link': '10.1029/2006gl026457', 'article_doi': 'http://dx.doi.org/10.1029/2006GL026457'}]</text:p>
          </table:table-cell>
          <table:table-cell office:value-type="string" calcext:value-type="string">
            <text:p>B2/B8</text:p>
          </table:table-cell>
          <table:table-cell table:number-columns-repeated="4"/>
          <table:table-cell office:value-type="string" calcext:value-type="string">
            <text:p>1) На что указывает этот индекс?</text:p>
            <text:p>- Chlgreen (Chlorophyll Green) — триполосный вегетационный индекс из Gitelson et al. (2006) для оценки суммарного содержания хлорофиллов (Chl a + b) в листьях; использует зелёную полосу как чувствительную к хлорофиллу (l1 ≈ 540–560 nm) и опорные в ближнем ИК (l2, l3 ≈ 760–800 nm).</text:p>
            <text:p/>
            <text:p>2) Как его интерпретировать?</text:p>
            <text:p>- Большие значения Chlgreen соответствуют большему содержанию общего хлорофилла; в работе показана хорошая линейная зависимость: Chl (mg/m2) ≈ m·Chlgreen + n, где m и n зависят от вида (см. Table 1). Примеры: Beech 1996 m=0.76, n=8.22 (r2≈0.95); Maple 1992–99 m=0.63, n=13.6 (r2≈0.95). Индекс надёжно коррелирует с концентрацией хлорофилла для антоцианин‑свободных листьев; в листьях с антоцианинами рекомендуется использовать краснокраевую версию модели.</text:p>
            <text:p/>
            <text:p>3) Можно ли использовать для поиска месторождений полезных ископаемых?</text:p>
            <text:p>- Нет информации.</text:p>
          </table:table-cell>
          <table:table-cell table:style-name="Default" table:number-columns-repeated="16371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www.indexdatabase.de//db/i-single.php?id=400" xlink:type="simple">https://www.indexdatabase.de//db/i-single.php?id=400</text:a></text:p>
          </table:table-cell>
          <table:table-cell office:value-type="string" calcext:value-type="string">
            <text:p>Normalized Difference 780/550 Green NDVI hyper</text:p>
          </table:table-cell>
          <table:table-cell office:value-type="string" calcext:value-type="string">
            <text:p>Нормализованная разница 780/550 Зеленый NDVI hyper</text:p>
          </table:table-cell>
          <table:table-cell office:value-type="string" calcext:value-type="string">
            <text:p>GNDVIhyper</text:p>
          </table:table-cell>
          <table:table-cell office:value-type="string" calcext:value-type="string">
            <text:p>(-550nm + 780nm)/(550nm + 780nm)</text:p>
          </table:table-cell>
          <table:table-cell office:value-type="string" calcext:value-type="string">
            <text:p>[{'article_name': 'Gitelson, Anatoly A.; Kaufman, Yoram J.; Merzlyak, Mark N. - Use of a green channel in remote sensing of global vegetation from EOS-MODIS\n', 'article_link': '10.1016/s0034-4257(96)00072-7', 'article_doi': ''}, {'article_name': 'le Maire, G.; Francois, C.; Dufrene, E. - Towards universal broad leaf chlorophyll indices using PROSPECT simulated database and hyperspectral reflectance measurements\n', 'article_link': '10.1016/j.rse.2003.09.004', 'article_doi': ''}]</text:p>
          </table:table-cell>
          <table:table-cell office:value-type="string" calcext:value-type="string">
            <text:p>(-B2 + B4)/(B2 + B4)</text:p>
          </table:table-cell>
          <table:table-cell/>
          <table:table-cell office:value-type="string" calcext:value-type="string">
            <text:p>(-B1 + B3)/(B1 + B3)</text:p>
          </table:table-cell>
          <table:table-cell office:value-type="string" calcext:value-type="string">
            <text:p>(-B3 + B7)/(B3 + B7)</text:p>
          </table:table-cell>
          <table:table-cell office:value-type="string" calcext:value-type="string">
            <text:p>(-VNIR_28 + VNIR_64)/(VNIR_28 + VNIR_64)</text:p>
          </table:table-cell>
          <table:table-cell office:value-type="string" calcext:value-type="string">
            <text:p>1) На что указывает индекс?  </text:p>
            <text:p>   - GNDVIhyper (Normalized Difference 780/550, «зелёный» NDVI гипер) определяется как (R780 − R550)/(R780 + R550) — нормализованная разность ближнего ИК (≈780 nm) и зелёного (≈550 nm).  </text:p>
            <text:p>   - Указывает на содержание хлорофилла в листьях/вегетации (Chl‑a и общий хлорофилл); используется как индикатор концентрации пигментов в растительности.</text:p>
            <text:p/>
            <text:p>2) Как интерпретировать?  </text:p>
            <text:p>   - Большие значения индекса соответствуют большим концентрациям хлорофилла (индекс растёт при увеличении Chl).  </text:p>
            <text:p>   - Связь монотонна (гиперболическая/приближённо линейная при трансформациях): в листовых исследованиях отмечены очень высокие корреляции (напр., r2 ≳ 0.95; в одном случае (Chl)0.5 vs green‑NDVI r2 &gt; 0.96) и низкие ошибки оценки (порядка ~2–3 μg/cm2 на уровне листа).  </text:p>
            <text:p>   - Преимущество перед «классическим» красным NDVI: меньшая насыщаемость при высоких концентрациях (чувствительность сохраняется до &gt;40 μg/cm2), однако точность зависит от вида, масштаба (лист/крона), атмосферных условий и выбранной реализации индекса.</text:p>
            <text:p/>
            <text:p>3) Можно ли использовать для поиска месторождений полезных ископаемых?  </text:p>
            <text:p>   - Нет информации.</text:p>
          </table:table-cell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0:02:10</meta:creation-date>
    <dc:date>2025-11-21T16:19:47.689249200</dc:date>
    <meta:generator>LibreOffice/25.2.7.2$Windows_X86_64 LibreOffice_project/5cbfd1ab6520636bb5f7b99185aa69bd7456825d</meta:generator>
    <meta:editing-duration>PT2H25M32S</meta:editing-duration>
    <meta:editing-cycles>2</meta:editing-cycles>
    <meta:document-statistic meta:table-count="1" meta:cell-count="3605" meta:object-count="0"/>
    <meta:user-defined meta:name="AppVersion">12.0000</meta:user-defined>
  </office:meta>
</office:document-meta>
</file>